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raditional Arabic" svg:font-family="'Traditional Arabic'" style:font-family-generic="roman"/>
    <style:font-face style:name="Amiri Typewriter" svg:font-family="'Amiri Typewriter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5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73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font-name="Amiri Typewriter" fo:font-size="14pt" style:font-size-asian="14pt" style:font-name-complex="Amiri Typewriter" style:font-size-complex="14pt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rl-tb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ext-properties fo:color="#000000" style:font-name="Traditional Arabic" fo:font-size="28pt" style:font-size-asian="28pt" style:font-name-complex="Traditional Arabic" style:font-size-complex="28pt"/>
    </style:style>
    <style:style style:name="ce4" style:family="table-cell" style:parent-style-name="Default">
      <style:paragraph-properties style:writing-mode="lr-tb"/>
    </style:style>
    <style:style style:name="T1" style:family="text">
      <style:text-properties fo:color="#000000" style:font-name="Traditional Arabic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ar" style:country-complex="DZ" style:font-name-asian="WenQuanYi Micro Hei" style:font-name-complex="Traditional Arabic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كلمة</text:p>
          </table:table-cell>
          <table:table-cell office:value-type="string" calcext:value-type="string">
            <text:p>تصحيح</text:p>
          </table:table-cell>
          <table:table-cell office:value-type="string" calcext:value-type="string">
            <text:p>ملاحظة</text:p>
          </table:table-cell>
          <table:table-cell/>
        </table:table-row>
        <table:table-row table:style-name="ro1">
          <table:table-cell office:value-type="string" calcext:value-type="string">
            <text:p>التعليم المهني</text:p>
          </table:table-cell>
          <table:table-cell office:value-type="string" calcext:value-type="string">
            <text:p>التعليم المِهْنِيّ</text:p>
          </table:table-cell>
          <table:table-cell office:value-type="string" calcext:value-type="string">
            <text:p><text:s/>لأن النسب إلى "مِهْنَة" بكسر الميم</text:p>
          </table:table-cell>
          <table:table-cell table:style-name="ce4" table:formula="of:=[.A2]&amp;&quot;=&quot;&amp;[.B2]&amp;&quot;###&quot;&amp;[.C2]" office:value-type="string" office:string-value="التعليم المهني=التعليم المِهْنِيّ### لأن النسب إلى &quot;مِهْنَة&quot; بكسر الميم" calcext:value-type="string">
            <text:p>التعليم المهني=التعليم المِهْنِيّ### لأن النسب إلى "مِهْنَة" بكسر الميم</text:p>
          </table:table-cell>
        </table:table-row>
        <table:table-row table:style-name="ro1">
          <table:table-cell office:value-type="string" calcext:value-type="string">
            <text:p>كمامة</text:p>
          </table:table-cell>
          <table:table-cell office:value-type="string" calcext:value-type="string">
            <text:p>كِمامة</text:p>
          </table:table-cell>
          <table:table-cell office:value-type="string" calcext:value-type="string">
            <text:p>"الكِمامة" بكسر الكاف وتخفيف الميم هي ما يُكم به الفم</text:p>
          </table:table-cell>
          <table:table-cell table:style-name="ce4" table:formula="of:=[.A3]&amp;&quot;=&quot;&amp;[.B3]&amp;&quot;###&quot;&amp;[.C3]" office:value-type="string" office:string-value="كمامة=كِمامة###&quot;الكِمامة&quot; بكسر الكاف وتخفيف الميم هي ما يُكم به الفم" calcext:value-type="string">
            <text:p>كمامة=كِمامة###"الكِمامة" بكسر الكاف وتخفيف الميم هي ما يُكم به الفم</text:p>
          </table:table-cell>
        </table:table-row>
        <table:table-row table:style-name="ro1">
          <table:table-cell office:value-type="string" calcext:value-type="string">
            <text:p>الكمامة</text:p>
          </table:table-cell>
          <table:table-cell office:value-type="string" calcext:value-type="string">
            <text:p>الكِمامة</text:p>
          </table:table-cell>
          <table:table-cell office:value-type="string" calcext:value-type="string">
            <text:p>"الكِمامة" بكسر الكاف وتخفيف الميم هي ما يُكم به الفم</text:p>
          </table:table-cell>
          <table:table-cell table:style-name="ce4" table:formula="of:=[.A4]&amp;&quot;=&quot;&amp;[.B4]&amp;&quot;###&quot;&amp;[.C4]" office:value-type="string" office:string-value="الكمامة=الكِمامة###&quot;الكِمامة&quot; بكسر الكاف وتخفيف الميم هي ما يُكم به الفم" calcext:value-type="string">
            <text:p>الكمامة=الكِمامة###"الكِمامة" بكسر الكاف وتخفيف الميم هي ما يُكم به الفم</text:p>
          </table:table-cell>
        </table:table-row>
        <table:table-row table:style-name="ro1">
          <table:table-cell office:value-type="string" calcext:value-type="string">
            <text:p>مقبض</text:p>
          </table:table-cell>
          <table:table-cell office:value-type="string" calcext:value-type="string">
            <text:p>مِقْبَض</text:p>
          </table:table-cell>
          <table:table-cell office:value-type="string" calcext:value-type="string">
            <text:p>"المِقْبَض" اسم آلة على وزن "مِفْعَل"</text:p>
          </table:table-cell>
          <table:table-cell table:style-name="ce4" table:formula="of:=[.A5]&amp;&quot;=&quot;&amp;[.B5]&amp;&quot;###&quot;&amp;[.C5]" office:value-type="string" office:string-value="مقبض=مِقْبَض###&quot;المِقْبَض&quot; اسم آلة على وزن &quot;مِفْعَل&quot;" calcext:value-type="string">
            <text:p>مقبض=مِقْبَض###"المِقْبَض" اسم آلة على وزن "مِفْعَل"</text:p>
          </table:table-cell>
        </table:table-row>
        <table:table-row table:style-name="ro1">
          <table:table-cell office:value-type="string" calcext:value-type="string">
            <text:p>المقبض</text:p>
          </table:table-cell>
          <table:table-cell office:value-type="string" calcext:value-type="string">
            <text:p>المِقْبَض</text:p>
          </table:table-cell>
          <table:table-cell office:value-type="string" calcext:value-type="string">
            <text:p>"المِقْبَض" اسم آلة على وزن "مِفْعَل"</text:p>
          </table:table-cell>
          <table:table-cell table:style-name="ce4" table:formula="of:=[.A6]&amp;&quot;=&quot;&amp;[.B6]&amp;&quot;###&quot;&amp;[.C6]" office:value-type="string" office:string-value="المقبض=المِقْبَض###&quot;المِقْبَض&quot; اسم آلة على وزن &quot;مِفْعَل&quot;" calcext:value-type="string">
            <text:p>المقبض=المِقْبَض###"المِقْبَض" اسم آلة على وزن "مِفْعَل"</text:p>
          </table:table-cell>
        </table:table-row>
        <table:table-row table:style-name="ro1">
          <table:table-cell office:value-type="string" calcext:value-type="string">
            <text:p>خدمات</text:p>
          </table:table-cell>
          <table:table-cell office:value-type="string" calcext:value-type="string">
            <text:p>خِدْمَات</text:p>
          </table:table-cell>
          <table:table-cell office:value-type="string" calcext:value-type="string">
            <text:p>"خِدْمَات" بسكون الدال جمع "خِدْمَة"</text:p>
          </table:table-cell>
          <table:table-cell table:style-name="ce4" table:formula="of:=[.A7]&amp;&quot;=&quot;&amp;[.B7]&amp;&quot;###&quot;&amp;[.C7]" office:value-type="string" office:string-value="خدمات=خِدْمَات###&quot;خِدْمَات&quot; بسكون الدال جمع &quot;خِدْمَة&quot;" calcext:value-type="string">
            <text:p>خدمات=خِدْمَات###"خِدْمَات" بسكون الدال جمع "خِدْمَة"</text:p>
          </table:table-cell>
        </table:table-row>
        <table:table-row table:style-name="ro1">
          <table:table-cell office:value-type="string" calcext:value-type="string">
            <text:p>الخدمات</text:p>
          </table:table-cell>
          <table:table-cell office:value-type="string" calcext:value-type="string">
            <text:p>الخِدْمَات</text:p>
          </table:table-cell>
          <table:table-cell office:value-type="string" calcext:value-type="string">
            <text:p>"خِدْمَات" بسكون الدال جمع "خِدْمَة"</text:p>
          </table:table-cell>
          <table:table-cell table:style-name="ce4" table:formula="of:=[.A8]&amp;&quot;=&quot;&amp;[.B8]&amp;&quot;###&quot;&amp;[.C8]" office:value-type="string" office:string-value="الخدمات=الخِدْمَات###&quot;خِدْمَات&quot; بسكون الدال جمع &quot;خِدْمَة&quot;" calcext:value-type="string">
            <text:p>الخدمات=الخِدْمَات###"خِدْمَات" بسكون الدال جمع "خِدْمَة"</text:p>
          </table:table-cell>
        </table:table-row>
        <table:table-row table:style-name="ro1">
          <table:table-cell office:value-type="string" calcext:value-type="string">
            <text:p>محفل</text:p>
          </table:table-cell>
          <table:table-cell office:value-type="string" calcext:value-type="string">
            <text:p>محفِل</text:p>
          </table:table-cell>
          <table:table-cell office:value-type="string" calcext:value-type="string">
            <text:p>"محفِل" بكسر الفاء اسم مكان على وزن "مفعِل"</text:p>
          </table:table-cell>
          <table:table-cell table:style-name="ce4" table:formula="of:=[.A9]&amp;&quot;=&quot;&amp;[.B9]&amp;&quot;###&quot;&amp;[.C9]" office:value-type="string" office:string-value="محفل=محفِل###&quot;محفِل&quot; بكسر الفاء اسم مكان على وزن &quot;مفعِل&quot;" calcext:value-type="string">
            <text:p>محفل=محفِل###"محفِل" بكسر الفاء اسم مكان على وزن "مفعِل"</text:p>
          </table:table-cell>
        </table:table-row>
        <table:table-row table:style-name="ro1">
          <table:table-cell office:value-type="string" calcext:value-type="string">
            <text:p>داء مستفحل</text:p>
          </table:table-cell>
          <table:table-cell office:value-type="string" calcext:value-type="string">
            <text:p>داء مُسْتَفْحِل</text:p>
          </table:table-cell>
          <table:table-cell office:value-type="string" calcext:value-type="string">
            <text:p>"مُسْتَفْحِل" اسم فاعل من الفعل استفحل، أي تفاقم </text:p>
          </table:table-cell>
          <table:table-cell table:style-name="ce4" table:formula="of:=[.A10]&amp;&quot;=&quot;&amp;[.B10]&amp;&quot;###&quot;&amp;[.C10]" office:value-type="string" office:string-value="داء مستفحل=داء مُسْتَفْحِل###&quot;مُسْتَفْحِل&quot; اسم فاعل من الفعل استفحل، أي تفاقم " calcext:value-type="string">
            <text:p>داء مستفحل=داء مُسْتَفْحِل###"مُسْتَفْحِل" اسم فاعل من الفعل استفحل، أي تفاقم </text:p>
          </table:table-cell>
        </table:table-row>
        <table:table-row table:style-name="ro1">
          <table:table-cell office:value-type="string" calcext:value-type="string">
            <text:p>آل عمران</text:p>
          </table:table-cell>
          <table:table-cell office:value-type="string" calcext:value-type="string">
            <text:p>آل عِمْرَان|ابنة عِمران</text:p>
          </table:table-cell>
          <table:table-cell office:value-type="string" calcext:value-type="string">
            <text:p>آل عِمْرَان|ابنة عِمران بكسر العين</text:p>
          </table:table-cell>
          <table:table-cell table:style-name="ce4" table:formula="of:=[.A11]&amp;&quot;=&quot;&amp;[.B11]&amp;&quot;###&quot;&amp;[.C11]" office:value-type="string" office:string-value="آل عمران=آل عِمْرَان|ابنة عِمران###آل عِمْرَان|ابنة عِمران بكسر العين" calcext:value-type="string">
            <text:p>آل عمران=آل عِمْرَان|ابنة عِمران###آل عِمْرَان|ابنة عِمران بكسر العين</text:p>
          </table:table-cell>
        </table:table-row>
        <table:table-row table:style-name="ro1">
          <table:table-cell office:value-type="string" calcext:value-type="string">
            <text:p>ابنة عمران</text:p>
          </table:table-cell>
          <table:table-cell office:value-type="string" calcext:value-type="string">
            <text:p>آل عِمْرَان|ابنة عِمران</text:p>
          </table:table-cell>
          <table:table-cell office:value-type="string" calcext:value-type="string">
            <text:p>آل عِمْرَان|ابنة عِمران بكسر العين</text:p>
          </table:table-cell>
          <table:table-cell table:style-name="ce4" table:formula="of:=[.A12]&amp;&quot;=&quot;&amp;[.B12]&amp;&quot;###&quot;&amp;[.C12]" office:value-type="string" office:string-value="ابنة عمران=آل عِمْرَان|ابنة عِمران###آل عِمْرَان|ابنة عِمران بكسر العين" calcext:value-type="string">
            <text:p>ابنة عمران=آل عِمْرَان|ابنة عِمران###آل عِمْرَان|ابنة عِمران بكسر العين</text:p>
          </table:table-cell>
        </table:table-row>
        <table:table-row table:style-name="ro1">
          <table:table-cell office:value-type="string" calcext:value-type="string">
            <text:p>ابن خلكان</text:p>
          </table:table-cell>
          <table:table-cell office:value-type="string" calcext:value-type="string">
            <text:p>ابن خَلِّكان</text:p>
          </table:table-cell>
          <table:table-cell office:value-type="string" calcext:value-type="string">
            <text:p>ابن خَلِّكان اسم علم بفتح الخاء وكسر اللام المضعفة</text:p>
          </table:table-cell>
          <table:table-cell table:style-name="ce4" table:formula="of:=[.A13]&amp;&quot;=&quot;&amp;[.B13]&amp;&quot;###&quot;&amp;[.C13]" office:value-type="string" office:string-value="ابن خلكان=ابن خَلِّكان###ابن خَلِّكان اسم علم بفتح الخاء وكسر اللام المضعفة" calcext:value-type="string">
            <text:p>ابن خلكان=ابن خَلِّكان###ابن خَلِّكان اسم علم بفتح الخاء وكسر اللام المضعفة</text:p>
          </table:table-cell>
        </table:table-row>
        <table:table-row table:style-name="ro1">
          <table:table-cell office:value-type="string" calcext:value-type="string">
            <text:p>أبو نواس</text:p>
          </table:table-cell>
          <table:table-cell office:value-type="string" calcext:value-type="string">
            <text:p>أبو نُوَاس</text:p>
          </table:table-cell>
          <table:table-cell office:value-type="string" calcext:value-type="string">
            <text:p>أبو نُوَاس بضم النون</text:p>
          </table:table-cell>
          <table:table-cell table:style-name="ce4" table:formula="of:=[.A14]&amp;&quot;=&quot;&amp;[.B14]&amp;&quot;###&quot;&amp;[.C14]" office:value-type="string" office:string-value="أبو نواس=أبو نُوَاس###أبو نُوَاس بضم النون" calcext:value-type="string">
            <text:p>أبو نواس=أبو نُوَاس###أبو نُوَاس بضم النون</text:p>
          </table:table-cell>
        </table:table-row>
        <table:table-row table:style-name="ro1">
          <table:table-cell office:value-type="string" calcext:value-type="string">
            <text:p>أبونواس</text:p>
          </table:table-cell>
          <table:table-cell office:value-type="string" calcext:value-type="string">
            <text:p>أبو نُوَاس</text:p>
          </table:table-cell>
          <table:table-cell office:value-type="string" calcext:value-type="string">
            <text:p>أبو نُوَاس بضم النون</text:p>
          </table:table-cell>
          <table:table-cell table:style-name="ce4" table:formula="of:=[.A15]&amp;&quot;=&quot;&amp;[.B15]&amp;&quot;###&quot;&amp;[.C15]" office:value-type="string" office:string-value="أبونواس=أبو نُوَاس###أبو نُوَاس بضم النون" calcext:value-type="string">
            <text:p>أبونواس=أبو نُوَاس###أبو نُوَاس بضم النون</text:p>
          </table:table-cell>
        </table:table-row>
        <table:table-row table:style-name="ro1">
          <table:table-cell office:value-type="string" calcext:value-type="string">
            <text:p>إربا إربا</text:p>
          </table:table-cell>
          <table:table-cell office:value-type="string" calcext:value-type="string">
            <text:p>إرْبًا إرْبًا</text:p>
          </table:table-cell>
          <table:table-cell office:value-type="string" calcext:value-type="string">
            <text:p>إرْبًا بتسكين الراء</text:p>
          </table:table-cell>
          <table:table-cell table:style-name="ce4" table:formula="of:=[.A16]&amp;&quot;=&quot;&amp;[.B16]&amp;&quot;###&quot;&amp;[.C16]" office:value-type="string" office:string-value="إربا إربا=إرْبًا إرْبًا###إرْبًا بتسكين الراء" calcext:value-type="string">
            <text:p>إربا إربا=إرْبًا إرْبًا###إرْبًا بتسكين الراء</text:p>
          </table:table-cell>
        </table:table-row>
        <table:table-row table:style-name="ro1">
          <table:table-cell office:value-type="string" calcext:value-type="string">
            <text:p>أحجية</text:p>
          </table:table-cell>
          <table:table-cell office:value-type="string" calcext:value-type="string">
            <text:p>أُحْجِيَّة</text:p>
          </table:table-cell>
          <table:table-cell office:value-type="string" calcext:value-type="string">
            <text:p>الأُحْجِيَّة بتشديد الياء</text:p>
          </table:table-cell>
          <table:table-cell table:style-name="ce4" table:formula="of:=[.A17]&amp;&quot;=&quot;&amp;[.B17]&amp;&quot;###&quot;&amp;[.C17]" office:value-type="string" office:string-value="أحجية=أُحْجِيَّة###الأُحْجِيَّة بتشديد الياء" calcext:value-type="string">
            <text:p>أحجية=أُحْجِيَّة###الأُحْجِيَّة بتشديد الياء</text:p>
          </table:table-cell>
        </table:table-row>
        <table:table-row table:style-name="ro1">
          <table:table-cell office:value-type="string" calcext:value-type="string">
            <text:p>الأحجية</text:p>
          </table:table-cell>
          <table:table-cell office:value-type="string" calcext:value-type="string">
            <text:p>الأُحْجِيَّة</text:p>
          </table:table-cell>
          <table:table-cell office:value-type="string" calcext:value-type="string">
            <text:p>الأُحْجِيَّة بتشديد الياء</text:p>
          </table:table-cell>
          <table:table-cell table:style-name="ce4" table:formula="of:=[.A18]&amp;&quot;=&quot;&amp;[.B18]&amp;&quot;###&quot;&amp;[.C18]" office:value-type="string" office:string-value="الأحجية=الأُحْجِيَّة###الأُحْجِيَّة بتشديد الياء" calcext:value-type="string">
            <text:p>الأحجية=الأُحْجِيَّة###الأُحْجِيَّة بتشديد الياء</text:p>
          </table:table-cell>
        </table:table-row>
        <table:table-row table:style-name="ro1">
          <table:table-cell office:value-type="string" calcext:value-type="string">
            <text:p>أخطبوط</text:p>
          </table:table-cell>
          <table:table-cell office:value-type="string" calcext:value-type="string">
            <text:p>أُخْطُبوط</text:p>
          </table:table-cell>
          <table:table-cell office:value-type="string" calcext:value-type="string">
            <text:p>الأُخْطُبوط بضم الألف والطاء</text:p>
          </table:table-cell>
          <table:table-cell table:style-name="ce4" table:formula="of:=[.A19]&amp;&quot;=&quot;&amp;[.B19]&amp;&quot;###&quot;&amp;[.C19]" office:value-type="string" office:string-value="أخطبوط=أُخْطُبوط###الأُخْطُبوط بضم الألف والطاء" calcext:value-type="string">
            <text:p>أخطبوط=أُخْطُبوط###الأُخْطُبوط بضم الألف والطاء</text:p>
          </table:table-cell>
        </table:table-row>
        <table:table-row table:style-name="ro1">
          <table:table-cell office:value-type="string" calcext:value-type="string">
            <text:p>الأخطبوط</text:p>
          </table:table-cell>
          <table:table-cell office:value-type="string" calcext:value-type="string">
            <text:p>الأُخْطُبوط</text:p>
          </table:table-cell>
          <table:table-cell office:value-type="string" calcext:value-type="string">
            <text:p>الأُخْطُبوط بضم الألف والطاء</text:p>
          </table:table-cell>
          <table:table-cell table:style-name="ce4" table:formula="of:=[.A20]&amp;&quot;=&quot;&amp;[.B20]&amp;&quot;###&quot;&amp;[.C20]" office:value-type="string" office:string-value="الأخطبوط=الأُخْطُبوط###الأُخْطُبوط بضم الألف والطاء" calcext:value-type="string">
            <text:p>الأخطبوط=الأُخْطُبوط###الأُخْطُبوط بضم الألف والطاء</text:p>
          </table:table-cell>
        </table:table-row>
        <table:table-row table:style-name="ro1">
          <table:table-cell office:value-type="string" calcext:value-type="string">
            <text:p>بترول</text:p>
          </table:table-cell>
          <table:table-cell office:value-type="string" calcext:value-type="string">
            <text:p>بِترول</text:p>
          </table:table-cell>
          <table:table-cell office:value-type="string" calcext:value-type="string">
            <text:p>البِترول بكسر الباء والأفصح النفط</text:p>
          </table:table-cell>
          <table:table-cell table:style-name="ce4" table:formula="of:=[.A21]&amp;&quot;=&quot;&amp;[.B21]&amp;&quot;###&quot;&amp;[.C21]" office:value-type="string" office:string-value="بترول=بِترول###البِترول بكسر الباء والأفصح النفط" calcext:value-type="string">
            <text:p>بترول=بِترول###البِترول بكسر الباء والأفصح النفط</text:p>
          </table:table-cell>
        </table:table-row>
        <table:table-row table:style-name="ro1">
          <table:table-cell office:value-type="string" calcext:value-type="string">
            <text:p>البترول</text:p>
          </table:table-cell>
          <table:table-cell office:value-type="string" calcext:value-type="string">
            <text:p>البِترول</text:p>
          </table:table-cell>
          <table:table-cell office:value-type="string" calcext:value-type="string">
            <text:p>البِترول بكسر الباء والأفصح النفط</text:p>
          </table:table-cell>
          <table:table-cell table:style-name="ce4" table:formula="of:=[.A22]&amp;&quot;=&quot;&amp;[.B22]&amp;&quot;###&quot;&amp;[.C22]" office:value-type="string" office:string-value="البترول=البِترول###البِترول بكسر الباء والأفصح النفط" calcext:value-type="string">
            <text:p>البترول=البِترول###البِترول بكسر الباء والأفصح النفط</text:p>
          </table:table-cell>
        </table:table-row>
        <table:table-row table:style-name="ro1">
          <table:table-cell office:value-type="string" calcext:value-type="string">
            <text:p>بحة</text:p>
          </table:table-cell>
          <table:table-cell office:value-type="string" calcext:value-type="string">
            <text:p>بُحَّة</text:p>
          </table:table-cell>
          <table:table-cell office:value-type="string" calcext:value-type="string">
            <text:p>البُحَّة بضم الباء</text:p>
          </table:table-cell>
          <table:table-cell table:style-name="ce4" table:formula="of:=[.A23]&amp;&quot;=&quot;&amp;[.B23]&amp;&quot;###&quot;&amp;[.C23]" office:value-type="string" office:string-value="بحة=بُحَّة###البُحَّة بضم الباء" calcext:value-type="string">
            <text:p>بحة=بُحَّة###البُحَّة بضم الباء</text:p>
          </table:table-cell>
        </table:table-row>
        <table:table-row table:style-name="ro1">
          <table:table-cell office:value-type="string" calcext:value-type="string">
            <text:p>البحة</text:p>
          </table:table-cell>
          <table:table-cell office:value-type="string" calcext:value-type="string">
            <text:p>البُحَّة</text:p>
          </table:table-cell>
          <table:table-cell office:value-type="string" calcext:value-type="string">
            <text:p>البُحَّة بضم الباء</text:p>
          </table:table-cell>
          <table:table-cell table:style-name="ce4" table:formula="of:=[.A24]&amp;&quot;=&quot;&amp;[.B24]&amp;&quot;###&quot;&amp;[.C24]" office:value-type="string" office:string-value="البحة=البُحَّة###البُحَّة بضم الباء" calcext:value-type="string">
            <text:p>البحة=البُحَّة###البُحَّة بضم الباء</text:p>
          </table:table-cell>
        </table:table-row>
        <table:table-row table:style-name="ro1">
          <table:table-cell office:value-type="string" calcext:value-type="string">
            <text:p>بخور</text:p>
          </table:table-cell>
          <table:table-cell office:value-type="string" calcext:value-type="string">
            <text:p>بَخُور</text:p>
          </table:table-cell>
          <table:table-cell office:value-type="string" calcext:value-type="string">
            <text:p>البَخُور دون تشديد الخاء</text:p>
          </table:table-cell>
          <table:table-cell table:style-name="ce4" table:formula="of:=[.A25]&amp;&quot;=&quot;&amp;[.B25]&amp;&quot;###&quot;&amp;[.C25]" office:value-type="string" office:string-value="بخور=بَخُور###البَخُور دون تشديد الخاء" calcext:value-type="string">
            <text:p>بخور=بَخُور###البَخُور دون تشديد الخاء</text:p>
          </table:table-cell>
        </table:table-row>
        <table:table-row table:style-name="ro1">
          <table:table-cell office:value-type="string" calcext:value-type="string">
            <text:p>البخور</text:p>
          </table:table-cell>
          <table:table-cell office:value-type="string" calcext:value-type="string">
            <text:p>البَخُور</text:p>
          </table:table-cell>
          <table:table-cell office:value-type="string" calcext:value-type="string">
            <text:p>البَخُور دون تشديد الخاء</text:p>
          </table:table-cell>
          <table:table-cell table:style-name="ce4" table:formula="of:=[.A26]&amp;&quot;=&quot;&amp;[.B26]&amp;&quot;###&quot;&amp;[.C26]" office:value-type="string" office:string-value="البخور=البَخُور###البَخُور دون تشديد الخاء" calcext:value-type="string">
            <text:p>البخور=البَخُور###البَخُور دون تشديد الخاء</text:p>
          </table:table-cell>
        </table:table-row>
        <table:table-row table:style-name="ro1">
          <table:table-cell office:value-type="string" calcext:value-type="string">
            <text:p>بدء</text:p>
          </table:table-cell>
          <table:table-cell office:value-type="string" calcext:value-type="string">
            <text:p>بَدْء</text:p>
          </table:table-cell>
          <table:table-cell office:value-type="string" calcext:value-type="string">
            <text:p>البَدْء بالفتح من الفعل بدأ يبدأ</text:p>
          </table:table-cell>
          <table:table-cell table:style-name="ce4" table:formula="of:=[.A27]&amp;&quot;=&quot;&amp;[.B27]&amp;&quot;###&quot;&amp;[.C27]" office:value-type="string" office:string-value="بدء=بَدْء###البَدْء بالفتح من الفعل بدأ يبدأ" calcext:value-type="string">
            <text:p>بدء=بَدْء###البَدْء بالفتح من الفعل بدأ يبدأ</text:p>
          </table:table-cell>
        </table:table-row>
        <table:table-row table:style-name="ro1">
          <table:table-cell office:value-type="string" calcext:value-type="string">
            <text:p>البدء</text:p>
          </table:table-cell>
          <table:table-cell office:value-type="string" calcext:value-type="string">
            <text:p>البَدْء</text:p>
          </table:table-cell>
          <table:table-cell office:value-type="string" calcext:value-type="string">
            <text:p>البَدْء بالفتح من الفعل بدأ يبدأ</text:p>
          </table:table-cell>
          <table:table-cell table:style-name="ce4" table:formula="of:=[.A28]&amp;&quot;=&quot;&amp;[.B28]&amp;&quot;###&quot;&amp;[.C28]" office:value-type="string" office:string-value="البدء=البَدْء###البَدْء بالفتح من الفعل بدأ يبدأ" calcext:value-type="string">
            <text:p>البدء=البَدْء###البَدْء بالفتح من الفعل بدأ يبدأ</text:p>
          </table:table-cell>
        </table:table-row>
        <table:table-row table:style-name="ro1">
          <table:table-cell office:value-type="string" calcext:value-type="string">
            <text:p>بذرة</text:p>
          </table:table-cell>
          <table:table-cell office:value-type="string" calcext:value-type="string">
            <text:p>بَذْرَة</text:p>
          </table:table-cell>
          <table:table-cell office:value-type="string" calcext:value-type="string">
            <text:p>البَذرة بفتح الباء</text:p>
          </table:table-cell>
          <table:table-cell table:style-name="ce4" table:formula="of:=[.A29]&amp;&quot;=&quot;&amp;[.B29]&amp;&quot;###&quot;&amp;[.C29]" office:value-type="string" office:string-value="بذرة=بَذْرَة###البَذرة بفتح الباء" calcext:value-type="string">
            <text:p>بذرة=بَذْرَة###البَذرة بفتح الباء</text:p>
          </table:table-cell>
        </table:table-row>
        <table:table-row table:style-name="ro1">
          <table:table-cell office:value-type="string" calcext:value-type="string">
            <text:p>البذرة</text:p>
          </table:table-cell>
          <table:table-cell office:value-type="string" calcext:value-type="string">
            <text:p>البَذْرَة</text:p>
          </table:table-cell>
          <table:table-cell office:value-type="string" calcext:value-type="string">
            <text:p>البَذرة بفتح الباء</text:p>
          </table:table-cell>
          <table:table-cell table:style-name="ce4" table:formula="of:=[.A30]&amp;&quot;=&quot;&amp;[.B30]&amp;&quot;###&quot;&amp;[.C30]" office:value-type="string" office:string-value="البذرة=البَذْرَة###البَذرة بفتح الباء" calcext:value-type="string">
            <text:p>البذرة=البَذْرَة###البَذرة بفتح الباء</text:p>
          </table:table-cell>
        </table:table-row>
        <table:table-row table:style-name="ro1">
          <table:table-cell office:value-type="string" calcext:value-type="string">
            <text:p>برسيم</text:p>
          </table:table-cell>
          <table:table-cell office:value-type="string" calcext:value-type="string">
            <text:p>بِرسيم</text:p>
          </table:table-cell>
          <table:table-cell office:value-type="string" calcext:value-type="string">
            <text:p>البِرسيم بكسر الباء</text:p>
          </table:table-cell>
          <table:table-cell table:style-name="ce4" table:formula="of:=[.A31]&amp;&quot;=&quot;&amp;[.B31]&amp;&quot;###&quot;&amp;[.C31]" office:value-type="string" office:string-value="برسيم=بِرسيم###البِرسيم بكسر الباء" calcext:value-type="string">
            <text:p>برسيم=بِرسيم###البِرسيم بكسر الباء</text:p>
          </table:table-cell>
        </table:table-row>
        <table:table-row table:style-name="ro1">
          <table:table-cell office:value-type="string" calcext:value-type="string">
            <text:p>البرسيم</text:p>
          </table:table-cell>
          <table:table-cell office:value-type="string" calcext:value-type="string">
            <text:p>البِرسيم</text:p>
          </table:table-cell>
          <table:table-cell office:value-type="string" calcext:value-type="string">
            <text:p>البِرسيم بكسر الباء</text:p>
          </table:table-cell>
          <table:table-cell table:style-name="ce4" table:formula="of:=[.A32]&amp;&quot;=&quot;&amp;[.B32]&amp;&quot;###&quot;&amp;[.C32]" office:value-type="string" office:string-value="البرسيم=البِرسيم###البِرسيم بكسر الباء" calcext:value-type="string">
            <text:p>البرسيم=البِرسيم###البِرسيم بكسر الباء</text:p>
          </table:table-cell>
        </table:table-row>
        <table:table-row table:style-name="ro1">
          <table:table-cell office:value-type="string" calcext:value-type="string">
            <text:p>برميل</text:p>
          </table:table-cell>
          <table:table-cell office:value-type="string" calcext:value-type="string">
            <text:p>بِرْمِيل</text:p>
          </table:table-cell>
          <table:table-cell office:value-type="string" calcext:value-type="string">
            <text:p>البِرْمِيل بكسر الباء</text:p>
          </table:table-cell>
          <table:table-cell table:style-name="ce4" table:formula="of:=[.A33]&amp;&quot;=&quot;&amp;[.B33]&amp;&quot;###&quot;&amp;[.C33]" office:value-type="string" office:string-value="برميل=بِرْمِيل###البِرْمِيل بكسر الباء" calcext:value-type="string">
            <text:p>برميل=بِرْمِيل###البِرْمِيل بكسر الباء</text:p>
          </table:table-cell>
        </table:table-row>
        <table:table-row table:style-name="ro1">
          <table:table-cell office:value-type="string" calcext:value-type="string">
            <text:p>البرميل</text:p>
          </table:table-cell>
          <table:table-cell office:value-type="string" calcext:value-type="string">
            <text:p>البِرْمِيل</text:p>
          </table:table-cell>
          <table:table-cell office:value-type="string" calcext:value-type="string">
            <text:p>البِرْمِيل بكسر الباء</text:p>
          </table:table-cell>
          <table:table-cell table:style-name="ce4" table:formula="of:=[.A34]&amp;&quot;=&quot;&amp;[.B34]&amp;&quot;###&quot;&amp;[.C34]" office:value-type="string" office:string-value="البرميل=البِرْمِيل###البِرْمِيل بكسر الباء" calcext:value-type="string">
            <text:p>البرميل=البِرْمِيل###البِرْمِيل بكسر الباء</text:p>
          </table:table-cell>
        </table:table-row>
        <table:table-row table:style-name="ro1">
          <table:table-cell office:value-type="string" calcext:value-type="string">
            <text:p>بزة</text:p>
          </table:table-cell>
          <table:table-cell office:value-type="string" calcext:value-type="string">
            <text:p>بِزَّة</text:p>
          </table:table-cell>
          <table:table-cell office:value-type="string" calcext:value-type="string">
            <text:p>البزة بكسر الباء، الثياب والسلاح والهيئة</text:p>
          </table:table-cell>
          <table:table-cell table:style-name="ce4" table:formula="of:=[.A35]&amp;&quot;=&quot;&amp;[.B35]&amp;&quot;###&quot;&amp;[.C35]" office:value-type="string" office:string-value="بزة=بِزَّة###البزة بكسر الباء، الثياب والسلاح والهيئة" calcext:value-type="string">
            <text:p>بزة=بِزَّة###البزة بكسر الباء، الثياب والسلاح والهيئة</text:p>
          </table:table-cell>
        </table:table-row>
        <table:table-row table:style-name="ro1">
          <table:table-cell office:value-type="string" calcext:value-type="string">
            <text:p>البزة</text:p>
          </table:table-cell>
          <table:table-cell office:value-type="string" calcext:value-type="string">
            <text:p>البِزَّة</text:p>
          </table:table-cell>
          <table:table-cell office:value-type="string" calcext:value-type="string">
            <text:p>البزة بكسر الباء، الثياب والسلاح والهيئة</text:p>
          </table:table-cell>
          <table:table-cell table:style-name="ce4" table:formula="of:=[.A36]&amp;&quot;=&quot;&amp;[.B36]&amp;&quot;###&quot;&amp;[.C36]" office:value-type="string" office:string-value="البزة=البِزَّة###البزة بكسر الباء، الثياب والسلاح والهيئة" calcext:value-type="string">
            <text:p>البزة=البِزَّة###البزة بكسر الباء، الثياب والسلاح والهيئة</text:p>
          </table:table-cell>
        </table:table-row>
        <table:table-row table:style-name="ro1">
          <table:table-cell office:value-type="string" calcext:value-type="string">
            <text:p>البس</text:p>
          </table:table-cell>
          <table:table-cell office:value-type="string" calcext:value-type="string">
            <text:p>البَسّ</text:p>
          </table:table-cell>
          <table:table-cell office:value-type="string" calcext:value-type="string">
            <text:p>البَسّ هو الهِرّة الأهلية بفتح الباء</text:p>
          </table:table-cell>
          <table:table-cell table:style-name="ce4" table:formula="of:=[.A37]&amp;&quot;=&quot;&amp;[.B37]&amp;&quot;###&quot;&amp;[.C37]" office:value-type="string" office:string-value="البس=البَسّ###البَسّ هو الهِرّة الأهلية بفتح الباء" calcext:value-type="string">
            <text:p>البس=البَسّ###البَسّ هو الهِرّة الأهلية بفتح الباء</text:p>
          </table:table-cell>
        </table:table-row>
        <table:table-row table:style-name="ro1">
          <table:table-cell office:value-type="string" calcext:value-type="string">
            <text:p>بشرة</text:p>
          </table:table-cell>
          <table:table-cell office:value-type="string" calcext:value-type="string">
            <text:p>بَشَرَة</text:p>
          </table:table-cell>
          <table:table-cell office:value-type="string" calcext:value-type="string">
            <text:p>البَشَرَة بفتح الباء والشين، جلد الإنسان</text:p>
          </table:table-cell>
          <table:table-cell table:style-name="ce4" table:formula="of:=[.A38]&amp;&quot;=&quot;&amp;[.B38]&amp;&quot;###&quot;&amp;[.C38]" office:value-type="string" office:string-value="بشرة=بَشَرَة###البَشَرَة بفتح الباء والشين، جلد الإنسان" calcext:value-type="string">
            <text:p>بشرة=بَشَرَة###البَشَرَة بفتح الباء والشين، جلد الإنسان</text:p>
          </table:table-cell>
        </table:table-row>
        <table:table-row table:style-name="ro1">
          <table:table-cell office:value-type="string" calcext:value-type="string">
            <text:p>البشرة</text:p>
          </table:table-cell>
          <table:table-cell office:value-type="string" calcext:value-type="string">
            <text:p>البَشَرَة</text:p>
          </table:table-cell>
          <table:table-cell office:value-type="string" calcext:value-type="string">
            <text:p>البَشَرَة بفتح الباء والشين، جلد الإنسان</text:p>
          </table:table-cell>
          <table:table-cell table:style-name="ce4" table:formula="of:=[.A39]&amp;&quot;=&quot;&amp;[.B39]&amp;&quot;###&quot;&amp;[.C39]" office:value-type="string" office:string-value="البشرة=البَشَرَة###البَشَرَة بفتح الباء والشين، جلد الإنسان" calcext:value-type="string">
            <text:p>البشرة=البَشَرَة###البَشَرَة بفتح الباء والشين، جلد الإنسان</text:p>
          </table:table-cell>
        </table:table-row>
        <table:table-row table:style-name="ro1">
          <table:table-cell office:value-type="string" calcext:value-type="string">
            <text:p>بطريق</text:p>
          </table:table-cell>
          <table:table-cell office:value-type="string" calcext:value-type="string">
            <text:p>بِطْرِيق</text:p>
          </table:table-cell>
          <table:table-cell office:value-type="string" calcext:value-type="string">
            <text:p>البِطْرِيق بكسر الباء طيور تعيش في الماء</text:p>
          </table:table-cell>
          <table:table-cell table:style-name="ce4" table:formula="of:=[.A40]&amp;&quot;=&quot;&amp;[.B40]&amp;&quot;###&quot;&amp;[.C40]" office:value-type="string" office:string-value="بطريق=بِطْرِيق###البِطْرِيق بكسر الباء طيور تعيش في الماء" calcext:value-type="string">
            <text:p>بطريق=بِطْرِيق###البِطْرِيق بكسر الباء طيور تعيش في الماء</text:p>
          </table:table-cell>
        </table:table-row>
        <table:table-row table:style-name="ro1">
          <table:table-cell office:value-type="string" calcext:value-type="string">
            <text:p>البطريق</text:p>
          </table:table-cell>
          <table:table-cell office:value-type="string" calcext:value-type="string">
            <text:p>البِطْرِيق</text:p>
          </table:table-cell>
          <table:table-cell office:value-type="string" calcext:value-type="string">
            <text:p>البِطْرِيق بكسر الباء طيور تعيش في الماء</text:p>
          </table:table-cell>
          <table:table-cell table:style-name="ce4" table:formula="of:=[.A41]&amp;&quot;=&quot;&amp;[.B41]&amp;&quot;###&quot;&amp;[.C41]" office:value-type="string" office:string-value="البطريق=البِطْرِيق###البِطْرِيق بكسر الباء طيور تعيش في الماء" calcext:value-type="string">
            <text:p>البطريق=البِطْرِيق###البِطْرِيق بكسر الباء طيور تعيش في الماء</text:p>
          </table:table-cell>
        </table:table-row>
        <table:table-row table:style-name="ro1">
          <table:table-cell office:value-type="string" calcext:value-type="string">
            <text:p>بطيخ</text:p>
          </table:table-cell>
          <table:table-cell office:value-type="string" calcext:value-type="string">
            <text:p>بِطّيخ</text:p>
          </table:table-cell>
          <table:table-cell office:value-type="string" calcext:value-type="string">
            <text:p>البِطِّيخ بكسر الباء هو الصحيح</text:p>
          </table:table-cell>
          <table:table-cell table:style-name="ce4" table:formula="of:=[.A42]&amp;&quot;=&quot;&amp;[.B42]&amp;&quot;###&quot;&amp;[.C42]" office:value-type="string" office:string-value="بطيخ=بِطّيخ###البِطِّيخ بكسر الباء هو الصحيح" calcext:value-type="string">
            <text:p>بطيخ=بِطّيخ###البِطِّيخ بكسر الباء هو الصحيح</text:p>
          </table:table-cell>
        </table:table-row>
        <table:table-row table:style-name="ro1">
          <table:table-cell office:value-type="string" calcext:value-type="string">
            <text:p>بعاد</text:p>
          </table:table-cell>
          <table:table-cell office:value-type="string" calcext:value-type="string">
            <text:p>بِعاد</text:p>
          </table:table-cell>
          <table:table-cell office:value-type="string" calcext:value-type="string">
            <text:p>البِعاد بكسر الباء، مثل أضناه البِعاد</text:p>
          </table:table-cell>
          <table:table-cell table:style-name="ce4" table:formula="of:=[.A43]&amp;&quot;=&quot;&amp;[.B43]&amp;&quot;###&quot;&amp;[.C43]" office:value-type="string" office:string-value="بعاد=بِعاد###البِعاد بكسر الباء، مثل أضناه البِعاد" calcext:value-type="string">
            <text:p>بعاد=بِعاد###البِعاد بكسر الباء، مثل أضناه البِعاد</text:p>
          </table:table-cell>
        </table:table-row>
        <table:table-row table:style-name="ro1">
          <table:table-cell office:value-type="string" calcext:value-type="string">
            <text:p>البعاد</text:p>
          </table:table-cell>
          <table:table-cell office:value-type="string" calcext:value-type="string">
            <text:p>البِعاد</text:p>
          </table:table-cell>
          <table:table-cell office:value-type="string" calcext:value-type="string">
            <text:p>البِعاد بكسر الباء، مثل أضناه البِعاد</text:p>
          </table:table-cell>
          <table:table-cell table:style-name="ce4" table:formula="of:=[.A44]&amp;&quot;=&quot;&amp;[.B44]&amp;&quot;###&quot;&amp;[.C44]" office:value-type="string" office:string-value="البعاد=البِعاد###البِعاد بكسر الباء، مثل أضناه البِعاد" calcext:value-type="string">
            <text:p>البعاد=البِعاد###البِعاد بكسر الباء، مثل أضناه البِعاد</text:p>
          </table:table-cell>
        </table:table-row>
        <table:table-row table:style-name="ro1">
          <table:table-cell office:value-type="string" calcext:value-type="string">
            <text:p>بعثة</text:p>
          </table:table-cell>
          <table:table-cell office:value-type="string" calcext:value-type="string">
            <text:p>بَعثة</text:p>
          </table:table-cell>
          <table:table-cell office:value-type="string" calcext:value-type="string">
            <text:p>البَعثة بفتح الباء</text:p>
          </table:table-cell>
          <table:table-cell table:style-name="ce4" table:formula="of:=[.A45]&amp;&quot;=&quot;&amp;[.B45]&amp;&quot;###&quot;&amp;[.C45]" office:value-type="string" office:string-value="بعثة=بَعثة###البَعثة بفتح الباء" calcext:value-type="string">
            <text:p>بعثة=بَعثة###البَعثة بفتح الباء</text:p>
          </table:table-cell>
        </table:table-row>
        <table:table-row table:style-name="ro1">
          <table:table-cell office:value-type="string" calcext:value-type="string">
            <text:p>البعثة</text:p>
          </table:table-cell>
          <table:table-cell office:value-type="string" calcext:value-type="string">
            <text:p>البَعثة</text:p>
          </table:table-cell>
          <table:table-cell office:value-type="string" calcext:value-type="string">
            <text:p>البَعثة بفتح الباء</text:p>
          </table:table-cell>
          <table:table-cell table:style-name="ce4" table:formula="of:=[.A46]&amp;&quot;=&quot;&amp;[.B46]&amp;&quot;###&quot;&amp;[.C46]" office:value-type="string" office:string-value="البعثة=البَعثة###البَعثة بفتح الباء" calcext:value-type="string">
            <text:p>البعثة=البَعثة###البَعثة بفتح الباء</text:p>
          </table:table-cell>
        </table:table-row>
        <table:table-row table:style-name="ro1">
          <table:table-cell office:value-type="string" calcext:value-type="string">
            <text:p>بنى</text:p>
          </table:table-cell>
          <table:table-cell office:value-type="string" calcext:value-type="string">
            <text:p>بِنَى</text:p>
          </table:table-cell>
          <table:table-cell office:value-type="string" calcext:value-type="string">
            <text:p>البِنَى بكسر الباء جمع بِنْيَة</text:p>
          </table:table-cell>
          <table:table-cell table:style-name="ce4" table:formula="of:=[.A47]&amp;&quot;=&quot;&amp;[.B47]&amp;&quot;###&quot;&amp;[.C47]" office:value-type="string" office:string-value="بنى=بِنَى###البِنَى بكسر الباء جمع بِنْيَة" calcext:value-type="string">
            <text:p>بنى=بِنَى###البِنَى بكسر الباء جمع بِنْيَة</text:p>
          </table:table-cell>
        </table:table-row>
        <table:table-row table:style-name="ro1">
          <table:table-cell office:value-type="string" calcext:value-type="string">
            <text:p>البنى</text:p>
          </table:table-cell>
          <table:table-cell office:value-type="string" calcext:value-type="string">
            <text:p>البِنَى</text:p>
          </table:table-cell>
          <table:table-cell office:value-type="string" calcext:value-type="string">
            <text:p>البِنَى بكسر الباء جمع بِنْيَة</text:p>
          </table:table-cell>
          <table:table-cell table:style-name="ce4" table:formula="of:=[.A48]&amp;&quot;=&quot;&amp;[.B48]&amp;&quot;###&quot;&amp;[.C48]" office:value-type="string" office:string-value="البنى=البِنَى###البِنَى بكسر الباء جمع بِنْيَة" calcext:value-type="string">
            <text:p>البنى=البِنَى###البِنَى بكسر الباء جمع بِنْيَة</text:p>
          </table:table-cell>
        </table:table-row>
        <table:table-row table:style-name="ro1">
          <table:table-cell office:value-type="string" calcext:value-type="string">
            <text:p>بهرج</text:p>
          </table:table-cell>
          <table:table-cell office:value-type="string" calcext:value-type="string">
            <text:p>بَهرَج</text:p>
          </table:table-cell>
          <table:table-cell office:value-type="string" calcext:value-type="string">
            <text:p>البَهرَج بفتح الباء هو الباطل الرديء الزائف</text:p>
          </table:table-cell>
          <table:table-cell table:style-name="ce4" table:formula="of:=[.A49]&amp;&quot;=&quot;&amp;[.B49]&amp;&quot;###&quot;&amp;[.C49]" office:value-type="string" office:string-value="بهرج=بَهرَج###البَهرَج بفتح الباء هو الباطل الرديء الزائف" calcext:value-type="string">
            <text:p>بهرج=بَهرَج###البَهرَج بفتح الباء هو الباطل الرديء الزائف</text:p>
          </table:table-cell>
        </table:table-row>
        <table:table-row table:style-name="ro1">
          <table:table-cell office:value-type="string" calcext:value-type="string">
            <text:p>البهرج</text:p>
          </table:table-cell>
          <table:table-cell office:value-type="string" calcext:value-type="string">
            <text:p>البَهرَج</text:p>
          </table:table-cell>
          <table:table-cell office:value-type="string" calcext:value-type="string">
            <text:p>البَهرَج بفتح الباء هو الباطل الرديء الزائف</text:p>
          </table:table-cell>
          <table:table-cell table:style-name="ce4" table:formula="of:=[.A50]&amp;&quot;=&quot;&amp;[.B50]&amp;&quot;###&quot;&amp;[.C50]" office:value-type="string" office:string-value="البهرج=البَهرَج###البَهرَج بفتح الباء هو الباطل الرديء الزائف" calcext:value-type="string">
            <text:p>البهرج=البَهرَج###البَهرَج بفتح الباء هو الباطل الرديء الزائف</text:p>
          </table:table-cell>
        </table:table-row>
        <table:table-row table:style-name="ro1">
          <table:table-cell office:value-type="string" calcext:value-type="string">
            <text:p>بوتقة</text:p>
          </table:table-cell>
          <table:table-cell office:value-type="string" calcext:value-type="string">
            <text:p>بُوْتَقَة</text:p>
          </table:table-cell>
          <table:table-cell office:value-type="string" calcext:value-type="string">
            <text:p>البُوتقة بضم الباء</text:p>
          </table:table-cell>
          <table:table-cell table:style-name="ce4" table:formula="of:=[.A51]&amp;&quot;=&quot;&amp;[.B51]&amp;&quot;###&quot;&amp;[.C51]" office:value-type="string" office:string-value="بوتقة=بُوْتَقَة###البُوتقة بضم الباء" calcext:value-type="string">
            <text:p>بوتقة=بُوْتَقَة###البُوتقة بضم الباء</text:p>
          </table:table-cell>
        </table:table-row>
        <table:table-row table:style-name="ro1">
          <table:table-cell office:value-type="string" calcext:value-type="string">
            <text:p>البوتقة</text:p>
          </table:table-cell>
          <table:table-cell office:value-type="string" calcext:value-type="string">
            <text:p>البُوْتَقَة</text:p>
          </table:table-cell>
          <table:table-cell office:value-type="string" calcext:value-type="string">
            <text:p>البُوتقة بضم الباء</text:p>
          </table:table-cell>
          <table:table-cell table:style-name="ce4" table:formula="of:=[.A52]&amp;&quot;=&quot;&amp;[.B52]&amp;&quot;###&quot;&amp;[.C52]" office:value-type="string" office:string-value="البوتقة=البُوْتَقَة###البُوتقة بضم الباء" calcext:value-type="string">
            <text:p>البوتقة=البُوْتَقَة###البُوتقة بضم الباء</text:p>
          </table:table-cell>
        </table:table-row>
        <table:table-row table:style-name="ro1">
          <table:table-cell office:value-type="string" calcext:value-type="string">
            <text:p>بيطار</text:p>
          </table:table-cell>
          <table:table-cell office:value-type="string" calcext:value-type="string">
            <text:p>بَيطار</text:p>
          </table:table-cell>
          <table:table-cell office:value-type="string" calcext:value-type="string">
            <text:p>البَيْطار بفتح الباء طبيب بيطري</text:p>
          </table:table-cell>
          <table:table-cell table:style-name="ce4" table:formula="of:=[.A53]&amp;&quot;=&quot;&amp;[.B53]&amp;&quot;###&quot;&amp;[.C53]" office:value-type="string" office:string-value="بيطار=بَيطار###البَيْطار بفتح الباء طبيب بيطري" calcext:value-type="string">
            <text:p>بيطار=بَيطار###البَيْطار بفتح الباء طبيب بيطري</text:p>
          </table:table-cell>
        </table:table-row>
        <table:table-row table:style-name="ro1">
          <table:table-cell office:value-type="string" calcext:value-type="string">
            <text:p>البيطار</text:p>
          </table:table-cell>
          <table:table-cell office:value-type="string" calcext:value-type="string">
            <text:p>البَيطار</text:p>
          </table:table-cell>
          <table:table-cell office:value-type="string" calcext:value-type="string">
            <text:p>البَيْطار بفتح الباء طبيب بيطري</text:p>
          </table:table-cell>
          <table:table-cell table:style-name="ce4" table:formula="of:=[.A54]&amp;&quot;=&quot;&amp;[.B54]&amp;&quot;###&quot;&amp;[.C54]" office:value-type="string" office:string-value="البيطار=البَيطار###البَيْطار بفتح الباء طبيب بيطري" calcext:value-type="string">
            <text:p>البيطار=البَيطار###البَيْطار بفتح الباء طبيب بيطري</text:p>
          </table:table-cell>
        </table:table-row>
        <table:table-row table:style-name="ro1">
          <table:table-cell office:value-type="string" calcext:value-type="string">
            <text:p>تجوال</text:p>
          </table:table-cell>
          <table:table-cell office:value-type="string" calcext:value-type="string">
            <text:p>تَجْوال</text:p>
          </table:table-cell>
          <table:table-cell office:value-type="string" calcext:value-type="string">
            <text:p>التَّجْوال بفتح التاء</text:p>
          </table:table-cell>
          <table:table-cell table:style-name="ce4" table:formula="of:=[.A55]&amp;&quot;=&quot;&amp;[.B55]&amp;&quot;###&quot;&amp;[.C55]" office:value-type="string" office:string-value="تجوال=تَجْوال###التَّجْوال بفتح التاء" calcext:value-type="string">
            <text:p>تجوال=تَجْوال###التَّجْوال بفتح التاء</text:p>
          </table:table-cell>
        </table:table-row>
        <table:table-row table:style-name="ro1">
          <table:table-cell office:value-type="string" calcext:value-type="string">
            <text:p>التجوال</text:p>
          </table:table-cell>
          <table:table-cell office:value-type="string" calcext:value-type="string">
            <text:p>التَّجْوال</text:p>
          </table:table-cell>
          <table:table-cell office:value-type="string" calcext:value-type="string">
            <text:p>التَّجْوال بفتح التاء</text:p>
          </table:table-cell>
          <table:table-cell table:style-name="ce4" table:formula="of:=[.A56]&amp;&quot;=&quot;&amp;[.B56]&amp;&quot;###&quot;&amp;[.C56]" office:value-type="string" office:string-value="التجوال=التَّجْوال###التَّجْوال بفتح التاء" calcext:value-type="string">
            <text:p>التجوال=التَّجْوال###التَّجْوال بفتح التاء</text:p>
          </table:table-cell>
        </table:table-row>
        <table:table-row table:style-name="ro1">
          <table:table-cell office:value-type="string" calcext:value-type="string">
            <text:p>تخمة</text:p>
          </table:table-cell>
          <table:table-cell office:value-type="string" calcext:value-type="string">
            <text:p>تُخَمَة</text:p>
          </table:table-cell>
          <table:table-cell office:value-type="string" calcext:value-type="string">
            <text:p>التُخَمَة بفتح الخاء</text:p>
          </table:table-cell>
          <table:table-cell table:style-name="ce4" table:formula="of:=[.A57]&amp;&quot;=&quot;&amp;[.B57]&amp;&quot;###&quot;&amp;[.C57]" office:value-type="string" office:string-value="تخمة=تُخَمَة###التُخَمَة بفتح الخاء" calcext:value-type="string">
            <text:p>تخمة=تُخَمَة###التُخَمَة بفتح الخاء</text:p>
          </table:table-cell>
        </table:table-row>
        <table:table-row table:style-name="ro1">
          <table:table-cell office:value-type="string" calcext:value-type="string">
            <text:p>التخمة</text:p>
          </table:table-cell>
          <table:table-cell office:value-type="string" calcext:value-type="string">
            <text:p>التُّخَمَة</text:p>
          </table:table-cell>
          <table:table-cell office:value-type="string" calcext:value-type="string">
            <text:p>التُخَمَة بفتح الخاء</text:p>
          </table:table-cell>
          <table:table-cell table:style-name="ce4" table:formula="of:=[.A58]&amp;&quot;=&quot;&amp;[.B58]&amp;&quot;###&quot;&amp;[.C58]" office:value-type="string" office:string-value="التخمة=التُّخَمَة###التُخَمَة بفتح الخاء" calcext:value-type="string">
            <text:p>التخمة=التُّخَمَة###التُخَمَة بفتح الخاء</text:p>
          </table:table-cell>
        </table:table-row>
        <table:table-row table:style-name="ro1">
          <table:table-cell office:value-type="string" calcext:value-type="string">
            <text:p>تذكار</text:p>
          </table:table-cell>
          <table:table-cell office:value-type="string" calcext:value-type="string">
            <text:p>تَذْكار</text:p>
          </table:table-cell>
          <table:table-cell office:value-type="string" calcext:value-type="string">
            <text:p>التَّذْكار بفتح التاء مصدر للفعل (ذكر)</text:p>
          </table:table-cell>
          <table:table-cell table:style-name="ce4" table:formula="of:=[.A59]&amp;&quot;=&quot;&amp;[.B59]&amp;&quot;###&quot;&amp;[.C59]" office:value-type="string" office:string-value="تذكار=تَذْكار###التَّذْكار بفتح التاء مصدر للفعل (ذكر)" calcext:value-type="string">
            <text:p>تذكار=تَذْكار###التَّذْكار بفتح التاء مصدر للفعل (ذكر)</text:p>
          </table:table-cell>
        </table:table-row>
        <table:table-row table:style-name="ro1">
          <table:table-cell office:value-type="string" calcext:value-type="string">
            <text:p>التذكار</text:p>
          </table:table-cell>
          <table:table-cell office:value-type="string" calcext:value-type="string">
            <text:p>التَّذْكار</text:p>
          </table:table-cell>
          <table:table-cell office:value-type="string" calcext:value-type="string">
            <text:p>التَّذْكار بفتح التاء مصدر للفعل (ذكر)</text:p>
          </table:table-cell>
          <table:table-cell table:style-name="ce4" table:formula="of:=[.A60]&amp;&quot;=&quot;&amp;[.B60]&amp;&quot;###&quot;&amp;[.C60]" office:value-type="string" office:string-value="التذكار=التَّذْكار###التَّذْكار بفتح التاء مصدر للفعل (ذكر)" calcext:value-type="string">
            <text:p>التذكار=التَّذْكار###التَّذْكار بفتح التاء مصدر للفعل (ذكر)</text:p>
          </table:table-cell>
        </table:table-row>
        <table:table-row table:style-name="ro1">
          <table:table-cell office:value-type="string" calcext:value-type="string">
            <text:p>ترس</text:p>
          </table:table-cell>
          <table:table-cell office:value-type="string" calcext:value-type="string">
            <text:p>تُرْس</text:p>
          </table:table-cell>
          <table:table-cell office:value-type="string" calcext:value-type="string">
            <text:p>التُّرْس بضمّ التاء</text:p>
          </table:table-cell>
          <table:table-cell table:style-name="ce4" table:formula="of:=[.A61]&amp;&quot;=&quot;&amp;[.B61]&amp;&quot;###&quot;&amp;[.C61]" office:value-type="string" office:string-value="ترس=تُرْس###التُّرْس بضمّ التاء" calcext:value-type="string">
            <text:p>ترس=تُرْس###التُّرْس بضمّ التاء</text:p>
          </table:table-cell>
        </table:table-row>
        <table:table-row table:style-name="ro1">
          <table:table-cell office:value-type="string" calcext:value-type="string">
            <text:p>الترس</text:p>
          </table:table-cell>
          <table:table-cell office:value-type="string" calcext:value-type="string">
            <text:p>التُّرْس</text:p>
          </table:table-cell>
          <table:table-cell office:value-type="string" calcext:value-type="string">
            <text:p>التُّرْس بضمّ التاء</text:p>
          </table:table-cell>
          <table:table-cell table:style-name="ce4" table:formula="of:=[.A62]&amp;&quot;=&quot;&amp;[.B62]&amp;&quot;###&quot;&amp;[.C62]" office:value-type="string" office:string-value="الترس=التُّرْس###التُّرْس بضمّ التاء" calcext:value-type="string">
            <text:p>الترس=التُّرْس###التُّرْس بضمّ التاء</text:p>
          </table:table-cell>
        </table:table-row>
        <table:table-row table:style-name="ro1">
          <table:table-cell office:value-type="string" calcext:value-type="string">
            <text:p>التلمود</text:p>
          </table:table-cell>
          <table:table-cell office:value-type="string" calcext:value-type="string">
            <text:p>التَّلْمُود</text:p>
          </table:table-cell>
          <table:table-cell office:value-type="string" calcext:value-type="string">
            <text:p>التَّلْمُود بالفتح كتاب يضم شرائع اليهود</text:p>
          </table:table-cell>
          <table:table-cell table:style-name="ce4" table:formula="of:=[.A63]&amp;&quot;=&quot;&amp;[.B63]&amp;&quot;###&quot;&amp;[.C63]" office:value-type="string" office:string-value="التلمود=التَّلْمُود###التَّلْمُود بالفتح كتاب يضم شرائع اليهود" calcext:value-type="string">
            <text:p>التلمود=التَّلْمُود###التَّلْمُود بالفتح كتاب يضم شرائع اليهود</text:p>
          </table:table-cell>
        </table:table-row>
        <table:table-row table:style-name="ro1">
          <table:table-cell office:value-type="string" calcext:value-type="string">
            <text:p>تنبل</text:p>
          </table:table-cell>
          <table:table-cell office:value-type="string" calcext:value-type="string">
            <text:p>تِنْبَل</text:p>
          </table:table-cell>
          <table:table-cell office:value-type="string" calcext:value-type="string">
            <text:p>التِّنْبَل بكسر التاء خامل الذِّكر</text:p>
          </table:table-cell>
          <table:table-cell table:style-name="ce4" table:formula="of:=[.A64]&amp;&quot;=&quot;&amp;[.B64]&amp;&quot;###&quot;&amp;[.C64]" office:value-type="string" office:string-value="تنبل=تِنْبَل###التِّنْبَل بكسر التاء خامل الذِّكر" calcext:value-type="string">
            <text:p>تنبل=تِنْبَل###التِّنْبَل بكسر التاء خامل الذِّكر</text:p>
          </table:table-cell>
        </table:table-row>
        <table:table-row table:style-name="ro1">
          <table:table-cell office:value-type="string" calcext:value-type="string">
            <text:p>التنبل</text:p>
          </table:table-cell>
          <table:table-cell office:value-type="string" calcext:value-type="string">
            <text:p>التِّنْبَل</text:p>
          </table:table-cell>
          <table:table-cell office:value-type="string" calcext:value-type="string">
            <text:p>التِّنْبَل بكسر التاء خامل الذِّكر</text:p>
          </table:table-cell>
          <table:table-cell table:style-name="ce4" table:formula="of:=[.A65]&amp;&quot;=&quot;&amp;[.B65]&amp;&quot;###&quot;&amp;[.C65]" office:value-type="string" office:string-value="التنبل=التِّنْبَل###التِّنْبَل بكسر التاء خامل الذِّكر" calcext:value-type="string">
            <text:p>التنبل=التِّنْبَل###التِّنْبَل بكسر التاء خامل الذِّكر</text:p>
          </table:table-cell>
        </table:table-row>
        <table:table-row table:style-name="ro1">
          <table:table-cell office:value-type="string" calcext:value-type="string">
            <text:p>ثغرة</text:p>
          </table:table-cell>
          <table:table-cell office:value-type="string" calcext:value-type="string">
            <text:p>ثُغْرَة</text:p>
          </table:table-cell>
          <table:table-cell office:value-type="string" calcext:value-type="string">
            <text:p>الثُّغْرَة بضم الثاء</text:p>
          </table:table-cell>
          <table:table-cell table:style-name="ce4" table:formula="of:=[.A66]&amp;&quot;=&quot;&amp;[.B66]&amp;&quot;###&quot;&amp;[.C66]" office:value-type="string" office:string-value="ثغرة=ثُغْرَة###الثُّغْرَة بضم الثاء" calcext:value-type="string">
            <text:p>ثغرة=ثُغْرَة###الثُّغْرَة بضم الثاء</text:p>
          </table:table-cell>
        </table:table-row>
        <table:table-row table:style-name="ro1">
          <table:table-cell office:value-type="string" calcext:value-type="string">
            <text:p>الثغرة</text:p>
          </table:table-cell>
          <table:table-cell office:value-type="string" calcext:value-type="string">
            <text:p>الثُّغْرَة</text:p>
          </table:table-cell>
          <table:table-cell office:value-type="string" calcext:value-type="string">
            <text:p>الثُّغْرَة بضم الثاء</text:p>
          </table:table-cell>
          <table:table-cell table:style-name="ce4" table:formula="of:=[.A67]&amp;&quot;=&quot;&amp;[.B67]&amp;&quot;###&quot;&amp;[.C67]" office:value-type="string" office:string-value="الثغرة=الثُّغْرَة###الثُّغْرَة بضم الثاء" calcext:value-type="string">
            <text:p>الثغرة=الثُّغْرَة###الثُّغْرَة بضم الثاء</text:p>
          </table:table-cell>
        </table:table-row>
        <table:table-row table:style-name="ro1">
          <table:table-cell office:value-type="string" calcext:value-type="string">
            <text:p>ثكنة</text:p>
          </table:table-cell>
          <table:table-cell office:value-type="string" calcext:value-type="string">
            <text:p>ثُكْنَة</text:p>
          </table:table-cell>
          <table:table-cell office:value-type="string" calcext:value-type="string">
            <text:p>الثُّكْنَة بضم الثاء</text:p>
          </table:table-cell>
          <table:table-cell table:style-name="ce4" table:formula="of:=[.A68]&amp;&quot;=&quot;&amp;[.B68]&amp;&quot;###&quot;&amp;[.C68]" office:value-type="string" office:string-value="ثكنة=ثُكْنَة###الثُّكْنَة بضم الثاء" calcext:value-type="string">
            <text:p>ثكنة=ثُكْنَة###الثُّكْنَة بضم الثاء</text:p>
          </table:table-cell>
        </table:table-row>
        <table:table-row table:style-name="ro1">
          <table:table-cell office:value-type="string" calcext:value-type="string">
            <text:p>الثكنة</text:p>
          </table:table-cell>
          <table:table-cell office:value-type="string" calcext:value-type="string">
            <text:p>الثُّكْنَة</text:p>
          </table:table-cell>
          <table:table-cell office:value-type="string" calcext:value-type="string">
            <text:p>الثُّكْنَة بضم الثاء</text:p>
          </table:table-cell>
          <table:table-cell table:style-name="ce4" table:formula="of:=[.A69]&amp;&quot;=&quot;&amp;[.B69]&amp;&quot;###&quot;&amp;[.C69]" office:value-type="string" office:string-value="الثكنة=الثُّكْنَة###الثُّكْنَة بضم الثاء" calcext:value-type="string">
            <text:p>الثكنة=الثُّكْنَة###الثُّكْنَة بضم الثاء</text:p>
          </table:table-cell>
        </table:table-row>
        <table:table-row table:style-name="ro1">
          <table:table-cell office:value-type="string" calcext:value-type="string">
            <text:p>جبن</text:p>
          </table:table-cell>
          <table:table-cell office:value-type="string" calcext:value-type="string">
            <text:p>جُبْن|جُبُن|جُبْنة</text:p>
          </table:table-cell>
          <table:table-cell office:value-type="string" calcext:value-type="string">
            <text:p>الجُبْنُ بالضم</text:p>
          </table:table-cell>
          <table:table-cell table:style-name="ce4" table:formula="of:=[.A70]&amp;&quot;=&quot;&amp;[.B70]&amp;&quot;###&quot;&amp;[.C70]" office:value-type="string" office:string-value="جبن=جُبْن|جُبُن|جُبْنة###الجُبْنُ بالضم" calcext:value-type="string">
            <text:p>جبن=جُبْن|جُبُن|جُبْنة###الجُبْنُ بالضم</text:p>
          </table:table-cell>
        </table:table-row>
        <table:table-row table:style-name="ro1">
          <table:table-cell office:value-type="string" calcext:value-type="string">
            <text:p>جبنة</text:p>
          </table:table-cell>
          <table:table-cell office:value-type="string" calcext:value-type="string">
            <text:p>جُبْن|جُبُن|جُبْنة</text:p>
          </table:table-cell>
          <table:table-cell office:value-type="string" calcext:value-type="string">
            <text:p>الجُبْنُ بالضم</text:p>
          </table:table-cell>
          <table:table-cell table:style-name="ce4" table:formula="of:=[.A71]&amp;&quot;=&quot;&amp;[.B71]&amp;&quot;###&quot;&amp;[.C71]" office:value-type="string" office:string-value="جبنة=جُبْن|جُبُن|جُبْنة###الجُبْنُ بالضم" calcext:value-type="string">
            <text:p>جبنة=جُبْن|جُبُن|جُبْنة###الجُبْنُ بالضم</text:p>
          </table:table-cell>
        </table:table-row>
        <table:table-row table:style-name="ro1">
          <table:table-cell office:value-type="string" calcext:value-type="string">
            <text:p>الجبن</text:p>
          </table:table-cell>
          <table:table-cell office:value-type="string" calcext:value-type="string">
            <text:p>الجُبْن|الجُبُن|الجُبْنة</text:p>
          </table:table-cell>
          <table:table-cell office:value-type="string" calcext:value-type="string">
            <text:p>الجُبْنُ بالضم</text:p>
          </table:table-cell>
          <table:table-cell table:style-name="ce4" table:formula="of:=[.A72]&amp;&quot;=&quot;&amp;[.B72]&amp;&quot;###&quot;&amp;[.C72]" office:value-type="string" office:string-value="الجبن=الجُبْن|الجُبُن|الجُبْنة###الجُبْنُ بالضم" calcext:value-type="string">
            <text:p>الجبن=الجُبْن|الجُبُن|الجُبْنة###الجُبْنُ بالضم</text:p>
          </table:table-cell>
        </table:table-row>
        <table:table-row table:style-name="ro1">
          <table:table-cell office:value-type="string" calcext:value-type="string">
            <text:p>الجبنة</text:p>
          </table:table-cell>
          <table:table-cell office:value-type="string" calcext:value-type="string">
            <text:p>الجُبْن|الجُبُن|الجُبْنة</text:p>
          </table:table-cell>
          <table:table-cell office:value-type="string" calcext:value-type="string">
            <text:p>الجُبْنُ بالضم</text:p>
          </table:table-cell>
          <table:table-cell table:style-name="ce4" table:formula="of:=[.A73]&amp;&quot;=&quot;&amp;[.B73]&amp;&quot;###&quot;&amp;[.C73]" office:value-type="string" office:string-value="الجبنة=الجُبْن|الجُبُن|الجُبْنة###الجُبْنُ بالضم" calcext:value-type="string">
            <text:p>الجبنة=الجُبْن|الجُبُن|الجُبْنة###الجُبْنُ بالضم</text:p>
          </table:table-cell>
        </table:table-row>
        <table:table-row table:style-name="ro1">
          <table:table-cell office:value-type="string" calcext:value-type="string">
            <text:p>جرم سماوي</text:p>
          </table:table-cell>
          <table:table-cell office:value-type="string" calcext:value-type="string">
            <text:p>جِرْم سماوي</text:p>
          </table:table-cell>
          <table:table-cell office:value-type="string" calcext:value-type="string">
            <text:p>الِجرم السماوي بكسر الياء أما "الجُرْم" بالضمة فهو الذنب</text:p>
          </table:table-cell>
          <table:table-cell table:style-name="ce4" table:formula="of:=[.A74]&amp;&quot;=&quot;&amp;[.B74]&amp;&quot;###&quot;&amp;[.C74]" office:value-type="string" office:string-value="جرم سماوي=جِرْم سماوي###الِجرم السماوي بكسر الياء أما &quot;الجُرْم&quot; بالضمة فهو الذنب" calcext:value-type="string">
            <text:p>جرم سماوي=جِرْم سماوي###الِجرم السماوي بكسر الياء أما "الجُرْم" بالضمة فهو الذنب</text:p>
          </table:table-cell>
        </table:table-row>
        <table:table-row table:style-name="ro1">
          <table:table-cell office:value-type="string" calcext:value-type="string">
            <text:p>جعبة</text:p>
          </table:table-cell>
          <table:table-cell office:value-type="string" calcext:value-type="string">
            <text:p>جَعْبة</text:p>
          </table:table-cell>
          <table:table-cell office:value-type="string" calcext:value-type="string">
            <text:p>الجَعبة بالفتح أصوب</text:p>
          </table:table-cell>
          <table:table-cell table:style-name="ce4" table:formula="of:=[.A75]&amp;&quot;=&quot;&amp;[.B75]&amp;&quot;###&quot;&amp;[.C75]" office:value-type="string" office:string-value="جعبة=جَعْبة###الجَعبة بالفتح أصوب" calcext:value-type="string">
            <text:p>جعبة=جَعْبة###الجَعبة بالفتح أصوب</text:p>
          </table:table-cell>
        </table:table-row>
        <table:table-row table:style-name="ro1">
          <table:table-cell office:value-type="string" calcext:value-type="string">
            <text:p>الجعبة</text:p>
          </table:table-cell>
          <table:table-cell office:value-type="string" calcext:value-type="string">
            <text:p>الجَعْبة</text:p>
          </table:table-cell>
          <table:table-cell office:value-type="string" calcext:value-type="string">
            <text:p>الجَعبة بالفتح أصوب</text:p>
          </table:table-cell>
          <table:table-cell table:style-name="ce4" table:formula="of:=[.A76]&amp;&quot;=&quot;&amp;[.B76]&amp;&quot;###&quot;&amp;[.C76]" office:value-type="string" office:string-value="الجعبة=الجَعْبة###الجَعبة بالفتح أصوب" calcext:value-type="string">
            <text:p>الجعبة=الجَعْبة###الجَعبة بالفتح أصوب</text:p>
          </table:table-cell>
        </table:table-row>
        <table:table-row table:style-name="ro1">
          <table:table-cell office:value-type="string" calcext:value-type="string">
            <text:p>جفن</text:p>
          </table:table-cell>
          <table:table-cell office:value-type="string" calcext:value-type="string">
            <text:p>جَفْن</text:p>
          </table:table-cell>
          <table:table-cell office:value-type="string" calcext:value-type="string">
            <text:p>الجَفن بفتح الجيم</text:p>
          </table:table-cell>
          <table:table-cell table:style-name="ce4" table:formula="of:=[.A77]&amp;&quot;=&quot;&amp;[.B77]&amp;&quot;###&quot;&amp;[.C77]" office:value-type="string" office:string-value="جفن=جَفْن###الجَفن بفتح الجيم" calcext:value-type="string">
            <text:p>جفن=جَفْن###الجَفن بفتح الجيم</text:p>
          </table:table-cell>
        </table:table-row>
        <table:table-row table:style-name="ro1">
          <table:table-cell office:value-type="string" calcext:value-type="string">
            <text:p>الجفن</text:p>
          </table:table-cell>
          <table:table-cell office:value-type="string" calcext:value-type="string">
            <text:p>الجَفْن</text:p>
          </table:table-cell>
          <table:table-cell office:value-type="string" calcext:value-type="string">
            <text:p>الجَفن بفتح الجيم</text:p>
          </table:table-cell>
          <table:table-cell table:style-name="ce4" table:formula="of:=[.A78]&amp;&quot;=&quot;&amp;[.B78]&amp;&quot;###&quot;&amp;[.C78]" office:value-type="string" office:string-value="الجفن=الجَفْن###الجَفن بفتح الجيم" calcext:value-type="string">
            <text:p>الجفن=الجَفْن###الجَفن بفتح الجيم</text:p>
          </table:table-cell>
        </table:table-row>
        <table:table-row table:style-name="ro1">
          <table:table-cell office:value-type="string" calcext:value-type="string">
            <text:p>جلطة</text:p>
          </table:table-cell>
          <table:table-cell office:value-type="string" calcext:value-type="string">
            <text:p>جُلْطَة</text:p>
          </table:table-cell>
          <table:table-cell office:value-type="string" calcext:value-type="string">
            <text:p>الجُلطة الدموية بضم الجيم</text:p>
          </table:table-cell>
          <table:table-cell table:style-name="ce4" table:formula="of:=[.A79]&amp;&quot;=&quot;&amp;[.B79]&amp;&quot;###&quot;&amp;[.C79]" office:value-type="string" office:string-value="جلطة=جُلْطَة###الجُلطة الدموية بضم الجيم" calcext:value-type="string">
            <text:p>جلطة=جُلْطَة###الجُلطة الدموية بضم الجيم</text:p>
          </table:table-cell>
        </table:table-row>
        <table:table-row table:style-name="ro1">
          <table:table-cell office:value-type="string" calcext:value-type="string">
            <text:p>جمهور</text:p>
          </table:table-cell>
          <table:table-cell office:value-type="string" calcext:value-type="string">
            <text:p>جَمهور</text:p>
          </table:table-cell>
          <table:table-cell office:value-type="string" calcext:value-type="string">
            <text:p>الجَمهور بضم الجيم</text:p>
          </table:table-cell>
          <table:table-cell table:style-name="ce4" table:formula="of:=[.A80]&amp;&quot;=&quot;&amp;[.B80]&amp;&quot;###&quot;&amp;[.C80]" office:value-type="string" office:string-value="جمهور=جَمهور###الجَمهور بضم الجيم" calcext:value-type="string">
            <text:p>جمهور=جَمهور###الجَمهور بضم الجيم</text:p>
          </table:table-cell>
        </table:table-row>
        <table:table-row table:style-name="ro1">
          <table:table-cell office:value-type="string" calcext:value-type="string">
            <text:p>الجمهور</text:p>
          </table:table-cell>
          <table:table-cell office:value-type="string" calcext:value-type="string">
            <text:p>الجَمهور</text:p>
          </table:table-cell>
          <table:table-cell office:value-type="string" calcext:value-type="string">
            <text:p>الجُمهور بضم الجيم</text:p>
          </table:table-cell>
          <table:table-cell table:style-name="ce4" table:formula="of:=[.A81]&amp;&quot;=&quot;&amp;[.B81]&amp;&quot;###&quot;&amp;[.C81]" office:value-type="string" office:string-value="الجمهور=الجَمهور###الجُمهور بضم الجيم" calcext:value-type="string">
            <text:p>الجمهور=الجَمهور###الجُمهور بضم الجيم</text:p>
          </table:table-cell>
        </table:table-row>
        <table:table-row table:style-name="ro1">
          <table:table-cell office:value-type="string" calcext:value-type="string">
            <text:p>جنوب</text:p>
          </table:table-cell>
          <table:table-cell office:value-type="string" calcext:value-type="string">
            <text:p>جَنُوب</text:p>
          </table:table-cell>
          <table:table-cell office:value-type="string" calcext:value-type="string">
            <text:p>الجَنُوب بفتح الجيم</text:p>
          </table:table-cell>
          <table:table-cell table:style-name="ce4" table:formula="of:=[.A82]&amp;&quot;=&quot;&amp;[.B82]&amp;&quot;###&quot;&amp;[.C82]" office:value-type="string" office:string-value="جنوب=جَنُوب###الجَنُوب بفتح الجيم" calcext:value-type="string">
            <text:p>جنوب=جَنُوب###الجَنُوب بفتح الجيم</text:p>
          </table:table-cell>
        </table:table-row>
        <table:table-row table:style-name="ro1">
          <table:table-cell office:value-type="string" calcext:value-type="string">
            <text:p>الجنوب</text:p>
          </table:table-cell>
          <table:table-cell office:value-type="string" calcext:value-type="string">
            <text:p>الجَنُوب</text:p>
          </table:table-cell>
          <table:table-cell office:value-type="string" calcext:value-type="string">
            <text:p>الجَنُوب بفتح الجيم</text:p>
          </table:table-cell>
          <table:table-cell table:style-name="ce4" table:formula="of:=[.A83]&amp;&quot;=&quot;&amp;[.B83]&amp;&quot;###&quot;&amp;[.C83]" office:value-type="string" office:string-value="الجنوب=الجَنُوب###الجَنُوب بفتح الجيم" calcext:value-type="string">
            <text:p>الجنوب=الجَنُوب###الجَنُوب بفتح الجيم</text:p>
          </table:table-cell>
        </table:table-row>
        <table:table-row table:style-name="ro1">
          <table:table-cell office:value-type="string" calcext:value-type="string">
            <text:p>جهبذ</text:p>
          </table:table-cell>
          <table:table-cell office:value-type="string" calcext:value-type="string">
            <text:p>جِهْبِذ</text:p>
          </table:table-cell>
          <table:table-cell office:value-type="string" calcext:value-type="string">
            <text:p>الجِهبذ بكسر الجيم</text:p>
          </table:table-cell>
          <table:table-cell table:style-name="ce4" table:formula="of:=[.A84]&amp;&quot;=&quot;&amp;[.B84]&amp;&quot;###&quot;&amp;[.C84]" office:value-type="string" office:string-value="جهبذ=جِهْبِذ###الجِهبذ بكسر الجيم" calcext:value-type="string">
            <text:p>جهبذ=جِهْبِذ###الجِهبذ بكسر الجيم</text:p>
          </table:table-cell>
        </table:table-row>
        <table:table-row table:style-name="ro1">
          <table:table-cell office:value-type="string" calcext:value-type="string">
            <text:p>الجهبذ</text:p>
          </table:table-cell>
          <table:table-cell office:value-type="string" calcext:value-type="string">
            <text:p>الجِهْبِذ</text:p>
          </table:table-cell>
          <table:table-cell office:value-type="string" calcext:value-type="string">
            <text:p>الجِهبذ بكسر الجيم</text:p>
          </table:table-cell>
          <table:table-cell table:style-name="ce4" table:formula="of:=[.A85]&amp;&quot;=&quot;&amp;[.B85]&amp;&quot;###&quot;&amp;[.C85]" office:value-type="string" office:string-value="الجهبذ=الجِهْبِذ###الجِهبذ بكسر الجيم" calcext:value-type="string">
            <text:p>الجهبذ=الجِهْبِذ###الجِهبذ بكسر الجيم</text:p>
          </table:table-cell>
        </table:table-row>
        <table:table-row table:style-name="ro1">
          <table:table-cell office:value-type="string" calcext:value-type="string">
            <text:p>هضبة الجولان</text:p>
          </table:table-cell>
          <table:table-cell office:value-type="string" calcext:value-type="string">
            <text:p>هضبة الجَوْلان</text:p>
          </table:table-cell>
          <table:table-cell office:value-type="string" calcext:value-type="string">
            <text:p>الجَوْلان بالفتح</text:p>
          </table:table-cell>
          <table:table-cell table:style-name="ce4" table:formula="of:=[.A86]&amp;&quot;=&quot;&amp;[.B86]&amp;&quot;###&quot;&amp;[.C86]" office:value-type="string" office:string-value="هضبة الجولان=هضبة الجَوْلان###الجَوْلان بالفتح" calcext:value-type="string">
            <text:p>هضبة الجولان=هضبة الجَوْلان###الجَوْلان بالفتح</text:p>
          </table:table-cell>
        </table:table-row>
        <table:table-row table:style-name="ro1">
          <table:table-cell office:value-type="string" calcext:value-type="string">
            <text:p>حافة</text:p>
          </table:table-cell>
          <table:table-cell office:value-type="string" calcext:value-type="string">
            <text:p>حافَة</text:p>
          </table:table-cell>
          <table:table-cell office:value-type="string" calcext:value-type="string">
            <text:p>الحافة دون تشديد الفاء</text:p>
          </table:table-cell>
          <table:table-cell table:style-name="ce4" table:formula="of:=[.A87]&amp;&quot;=&quot;&amp;[.B87]&amp;&quot;###&quot;&amp;[.C87]" office:value-type="string" office:string-value="حافة=حافَة###الحافة دون تشديد الفاء" calcext:value-type="string">
            <text:p>حافة=حافَة###الحافة دون تشديد الفاء</text:p>
          </table:table-cell>
        </table:table-row>
        <table:table-row table:style-name="ro1">
          <table:table-cell office:value-type="string" calcext:value-type="string">
            <text:p>الحافة</text:p>
          </table:table-cell>
          <table:table-cell office:value-type="string" calcext:value-type="string">
            <text:p>الحافَة</text:p>
          </table:table-cell>
          <table:table-cell office:value-type="string" calcext:value-type="string">
            <text:p>الحافة دون تشديد الفاء</text:p>
          </table:table-cell>
          <table:table-cell table:style-name="ce4" table:formula="of:=[.A88]&amp;&quot;=&quot;&amp;[.B88]&amp;&quot;###&quot;&amp;[.C88]" office:value-type="string" office:string-value="الحافة=الحافَة###الحافة دون تشديد الفاء" calcext:value-type="string">
            <text:p>الحافة=الحافَة###الحافة دون تشديد الفاء</text:p>
          </table:table-cell>
        </table:table-row>
        <table:table-row table:style-name="ro1">
          <table:table-cell office:value-type="string" calcext:value-type="string">
            <text:p>حزمة</text:p>
          </table:table-cell>
          <table:table-cell office:value-type="string" calcext:value-type="string">
            <text:p>حُزْمَة</text:p>
          </table:table-cell>
          <table:table-cell office:value-type="string" calcext:value-type="string">
            <text:p>الحُزْمَة بضم الحاء، مثل حُزمة الحطب.</text:p>
          </table:table-cell>
          <table:table-cell table:style-name="ce4" table:formula="of:=[.A89]&amp;&quot;=&quot;&amp;[.B89]&amp;&quot;###&quot;&amp;[.C89]" office:value-type="string" office:string-value="حزمة=حُزْمَة###الحُزْمَة بضم الحاء، مثل حُزمة الحطب." calcext:value-type="string">
            <text:p>حزمة=حُزْمَة###الحُزْمَة بضم الحاء، مثل حُزمة الحطب.</text:p>
          </table:table-cell>
        </table:table-row>
        <table:table-row table:style-name="ro1">
          <table:table-cell office:value-type="string" calcext:value-type="string">
            <text:p>الحزمة</text:p>
          </table:table-cell>
          <table:table-cell office:value-type="string" calcext:value-type="string">
            <text:p>الحُزْمَة</text:p>
          </table:table-cell>
          <table:table-cell office:value-type="string" calcext:value-type="string">
            <text:p>الحُزْمَة بضم الحاء، مثل حُزمة الحطب.</text:p>
          </table:table-cell>
          <table:table-cell table:style-name="ce4" table:formula="of:=[.A90]&amp;&quot;=&quot;&amp;[.B90]&amp;&quot;###&quot;&amp;[.C90]" office:value-type="string" office:string-value="الحزمة=الحُزْمَة###الحُزْمَة بضم الحاء، مثل حُزمة الحطب." calcext:value-type="string">
            <text:p>الحزمة=الحُزْمَة###الحُزْمَة بضم الحاء، مثل حُزمة الحطب.</text:p>
          </table:table-cell>
        </table:table-row>
        <table:table-row table:style-name="ro1">
          <table:table-cell office:value-type="string" calcext:value-type="string">
            <text:p>حساء</text:p>
          </table:table-cell>
          <table:table-cell office:value-type="string" calcext:value-type="string">
            <text:p>حَساء</text:p>
          </table:table-cell>
          <table:table-cell office:value-type="string" calcext:value-type="string">
            <text:p>الحِساء بكسر الحاء</text:p>
          </table:table-cell>
          <table:table-cell table:style-name="ce4" table:formula="of:=[.A91]&amp;&quot;=&quot;&amp;[.B91]&amp;&quot;###&quot;&amp;[.C91]" office:value-type="string" office:string-value="حساء=حَساء###الحِساء بكسر الحاء" calcext:value-type="string">
            <text:p>حساء=حَساء###الحِساء بكسر الحاء</text:p>
          </table:table-cell>
        </table:table-row>
        <table:table-row table:style-name="ro1">
          <table:table-cell office:value-type="string" calcext:value-type="string">
            <text:p>الحساء</text:p>
          </table:table-cell>
          <table:table-cell office:value-type="string" calcext:value-type="string">
            <text:p>الحَساء</text:p>
          </table:table-cell>
          <table:table-cell office:value-type="string" calcext:value-type="string">
            <text:p>الحِساء بكسر الحاء</text:p>
          </table:table-cell>
          <table:table-cell table:style-name="ce4" table:formula="of:=[.A92]&amp;&quot;=&quot;&amp;[.B92]&amp;&quot;###&quot;&amp;[.C92]" office:value-type="string" office:string-value="الحساء=الحَساء###الحِساء بكسر الحاء" calcext:value-type="string">
            <text:p>الحساء=الحَساء###الحِساء بكسر الحاء</text:p>
          </table:table-cell>
        </table:table-row>
        <table:table-row table:style-name="ro1">
          <table:table-cell office:value-type="string" calcext:value-type="string">
            <text:p>حطام</text:p>
          </table:table-cell>
          <table:table-cell office:value-type="string" calcext:value-type="string">
            <text:p>حُطَام</text:p>
          </table:table-cell>
          <table:table-cell office:value-type="string" calcext:value-type="string">
            <text:p>الحُطَام بضم الحاء</text:p>
          </table:table-cell>
          <table:table-cell table:style-name="ce4" table:formula="of:=[.A93]&amp;&quot;=&quot;&amp;[.B93]&amp;&quot;###&quot;&amp;[.C93]" office:value-type="string" office:string-value="حطام=حُطَام###الحُطَام بضم الحاء" calcext:value-type="string">
            <text:p>حطام=حُطَام###الحُطَام بضم الحاء</text:p>
          </table:table-cell>
        </table:table-row>
        <table:table-row table:style-name="ro1">
          <table:table-cell office:value-type="string" calcext:value-type="string">
            <text:p>الحطام</text:p>
          </table:table-cell>
          <table:table-cell office:value-type="string" calcext:value-type="string">
            <text:p>الحُطَام</text:p>
          </table:table-cell>
          <table:table-cell office:value-type="string" calcext:value-type="string">
            <text:p>الحُطَام بضم الحاء</text:p>
          </table:table-cell>
          <table:table-cell table:style-name="ce4" table:formula="of:=[.A94]&amp;&quot;=&quot;&amp;[.B94]&amp;&quot;###&quot;&amp;[.C94]" office:value-type="string" office:string-value="الحطام=الحُطَام###الحُطَام بضم الحاء" calcext:value-type="string">
            <text:p>الحطام=الحُطَام###الحُطَام بضم الحاء</text:p>
          </table:table-cell>
        </table:table-row>
        <table:table-row table:style-name="ro1">
          <table:table-cell office:value-type="string" calcext:value-type="string">
            <text:p>حقبة</text:p>
          </table:table-cell>
          <table:table-cell office:value-type="string" calcext:value-type="string">
            <text:p>حِقْبَة</text:p>
          </table:table-cell>
          <table:table-cell office:value-type="string" calcext:value-type="string">
            <text:p>الحِقْبَة بكسر الحاء</text:p>
          </table:table-cell>
          <table:table-cell table:style-name="ce4" table:formula="of:=[.A95]&amp;&quot;=&quot;&amp;[.B95]&amp;&quot;###&quot;&amp;[.C95]" office:value-type="string" office:string-value="حقبة=حِقْبَة###الحِقْبَة بكسر الحاء" calcext:value-type="string">
            <text:p>حقبة=حِقْبَة###الحِقْبَة بكسر الحاء</text:p>
          </table:table-cell>
        </table:table-row>
        <table:table-row table:style-name="ro1">
          <table:table-cell office:value-type="string" calcext:value-type="string">
            <text:p>الحقبة</text:p>
          </table:table-cell>
          <table:table-cell office:value-type="string" calcext:value-type="string">
            <text:p>الحِقْبَة</text:p>
          </table:table-cell>
          <table:table-cell office:value-type="string" calcext:value-type="string">
            <text:p>الحِقْبَة بكسر الحاء</text:p>
          </table:table-cell>
          <table:table-cell table:style-name="ce4" table:formula="of:=[.A96]&amp;&quot;=&quot;&amp;[.B96]&amp;&quot;###&quot;&amp;[.C96]" office:value-type="string" office:string-value="الحقبة=الحِقْبَة###الحِقْبَة بكسر الحاء" calcext:value-type="string">
            <text:p>الحقبة=الحِقْبَة###الحِقْبَة بكسر الحاء</text:p>
          </table:table-cell>
        </table:table-row>
        <table:table-row table:style-name="ro1">
          <table:table-cell office:value-type="string" calcext:value-type="string">
            <text:p>حلقوم</text:p>
          </table:table-cell>
          <table:table-cell office:value-type="string" calcext:value-type="string">
            <text:p>حُلْقُوم</text:p>
          </table:table-cell>
          <table:table-cell office:value-type="string" calcext:value-type="string">
            <text:p>الحُلقوم بضم الحاء كقوله تعالى: "فلولا إذا بلغت الحلقوم"</text:p>
          </table:table-cell>
          <table:table-cell table:style-name="ce4" table:formula="of:=[.A97]&amp;&quot;=&quot;&amp;[.B97]&amp;&quot;###&quot;&amp;[.C97]" office:value-type="string" office:string-value="حلقوم=حُلْقُوم###الحُلقوم بضم الحاء كقوله تعالى: &quot;فلولا إذا بلغت الحلقوم&quot;" calcext:value-type="string">
            <text:p>حلقوم=حُلْقُوم###الحُلقوم بضم الحاء كقوله تعالى: "فلولا إذا بلغت الحلقوم"</text:p>
          </table:table-cell>
        </table:table-row>
        <table:table-row table:style-name="ro1">
          <table:table-cell office:value-type="string" calcext:value-type="string">
            <text:p>الحلقوم</text:p>
          </table:table-cell>
          <table:table-cell office:value-type="string" calcext:value-type="string">
            <text:p>الحُلْقُوم</text:p>
          </table:table-cell>
          <table:table-cell office:value-type="string" calcext:value-type="string">
            <text:p>الحُلقوم بضم الحاء كقوله تعالى: "فلولا إذا بلغت الحلقوم"</text:p>
          </table:table-cell>
          <table:table-cell table:style-name="ce4" table:formula="of:=[.A98]&amp;&quot;=&quot;&amp;[.B98]&amp;&quot;###&quot;&amp;[.C98]" office:value-type="string" office:string-value="الحلقوم=الحُلْقُوم###الحُلقوم بضم الحاء كقوله تعالى: &quot;فلولا إذا بلغت الحلقوم&quot;" calcext:value-type="string">
            <text:p>الحلقوم=الحُلْقُوم###الحُلقوم بضم الحاء كقوله تعالى: "فلولا إذا بلغت الحلقوم"</text:p>
          </table:table-cell>
        </table:table-row>
        <table:table-row table:style-name="ro1">
          <table:table-cell office:value-type="string" calcext:value-type="string">
            <text:p>حمص</text:p>
          </table:table-cell>
          <table:table-cell office:value-type="string" calcext:value-type="string">
            <text:p>حِمِّص|حِمَّص</text:p>
          </table:table-cell>
          <table:table-cell office:value-type="string" calcext:value-type="string">
            <text:p>الحِمِّص أو الحِمَّص بكسر الحاء</text:p>
          </table:table-cell>
          <table:table-cell table:style-name="ce4" table:formula="of:=[.A99]&amp;&quot;=&quot;&amp;[.B99]&amp;&quot;###&quot;&amp;[.C99]" office:value-type="string" office:string-value="حمص=حِمِّص|حِمَّص###الحِمِّص أو الحِمَّص بكسر الحاء" calcext:value-type="string">
            <text:p>حمص=حِمِّص|حِمَّص###الحِمِّص أو الحِمَّص بكسر الحاء</text:p>
          </table:table-cell>
        </table:table-row>
        <table:table-row table:style-name="ro1">
          <table:table-cell office:value-type="string" calcext:value-type="string">
            <text:p>الحمص</text:p>
          </table:table-cell>
          <table:table-cell office:value-type="string" calcext:value-type="string">
            <text:p>الحِمِّص|الحِمَّص</text:p>
          </table:table-cell>
          <table:table-cell office:value-type="string" calcext:value-type="string">
            <text:p>الحِمِّص أو الحِمَّص بكسر الحاء</text:p>
          </table:table-cell>
          <table:table-cell table:style-name="ce4" table:formula="of:=[.A100]&amp;&quot;=&quot;&amp;[.B100]&amp;&quot;###&quot;&amp;[.C100]" office:value-type="string" office:string-value="الحمص=الحِمِّص|الحِمَّص###الحِمِّص أو الحِمَّص بكسر الحاء" calcext:value-type="string">
            <text:p>الحمص=الحِمِّص|الحِمَّص###الحِمِّص أو الحِمَّص بكسر الحاء</text:p>
          </table:table-cell>
        </table:table-row>
        <table:table-row table:style-name="ro1">
          <table:table-cell office:value-type="string" calcext:value-type="string">
            <text:p>حنجرة</text:p>
          </table:table-cell>
          <table:table-cell office:value-type="string" calcext:value-type="string">
            <text:p>حَنْجَرة</text:p>
          </table:table-cell>
          <table:table-cell office:value-type="string" calcext:value-type="string">
            <text:p>الحَنجرة بفتح الحاء</text:p>
          </table:table-cell>
          <table:table-cell table:style-name="ce4" table:formula="of:=[.A101]&amp;&quot;=&quot;&amp;[.B101]&amp;&quot;###&quot;&amp;[.C101]" office:value-type="string" office:string-value="حنجرة=حَنْجَرة###الحَنجرة بفتح الحاء" calcext:value-type="string">
            <text:p>حنجرة=حَنْجَرة###الحَنجرة بفتح الحاء</text:p>
          </table:table-cell>
        </table:table-row>
        <table:table-row table:style-name="ro1">
          <table:table-cell office:value-type="string" calcext:value-type="string">
            <text:p>الحنجرة</text:p>
          </table:table-cell>
          <table:table-cell office:value-type="string" calcext:value-type="string">
            <text:p>الحَنْجَرة</text:p>
          </table:table-cell>
          <table:table-cell office:value-type="string" calcext:value-type="string">
            <text:p>الحَنجرة بفتح الحاء</text:p>
          </table:table-cell>
          <table:table-cell table:style-name="ce4" table:formula="of:=[.A102]&amp;&quot;=&quot;&amp;[.B102]&amp;&quot;###&quot;&amp;[.C102]" office:value-type="string" office:string-value="الحنجرة=الحَنْجَرة###الحَنجرة بفتح الحاء" calcext:value-type="string">
            <text:p>الحنجرة=الحَنْجَرة###الحَنجرة بفتح الحاء</text:p>
          </table:table-cell>
        </table:table-row>
        <table:table-row table:style-name="ro1">
          <table:table-cell office:value-type="string" calcext:value-type="string">
            <text:p>حنكة</text:p>
          </table:table-cell>
          <table:table-cell office:value-type="string" calcext:value-type="string">
            <text:p>حُنْكَة</text:p>
          </table:table-cell>
          <table:table-cell office:value-type="string" calcext:value-type="string">
            <text:p>الحُنْكَة بضم الحاء</text:p>
          </table:table-cell>
          <table:table-cell table:style-name="ce4" table:formula="of:=[.A103]&amp;&quot;=&quot;&amp;[.B103]&amp;&quot;###&quot;&amp;[.C103]" office:value-type="string" office:string-value="حنكة=حُنْكَة###الحُنْكَة بضم الحاء" calcext:value-type="string">
            <text:p>حنكة=حُنْكَة###الحُنْكَة بضم الحاء</text:p>
          </table:table-cell>
        </table:table-row>
        <table:table-row table:style-name="ro1">
          <table:table-cell office:value-type="string" calcext:value-type="string">
            <text:p>الحنكة</text:p>
          </table:table-cell>
          <table:table-cell office:value-type="string" calcext:value-type="string">
            <text:p>الحُنْكَة</text:p>
          </table:table-cell>
          <table:table-cell office:value-type="string" calcext:value-type="string">
            <text:p>الحُنْكَة بضم الحاء</text:p>
          </table:table-cell>
          <table:table-cell table:style-name="ce4" table:formula="of:=[.A104]&amp;&quot;=&quot;&amp;[.B104]&amp;&quot;###&quot;&amp;[.C104]" office:value-type="string" office:string-value="الحنكة=الحُنْكَة###الحُنْكَة بضم الحاء" calcext:value-type="string">
            <text:p>الحنكة=الحُنْكَة###الحُنْكَة بضم الحاء</text:p>
          </table:table-cell>
        </table:table-row>
        <table:table-row table:style-name="ro1">
          <table:table-cell office:value-type="string" calcext:value-type="string">
            <text:p>حوالة</text:p>
          </table:table-cell>
          <table:table-cell office:value-type="string" calcext:value-type="string">
            <text:p>حَوالة</text:p>
          </table:table-cell>
          <table:table-cell office:value-type="string" calcext:value-type="string">
            <text:p>الحوالة بفتح الحاء</text:p>
          </table:table-cell>
          <table:table-cell table:style-name="ce4" table:formula="of:=[.A105]&amp;&quot;=&quot;&amp;[.B105]&amp;&quot;###&quot;&amp;[.C105]" office:value-type="string" office:string-value="حوالة=حَوالة###الحوالة بفتح الحاء" calcext:value-type="string">
            <text:p>حوالة=حَوالة###الحوالة بفتح الحاء</text:p>
          </table:table-cell>
        </table:table-row>
        <table:table-row table:style-name="ro1">
          <table:table-cell office:value-type="string" calcext:value-type="string">
            <text:p>الحوالة</text:p>
          </table:table-cell>
          <table:table-cell office:value-type="string" calcext:value-type="string">
            <text:p>الحَوالة</text:p>
          </table:table-cell>
          <table:table-cell office:value-type="string" calcext:value-type="string">
            <text:p>الحوالة بفتح الحاء</text:p>
          </table:table-cell>
          <table:table-cell table:style-name="ce4" table:formula="of:=[.A106]&amp;&quot;=&quot;&amp;[.B106]&amp;&quot;###&quot;&amp;[.C106]" office:value-type="string" office:string-value="الحوالة=الحَوالة###الحوالة بفتح الحاء" calcext:value-type="string">
            <text:p>الحوالة=الحَوالة###الحوالة بفتح الحاء</text:p>
          </table:table-cell>
        </table:table-row>
        <table:table-row table:style-name="ro1">
          <table:table-cell office:value-type="string" calcext:value-type="string">
            <text:p>حيرة</text:p>
          </table:table-cell>
          <table:table-cell office:value-type="string" calcext:value-type="string">
            <text:p>حَيْرَة</text:p>
          </table:table-cell>
          <table:table-cell office:value-type="string" calcext:value-type="string">
            <text:p>الحَيْرَة بفتح الحاء</text:p>
          </table:table-cell>
          <table:table-cell table:style-name="ce4" table:formula="of:=[.A107]&amp;&quot;=&quot;&amp;[.B107]&amp;&quot;###&quot;&amp;[.C107]" office:value-type="string" office:string-value="حيرة=حَيْرَة###الحَيْرَة بفتح الحاء" calcext:value-type="string">
            <text:p>حيرة=حَيْرَة###الحَيْرَة بفتح الحاء</text:p>
          </table:table-cell>
        </table:table-row>
        <table:table-row table:style-name="ro1">
          <table:table-cell office:value-type="string" calcext:value-type="string">
            <text:p>الحيرة</text:p>
          </table:table-cell>
          <table:table-cell office:value-type="string" calcext:value-type="string">
            <text:p>الحَيْرَة</text:p>
          </table:table-cell>
          <table:table-cell office:value-type="string" calcext:value-type="string">
            <text:p>الحَيْرَة بفتح الحاء</text:p>
          </table:table-cell>
          <table:table-cell table:style-name="ce4" table:formula="of:=[.A108]&amp;&quot;=&quot;&amp;[.B108]&amp;&quot;###&quot;&amp;[.C108]" office:value-type="string" office:string-value="الحيرة=الحَيْرَة###الحَيْرَة بفتح الحاء" calcext:value-type="string">
            <text:p>الحيرة=الحَيْرَة###الحَيْرَة بفتح الحاء</text:p>
          </table:table-cell>
        </table:table-row>
        <table:table-row table:style-name="ro1">
          <table:table-cell office:value-type="string" calcext:value-type="string">
            <text:p>ختم</text:p>
          </table:table-cell>
          <table:table-cell office:value-type="string" calcext:value-type="string">
            <text:p>خَتْم</text:p>
          </table:table-cell>
          <table:table-cell office:value-type="string" calcext:value-type="string">
            <text:p>الخَتْم بفتح الخاء هو كل ما يختم به</text:p>
          </table:table-cell>
          <table:table-cell table:style-name="ce4" table:formula="of:=[.A109]&amp;&quot;=&quot;&amp;[.B109]&amp;&quot;###&quot;&amp;[.C109]" office:value-type="string" office:string-value="ختم=خَتْم###الخَتْم بفتح الخاء هو كل ما يختم به" calcext:value-type="string">
            <text:p>ختم=خَتْم###الخَتْم بفتح الخاء هو كل ما يختم به</text:p>
          </table:table-cell>
        </table:table-row>
        <table:table-row table:style-name="ro1">
          <table:table-cell office:value-type="string" calcext:value-type="string">
            <text:p>الختم</text:p>
          </table:table-cell>
          <table:table-cell office:value-type="string" calcext:value-type="string">
            <text:p>الخَتْم</text:p>
          </table:table-cell>
          <table:table-cell office:value-type="string" calcext:value-type="string">
            <text:p>الخَتْم بفتح الخاء هو كل ما يختم به</text:p>
          </table:table-cell>
          <table:table-cell table:style-name="ce4" table:formula="of:=[.A110]&amp;&quot;=&quot;&amp;[.B110]&amp;&quot;###&quot;&amp;[.C110]" office:value-type="string" office:string-value="الختم=الخَتْم###الخَتْم بفتح الخاء هو كل ما يختم به" calcext:value-type="string">
            <text:p>الختم=الخَتْم###الخَتْم بفتح الخاء هو كل ما يختم به</text:p>
          </table:table-cell>
        </table:table-row>
        <table:table-row table:style-name="ro1">
          <table:table-cell office:value-type="string" calcext:value-type="string">
            <text:p>خذلان</text:p>
          </table:table-cell>
          <table:table-cell office:value-type="string" calcext:value-type="string">
            <text:p>خِذْلان</text:p>
          </table:table-cell>
          <table:table-cell office:value-type="string" calcext:value-type="string">
            <text:p>الخِذْلان بكسر الخاء</text:p>
          </table:table-cell>
          <table:table-cell table:style-name="ce4" table:formula="of:=[.A111]&amp;&quot;=&quot;&amp;[.B111]&amp;&quot;###&quot;&amp;[.C111]" office:value-type="string" office:string-value="خذلان=خِذْلان###الخِذْلان بكسر الخاء" calcext:value-type="string">
            <text:p>خذلان=خِذْلان###الخِذْلان بكسر الخاء</text:p>
          </table:table-cell>
        </table:table-row>
        <table:table-row table:style-name="ro1">
          <table:table-cell office:value-type="string" calcext:value-type="string">
            <text:p>الخذلان</text:p>
          </table:table-cell>
          <table:table-cell office:value-type="string" calcext:value-type="string">
            <text:p>الخِذْلان</text:p>
          </table:table-cell>
          <table:table-cell office:value-type="string" calcext:value-type="string">
            <text:p>الخِذْلان بكسر الخاء</text:p>
          </table:table-cell>
          <table:table-cell table:style-name="ce4" table:formula="of:=[.A112]&amp;&quot;=&quot;&amp;[.B112]&amp;&quot;###&quot;&amp;[.C112]" office:value-type="string" office:string-value="الخذلان=الخِذْلان###الخِذْلان بكسر الخاء" calcext:value-type="string">
            <text:p>الخذلان=الخِذْلان###الخِذْلان بكسر الخاء</text:p>
          </table:table-cell>
        </table:table-row>
        <table:table-row table:style-name="ro1">
          <table:table-cell office:value-type="string" calcext:value-type="string">
            <text:p>خرطوم</text:p>
          </table:table-cell>
          <table:table-cell office:value-type="string" calcext:value-type="string">
            <text:p>خُرْطُوم</text:p>
          </table:table-cell>
          <table:table-cell office:value-type="string" calcext:value-type="string">
            <text:p>الخُرْطُوم بضم الخاء</text:p>
          </table:table-cell>
          <table:table-cell table:style-name="ce4" table:formula="of:=[.A113]&amp;&quot;=&quot;&amp;[.B113]&amp;&quot;###&quot;&amp;[.C113]" office:value-type="string" office:string-value="خرطوم=خُرْطُوم###الخُرْطُوم بضم الخاء" calcext:value-type="string">
            <text:p>خرطوم=خُرْطُوم###الخُرْطُوم بضم الخاء</text:p>
          </table:table-cell>
        </table:table-row>
        <table:table-row table:style-name="ro1">
          <table:table-cell office:value-type="string" calcext:value-type="string">
            <text:p>الخرطوم</text:p>
          </table:table-cell>
          <table:table-cell office:value-type="string" calcext:value-type="string">
            <text:p>الخُرْطُوم</text:p>
          </table:table-cell>
          <table:table-cell office:value-type="string" calcext:value-type="string">
            <text:p>الخُرْطُوم بضم الخاء</text:p>
          </table:table-cell>
          <table:table-cell table:style-name="ce4" table:formula="of:=[.A114]&amp;&quot;=&quot;&amp;[.B114]&amp;&quot;###&quot;&amp;[.C114]" office:value-type="string" office:string-value="الخرطوم=الخُرْطُوم###الخُرْطُوم بضم الخاء" calcext:value-type="string">
            <text:p>الخرطوم=الخُرْطُوم###الخُرْطُوم بضم الخاء</text:p>
          </table:table-cell>
        </table:table-row>
        <table:table-row table:style-name="ro1">
          <table:table-cell office:value-type="string" calcext:value-type="string">
            <text:p>خشية</text:p>
          </table:table-cell>
          <table:table-cell office:value-type="string" calcext:value-type="string">
            <text:p>خَشْيَة</text:p>
          </table:table-cell>
          <table:table-cell office:value-type="string" calcext:value-type="string">
            <text:p>الخَشْيَة بفتح الخاء</text:p>
          </table:table-cell>
          <table:table-cell table:style-name="ce4" table:formula="of:=[.A115]&amp;&quot;=&quot;&amp;[.B115]&amp;&quot;###&quot;&amp;[.C115]" office:value-type="string" office:string-value="خشية=خَشْيَة###الخَشْيَة بفتح الخاء" calcext:value-type="string">
            <text:p>خشية=خَشْيَة###الخَشْيَة بفتح الخاء</text:p>
          </table:table-cell>
        </table:table-row>
        <table:table-row table:style-name="ro1">
          <table:table-cell office:value-type="string" calcext:value-type="string">
            <text:p>الخشية</text:p>
          </table:table-cell>
          <table:table-cell office:value-type="string" calcext:value-type="string">
            <text:p>الخَشْيَة</text:p>
          </table:table-cell>
          <table:table-cell office:value-type="string" calcext:value-type="string">
            <text:p>الخَشْيَة بفتح الخاء</text:p>
          </table:table-cell>
          <table:table-cell table:style-name="ce4" table:formula="of:=[.A116]&amp;&quot;=&quot;&amp;[.B116]&amp;&quot;###&quot;&amp;[.C116]" office:value-type="string" office:string-value="الخشية=الخَشْيَة###الخَشْيَة بفتح الخاء" calcext:value-type="string">
            <text:p>الخشية=الخَشْيَة###الخَشْيَة بفتح الخاء</text:p>
          </table:table-cell>
        </table:table-row>
        <table:table-row table:style-name="ro1">
          <table:table-cell office:value-type="string" calcext:value-type="string">
            <text:p>خصم</text:p>
          </table:table-cell>
          <table:table-cell office:value-type="string" calcext:value-type="string">
            <text:p>خَصْم</text:p>
          </table:table-cell>
          <table:table-cell office:value-type="string" calcext:value-type="string">
            <text:p>الخَصْم كقوله تعالى: "وهل أتاك نبأ الخصم إذ تسوروا المحراب" </text:p>
          </table:table-cell>
          <table:table-cell table:style-name="ce4" table:formula="of:=[.A117]&amp;&quot;=&quot;&amp;[.B117]&amp;&quot;###&quot;&amp;[.C117]" office:value-type="string" office:string-value="خصم=خَصْم###الخَصْم كقوله تعالى: &quot;وهل أتاك نبأ الخصم إذ تسوروا المحراب&quot; " calcext:value-type="string">
            <text:p>خصم=خَصْم###الخَصْم كقوله تعالى: "وهل أتاك نبأ الخصم إذ تسوروا المحراب" </text:p>
          </table:table-cell>
        </table:table-row>
        <table:table-row table:style-name="ro1">
          <table:table-cell office:value-type="string" calcext:value-type="string">
            <text:p>الخصم</text:p>
          </table:table-cell>
          <table:table-cell office:value-type="string" calcext:value-type="string">
            <text:p>الخَصْم</text:p>
          </table:table-cell>
          <table:table-cell office:value-type="string" calcext:value-type="string">
            <text:p>الخَصْم كقوله تعالى: "وهل أتاك نبأ الخصم إذ تسوروا المحراب" </text:p>
          </table:table-cell>
          <table:table-cell table:style-name="ce4" table:formula="of:=[.A118]&amp;&quot;=&quot;&amp;[.B118]&amp;&quot;###&quot;&amp;[.C118]" office:value-type="string" office:string-value="الخصم=الخَصْم###الخَصْم كقوله تعالى: &quot;وهل أتاك نبأ الخصم إذ تسوروا المحراب&quot; " calcext:value-type="string">
            <text:p>الخصم=الخَصْم###الخَصْم كقوله تعالى: "وهل أتاك نبأ الخصم إذ تسوروا المحراب" </text:p>
          </table:table-cell>
        </table:table-row>
        <table:table-row table:style-name="ro1">
          <table:table-cell office:value-type="string" calcext:value-type="string">
            <text:p>خلخال</text:p>
          </table:table-cell>
          <table:table-cell office:value-type="string" calcext:value-type="string">
            <text:p>خَلْخَال</text:p>
          </table:table-cell>
          <table:table-cell office:value-type="string" calcext:value-type="string">
            <text:p>الخَلْخَال بفتح الخاء</text:p>
          </table:table-cell>
          <table:table-cell table:style-name="ce4" table:formula="of:=[.A119]&amp;&quot;=&quot;&amp;[.B119]&amp;&quot;###&quot;&amp;[.C119]" office:value-type="string" office:string-value="خلخال=خَلْخَال###الخَلْخَال بفتح الخاء" calcext:value-type="string">
            <text:p>خلخال=خَلْخَال###الخَلْخَال بفتح الخاء</text:p>
          </table:table-cell>
        </table:table-row>
        <table:table-row table:style-name="ro1">
          <table:table-cell office:value-type="string" calcext:value-type="string">
            <text:p>الخلخال</text:p>
          </table:table-cell>
          <table:table-cell office:value-type="string" calcext:value-type="string">
            <text:p>الخَلْخَال</text:p>
          </table:table-cell>
          <table:table-cell office:value-type="string" calcext:value-type="string">
            <text:p>الخَلْخَال بفتح الخاء</text:p>
          </table:table-cell>
          <table:table-cell table:style-name="ce4" table:formula="of:=[.A120]&amp;&quot;=&quot;&amp;[.B120]&amp;&quot;###&quot;&amp;[.C120]" office:value-type="string" office:string-value="الخلخال=الخَلْخَال###الخَلْخَال بفتح الخاء" calcext:value-type="string">
            <text:p>الخلخال=الخَلْخَال###الخَلْخَال بفتح الخاء</text:p>
          </table:table-cell>
        </table:table-row>
        <table:table-row table:style-name="ro1">
          <table:table-cell office:value-type="string" calcext:value-type="string">
            <text:p>خلسة</text:p>
          </table:table-cell>
          <table:table-cell office:value-type="string" calcext:value-type="string">
            <text:p>خُلْسَة</text:p>
          </table:table-cell>
          <table:table-cell office:value-type="string" calcext:value-type="string">
            <text:p>الخُلْسَة بضم الخاء</text:p>
          </table:table-cell>
          <table:table-cell table:style-name="ce4" table:formula="of:=[.A121]&amp;&quot;=&quot;&amp;[.B121]&amp;&quot;###&quot;&amp;[.C121]" office:value-type="string" office:string-value="خلسة=خُلْسَة###الخُلْسَة بضم الخاء" calcext:value-type="string">
            <text:p>خلسة=خُلْسَة###الخُلْسَة بضم الخاء</text:p>
          </table:table-cell>
        </table:table-row>
        <table:table-row table:style-name="ro1">
          <table:table-cell office:value-type="string" calcext:value-type="string">
            <text:p>الخلسة</text:p>
          </table:table-cell>
          <table:table-cell office:value-type="string" calcext:value-type="string">
            <text:p>الخُلْسَة</text:p>
          </table:table-cell>
          <table:table-cell office:value-type="string" calcext:value-type="string">
            <text:p>الخُلْسَة بضم الخاء</text:p>
          </table:table-cell>
          <table:table-cell table:style-name="ce4" table:formula="of:=[.A122]&amp;&quot;=&quot;&amp;[.B122]&amp;&quot;###&quot;&amp;[.C122]" office:value-type="string" office:string-value="الخلسة=الخُلْسَة###الخُلْسَة بضم الخاء" calcext:value-type="string">
            <text:p>الخلسة=الخُلْسَة###الخُلْسَة بضم الخاء</text:p>
          </table:table-cell>
        </table:table-row>
        <table:table-row table:style-name="ro1">
          <table:table-cell office:value-type="string" calcext:value-type="string">
            <text:p>دخان</text:p>
          </table:table-cell>
          <table:table-cell office:value-type="string" calcext:value-type="string">
            <text:p>دُخَان</text:p>
          </table:table-cell>
          <table:table-cell office:value-type="string" calcext:value-type="string">
            <text:p>الدُخَان دون تشديد الخاء</text:p>
          </table:table-cell>
          <table:table-cell table:style-name="ce4" table:formula="of:=[.A123]&amp;&quot;=&quot;&amp;[.B123]&amp;&quot;###&quot;&amp;[.C123]" office:value-type="string" office:string-value="دخان=دُخَان###الدُخَان دون تشديد الخاء" calcext:value-type="string">
            <text:p>دخان=دُخَان###الدُخَان دون تشديد الخاء</text:p>
          </table:table-cell>
        </table:table-row>
        <table:table-row table:style-name="ro1">
          <table:table-cell office:value-type="string" calcext:value-type="string">
            <text:p>الدخان</text:p>
          </table:table-cell>
          <table:table-cell office:value-type="string" calcext:value-type="string">
            <text:p>الدُّخَان</text:p>
          </table:table-cell>
          <table:table-cell office:value-type="string" calcext:value-type="string">
            <text:p>الدُخَان دون تشديد الخاء</text:p>
          </table:table-cell>
          <table:table-cell table:style-name="ce4" table:formula="of:=[.A124]&amp;&quot;=&quot;&amp;[.B124]&amp;&quot;###&quot;&amp;[.C124]" office:value-type="string" office:string-value="الدخان=الدُّخَان###الدُخَان دون تشديد الخاء" calcext:value-type="string">
            <text:p>الدخان=الدُّخَان###الدُخَان دون تشديد الخاء</text:p>
          </table:table-cell>
        </table:table-row>
        <table:table-row table:style-name="ro1">
          <table:table-cell office:value-type="string" calcext:value-type="string">
            <text:p>درزية</text:p>
          </table:table-cell>
          <table:table-cell office:value-type="string" calcext:value-type="string">
            <text:p>دَرْزِيَّة</text:p>
          </table:table-cell>
          <table:table-cell office:value-type="string" calcext:value-type="string">
            <text:p>الدَّرْزِيَّة بفتح الدال نسبة إلى أبي محمد الدَّرْزِي</text:p>
          </table:table-cell>
          <table:table-cell table:style-name="ce4" table:formula="of:=[.A125]&amp;&quot;=&quot;&amp;[.B125]&amp;&quot;###&quot;&amp;[.C125]" office:value-type="string" office:string-value="درزية=دَرْزِيَّة###الدَّرْزِيَّة بفتح الدال نسبة إلى أبي محمد الدَّرْزِي" calcext:value-type="string">
            <text:p>درزية=دَرْزِيَّة###الدَّرْزِيَّة بفتح الدال نسبة إلى أبي محمد الدَّرْزِي</text:p>
          </table:table-cell>
        </table:table-row>
        <table:table-row table:style-name="ro1">
          <table:table-cell office:value-type="string" calcext:value-type="string">
            <text:p>الدرزية</text:p>
          </table:table-cell>
          <table:table-cell office:value-type="string" calcext:value-type="string">
            <text:p>الدَّرْزِيَّة</text:p>
          </table:table-cell>
          <table:table-cell office:value-type="string" calcext:value-type="string">
            <text:p>الدَّرْزِيَّة بفتح الدال نسبة إلى أبي محمد الدَّرْزِي</text:p>
          </table:table-cell>
          <table:table-cell table:style-name="ce4" table:formula="of:=[.A126]&amp;&quot;=&quot;&amp;[.B126]&amp;&quot;###&quot;&amp;[.C126]" office:value-type="string" office:string-value="الدرزية=الدَّرْزِيَّة###الدَّرْزِيَّة بفتح الدال نسبة إلى أبي محمد الدَّرْزِي" calcext:value-type="string">
            <text:p>الدرزية=الدَّرْزِيَّة###الدَّرْزِيَّة بفتح الدال نسبة إلى أبي محمد الدَّرْزِي</text:p>
          </table:table-cell>
        </table:table-row>
        <table:table-row table:style-name="ro1">
          <table:table-cell office:value-type="string" calcext:value-type="string">
            <text:p>درهم</text:p>
          </table:table-cell>
          <table:table-cell office:value-type="string" calcext:value-type="string">
            <text:p>دَرْهم</text:p>
          </table:table-cell>
          <table:table-cell office:value-type="string" calcext:value-type="string">
            <text:p>الدَّرْهم بفتح الدال</text:p>
          </table:table-cell>
          <table:table-cell table:style-name="ce4" table:formula="of:=[.A127]&amp;&quot;=&quot;&amp;[.B127]&amp;&quot;###&quot;&amp;[.C127]" office:value-type="string" office:string-value="درهم=دَرْهم###الدَّرْهم بفتح الدال" calcext:value-type="string">
            <text:p>درهم=دَرْهم###الدَّرْهم بفتح الدال</text:p>
          </table:table-cell>
        </table:table-row>
        <table:table-row table:style-name="ro1">
          <table:table-cell office:value-type="string" calcext:value-type="string">
            <text:p>الدرهم</text:p>
          </table:table-cell>
          <table:table-cell office:value-type="string" calcext:value-type="string">
            <text:p>الدَّرْهم</text:p>
          </table:table-cell>
          <table:table-cell office:value-type="string" calcext:value-type="string">
            <text:p>الدَّرْهم بفتح الدال</text:p>
          </table:table-cell>
          <table:table-cell table:style-name="ce4" table:formula="of:=[.A128]&amp;&quot;=&quot;&amp;[.B128]&amp;&quot;###&quot;&amp;[.C128]" office:value-type="string" office:string-value="الدرهم=الدَّرْهم###الدَّرْهم بفتح الدال" calcext:value-type="string">
            <text:p>الدرهم=الدَّرْهم###الدَّرْهم بفتح الدال</text:p>
          </table:table-cell>
        </table:table-row>
        <table:table-row table:style-name="ro1">
          <table:table-cell office:value-type="string" calcext:value-type="string">
            <text:p>دم</text:p>
          </table:table-cell>
          <table:table-cell office:value-type="string" calcext:value-type="string">
            <text:p>دَم</text:p>
          </table:table-cell>
          <table:table-cell office:value-type="string" calcext:value-type="string">
            <text:p>الدّمُ دون تشديد الميم، كقوله تعالى: "حرمت عليكم الميتة والدَّم"</text:p>
          </table:table-cell>
          <table:table-cell table:style-name="ce4" table:formula="of:=[.A129]&amp;&quot;=&quot;&amp;[.B129]&amp;&quot;###&quot;&amp;[.C129]" office:value-type="string" office:string-value="دم=دَم###الدّمُ دون تشديد الميم، كقوله تعالى: &quot;حرمت عليكم الميتة والدَّم&quot;" calcext:value-type="string">
            <text:p>دم=دَم###الدّمُ دون تشديد الميم، كقوله تعالى: "حرمت عليكم الميتة والدَّم"</text:p>
          </table:table-cell>
        </table:table-row>
        <table:table-row table:style-name="ro1">
          <table:table-cell office:value-type="string" calcext:value-type="string">
            <text:p>الدم</text:p>
          </table:table-cell>
          <table:table-cell office:value-type="string" calcext:value-type="string">
            <text:p>الدَّمُ</text:p>
          </table:table-cell>
          <table:table-cell office:value-type="string" calcext:value-type="string">
            <text:p>الدّمُ دون تشديد الميم، كقوله تعالى: "حرمت عليكم الميتة والدَّم"</text:p>
          </table:table-cell>
          <table:table-cell table:style-name="ce4" table:formula="of:=[.A130]&amp;&quot;=&quot;&amp;[.B130]&amp;&quot;###&quot;&amp;[.C130]" office:value-type="string" office:string-value="الدم=الدَّمُ###الدّمُ دون تشديد الميم، كقوله تعالى: &quot;حرمت عليكم الميتة والدَّم&quot;" calcext:value-type="string">
            <text:p>الدم=الدَّمُ###الدّمُ دون تشديد الميم، كقوله تعالى: "حرمت عليكم الميتة والدَّم"</text:p>
          </table:table-cell>
        </table:table-row>
        <table:table-row table:style-name="ro2">
          <table:table-cell office:value-type="string" calcext:value-type="string">
            <text:p>دهليز</text:p>
          </table:table-cell>
          <table:table-cell table:style-name="ce2" office:value-type="string" calcext:value-type="string">
            <text:p>دِهْلِيز</text:p>
          </table:table-cell>
          <table:table-cell office:value-type="string" calcext:value-type="string">
            <text:p>الدِّهْلِيز بكسر الدال</text:p>
          </table:table-cell>
          <table:table-cell table:style-name="ce4" table:formula="of:=[.A131]&amp;&quot;=&quot;&amp;[.B131]&amp;&quot;###&quot;&amp;[.C131]" office:value-type="string" office:string-value="دهليز=دِهْلِيز###الدِّهْلِيز بكسر الدال" calcext:value-type="string">
            <text:p>دهليز=دِهْلِيز###الدِّهْلِيز بكسر الدال</text:p>
          </table:table-cell>
        </table:table-row>
        <table:table-row table:style-name="ro2">
          <table:table-cell office:value-type="string" calcext:value-type="string">
            <text:p>الدهليز</text:p>
          </table:table-cell>
          <table:table-cell table:style-name="ce3" office:value-type="string" calcext:value-type="string">
            <text:p>الدِّهْلِيز</text:p>
          </table:table-cell>
          <table:table-cell office:value-type="string" calcext:value-type="string">
            <text:p><text:span text:style-name="T1">الدِّهْلِيز</text:span> بكسر الدال</text:p>
          </table:table-cell>
          <table:table-cell table:style-name="ce4" table:formula="of:=[.A132]&amp;&quot;=&quot;&amp;[.B132]&amp;&quot;###&quot;&amp;[.C132]" office:value-type="string" office:string-value="الدهليز=الدِّهْلِيز###الدِّهْلِيز بكسر الدال" calcext:value-type="string">
            <text:p>الدهليز=الدِّهْلِيز###الدِّهْلِيز بكسر الدال</text:p>
          </table:table-cell>
        </table:table-row>
        <table:table-row table:style-name="ro1">
          <table:table-cell office:value-type="string" calcext:value-type="string">
            <text:p>دهن</text:p>
          </table:table-cell>
          <table:table-cell office:value-type="string" calcext:value-type="string">
            <text:p>دُهْن</text:p>
          </table:table-cell>
          <table:table-cell office:value-type="string" calcext:value-type="string">
            <text:p>الدُّهْن هو الزيت، أما الدِّهن فهو شجر</text:p>
          </table:table-cell>
          <table:table-cell table:style-name="ce4" table:formula="of:=[.A133]&amp;&quot;=&quot;&amp;[.B133]&amp;&quot;###&quot;&amp;[.C133]" office:value-type="string" office:string-value="دهن=دُهْن###الدُّهْن هو الزيت، أما الدِّهن فهو شجر" calcext:value-type="string">
            <text:p>دهن=دُهْن###الدُّهْن هو الزيت، أما الدِّهن فهو شجر</text:p>
          </table:table-cell>
        </table:table-row>
        <table:table-row table:style-name="ro1">
          <table:table-cell office:value-type="string" calcext:value-type="string">
            <text:p>الدهن</text:p>
          </table:table-cell>
          <table:table-cell office:value-type="string" calcext:value-type="string">
            <text:p>الدُّهْن</text:p>
          </table:table-cell>
          <table:table-cell office:value-type="string" calcext:value-type="string">
            <text:p>الدُّهْن هو الزيت، أما الدِّهن فهو شجر</text:p>
          </table:table-cell>
          <table:table-cell table:style-name="ce4" table:formula="of:=[.A134]&amp;&quot;=&quot;&amp;[.B134]&amp;&quot;###&quot;&amp;[.C134]" office:value-type="string" office:string-value="الدهن=الدُّهْن###الدُّهْن هو الزيت، أما الدِّهن فهو شجر" calcext:value-type="string">
            <text:p>الدهن=الدُّهْن###الدُّهْن هو الزيت، أما الدِّهن فهو شجر</text:p>
          </table:table-cell>
        </table:table-row>
        <table:table-row table:style-name="ro1">
          <table:table-cell office:value-type="string" calcext:value-type="string">
            <text:p>دية</text:p>
          </table:table-cell>
          <table:table-cell office:value-type="string" calcext:value-type="string">
            <text:p>دِيَة</text:p>
          </table:table-cell>
          <table:table-cell office:value-type="string" calcext:value-type="string">
            <text:p>الدِّيَة دون تشديد الياء كقوله تعالى: "فَدِيَة مسلمة إلى أهله" </text:p>
          </table:table-cell>
          <table:table-cell table:style-name="ce4" table:formula="of:=[.A135]&amp;&quot;=&quot;&amp;[.B135]&amp;&quot;###&quot;&amp;[.C135]" office:value-type="string" office:string-value="دية=دِيَة###الدِّيَة دون تشديد الياء كقوله تعالى: &quot;فَدِيَة مسلمة إلى أهله&quot; " calcext:value-type="string">
            <text:p>دية=دِيَة###الدِّيَة دون تشديد الياء كقوله تعالى: "فَدِيَة مسلمة إلى أهله" </text:p>
          </table:table-cell>
        </table:table-row>
        <table:table-row table:style-name="ro1">
          <table:table-cell office:value-type="string" calcext:value-type="string">
            <text:p>الدية</text:p>
          </table:table-cell>
          <table:table-cell office:value-type="string" calcext:value-type="string">
            <text:p>الدِّيَة</text:p>
          </table:table-cell>
          <table:table-cell office:value-type="string" calcext:value-type="string">
            <text:p>الدِّيَة دون تشديد الياء كقوله تعالى: "فَدِيَة مسلمة إلى أهله" </text:p>
          </table:table-cell>
          <table:table-cell table:style-name="ce4" table:formula="of:=[.A136]&amp;&quot;=&quot;&amp;[.B136]&amp;&quot;###&quot;&amp;[.C136]" office:value-type="string" office:string-value="الدية=الدِّيَة###الدِّيَة دون تشديد الياء كقوله تعالى: &quot;فَدِيَة مسلمة إلى أهله&quot; " calcext:value-type="string">
            <text:p>الدية=الدِّيَة###الدِّيَة دون تشديد الياء كقوله تعالى: "فَدِيَة مسلمة إلى أهله" </text:p>
          </table:table-cell>
        </table:table-row>
        <table:table-row table:style-name="ro1">
          <table:table-cell office:value-type="string" calcext:value-type="string">
            <text:p>ذماء</text:p>
          </table:table-cell>
          <table:table-cell office:value-type="string" calcext:value-type="string">
            <text:p>ذَمَاء</text:p>
          </table:table-cell>
          <table:table-cell office:value-type="string" calcext:value-type="string">
            <text:p>الذَّماء بفتح الذال هو بقية الروح في المذبوح</text:p>
          </table:table-cell>
          <table:table-cell table:style-name="ce4" table:formula="of:=[.A137]&amp;&quot;=&quot;&amp;[.B137]&amp;&quot;###&quot;&amp;[.C137]" office:value-type="string" office:string-value="ذماء=ذَمَاء###الذَّماء بفتح الذال هو بقية الروح في المذبوح" calcext:value-type="string">
            <text:p>ذماء=ذَمَاء###الذَّماء بفتح الذال هو بقية الروح في المذبوح</text:p>
          </table:table-cell>
        </table:table-row>
        <table:table-row table:style-name="ro1">
          <table:table-cell office:value-type="string" calcext:value-type="string">
            <text:p>الذماء</text:p>
          </table:table-cell>
          <table:table-cell office:value-type="string" calcext:value-type="string">
            <text:p>الذَّمَاء</text:p>
          </table:table-cell>
          <table:table-cell office:value-type="string" calcext:value-type="string">
            <text:p>الذَّماء بفتح الذال هو بقية الروح في المذبوح</text:p>
          </table:table-cell>
          <table:table-cell table:style-name="ce4" table:formula="of:=[.A138]&amp;&quot;=&quot;&amp;[.B138]&amp;&quot;###&quot;&amp;[.C138]" office:value-type="string" office:string-value="الذماء=الذَّمَاء###الذَّماء بفتح الذال هو بقية الروح في المذبوح" calcext:value-type="string">
            <text:p>الذماء=الذَّمَاء###الذَّماء بفتح الذال هو بقية الروح في المذبوح</text:p>
          </table:table-cell>
        </table:table-row>
        <table:table-row table:style-name="ro1">
          <table:table-cell office:value-type="string" calcext:value-type="string">
            <text:p>رجعي</text:p>
          </table:table-cell>
          <table:table-cell office:value-type="string" calcext:value-type="string">
            <text:p>رُجْعِيّ</text:p>
          </table:table-cell>
          <table:table-cell office:value-type="string" calcext:value-type="string">
            <text:p>الرُجْعِيّ بضم الراء نسبة إلى "رُجْعَة" وليس "رَجْعَة"</text:p>
          </table:table-cell>
          <table:table-cell table:style-name="ce4" table:formula="of:=[.A139]&amp;&quot;=&quot;&amp;[.B139]&amp;&quot;###&quot;&amp;[.C139]" office:value-type="string" office:string-value="رجعي=رُجْعِيّ###الرُجْعِيّ بضم الراء نسبة إلى &quot;رُجْعَة&quot; وليس &quot;رَجْعَة&quot;" calcext:value-type="string">
            <text:p>رجعي=رُجْعِيّ###الرُجْعِيّ بضم الراء نسبة إلى "رُجْعَة" وليس "رَجْعَة"</text:p>
          </table:table-cell>
        </table:table-row>
        <table:table-row table:style-name="ro1">
          <table:table-cell office:value-type="string" calcext:value-type="string">
            <text:p>الرجعي</text:p>
          </table:table-cell>
          <table:table-cell office:value-type="string" calcext:value-type="string">
            <text:p>الرُجْعِيّ</text:p>
          </table:table-cell>
          <table:table-cell office:value-type="string" calcext:value-type="string">
            <text:p>الرُجْعِيّ بضم الراء نسبة إلى "رُجْعَة" وليس "رَجْعَة"</text:p>
          </table:table-cell>
          <table:table-cell table:style-name="ce4" table:formula="of:=[.A140]&amp;&quot;=&quot;&amp;[.B140]&amp;&quot;###&quot;&amp;[.C140]" office:value-type="string" office:string-value="الرجعي=الرُجْعِيّ###الرُجْعِيّ بضم الراء نسبة إلى &quot;رُجْعَة&quot; وليس &quot;رَجْعَة&quot;" calcext:value-type="string">
            <text:p>الرجعي=الرُجْعِيّ###الرُجْعِيّ بضم الراء نسبة إلى "رُجْعَة" وليس "رَجْعَة"</text:p>
          </table:table-cell>
        </table:table-row>
        <table:table-row table:style-name="ro1">
          <table:table-cell office:value-type="string" calcext:value-type="string">
            <text:p>رحلات</text:p>
          </table:table-cell>
          <table:table-cell office:value-type="string" calcext:value-type="string">
            <text:p>رِحْلات</text:p>
          </table:table-cell>
          <table:table-cell office:value-type="string" calcext:value-type="string">
            <text:p>الرِّحْلات بكسر الراء وسكون الحاء جمع (رِحْلَة)</text:p>
          </table:table-cell>
          <table:table-cell table:style-name="ce4" table:formula="of:=[.A141]&amp;&quot;=&quot;&amp;[.B141]&amp;&quot;###&quot;&amp;[.C141]" office:value-type="string" office:string-value="رحلات=رِحْلات###الرِّحْلات بكسر الراء وسكون الحاء جمع (رِحْلَة)" calcext:value-type="string">
            <text:p>رحلات=رِحْلات###الرِّحْلات بكسر الراء وسكون الحاء جمع (رِحْلَة)</text:p>
          </table:table-cell>
        </table:table-row>
        <table:table-row table:style-name="ro1">
          <table:table-cell office:value-type="string" calcext:value-type="string">
            <text:p>الرحلات</text:p>
          </table:table-cell>
          <table:table-cell office:value-type="string" calcext:value-type="string">
            <text:p>الرِّحْلات</text:p>
          </table:table-cell>
          <table:table-cell office:value-type="string" calcext:value-type="string">
            <text:p>الرِّحْلات بكسر الراء وسكون الحاء جمع (رِحْلَة)</text:p>
          </table:table-cell>
          <table:table-cell table:style-name="ce4" table:formula="of:=[.A142]&amp;&quot;=&quot;&amp;[.B142]&amp;&quot;###&quot;&amp;[.C142]" office:value-type="string" office:string-value="الرحلات=الرِّحْلات###الرِّحْلات بكسر الراء وسكون الحاء جمع (رِحْلَة)" calcext:value-type="string">
            <text:p>الرحلات=الرِّحْلات###الرِّحْلات بكسر الراء وسكون الحاء جمع (رِحْلَة)</text:p>
          </table:table-cell>
        </table:table-row>
        <table:table-row table:style-name="ro1">
          <table:table-cell office:value-type="string" calcext:value-type="string">
            <text:p>رصاص</text:p>
          </table:table-cell>
          <table:table-cell office:value-type="string" calcext:value-type="string">
            <text:p>رَصاص|رِصاص</text:p>
          </table:table-cell>
          <table:table-cell office:value-type="string" calcext:value-type="string">
            <text:p>الرّصاص بفتح الراء أو كسرها</text:p>
          </table:table-cell>
          <table:table-cell table:style-name="ce4" table:formula="of:=[.A143]&amp;&quot;=&quot;&amp;[.B143]&amp;&quot;###&quot;&amp;[.C143]" office:value-type="string" office:string-value="رصاص=رَصاص|رِصاص###الرّصاص بفتح الراء أو كسرها" calcext:value-type="string">
            <text:p>رصاص=رَصاص|رِصاص###الرّصاص بفتح الراء أو كسرها</text:p>
          </table:table-cell>
        </table:table-row>
        <table:table-row table:style-name="ro1">
          <table:table-cell office:value-type="string" calcext:value-type="string">
            <text:p>الرصاص</text:p>
          </table:table-cell>
          <table:table-cell office:value-type="string" calcext:value-type="string">
            <text:p>الرَّصاص|الرِّصاص</text:p>
          </table:table-cell>
          <table:table-cell office:value-type="string" calcext:value-type="string">
            <text:p>الرّصاص بفتح الراء أو كسرها</text:p>
          </table:table-cell>
          <table:table-cell table:style-name="ce4" table:formula="of:=[.A144]&amp;&quot;=&quot;&amp;[.B144]&amp;&quot;###&quot;&amp;[.C144]" office:value-type="string" office:string-value="الرصاص=الرَّصاص|الرِّصاص###الرّصاص بفتح الراء أو كسرها" calcext:value-type="string">
            <text:p>الرصاص=الرَّصاص|الرِّصاص###الرّصاص بفتح الراء أو كسرها</text:p>
          </table:table-cell>
        </table:table-row>
        <table:table-row table:style-name="ro1">
          <table:table-cell office:value-type="string" calcext:value-type="string">
            <text:p>رقابة</text:p>
          </table:table-cell>
          <table:table-cell office:value-type="string" calcext:value-type="string">
            <text:p>رِقابة</text:p>
          </table:table-cell>
          <table:table-cell office:value-type="string" calcext:value-type="string">
            <text:p>الرِّقابة بكسر الرّاء معناها الحراسة والمراقبة</text:p>
          </table:table-cell>
          <table:table-cell table:style-name="ce4" table:formula="of:=[.A145]&amp;&quot;=&quot;&amp;[.B145]&amp;&quot;###&quot;&amp;[.C145]" office:value-type="string" office:string-value="رقابة=رِقابة###الرِّقابة بكسر الرّاء معناها الحراسة والمراقبة" calcext:value-type="string">
            <text:p>رقابة=رِقابة###الرِّقابة بكسر الرّاء معناها الحراسة والمراقبة</text:p>
          </table:table-cell>
        </table:table-row>
        <table:table-row table:style-name="ro1">
          <table:table-cell office:value-type="string" calcext:value-type="string">
            <text:p>الرقابة</text:p>
          </table:table-cell>
          <table:table-cell office:value-type="string" calcext:value-type="string">
            <text:p>الرِّقابة</text:p>
          </table:table-cell>
          <table:table-cell office:value-type="string" calcext:value-type="string">
            <text:p>الرِّقابة بكسر الرّاء معناها الحراسة والمراقبة</text:p>
          </table:table-cell>
          <table:table-cell table:style-name="ce4" table:formula="of:=[.A146]&amp;&quot;=&quot;&amp;[.B146]&amp;&quot;###&quot;&amp;[.C146]" office:value-type="string" office:string-value="الرقابة=الرِّقابة###الرِّقابة بكسر الرّاء معناها الحراسة والمراقبة" calcext:value-type="string">
            <text:p>الرقابة=الرِّقابة###الرِّقابة بكسر الرّاء معناها الحراسة والمراقبة</text:p>
          </table:table-cell>
        </table:table-row>
        <table:table-row table:style-name="ro1">
          <table:table-cell office:value-type="string" calcext:value-type="string">
            <text:p>رهان</text:p>
          </table:table-cell>
          <table:table-cell office:value-type="string" calcext:value-type="string">
            <text:p>رِهان</text:p>
          </table:table-cell>
          <table:table-cell office:value-type="string" calcext:value-type="string">
            <text:p>الرِّهان بكسر الرّاء من الفعل (راهن) مصدره (رِهان، ومراهنة)</text:p>
          </table:table-cell>
          <table:table-cell table:style-name="ce4" table:formula="of:=[.A147]&amp;&quot;=&quot;&amp;[.B147]&amp;&quot;###&quot;&amp;[.C147]" office:value-type="string" office:string-value="رهان=رِهان###الرِّهان بكسر الرّاء من الفعل (راهن) مصدره (رِهان، ومراهنة)" calcext:value-type="string">
            <text:p>رهان=رِهان###الرِّهان بكسر الرّاء من الفعل (راهن) مصدره (رِهان، ومراهنة)</text:p>
          </table:table-cell>
        </table:table-row>
        <table:table-row table:style-name="ro1">
          <table:table-cell office:value-type="string" calcext:value-type="string">
            <text:p>الرهان</text:p>
          </table:table-cell>
          <table:table-cell office:value-type="string" calcext:value-type="string">
            <text:p>الرِّهان</text:p>
          </table:table-cell>
          <table:table-cell office:value-type="string" calcext:value-type="string">
            <text:p>الرِّهان بكسر الرّاء من الفعل (راهن) مصدره (رِهان، ومراهنة)</text:p>
          </table:table-cell>
          <table:table-cell table:style-name="ce4" table:formula="of:=[.A148]&amp;&quot;=&quot;&amp;[.B148]&amp;&quot;###&quot;&amp;[.C148]" office:value-type="string" office:string-value="الرهان=الرِّهان###الرِّهان بكسر الرّاء من الفعل (راهن) مصدره (رِهان، ومراهنة)" calcext:value-type="string">
            <text:p>الرهان=الرِّهان###الرِّهان بكسر الرّاء من الفعل (راهن) مصدره (رِهان، ومراهنة)</text:p>
          </table:table-cell>
        </table:table-row>
        <table:table-row table:style-name="ro1">
          <table:table-cell office:value-type="string" calcext:value-type="string">
            <text:p>ريحان</text:p>
          </table:table-cell>
          <table:table-cell office:value-type="string" calcext:value-type="string">
            <text:p>رَيْحَان</text:p>
          </table:table-cell>
          <table:table-cell office:value-type="string" calcext:value-type="string">
            <text:p>الرَّيْحَان بفتح الراء، كقوله تعالى: "فروح وريحان وجنة نعيم" </text:p>
          </table:table-cell>
          <table:table-cell table:style-name="ce4" table:formula="of:=[.A149]&amp;&quot;=&quot;&amp;[.B149]&amp;&quot;###&quot;&amp;[.C149]" office:value-type="string" office:string-value="ريحان=رَيْحَان###الرَّيْحَان بفتح الراء، كقوله تعالى: &quot;فروح وريحان وجنة نعيم&quot; " calcext:value-type="string">
            <text:p>ريحان=رَيْحَان###الرَّيْحَان بفتح الراء، كقوله تعالى: "فروح وريحان وجنة نعيم" </text:p>
          </table:table-cell>
        </table:table-row>
        <table:table-row table:style-name="ro1">
          <table:table-cell office:value-type="string" calcext:value-type="string">
            <text:p>الريحان</text:p>
          </table:table-cell>
          <table:table-cell office:value-type="string" calcext:value-type="string">
            <text:p>الرَّيْحَان</text:p>
          </table:table-cell>
          <table:table-cell office:value-type="string" calcext:value-type="string">
            <text:p>الرَّيْحَان بفتح الراء، كقوله تعالى: "فروح وريحان وجنة نعيم" </text:p>
          </table:table-cell>
          <table:table-cell table:style-name="ce4" table:formula="of:=[.A150]&amp;&quot;=&quot;&amp;[.B150]&amp;&quot;###&quot;&amp;[.C150]" office:value-type="string" office:string-value="الريحان=الرَّيْحَان###الرَّيْحَان بفتح الراء، كقوله تعالى: &quot;فروح وريحان وجنة نعيم&quot; " calcext:value-type="string">
            <text:p>الريحان=الرَّيْحَان###الرَّيْحَان بفتح الراء، كقوله تعالى: "فروح وريحان وجنة نعيم" </text:p>
          </table:table-cell>
        </table:table-row>
        <table:table-row table:style-name="ro1">
          <table:table-cell office:value-type="string" calcext:value-type="string">
            <text:p>زبون</text:p>
          </table:table-cell>
          <table:table-cell office:value-type="string" calcext:value-type="string">
            <text:p>زَبُون</text:p>
          </table:table-cell>
          <table:table-cell office:value-type="string" calcext:value-type="string">
            <text:p>الزَّبُون بفتح الزاي</text:p>
          </table:table-cell>
          <table:table-cell table:style-name="ce4" table:formula="of:=[.A151]&amp;&quot;=&quot;&amp;[.B151]&amp;&quot;###&quot;&amp;[.C151]" office:value-type="string" office:string-value="زبون=زَبُون###الزَّبُون بفتح الزاي" calcext:value-type="string">
            <text:p>زبون=زَبُون###الزَّبُون بفتح الزاي</text:p>
          </table:table-cell>
        </table:table-row>
        <table:table-row table:style-name="ro1">
          <table:table-cell office:value-type="string" calcext:value-type="string">
            <text:p>الزبون</text:p>
          </table:table-cell>
          <table:table-cell office:value-type="string" calcext:value-type="string">
            <text:p>الزَّبُون</text:p>
          </table:table-cell>
          <table:table-cell office:value-type="string" calcext:value-type="string">
            <text:p>الزَّبُون بفتح الزاي</text:p>
          </table:table-cell>
          <table:table-cell table:style-name="ce4" table:formula="of:=[.A152]&amp;&quot;=&quot;&amp;[.B152]&amp;&quot;###&quot;&amp;[.C152]" office:value-type="string" office:string-value="الزبون=الزَّبُون###الزَّبُون بفتح الزاي" calcext:value-type="string">
            <text:p>الزبون=الزَّبُون###الزَّبُون بفتح الزاي</text:p>
          </table:table-cell>
        </table:table-row>
        <table:table-row table:style-name="ro1">
          <table:table-cell office:value-type="string" calcext:value-type="string">
            <text:p>سبورة</text:p>
          </table:table-cell>
          <table:table-cell office:value-type="string" calcext:value-type="string">
            <text:p>سَبُّورَة</text:p>
          </table:table-cell>
          <table:table-cell office:value-type="string" calcext:value-type="string">
            <text:p>السَّبُّورَة بفتح السين</text:p>
          </table:table-cell>
          <table:table-cell table:style-name="ce4" table:formula="of:=[.A153]&amp;&quot;=&quot;&amp;[.B153]&amp;&quot;###&quot;&amp;[.C153]" office:value-type="string" office:string-value="سبورة=سَبُّورَة###السَّبُّورَة بفتح السين" calcext:value-type="string">
            <text:p>سبورة=سَبُّورَة###السَّبُّورَة بفتح السين</text:p>
          </table:table-cell>
        </table:table-row>
        <table:table-row table:style-name="ro1">
          <table:table-cell office:value-type="string" calcext:value-type="string">
            <text:p>السبورة</text:p>
          </table:table-cell>
          <table:table-cell office:value-type="string" calcext:value-type="string">
            <text:p>السَّبُّورَة</text:p>
          </table:table-cell>
          <table:table-cell office:value-type="string" calcext:value-type="string">
            <text:p>السَّبُّورَة بفتح السين</text:p>
          </table:table-cell>
          <table:table-cell table:style-name="ce4" table:formula="of:=[.A154]&amp;&quot;=&quot;&amp;[.B154]&amp;&quot;###&quot;&amp;[.C154]" office:value-type="string" office:string-value="السبورة=السَّبُّورَة###السَّبُّورَة بفتح السين" calcext:value-type="string">
            <text:p>السبورة=السَّبُّورَة###السَّبُّورَة بفتح السين</text:p>
          </table:table-cell>
        </table:table-row>
        <table:table-row table:style-name="ro1">
          <table:table-cell office:value-type="string" calcext:value-type="string">
            <text:p>سجادات</text:p>
          </table:table-cell>
          <table:table-cell office:value-type="string" calcext:value-type="string">
            <text:p>سَجادة|سَجادات|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A155]&amp;&quot;=&quot;&amp;[.B155]&amp;&quot;###&quot;&amp;[.C155]" office:value-type="string" office:string-value="سجادات=سَجادة|سَجادات|سجاجيد###السَّجادة بفتح السين" calcext:value-type="string">
            <text:p>سجادات=سَجادة|سَجادات|سجاجيد###السَّجادة بفتح السين</text:p>
          </table:table-cell>
        </table:table-row>
        <table:table-row table:style-name="ro1">
          <table:table-cell office:value-type="string" calcext:value-type="string">
            <text:p>سجادة</text:p>
          </table:table-cell>
          <table:table-cell office:value-type="string" calcext:value-type="string">
            <text:p>سَجادة|سَجادات|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A156]&amp;&quot;=&quot;&amp;[.B156]&amp;&quot;###&quot;&amp;[.C156]" office:value-type="string" office:string-value="سجادة=سَجادة|سَجادات|سجاجيد###السَّجادة بفتح السين" calcext:value-type="string">
            <text:p>سجادة=سَجادة|سَجادات|سجاجيد###السَّجادة بفتح السين</text:p>
          </table:table-cell>
        </table:table-row>
        <table:table-row table:style-name="ro1">
          <table:table-cell office:value-type="string" calcext:value-type="string">
            <text:p>السجادات</text:p>
          </table:table-cell>
          <table:table-cell office:value-type="string" calcext:value-type="string">
            <text:p>السَّجادة|السَّجادات|ال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A157]&amp;&quot;=&quot;&amp;[.B157]&amp;&quot;###&quot;&amp;[.C157]" office:value-type="string" office:string-value="السجادات=السَّجادة|السَّجادات|السجاجيد###السَّجادة بفتح السين" calcext:value-type="string">
            <text:p>السجادات=السَّجادة|السَّجادات|السجاجيد###السَّجادة بفتح السين</text:p>
          </table:table-cell>
        </table:table-row>
        <table:table-row table:style-name="ro1">
          <table:table-cell office:value-type="string" calcext:value-type="string">
            <text:p>السجادة</text:p>
          </table:table-cell>
          <table:table-cell office:value-type="string" calcext:value-type="string">
            <text:p>السَّجادة|السَّجادات|ال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A158]&amp;&quot;=&quot;&amp;[.B158]&amp;&quot;###&quot;&amp;[.C158]" office:value-type="string" office:string-value="السجادة=السَّجادة|السَّجادات|السجاجيد###السَّجادة بفتح السين" calcext:value-type="string">
            <text:p>السجادة=السَّجادة|السَّجادات|السجاجيد###السَّجادة بفتح السين</text:p>
          </table:table-cell>
        </table:table-row>
        <table:table-row table:style-name="ro1">
          <table:table-cell/>
          <table:table-cell office:value-type="string" calcext:value-type="string">
            <text:p>السَّجادة|السَّجادات|ال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A159]&amp;&quot;=&quot;&amp;[.B159]&amp;&quot;###&quot;&amp;[.C159]" office:value-type="string" office:string-value="=السَّجادة|السَّجادات|السجاجيد###السَّجادة بفتح السين" calcext:value-type="string">
            <text:p>=السَّجادة|السَّجادات|السجاجيد###السَّجادة بفتح السين</text:p>
          </table:table-cell>
        </table:table-row>
        <table:table-row table:style-name="ro1">
          <table:table-cell office:value-type="string" calcext:value-type="string">
            <text:p>سحور</text:p>
          </table:table-cell>
          <table:table-cell office:value-type="string" calcext:value-type="string">
            <text:p>سَحُور</text:p>
          </table:table-cell>
          <table:table-cell office:value-type="string" calcext:value-type="string">
            <text:p>السَّحور بفتح السين</text:p>
          </table:table-cell>
          <table:table-cell table:style-name="ce4" table:formula="of:=[.A160]&amp;&quot;=&quot;&amp;[.B160]&amp;&quot;###&quot;&amp;[.C160]" office:value-type="string" office:string-value="سحور=سَحُور###السَّحور بفتح السين" calcext:value-type="string">
            <text:p>سحور=سَحُور###السَّحور بفتح السين</text:p>
          </table:table-cell>
        </table:table-row>
        <table:table-row table:style-name="ro1">
          <table:table-cell office:value-type="string" calcext:value-type="string">
            <text:p>السحور</text:p>
          </table:table-cell>
          <table:table-cell office:value-type="string" calcext:value-type="string">
            <text:p>السَّحُور</text:p>
          </table:table-cell>
          <table:table-cell office:value-type="string" calcext:value-type="string">
            <text:p>السَّحور بفتح السين</text:p>
          </table:table-cell>
          <table:table-cell table:style-name="ce4" table:formula="of:=[.A161]&amp;&quot;=&quot;&amp;[.B161]&amp;&quot;###&quot;&amp;[.C161]" office:value-type="string" office:string-value="السحور=السَّحُور###السَّحور بفتح السين" calcext:value-type="string">
            <text:p>السحور=السَّحُور###السَّحور بفتح السين</text:p>
          </table:table-cell>
        </table:table-row>
        <table:table-row table:style-name="ro1">
          <table:table-cell office:value-type="string" calcext:value-type="string">
            <text:p>سعة</text:p>
          </table:table-cell>
          <table:table-cell office:value-type="string" calcext:value-type="string">
            <text:p>سَعَة</text:p>
          </table:table-cell>
          <table:table-cell office:value-type="string" calcext:value-type="string">
            <text:p>السَّعَة بفتح السين كقوله تعالى: (لينفق ذو سعة من سعته)</text:p>
          </table:table-cell>
          <table:table-cell table:style-name="ce4" table:formula="of:=[.A162]&amp;&quot;=&quot;&amp;[.B162]&amp;&quot;###&quot;&amp;[.C162]" office:value-type="string" office:string-value="سعة=سَعَة###السَّعَة بفتح السين كقوله تعالى: (لينفق ذو سعة من سعته)" calcext:value-type="string">
            <text:p>سعة=سَعَة###السَّعَة بفتح السين كقوله تعالى: (لينفق ذو سعة من سعته)</text:p>
          </table:table-cell>
        </table:table-row>
        <table:table-row table:style-name="ro1">
          <table:table-cell office:value-type="string" calcext:value-type="string">
            <text:p>السعة</text:p>
          </table:table-cell>
          <table:table-cell office:value-type="string" calcext:value-type="string">
            <text:p>السَّعَة</text:p>
          </table:table-cell>
          <table:table-cell office:value-type="string" calcext:value-type="string">
            <text:p>السَّعَة بفتح السين كقوله تعالى: (لينفق ذو سعة من سعته)</text:p>
          </table:table-cell>
          <table:table-cell table:style-name="ce4" table:formula="of:=[.A163]&amp;&quot;=&quot;&amp;[.B163]&amp;&quot;###&quot;&amp;[.C163]" office:value-type="string" office:string-value="السعة=السَّعَة###السَّعَة بفتح السين كقوله تعالى: (لينفق ذو سعة من سعته)" calcext:value-type="string">
            <text:p>السعة=السَّعَة###السَّعَة بفتح السين كقوله تعالى: (لينفق ذو سعة من سعته)</text:p>
          </table:table-cell>
        </table:table-row>
        <table:table-row table:style-name="ro1">
          <table:table-cell office:value-type="string" calcext:value-type="string">
            <text:p>سعودية</text:p>
          </table:table-cell>
          <table:table-cell office:value-type="string" calcext:value-type="string">
            <text:p>سُعُودية</text:p>
          </table:table-cell>
          <table:table-cell office:value-type="string" calcext:value-type="string">
            <text:p>السُّعُودية بضم السين فالنسب إلى سُعود، وليس إلى سَعود</text:p>
          </table:table-cell>
          <table:table-cell table:style-name="ce4" table:formula="of:=[.A164]&amp;&quot;=&quot;&amp;[.B164]&amp;&quot;###&quot;&amp;[.C164]" office:value-type="string" office:string-value="سعودية=سُعُودية###السُّعُودية بضم السين فالنسب إلى سُعود، وليس إلى سَعود" calcext:value-type="string">
            <text:p>سعودية=سُعُودية###السُّعُودية بضم السين فالنسب إلى سُعود، وليس إلى سَعود</text:p>
          </table:table-cell>
        </table:table-row>
        <table:table-row table:style-name="ro1">
          <table:table-cell office:value-type="string" calcext:value-type="string">
            <text:p>السعودية</text:p>
          </table:table-cell>
          <table:table-cell office:value-type="string" calcext:value-type="string">
            <text:p>السُّعُودية</text:p>
          </table:table-cell>
          <table:table-cell office:value-type="string" calcext:value-type="string">
            <text:p>السُّعُودية بضم السين فالنسب إلى سُعود، وليس إلى سَعود</text:p>
          </table:table-cell>
          <table:table-cell table:style-name="ce4" table:formula="of:=[.A165]&amp;&quot;=&quot;&amp;[.B165]&amp;&quot;###&quot;&amp;[.C165]" office:value-type="string" office:string-value="السعودية=السُّعُودية###السُّعُودية بضم السين فالنسب إلى سُعود، وليس إلى سَعود" calcext:value-type="string">
            <text:p>السعودية=السُّعُودية###السُّعُودية بضم السين فالنسب إلى سُعود، وليس إلى سَعود</text:p>
          </table:table-cell>
        </table:table-row>
        <table:table-row table:style-name="ro1">
          <table:table-cell office:value-type="string" calcext:value-type="string">
            <text:p>سفارة</text:p>
          </table:table-cell>
          <table:table-cell office:value-type="string" calcext:value-type="string">
            <text:p>سِفَارة</text:p>
          </table:table-cell>
          <table:table-cell office:value-type="string" calcext:value-type="string">
            <text:p>السِّفارة بكسر السين مقام السفير وعمله</text:p>
          </table:table-cell>
          <table:table-cell table:style-name="ce4" table:formula="of:=[.A166]&amp;&quot;=&quot;&amp;[.B166]&amp;&quot;###&quot;&amp;[.C166]" office:value-type="string" office:string-value="سفارة=سِفَارة###السِّفارة بكسر السين مقام السفير وعمله" calcext:value-type="string">
            <text:p>سفارة=سِفَارة###السِّفارة بكسر السين مقام السفير وعمله</text:p>
          </table:table-cell>
        </table:table-row>
        <table:table-row table:style-name="ro1">
          <table:table-cell office:value-type="string" calcext:value-type="string">
            <text:p>السفارة</text:p>
          </table:table-cell>
          <table:table-cell office:value-type="string" calcext:value-type="string">
            <text:p>السِّفَارة</text:p>
          </table:table-cell>
          <table:table-cell office:value-type="string" calcext:value-type="string">
            <text:p>السِّفارة بكسر السين مقام السفير وعمله</text:p>
          </table:table-cell>
          <table:table-cell table:style-name="ce4" table:formula="of:=[.A167]&amp;&quot;=&quot;&amp;[.B167]&amp;&quot;###&quot;&amp;[.C167]" office:value-type="string" office:string-value="السفارة=السِّفَارة###السِّفارة بكسر السين مقام السفير وعمله" calcext:value-type="string">
            <text:p>السفارة=السِّفَارة###السِّفارة بكسر السين مقام السفير وعمله</text:p>
          </table:table-cell>
        </table:table-row>
        <table:table-row table:style-name="ro1">
          <table:table-cell office:value-type="string" calcext:value-type="string">
            <text:p>سماد</text:p>
          </table:table-cell>
          <table:table-cell office:value-type="string" calcext:value-type="string">
            <text:p>سَماد</text:p>
          </table:table-cell>
          <table:table-cell office:value-type="string" calcext:value-type="string">
            <text:p>السَّماد بالفتحة</text:p>
          </table:table-cell>
          <table:table-cell table:style-name="ce4" table:formula="of:=[.A168]&amp;&quot;=&quot;&amp;[.B168]&amp;&quot;###&quot;&amp;[.C168]" office:value-type="string" office:string-value="سماد=سَماد###السَّماد بالفتحة" calcext:value-type="string">
            <text:p>سماد=سَماد###السَّماد بالفتحة</text:p>
          </table:table-cell>
        </table:table-row>
        <table:table-row table:style-name="ro1">
          <table:table-cell office:value-type="string" calcext:value-type="string">
            <text:p>السماد</text:p>
          </table:table-cell>
          <table:table-cell office:value-type="string" calcext:value-type="string">
            <text:p>السَّماد</text:p>
          </table:table-cell>
          <table:table-cell office:value-type="string" calcext:value-type="string">
            <text:p>السَّماد بالفتحة</text:p>
          </table:table-cell>
          <table:table-cell table:style-name="ce4" table:formula="of:=[.A169]&amp;&quot;=&quot;&amp;[.B169]&amp;&quot;###&quot;&amp;[.C169]" office:value-type="string" office:string-value="السماد=السَّماد###السَّماد بالفتحة" calcext:value-type="string">
            <text:p>السماد=السَّماد###السَّماد بالفتحة</text:p>
          </table:table-cell>
        </table:table-row>
        <table:table-row table:style-name="ro1">
          <table:table-cell office:value-type="string" calcext:value-type="string">
            <text:p>سندان</text:p>
          </table:table-cell>
          <table:table-cell office:value-type="string" calcext:value-type="string">
            <text:p>سَندان</text:p>
          </table:table-cell>
          <table:table-cell office:value-type="string" calcext:value-type="string">
            <text:p>السَّنْدَان بالفتح ما يطرق عليه الحداد الحديد، والسِّندان بالكسر هو الرجل العظيم الشديد</text:p>
          </table:table-cell>
          <table:table-cell table:style-name="ce4" table:formula="of:=[.A170]&amp;&quot;=&quot;&amp;[.B170]&amp;&quot;###&quot;&amp;[.C170]" office:value-type="string" office:string-value="سندان=سَندان###السَّنْدَان بالفتح ما يطرق عليه الحداد الحديد، والسِّندان بالكسر هو الرجل العظيم الشديد" calcext:value-type="string">
            <text:p>سندان=سَندان###السَّنْدَان بالفتح ما يطرق عليه الحداد الحديد، والسِّندان بالكسر هو الرجل العظيم الشديد</text:p>
          </table:table-cell>
        </table:table-row>
        <table:table-row table:style-name="ro1">
          <table:table-cell office:value-type="string" calcext:value-type="string">
            <text:p>السندان</text:p>
          </table:table-cell>
          <table:table-cell office:value-type="string" calcext:value-type="string">
            <text:p>السَّندان|بين المطرقة والسَّندان</text:p>
          </table:table-cell>
          <table:table-cell office:value-type="string" calcext:value-type="string">
            <text:p>السَّنْدَان بالفتح ما يطرق عليه الحداد الحديد، والسِّندان بالكسر هو الرجل العظيم الشديد</text:p>
          </table:table-cell>
          <table:table-cell table:style-name="ce4" table:formula="of:=[.A171]&amp;&quot;=&quot;&amp;[.B171]&amp;&quot;###&quot;&amp;[.C171]" office:value-type="string" office:string-value="السندان=السَّندان|بين المطرقة والسَّندان###السَّنْدَان بالفتح ما يطرق عليه الحداد الحديد، والسِّندان بالكسر هو الرجل العظيم الشديد" calcext:value-type="string">
            <text:p>السندان=السَّندان|بين المطرقة والسَّندان###السَّنْدَان بالفتح ما يطرق عليه الحداد الحديد، والسِّندان بالكسر هو الرجل العظيم الشديد</text:p>
          </table:table-cell>
        </table:table-row>
        <table:table-row table:style-name="ro1">
          <table:table-cell office:value-type="string" calcext:value-type="string">
            <text:p>بين المطرقة والسندان</text:p>
          </table:table-cell>
          <table:table-cell office:value-type="string" calcext:value-type="string">
            <text:p>السَّندان|بين المطرقة والسَّندان</text:p>
          </table:table-cell>
          <table:table-cell office:value-type="string" calcext:value-type="string">
            <text:p>السَّنْدَان بالفتح ما يطرق عليه الحداد الحديد، والسِّندان بالكسر هو الرجل العظيم الشديد</text:p>
          </table:table-cell>
          <table:table-cell table:style-name="ce4" table:formula="of:=[.A172]&amp;&quot;=&quot;&amp;[.B172]&amp;&quot;###&quot;&amp;[.C172]" office:value-type="string" office:string-value="بين المطرقة والسندان=السَّندان|بين المطرقة والسَّندان###السَّنْدَان بالفتح ما يطرق عليه الحداد الحديد، والسِّندان بالكسر هو الرجل العظيم الشديد" calcext:value-type="string">
            <text:p>بين المطرقة والسندان=السَّندان|بين المطرقة والسَّندان###السَّنْدَان بالفتح ما يطرق عليه الحداد الحديد، والسِّندان بالكسر هو الرجل العظيم الشديد</text:p>
          </table:table-cell>
        </table:table-row>
        <table:table-row table:style-name="ro1">
          <table:table-cell office:value-type="string" calcext:value-type="string">
            <text:p>سنون</text:p>
          </table:table-cell>
          <table:table-cell office:value-type="string" calcext:value-type="string">
            <text:p>سِنُون</text:p>
          </table:table-cell>
          <table:table-cell office:value-type="string" calcext:value-type="string">
            <text:p>السِّنُون بالكسر جمع سنة</text:p>
          </table:table-cell>
          <table:table-cell table:style-name="ce4" table:formula="of:=[.A173]&amp;&quot;=&quot;&amp;[.B173]&amp;&quot;###&quot;&amp;[.C173]" office:value-type="string" office:string-value="سنون=سِنُون###السِّنُون بالكسر جمع سنة" calcext:value-type="string">
            <text:p>سنون=سِنُون###السِّنُون بالكسر جمع سنة</text:p>
          </table:table-cell>
        </table:table-row>
        <table:table-row table:style-name="ro1">
          <table:table-cell office:value-type="string" calcext:value-type="string">
            <text:p>السنون</text:p>
          </table:table-cell>
          <table:table-cell office:value-type="string" calcext:value-type="string">
            <text:p>السِّنُون</text:p>
          </table:table-cell>
          <table:table-cell office:value-type="string" calcext:value-type="string">
            <text:p>السِّنُون بالكسر جمع سنة</text:p>
          </table:table-cell>
          <table:table-cell table:style-name="ce4" table:formula="of:=[.A174]&amp;&quot;=&quot;&amp;[.B174]&amp;&quot;###&quot;&amp;[.C174]" office:value-type="string" office:string-value="السنون=السِّنُون###السِّنُون بالكسر جمع سنة" calcext:value-type="string">
            <text:p>السنون=السِّنُون###السِّنُون بالكسر جمع سنة</text:p>
          </table:table-cell>
        </table:table-row>
        <table:table-row table:style-name="ro1">
          <table:table-cell office:value-type="string" calcext:value-type="string">
            <text:p>سواك</text:p>
          </table:table-cell>
          <table:table-cell office:value-type="string" calcext:value-type="string">
            <text:p>سِواك</text:p>
          </table:table-cell>
          <table:table-cell office:value-type="string" calcext:value-type="string">
            <text:p>السواك بكسر السين</text:p>
          </table:table-cell>
          <table:table-cell table:style-name="ce4" table:formula="of:=[.A175]&amp;&quot;=&quot;&amp;[.B175]&amp;&quot;###&quot;&amp;[.C175]" office:value-type="string" office:string-value="سواك=سِواك###السواك بكسر السين" calcext:value-type="string">
            <text:p>سواك=سِواك###السواك بكسر السين</text:p>
          </table:table-cell>
        </table:table-row>
        <table:table-row table:style-name="ro1">
          <table:table-cell office:value-type="string" calcext:value-type="string">
            <text:p>السواك</text:p>
          </table:table-cell>
          <table:table-cell office:value-type="string" calcext:value-type="string">
            <text:p>السِّواك</text:p>
          </table:table-cell>
          <table:table-cell office:value-type="string" calcext:value-type="string">
            <text:p>السواك بكسر السين</text:p>
          </table:table-cell>
          <table:table-cell table:style-name="ce4" table:formula="of:=[.A176]&amp;&quot;=&quot;&amp;[.B176]&amp;&quot;###&quot;&amp;[.C176]" office:value-type="string" office:string-value="السواك=السِّواك###السواك بكسر السين" calcext:value-type="string">
            <text:p>السواك=السِّواك###السواك بكسر السين</text:p>
          </table:table-cell>
        </table:table-row>
        <table:table-row table:style-name="ro1">
          <table:table-cell office:value-type="string" calcext:value-type="string">
            <text:p>شفة</text:p>
          </table:table-cell>
          <table:table-cell office:value-type="string" calcext:value-type="string">
            <text:p>شِفَة</text:p>
          </table:table-cell>
          <table:table-cell office:value-type="string" calcext:value-type="string">
            <text:p>الشِّفة بكسر الشين</text:p>
          </table:table-cell>
          <table:table-cell table:style-name="ce4" table:formula="of:=[.A177]&amp;&quot;=&quot;&amp;[.B177]&amp;&quot;###&quot;&amp;[.C177]" office:value-type="string" office:string-value="شفة=شِفَة###الشِّفة بكسر الشين" calcext:value-type="string">
            <text:p>شفة=شِفَة###الشِّفة بكسر الشين</text:p>
          </table:table-cell>
        </table:table-row>
        <table:table-row table:style-name="ro1">
          <table:table-cell office:value-type="string" calcext:value-type="string">
            <text:p>الشفة</text:p>
          </table:table-cell>
          <table:table-cell office:value-type="string" calcext:value-type="string">
            <text:p>الشِّفَة</text:p>
          </table:table-cell>
          <table:table-cell office:value-type="string" calcext:value-type="string">
            <text:p>الشِّفة بكسر الشين</text:p>
          </table:table-cell>
          <table:table-cell table:style-name="ce4" table:formula="of:=[.A178]&amp;&quot;=&quot;&amp;[.B178]&amp;&quot;###&quot;&amp;[.C178]" office:value-type="string" office:string-value="الشفة=الشِّفَة###الشِّفة بكسر الشين" calcext:value-type="string">
            <text:p>الشفة=الشِّفَة###الشِّفة بكسر الشين</text:p>
          </table:table-cell>
        </table:table-row>
        <table:table-row table:style-name="ro1">
          <table:table-cell office:value-type="string" calcext:value-type="string">
            <text:p>صحافة</text:p>
          </table:table-cell>
          <table:table-cell office:value-type="string" calcext:value-type="string">
            <text:p>صِحافة</text:p>
          </table:table-cell>
          <table:table-cell office:value-type="string" calcext:value-type="string">
            <text:p>الصِّحافة بكسر الصاد</text:p>
          </table:table-cell>
          <table:table-cell table:style-name="ce4" table:formula="of:=[.A179]&amp;&quot;=&quot;&amp;[.B179]&amp;&quot;###&quot;&amp;[.C179]" office:value-type="string" office:string-value="صحافة=صِحافة###الصِّحافة بكسر الصاد" calcext:value-type="string">
            <text:p>صحافة=صِحافة###الصِّحافة بكسر الصاد</text:p>
          </table:table-cell>
        </table:table-row>
        <table:table-row table:style-name="ro1">
          <table:table-cell office:value-type="string" calcext:value-type="string">
            <text:p>الصحافة</text:p>
          </table:table-cell>
          <table:table-cell office:value-type="string" calcext:value-type="string">
            <text:p>الصِّحافة</text:p>
          </table:table-cell>
          <table:table-cell office:value-type="string" calcext:value-type="string">
            <text:p>الصِّحافة بكسر الصاد</text:p>
          </table:table-cell>
          <table:table-cell table:style-name="ce4" table:formula="of:=[.A180]&amp;&quot;=&quot;&amp;[.B180]&amp;&quot;###&quot;&amp;[.C180]" office:value-type="string" office:string-value="الصحافة=الصِّحافة###الصِّحافة بكسر الصاد" calcext:value-type="string">
            <text:p>الصحافة=الصِّحافة###الصِّحافة بكسر الصاد</text:p>
          </table:table-cell>
        </table:table-row>
        <table:table-row table:style-name="ro1">
          <table:table-cell office:value-type="string" calcext:value-type="string">
            <text:p>صقع</text:p>
          </table:table-cell>
          <table:table-cell office:value-type="string" calcext:value-type="string">
            <text:p>صُقْع</text:p>
          </table:table-cell>
          <table:table-cell office:value-type="string" calcext:value-type="string">
            <text:p>الصُّقْع بضمّ الصاد، صقع من أصقاع العالم.</text:p>
          </table:table-cell>
          <table:table-cell table:style-name="ce4" table:formula="of:=[.A181]&amp;&quot;=&quot;&amp;[.B181]&amp;&quot;###&quot;&amp;[.C181]" office:value-type="string" office:string-value="صقع=صُقْع###الصُّقْع بضمّ الصاد، صقع من أصقاع العالم." calcext:value-type="string">
            <text:p>صقع=صُقْع###الصُّقْع بضمّ الصاد، صقع من أصقاع العالم.</text:p>
          </table:table-cell>
        </table:table-row>
        <table:table-row table:style-name="ro1">
          <table:table-cell office:value-type="string" calcext:value-type="string">
            <text:p>الصقع</text:p>
          </table:table-cell>
          <table:table-cell office:value-type="string" calcext:value-type="string">
            <text:p>الصُّقْع</text:p>
          </table:table-cell>
          <table:table-cell office:value-type="string" calcext:value-type="string">
            <text:p>الصُّقْع بضمّ الصاد، صقع من أصقاع العالم.</text:p>
          </table:table-cell>
          <table:table-cell table:style-name="ce4" table:formula="of:=[.A182]&amp;&quot;=&quot;&amp;[.B182]&amp;&quot;###&quot;&amp;[.C182]" office:value-type="string" office:string-value="الصقع=الصُّقْع###الصُّقْع بضمّ الصاد، صقع من أصقاع العالم." calcext:value-type="string">
            <text:p>الصقع=الصُّقْع###الصُّقْع بضمّ الصاد، صقع من أصقاع العالم.</text:p>
          </table:table-cell>
        </table:table-row>
        <table:table-row table:style-name="ro1">
          <table:table-cell office:value-type="string" calcext:value-type="string">
            <text:p>طرفة عين</text:p>
          </table:table-cell>
          <table:table-cell office:value-type="string" calcext:value-type="string">
            <text:p>طَرْفَة عين</text:p>
          </table:table-cell>
          <table:table-cell office:value-type="string" calcext:value-type="string">
            <text:p>الطُّرفة بالضم الشيء المستحدث العجيب. أما طًرفة العين فبالفتح.</text:p>
          </table:table-cell>
          <table:table-cell table:style-name="ce4" table:formula="of:=[.A183]&amp;&quot;=&quot;&amp;[.B183]&amp;&quot;###&quot;&amp;[.C183]" office:value-type="string" office:string-value="طرفة عين=طَرْفَة عين###الطُّرفة بالضم الشيء المستحدث العجيب. أما طًرفة العين فبالفتح." calcext:value-type="string">
            <text:p>طرفة عين=طَرْفَة عين###الطُّرفة بالضم الشيء المستحدث العجيب. أما طًرفة العين فبالفتح.</text:p>
          </table:table-cell>
        </table:table-row>
        <table:table-row table:style-name="ro1">
          <table:table-cell office:value-type="string" calcext:value-type="string">
            <text:p>لطف والظرف</text:p>
          </table:table-cell>
          <table:table-cell office:value-type="string" calcext:value-type="string">
            <text:p>لُطف والظَّرْف</text:p>
          </table:table-cell>
          <table:table-cell office:value-type="string" calcext:value-type="string">
            <text:p>الظَّرْف بفتح الظاء، فليس في المعجمات كلمة "الظُّرْف"</text:p>
          </table:table-cell>
          <table:table-cell table:style-name="ce4" table:formula="of:=[.A184]&amp;&quot;=&quot;&amp;[.B184]&amp;&quot;###&quot;&amp;[.C184]" office:value-type="string" office:string-value="لطف والظرف=لُطف والظَّرْف###الظَّرْف بفتح الظاء، فليس في المعجمات كلمة &quot;الظُّرْف&quot;" calcext:value-type="string">
            <text:p>لطف والظرف=لُطف والظَّرْف###الظَّرْف بفتح الظاء، فليس في المعجمات كلمة "الظُّرْف"</text:p>
          </table:table-cell>
        </table:table-row>
        <table:table-row table:style-name="ro1">
          <table:table-cell office:value-type="string" calcext:value-type="string">
            <text:p>اللطف والظرف</text:p>
          </table:table-cell>
          <table:table-cell office:value-type="string" calcext:value-type="string">
            <text:p>اللُّطف والظَّرْف</text:p>
          </table:table-cell>
          <table:table-cell office:value-type="string" calcext:value-type="string">
            <text:p>الظَّرْف بفتح الظاء، فليس في المعجمات كلمة "الظُّرْف"</text:p>
          </table:table-cell>
          <table:table-cell table:style-name="ce4" table:formula="of:=[.A185]&amp;&quot;=&quot;&amp;[.B185]&amp;&quot;###&quot;&amp;[.C185]" office:value-type="string" office:string-value="اللطف والظرف=اللُّطف والظَّرْف###الظَّرْف بفتح الظاء، فليس في المعجمات كلمة &quot;الظُّرْف&quot;" calcext:value-type="string">
            <text:p>اللطف والظرف=اللُّطف والظَّرْف###الظَّرْف بفتح الظاء، فليس في المعجمات كلمة "الظُّرْف"</text:p>
          </table:table-cell>
        </table:table-row>
        <table:table-row table:style-name="ro1">
          <table:table-cell office:value-type="string" calcext:value-type="string">
            <text:p>عبوة</text:p>
          </table:table-cell>
          <table:table-cell office:value-type="string" calcext:value-type="string">
            <text:p>عُبْوَة</text:p>
          </table:table-cell>
          <table:table-cell office:value-type="string" calcext:value-type="string">
            <text:p>العُبْوَة بضمّ العين</text:p>
          </table:table-cell>
          <table:table-cell table:style-name="ce4" table:formula="of:=[.A186]&amp;&quot;=&quot;&amp;[.B186]&amp;&quot;###&quot;&amp;[.C186]" office:value-type="string" office:string-value="عبوة=عُبْوَة###العُبْوَة بضمّ العين" calcext:value-type="string">
            <text:p>عبوة=عُبْوَة###العُبْوَة بضمّ العين</text:p>
          </table:table-cell>
        </table:table-row>
        <table:table-row table:style-name="ro1">
          <table:table-cell office:value-type="string" calcext:value-type="string">
            <text:p>العبوة</text:p>
          </table:table-cell>
          <table:table-cell office:value-type="string" calcext:value-type="string">
            <text:p>العُبْوَة</text:p>
          </table:table-cell>
          <table:table-cell office:value-type="string" calcext:value-type="string">
            <text:p>العُبْوَة بضمّ العين</text:p>
          </table:table-cell>
          <table:table-cell table:style-name="ce4" table:formula="of:=[.A187]&amp;&quot;=&quot;&amp;[.B187]&amp;&quot;###&quot;&amp;[.C187]" office:value-type="string" office:string-value="العبوة=العُبْوَة###العُبْوَة بضمّ العين" calcext:value-type="string">
            <text:p>العبوة=العُبْوَة###العُبْوَة بضمّ العين</text:p>
          </table:table-cell>
        </table:table-row>
        <table:table-row table:style-name="ro1">
          <table:table-cell office:value-type="string" calcext:value-type="string">
            <text:p>عتمة</text:p>
          </table:table-cell>
          <table:table-cell office:value-type="string" calcext:value-type="string">
            <text:p>عَتَمَة</text:p>
          </table:table-cell>
          <table:table-cell office:value-type="string" calcext:value-type="string">
            <text:p>العَتَمَة بفتح العين والتاء أي ظلام أول الليل</text:p>
          </table:table-cell>
          <table:table-cell table:style-name="ce4" table:formula="of:=[.A188]&amp;&quot;=&quot;&amp;[.B188]&amp;&quot;###&quot;&amp;[.C188]" office:value-type="string" office:string-value="عتمة=عَتَمَة###العَتَمَة بفتح العين والتاء أي ظلام أول الليل" calcext:value-type="string">
            <text:p>عتمة=عَتَمَة###العَتَمَة بفتح العين والتاء أي ظلام أول الليل</text:p>
          </table:table-cell>
        </table:table-row>
        <table:table-row table:style-name="ro1">
          <table:table-cell office:value-type="string" calcext:value-type="string">
            <text:p>العتمة</text:p>
          </table:table-cell>
          <table:table-cell office:value-type="string" calcext:value-type="string">
            <text:p>العَتَمَة</text:p>
          </table:table-cell>
          <table:table-cell office:value-type="string" calcext:value-type="string">
            <text:p>العَتَمَة بفتح العين والتاء أي ظلام أول الليل</text:p>
          </table:table-cell>
          <table:table-cell table:style-name="ce4" table:formula="of:=[.A189]&amp;&quot;=&quot;&amp;[.B189]&amp;&quot;###&quot;&amp;[.C189]" office:value-type="string" office:string-value="العتمة=العَتَمَة###العَتَمَة بفتح العين والتاء أي ظلام أول الليل" calcext:value-type="string">
            <text:p>العتمة=العَتَمَة###العَتَمَة بفتح العين والتاء أي ظلام أول الليل</text:p>
          </table:table-cell>
        </table:table-row>
        <table:table-row table:style-name="ro1">
          <table:table-cell office:value-type="string" calcext:value-type="string">
            <text:p>عرصة</text:p>
          </table:table-cell>
          <table:table-cell office:value-type="string" calcext:value-type="string">
            <text:p>عَرْصَة</text:p>
          </table:table-cell>
          <table:table-cell office:value-type="string" calcext:value-type="string">
            <text:p>العَرْصَة بسكون الراء</text:p>
          </table:table-cell>
          <table:table-cell table:style-name="ce4" table:formula="of:=[.A190]&amp;&quot;=&quot;&amp;[.B190]&amp;&quot;###&quot;&amp;[.C190]" office:value-type="string" office:string-value="عرصة=عَرْصَة###العَرْصَة بسكون الراء" calcext:value-type="string">
            <text:p>عرصة=عَرْصَة###العَرْصَة بسكون الراء</text:p>
          </table:table-cell>
        </table:table-row>
        <table:table-row table:style-name="ro1">
          <table:table-cell office:value-type="string" calcext:value-type="string">
            <text:p>العرصة</text:p>
          </table:table-cell>
          <table:table-cell office:value-type="string" calcext:value-type="string">
            <text:p>العَرْصَة</text:p>
          </table:table-cell>
          <table:table-cell office:value-type="string" calcext:value-type="string">
            <text:p>العَرْصَة بسكون الراء</text:p>
          </table:table-cell>
          <table:table-cell table:style-name="ce4" table:formula="of:=[.A191]&amp;&quot;=&quot;&amp;[.B191]&amp;&quot;###&quot;&amp;[.C191]" office:value-type="string" office:string-value="العرصة=العَرْصَة###العَرْصَة بسكون الراء" calcext:value-type="string">
            <text:p>العرصة=العَرْصَة###العَرْصَة بسكون الراء</text:p>
          </table:table-cell>
        </table:table-row>
        <table:table-row table:style-name="ro1">
          <table:table-cell office:value-type="string" calcext:value-type="string">
            <text:p>عصي</text:p>
          </table:table-cell>
          <table:table-cell office:value-type="string" calcext:value-type="string">
            <text:p>عِصِيّ</text:p>
          </table:table-cell>
          <table:table-cell office:value-type="string" calcext:value-type="string">
            <text:p>العِصِيّ بكسر العين كقوله تعالى: (فإذا حبالهم وعصيهم يخيل إليه من سحرهم أنها تسعى)</text:p>
          </table:table-cell>
          <table:table-cell table:style-name="ce4" table:formula="of:=[.A192]&amp;&quot;=&quot;&amp;[.B192]&amp;&quot;###&quot;&amp;[.C192]" office:value-type="string" office:string-value="عصي=عِصِيّ###العِصِيّ بكسر العين كقوله تعالى: (فإذا حبالهم وعصيهم يخيل إليه من سحرهم أنها تسعى)" calcext:value-type="string">
            <text:p>عصي=عِصِيّ###العِصِيّ بكسر العين كقوله تعالى: (فإذا حبالهم وعصيهم يخيل إليه من سحرهم أنها تسعى)</text:p>
          </table:table-cell>
        </table:table-row>
        <table:table-row table:style-name="ro1">
          <table:table-cell office:value-type="string" calcext:value-type="string">
            <text:p>العصي</text:p>
          </table:table-cell>
          <table:table-cell office:value-type="string" calcext:value-type="string">
            <text:p>العِصِيّ</text:p>
          </table:table-cell>
          <table:table-cell office:value-type="string" calcext:value-type="string">
            <text:p>العِصِيّ بكسر العين كقوله تعالى: (فإذا حبالهم وعصيهم يخيل إليه من سحرهم أنها تسعى)</text:p>
          </table:table-cell>
          <table:table-cell table:style-name="ce4" table:formula="of:=[.A193]&amp;&quot;=&quot;&amp;[.B193]&amp;&quot;###&quot;&amp;[.C193]" office:value-type="string" office:string-value="العصي=العِصِيّ###العِصِيّ بكسر العين كقوله تعالى: (فإذا حبالهم وعصيهم يخيل إليه من سحرهم أنها تسعى)" calcext:value-type="string">
            <text:p>العصي=العِصِيّ###العِصِيّ بكسر العين كقوله تعالى: (فإذا حبالهم وعصيهم يخيل إليه من سحرهم أنها تسعى)</text:p>
          </table:table-cell>
        </table:table-row>
        <table:table-row table:style-name="ro1">
          <table:table-cell office:value-type="string" calcext:value-type="string">
            <text:p>عصيان</text:p>
          </table:table-cell>
          <table:table-cell office:value-type="string" calcext:value-type="string">
            <text:p>عِصْيَان</text:p>
          </table:table-cell>
          <table:table-cell office:value-type="string" calcext:value-type="string">
            <text:p>العِصْيَان كقوله تعالى: (وكره إليكم الكفر والفسوق والعصيان)</text:p>
          </table:table-cell>
          <table:table-cell table:style-name="ce4" table:formula="of:=[.A194]&amp;&quot;=&quot;&amp;[.B194]&amp;&quot;###&quot;&amp;[.C194]" office:value-type="string" office:string-value="عصيان=عِصْيَان###العِصْيَان كقوله تعالى: (وكره إليكم الكفر والفسوق والعصيان)" calcext:value-type="string">
            <text:p>عصيان=عِصْيَان###العِصْيَان كقوله تعالى: (وكره إليكم الكفر والفسوق والعصيان)</text:p>
          </table:table-cell>
        </table:table-row>
        <table:table-row table:style-name="ro1">
          <table:table-cell office:value-type="string" calcext:value-type="string">
            <text:p>العصيان</text:p>
          </table:table-cell>
          <table:table-cell office:value-type="string" calcext:value-type="string">
            <text:p>العِصْيَان</text:p>
          </table:table-cell>
          <table:table-cell office:value-type="string" calcext:value-type="string">
            <text:p>العِصْيَان كقوله تعالى: (وكره إليكم الكفر والفسوق والعصيان)</text:p>
          </table:table-cell>
          <table:table-cell table:style-name="ce4" table:formula="of:=[.A195]&amp;&quot;=&quot;&amp;[.B195]&amp;&quot;###&quot;&amp;[.C195]" office:value-type="string" office:string-value="العصيان=العِصْيَان###العِصْيَان كقوله تعالى: (وكره إليكم الكفر والفسوق والعصيان)" calcext:value-type="string">
            <text:p>العصيان=العِصْيَان###العِصْيَان كقوله تعالى: (وكره إليكم الكفر والفسوق والعصيان)</text:p>
          </table:table-cell>
        </table:table-row>
        <table:table-row table:style-name="ro1">
          <table:table-cell office:value-type="string" calcext:value-type="string">
            <text:p>عقبان</text:p>
          </table:table-cell>
          <table:table-cell office:value-type="string" calcext:value-type="string">
            <text:p>عِقبان</text:p>
          </table:table-cell>
          <table:table-cell office:value-type="string" calcext:value-type="string">
            <text:p>العِقبان بكسر العين جمعُ عُقَاب</text:p>
          </table:table-cell>
          <table:table-cell table:style-name="ce4" table:formula="of:=[.A196]&amp;&quot;=&quot;&amp;[.B196]&amp;&quot;###&quot;&amp;[.C196]" office:value-type="string" office:string-value="عقبان=عِقبان###العِقبان بكسر العين جمعُ عُقَاب" calcext:value-type="string">
            <text:p>عقبان=عِقبان###العِقبان بكسر العين جمعُ عُقَاب</text:p>
          </table:table-cell>
        </table:table-row>
        <table:table-row table:style-name="ro1">
          <table:table-cell office:value-type="string" calcext:value-type="string">
            <text:p>العقبان</text:p>
          </table:table-cell>
          <table:table-cell office:value-type="string" calcext:value-type="string">
            <text:p>العِقبان</text:p>
          </table:table-cell>
          <table:table-cell office:value-type="string" calcext:value-type="string">
            <text:p>العِقبان بكسر العين جمعُ عُقَاب</text:p>
          </table:table-cell>
          <table:table-cell table:style-name="ce4" table:formula="of:=[.A197]&amp;&quot;=&quot;&amp;[.B197]&amp;&quot;###&quot;&amp;[.C197]" office:value-type="string" office:string-value="العقبان=العِقبان###العِقبان بكسر العين جمعُ عُقَاب" calcext:value-type="string">
            <text:p>العقبان=العِقبان###العِقبان بكسر العين جمعُ عُقَاب</text:p>
          </table:table-cell>
        </table:table-row>
        <table:table-row table:style-name="ro1">
          <table:table-cell office:value-type="string" calcext:value-type="string">
            <text:p>عمادة</text:p>
          </table:table-cell>
          <table:table-cell office:value-type="string" calcext:value-type="string">
            <text:p>عِمادة</text:p>
          </table:table-cell>
          <table:table-cell office:value-type="string" calcext:value-type="string">
            <text:p>العِمادة بالكسر بمعنى منصب العميد لأن اشتقاق المهن يكون على وزن فِعالة، مثل: زِراعة</text:p>
          </table:table-cell>
          <table:table-cell table:style-name="ce4" table:formula="of:=[.A198]&amp;&quot;=&quot;&amp;[.B198]&amp;&quot;###&quot;&amp;[.C198]" office:value-type="string" office:string-value="عمادة=عِمادة###العِمادة بالكسر بمعنى منصب العميد لأن اشتقاق المهن يكون على وزن فِعالة، مثل: زِراعة" calcext:value-type="string">
            <text:p>عمادة=عِمادة###العِمادة بالكسر بمعنى منصب العميد لأن اشتقاق المهن يكون على وزن فِعالة، مثل: زِراعة</text:p>
          </table:table-cell>
        </table:table-row>
        <table:table-row table:style-name="ro1">
          <table:table-cell office:value-type="string" calcext:value-type="string">
            <text:p>العمادة</text:p>
          </table:table-cell>
          <table:table-cell office:value-type="string" calcext:value-type="string">
            <text:p>العِمادة</text:p>
          </table:table-cell>
          <table:table-cell office:value-type="string" calcext:value-type="string">
            <text:p>العِمادة بالكسر بمعنى منصب العميد لأن اشتقاق المهن يكون على وزن فِعالة، مثل: زِراعة</text:p>
          </table:table-cell>
          <table:table-cell table:style-name="ce4" table:formula="of:=[.A199]&amp;&quot;=&quot;&amp;[.B199]&amp;&quot;###&quot;&amp;[.C199]" office:value-type="string" office:string-value="العمادة=العِمادة###العِمادة بالكسر بمعنى منصب العميد لأن اشتقاق المهن يكون على وزن فِعالة، مثل: زِراعة" calcext:value-type="string">
            <text:p>العمادة=العِمادة###العِمادة بالكسر بمعنى منصب العميد لأن اشتقاق المهن يكون على وزن فِعالة، مثل: زِراعة</text:p>
          </table:table-cell>
        </table:table-row>
        <table:table-row table:style-name="ro1">
          <table:table-cell office:value-type="string" calcext:value-type="string">
            <text:p>عمامة</text:p>
          </table:table-cell>
          <table:table-cell office:value-type="string" calcext:value-type="string">
            <text:p>عِمَامَة</text:p>
          </table:table-cell>
          <table:table-cell office:value-type="string" calcext:value-type="string">
            <text:p>العِمَامَة بكسر العين</text:p>
          </table:table-cell>
          <table:table-cell table:style-name="ce4" table:formula="of:=[.A200]&amp;&quot;=&quot;&amp;[.B200]&amp;&quot;###&quot;&amp;[.C200]" office:value-type="string" office:string-value="عمامة=عِمَامَة###العِمَامَة بكسر العين" calcext:value-type="string">
            <text:p>عمامة=عِمَامَة###العِمَامَة بكسر العين</text:p>
          </table:table-cell>
        </table:table-row>
        <table:table-row table:style-name="ro1">
          <table:table-cell office:value-type="string" calcext:value-type="string">
            <text:p>العمامة</text:p>
          </table:table-cell>
          <table:table-cell office:value-type="string" calcext:value-type="string">
            <text:p>العِمَامَة</text:p>
          </table:table-cell>
          <table:table-cell office:value-type="string" calcext:value-type="string">
            <text:p>العِمَامَة بكسر العين</text:p>
          </table:table-cell>
          <table:table-cell table:style-name="ce4" table:formula="of:=[.A201]&amp;&quot;=&quot;&amp;[.B201]&amp;&quot;###&quot;&amp;[.C201]" office:value-type="string" office:string-value="العمامة=العِمَامَة###العِمَامَة بكسر العين" calcext:value-type="string">
            <text:p>العمامة=العِمَامَة###العِمَامَة بكسر العين</text:p>
          </table:table-cell>
        </table:table-row>
        <table:table-row table:style-name="ro1">
          <table:table-cell office:value-type="string" calcext:value-type="string">
            <text:p>عنجهية</text:p>
          </table:table-cell>
          <table:table-cell office:value-type="string" calcext:value-type="string">
            <text:p>عُنْجُهِيّة</text:p>
          </table:table-cell>
          <table:table-cell office:value-type="string" calcext:value-type="string">
            <text:p>العُنْجُهِيّة بضم العين والجيم</text:p>
          </table:table-cell>
          <table:table-cell table:style-name="ce4" table:formula="of:=[.A202]&amp;&quot;=&quot;&amp;[.B202]&amp;&quot;###&quot;&amp;[.C202]" office:value-type="string" office:string-value="عنجهية=عُنْجُهِيّة###العُنْجُهِيّة بضم العين والجيم" calcext:value-type="string">
            <text:p>عنجهية=عُنْجُهِيّة###العُنْجُهِيّة بضم العين والجيم</text:p>
          </table:table-cell>
        </table:table-row>
        <table:table-row table:style-name="ro1">
          <table:table-cell office:value-type="string" calcext:value-type="string">
            <text:p>العنجهية</text:p>
          </table:table-cell>
          <table:table-cell office:value-type="string" calcext:value-type="string">
            <text:p>العُنْجُهِيّة</text:p>
          </table:table-cell>
          <table:table-cell office:value-type="string" calcext:value-type="string">
            <text:p>العُنْجُهِيّة بضم العين والجيم</text:p>
          </table:table-cell>
          <table:table-cell table:style-name="ce4" table:formula="of:=[.A203]&amp;&quot;=&quot;&amp;[.B203]&amp;&quot;###&quot;&amp;[.C203]" office:value-type="string" office:string-value="العنجهية=العُنْجُهِيّة###العُنْجُهِيّة بضم العين والجيم" calcext:value-type="string">
            <text:p>العنجهية=العُنْجُهِيّة###العُنْجُهِيّة بضم العين والجيم</text:p>
          </table:table-cell>
        </table:table-row>
        <table:table-row table:style-name="ro1">
          <table:table-cell office:value-type="string" calcext:value-type="string">
            <text:p>عنوة</text:p>
          </table:table-cell>
          <table:table-cell office:value-type="string" calcext:value-type="string">
            <text:p>عَنْوَة</text:p>
          </table:table-cell>
          <table:table-cell office:value-type="string" calcext:value-type="string">
            <text:p>العَنْوَة بفتح العين</text:p>
          </table:table-cell>
          <table:table-cell table:style-name="ce4" table:formula="of:=[.A204]&amp;&quot;=&quot;&amp;[.B204]&amp;&quot;###&quot;&amp;[.C204]" office:value-type="string" office:string-value="عنوة=عَنْوَة###العَنْوَة بفتح العين" calcext:value-type="string">
            <text:p>عنوة=عَنْوَة###العَنْوَة بفتح العين</text:p>
          </table:table-cell>
        </table:table-row>
        <table:table-row table:style-name="ro1">
          <table:table-cell office:value-type="string" calcext:value-type="string">
            <text:p>العنوة</text:p>
          </table:table-cell>
          <table:table-cell office:value-type="string" calcext:value-type="string">
            <text:p>العَنْوَة</text:p>
          </table:table-cell>
          <table:table-cell office:value-type="string" calcext:value-type="string">
            <text:p>العَنْوَة بفتح العين</text:p>
          </table:table-cell>
          <table:table-cell table:style-name="ce4" table:formula="of:=[.A205]&amp;&quot;=&quot;&amp;[.B205]&amp;&quot;###&quot;&amp;[.C205]" office:value-type="string" office:string-value="العنوة=العَنْوَة###العَنْوَة بفتح العين" calcext:value-type="string">
            <text:p>العنوة=العَنْوَة###العَنْوَة بفتح العين</text:p>
          </table:table-cell>
        </table:table-row>
        <table:table-row table:style-name="ro1">
          <table:table-cell office:value-type="string" calcext:value-type="string">
            <text:p>عوض</text:p>
          </table:table-cell>
          <table:table-cell office:value-type="string" calcext:value-type="string">
            <text:p>عِوَض</text:p>
          </table:table-cell>
          <table:table-cell office:value-type="string" calcext:value-type="string">
            <text:p>العِوَض بكسر العين</text:p>
          </table:table-cell>
          <table:table-cell table:style-name="ce4" table:formula="of:=[.A206]&amp;&quot;=&quot;&amp;[.B206]&amp;&quot;###&quot;&amp;[.C206]" office:value-type="string" office:string-value="عوض=عِوَض###العِوَض بكسر العين" calcext:value-type="string">
            <text:p>عوض=عِوَض###العِوَض بكسر العين</text:p>
          </table:table-cell>
        </table:table-row>
        <table:table-row table:style-name="ro1">
          <table:table-cell office:value-type="string" calcext:value-type="string">
            <text:p>العوض</text:p>
          </table:table-cell>
          <table:table-cell office:value-type="string" calcext:value-type="string">
            <text:p>العِوَض</text:p>
          </table:table-cell>
          <table:table-cell office:value-type="string" calcext:value-type="string">
            <text:p>العِوَض بكسر العين</text:p>
          </table:table-cell>
          <table:table-cell table:style-name="ce4" table:formula="of:=[.A207]&amp;&quot;=&quot;&amp;[.B207]&amp;&quot;###&quot;&amp;[.C207]" office:value-type="string" office:string-value="العوض=العِوَض###العِوَض بكسر العين" calcext:value-type="string">
            <text:p>العوض=العِوَض###العِوَض بكسر العين</text:p>
          </table:table-cell>
        </table:table-row>
        <table:table-row table:style-name="ro1">
          <table:table-cell office:value-type="string" calcext:value-type="string">
            <text:p>شاهد عيان</text:p>
          </table:table-cell>
          <table:table-cell office:value-type="string" calcext:value-type="string">
            <text:p>شاهد عِيان</text:p>
          </table:table-cell>
          <table:table-cell office:value-type="string" calcext:value-type="string">
            <text:p>العِيان بالكسر مصدر الفعل "عاين" إذا رأى الشيء بعينه </text:p>
          </table:table-cell>
          <table:table-cell table:style-name="ce4" table:formula="of:=[.A208]&amp;&quot;=&quot;&amp;[.B208]&amp;&quot;###&quot;&amp;[.C208]" office:value-type="string" office:string-value="شاهد عيان=شاهد عِيان###العِيان بالكسر مصدر الفعل &quot;عاين&quot; إذا رأى الشيء بعينه " calcext:value-type="string">
            <text:p>شاهد عيان=شاهد عِيان###العِيان بالكسر مصدر الفعل "عاين" إذا رأى الشيء بعينه </text:p>
          </table:table-cell>
        </table:table-row>
        <table:table-row table:style-name="ro1">
          <table:table-cell office:value-type="string" calcext:value-type="string">
            <text:p>غربال</text:p>
          </table:table-cell>
          <table:table-cell office:value-type="string" calcext:value-type="string">
            <text:p>غِرْبال</text:p>
          </table:table-cell>
          <table:table-cell office:value-type="string" calcext:value-type="string">
            <text:p>الغِرْبال بكسر الغين</text:p>
          </table:table-cell>
          <table:table-cell table:style-name="ce4" table:formula="of:=[.A209]&amp;&quot;=&quot;&amp;[.B209]&amp;&quot;###&quot;&amp;[.C209]" office:value-type="string" office:string-value="غربال=غِرْبال###الغِرْبال بكسر الغين" calcext:value-type="string">
            <text:p>غربال=غِرْبال###الغِرْبال بكسر الغين</text:p>
          </table:table-cell>
        </table:table-row>
        <table:table-row table:style-name="ro1">
          <table:table-cell office:value-type="string" calcext:value-type="string">
            <text:p>الغربال</text:p>
          </table:table-cell>
          <table:table-cell office:value-type="string" calcext:value-type="string">
            <text:p>الغِرْبال</text:p>
          </table:table-cell>
          <table:table-cell office:value-type="string" calcext:value-type="string">
            <text:p>الغِرْبال بكسر الغين</text:p>
          </table:table-cell>
          <table:table-cell table:style-name="ce4" table:formula="of:=[.A210]&amp;&quot;=&quot;&amp;[.B210]&amp;&quot;###&quot;&amp;[.C210]" office:value-type="string" office:string-value="الغربال=الغِرْبال###الغِرْبال بكسر الغين" calcext:value-type="string">
            <text:p>الغربال=الغِرْبال###الغِرْبال بكسر الغين</text:p>
          </table:table-cell>
        </table:table-row>
        <table:table-row table:style-name="ro1">
          <table:table-cell office:value-type="string" calcext:value-type="string">
            <text:p>غش</text:p>
          </table:table-cell>
          <table:table-cell office:value-type="string" calcext:value-type="string">
            <text:p>غِشّ</text:p>
          </table:table-cell>
          <table:table-cell office:value-type="string" calcext:value-type="string">
            <text:p>الغِشّ بكسر الغين من الفعل "غَشّ"</text:p>
          </table:table-cell>
          <table:table-cell table:style-name="ce4" table:formula="of:=[.A211]&amp;&quot;=&quot;&amp;[.B211]&amp;&quot;###&quot;&amp;[.C211]" office:value-type="string" office:string-value="غش=غِشّ###الغِشّ بكسر الغين من الفعل &quot;غَشّ&quot;" calcext:value-type="string">
            <text:p>غش=غِشّ###الغِشّ بكسر الغين من الفعل "غَشّ"</text:p>
          </table:table-cell>
        </table:table-row>
        <table:table-row table:style-name="ro1">
          <table:table-cell office:value-type="string" calcext:value-type="string">
            <text:p>الغش</text:p>
          </table:table-cell>
          <table:table-cell office:value-type="string" calcext:value-type="string">
            <text:p>الغِشّ</text:p>
          </table:table-cell>
          <table:table-cell office:value-type="string" calcext:value-type="string">
            <text:p>الغِشّ بكسر الغين من الفعل "غَشّ"</text:p>
          </table:table-cell>
          <table:table-cell table:style-name="ce4" table:formula="of:=[.A212]&amp;&quot;=&quot;&amp;[.B212]&amp;&quot;###&quot;&amp;[.C212]" office:value-type="string" office:string-value="الغش=الغِشّ###الغِشّ بكسر الغين من الفعل &quot;غَشّ&quot;" calcext:value-type="string">
            <text:p>الغش=الغِشّ###الغِشّ بكسر الغين من الفعل "غَشّ"</text:p>
          </table:table-cell>
        </table:table-row>
        <table:table-row table:style-name="ro1">
          <table:table-cell office:value-type="string" calcext:value-type="string">
            <text:p>غل</text:p>
          </table:table-cell>
          <table:table-cell office:value-type="string" calcext:value-type="string">
            <text:p>غِلّ</text:p>
          </table:table-cell>
          <table:table-cell office:value-type="string" calcext:value-type="string">
            <text:p>الغِلّ بكسر الغين هو الحقد والكراهية</text:p>
          </table:table-cell>
          <table:table-cell table:style-name="ce4" table:formula="of:=[.A213]&amp;&quot;=&quot;&amp;[.B213]&amp;&quot;###&quot;&amp;[.C213]" office:value-type="string" office:string-value="غل=غِلّ###الغِلّ بكسر الغين هو الحقد والكراهية" calcext:value-type="string">
            <text:p>غل=غِلّ###الغِلّ بكسر الغين هو الحقد والكراهية</text:p>
          </table:table-cell>
        </table:table-row>
        <table:table-row table:style-name="ro1">
          <table:table-cell office:value-type="string" calcext:value-type="string">
            <text:p>الغل</text:p>
          </table:table-cell>
          <table:table-cell office:value-type="string" calcext:value-type="string">
            <text:p>الغِلّ</text:p>
          </table:table-cell>
          <table:table-cell office:value-type="string" calcext:value-type="string">
            <text:p>الغِلّ بكسر الغين هو الحقد والكراهية</text:p>
          </table:table-cell>
          <table:table-cell table:style-name="ce4" table:formula="of:=[.A214]&amp;&quot;=&quot;&amp;[.B214]&amp;&quot;###&quot;&amp;[.C214]" office:value-type="string" office:string-value="الغل=الغِلّ###الغِلّ بكسر الغين هو الحقد والكراهية" calcext:value-type="string">
            <text:p>الغل=الغِلّ###الغِلّ بكسر الغين هو الحقد والكراهية</text:p>
          </table:table-cell>
        </table:table-row>
        <table:table-row table:style-name="ro1">
          <table:table-cell office:value-type="string" calcext:value-type="string">
            <text:p>غواية</text:p>
          </table:table-cell>
          <table:table-cell office:value-type="string" calcext:value-type="string">
            <text:p>غَوَاية</text:p>
          </table:table-cell>
          <table:table-cell office:value-type="string" calcext:value-type="string">
            <text:p>الغواية بالفتح مصدر الفعل "غوي" هو "غَوَاية" وليس غِوَاية</text:p>
          </table:table-cell>
          <table:table-cell table:style-name="ce4" table:formula="of:=[.A215]&amp;&quot;=&quot;&amp;[.B215]&amp;&quot;###&quot;&amp;[.C215]" office:value-type="string" office:string-value="غواية=غَوَاية###الغواية بالفتح مصدر الفعل &quot;غوي&quot; هو &quot;غَوَاية&quot; وليس غِوَاية" calcext:value-type="string">
            <text:p>غواية=غَوَاية###الغواية بالفتح مصدر الفعل "غوي" هو "غَوَاية" وليس غِوَاية</text:p>
          </table:table-cell>
        </table:table-row>
        <table:table-row table:style-name="ro1">
          <table:table-cell office:value-type="string" calcext:value-type="string">
            <text:p>الغواية</text:p>
          </table:table-cell>
          <table:table-cell office:value-type="string" calcext:value-type="string">
            <text:p>الغَوَاية</text:p>
          </table:table-cell>
          <table:table-cell office:value-type="string" calcext:value-type="string">
            <text:p>الغواية بالفتح مصدر الفعل "غوي" هو "غَوَاية" وليس غِوَاية</text:p>
          </table:table-cell>
          <table:table-cell table:style-name="ce4" table:formula="of:=[.A216]&amp;&quot;=&quot;&amp;[.B216]&amp;&quot;###&quot;&amp;[.C216]" office:value-type="string" office:string-value="الغواية=الغَوَاية###الغواية بالفتح مصدر الفعل &quot;غوي&quot; هو &quot;غَوَاية&quot; وليس غِوَاية" calcext:value-type="string">
            <text:p>الغواية=الغَوَاية###الغواية بالفتح مصدر الفعل "غوي" هو "غَوَاية" وليس غِوَاية</text:p>
          </table:table-cell>
        </table:table-row>
        <table:table-row table:style-name="ro1">
          <table:table-cell office:value-type="string" calcext:value-type="string">
            <text:p>غيرة</text:p>
          </table:table-cell>
          <table:table-cell office:value-type="string" calcext:value-type="string">
            <text:p>غَيْرَة</text:p>
          </table:table-cell>
          <table:table-cell office:value-type="string" calcext:value-type="string">
            <text:p>الغَيْرَة مصدر الفعل "غار"</text:p>
          </table:table-cell>
          <table:table-cell table:style-name="ce4" table:formula="of:=[.A217]&amp;&quot;=&quot;&amp;[.B217]&amp;&quot;###&quot;&amp;[.C217]" office:value-type="string" office:string-value="غيرة=غَيْرَة###الغَيْرَة مصدر الفعل &quot;غار&quot;" calcext:value-type="string">
            <text:p>غيرة=غَيْرَة###الغَيْرَة مصدر الفعل "غار"</text:p>
          </table:table-cell>
        </table:table-row>
        <table:table-row table:style-name="ro1">
          <table:table-cell office:value-type="string" calcext:value-type="string">
            <text:p>الغيرة</text:p>
          </table:table-cell>
          <table:table-cell office:value-type="string" calcext:value-type="string">
            <text:p>الغَيْرَة</text:p>
          </table:table-cell>
          <table:table-cell office:value-type="string" calcext:value-type="string">
            <text:p>الغَيْرَة مصدر الفعل "غار"</text:p>
          </table:table-cell>
          <table:table-cell table:style-name="ce4" table:formula="of:=[.A218]&amp;&quot;=&quot;&amp;[.B218]&amp;&quot;###&quot;&amp;[.C218]" office:value-type="string" office:string-value="الغيرة=الغَيْرَة###الغَيْرَة مصدر الفعل &quot;غار&quot;" calcext:value-type="string">
            <text:p>الغيرة=الغَيْرَة###الغَيْرَة مصدر الفعل "غار"</text:p>
          </table:table-cell>
        </table:table-row>
        <table:table-row table:style-name="ro1">
          <table:table-cell office:value-type="string" calcext:value-type="string">
            <text:p>فجل</text:p>
          </table:table-cell>
          <table:table-cell office:value-type="string" calcext:value-type="string">
            <text:p>فُجْل</text:p>
          </table:table-cell>
          <table:table-cell office:value-type="string" calcext:value-type="string">
            <text:p>الفُجل بضم الفاء نبات</text:p>
          </table:table-cell>
          <table:table-cell table:style-name="ce4" table:formula="of:=[.A219]&amp;&quot;=&quot;&amp;[.B219]&amp;&quot;###&quot;&amp;[.C219]" office:value-type="string" office:string-value="فجل=فُجْل###الفُجل بضم الفاء نبات" calcext:value-type="string">
            <text:p>فجل=فُجْل###الفُجل بضم الفاء نبات</text:p>
          </table:table-cell>
        </table:table-row>
        <table:table-row table:style-name="ro1">
          <table:table-cell office:value-type="string" calcext:value-type="string">
            <text:p>الفجل</text:p>
          </table:table-cell>
          <table:table-cell office:value-type="string" calcext:value-type="string">
            <text:p>الفُجْل</text:p>
          </table:table-cell>
          <table:table-cell office:value-type="string" calcext:value-type="string">
            <text:p>الفُجل بضم الفاء نبات</text:p>
          </table:table-cell>
          <table:table-cell table:style-name="ce4" table:formula="of:=[.A220]&amp;&quot;=&quot;&amp;[.B220]&amp;&quot;###&quot;&amp;[.C220]" office:value-type="string" office:string-value="الفجل=الفُجْل###الفُجل بضم الفاء نبات" calcext:value-type="string">
            <text:p>الفجل=الفُجْل###الفُجل بضم الفاء نبات</text:p>
          </table:table-cell>
        </table:table-row>
        <table:table-row table:style-name="ro1">
          <table:table-cell office:value-type="string" calcext:value-type="string">
            <text:p>فخار</text:p>
          </table:table-cell>
          <table:table-cell office:value-type="string" calcext:value-type="string">
            <text:p>فَخَّار</text:p>
          </table:table-cell>
          <table:table-cell office:value-type="string" calcext:value-type="string">
            <text:p>الفَخَّار بالفتح كقوله تعالى: "خلق الإنسان من صلصال كالفخار"</text:p>
          </table:table-cell>
          <table:table-cell table:style-name="ce4" table:formula="of:=[.A221]&amp;&quot;=&quot;&amp;[.B221]&amp;&quot;###&quot;&amp;[.C221]" office:value-type="string" office:string-value="فخار=فَخَّار###الفَخَّار بالفتح كقوله تعالى: &quot;خلق الإنسان من صلصال كالفخار&quot;" calcext:value-type="string">
            <text:p>فخار=فَخَّار###الفَخَّار بالفتح كقوله تعالى: "خلق الإنسان من صلصال كالفخار"</text:p>
          </table:table-cell>
        </table:table-row>
        <table:table-row table:style-name="ro1">
          <table:table-cell office:value-type="string" calcext:value-type="string">
            <text:p>الفخار</text:p>
          </table:table-cell>
          <table:table-cell office:value-type="string" calcext:value-type="string">
            <text:p>الفَخَّار</text:p>
          </table:table-cell>
          <table:table-cell office:value-type="string" calcext:value-type="string">
            <text:p>الفَخَّار بالفتح كقوله تعالى: "خلق الإنسان من صلصال كالفخار"</text:p>
          </table:table-cell>
          <table:table-cell table:style-name="ce4" table:formula="of:=[.A222]&amp;&quot;=&quot;&amp;[.B222]&amp;&quot;###&quot;&amp;[.C222]" office:value-type="string" office:string-value="الفخار=الفَخَّار###الفَخَّار بالفتح كقوله تعالى: &quot;خلق الإنسان من صلصال كالفخار&quot;" calcext:value-type="string">
            <text:p>الفخار=الفَخَّار###الفَخَّار بالفتح كقوله تعالى: "خلق الإنسان من صلصال كالفخار"</text:p>
          </table:table-cell>
        </table:table-row>
        <table:table-row table:style-name="ro1">
          <table:table-cell office:value-type="string" calcext:value-type="string">
            <text:p>فراق</text:p>
          </table:table-cell>
          <table:table-cell office:value-type="string" calcext:value-type="string">
            <text:p>فِرَاقَ</text:p>
          </table:table-cell>
          <table:table-cell office:value-type="string" calcext:value-type="string">
            <text:p>الفِراق بكسر الفاء</text:p>
          </table:table-cell>
          <table:table-cell table:style-name="ce4" table:formula="of:=[.A223]&amp;&quot;=&quot;&amp;[.B223]&amp;&quot;###&quot;&amp;[.C223]" office:value-type="string" office:string-value="فراق=فِرَاقَ###الفِراق بكسر الفاء" calcext:value-type="string">
            <text:p>فراق=فِرَاقَ###الفِراق بكسر الفاء</text:p>
          </table:table-cell>
        </table:table-row>
        <table:table-row table:style-name="ro1">
          <table:table-cell office:value-type="string" calcext:value-type="string">
            <text:p>الفراق</text:p>
          </table:table-cell>
          <table:table-cell office:value-type="string" calcext:value-type="string">
            <text:p>الفِرَاقَ</text:p>
          </table:table-cell>
          <table:table-cell office:value-type="string" calcext:value-type="string">
            <text:p>الفِراق بكسر الفاء</text:p>
          </table:table-cell>
          <table:table-cell table:style-name="ce4" table:formula="of:=[.A224]&amp;&quot;=&quot;&amp;[.B224]&amp;&quot;###&quot;&amp;[.C224]" office:value-type="string" office:string-value="الفراق=الفِرَاقَ###الفِراق بكسر الفاء" calcext:value-type="string">
            <text:p>الفراق=الفِرَاقَ###الفِراق بكسر الفاء</text:p>
          </table:table-cell>
        </table:table-row>
        <table:table-row table:style-name="ro1">
          <table:table-cell office:value-type="string" calcext:value-type="string">
            <text:p>فرجار</text:p>
          </table:table-cell>
          <table:table-cell office:value-type="string" calcext:value-type="string">
            <text:p>فِرْجار</text:p>
          </table:table-cell>
          <table:table-cell office:value-type="string" calcext:value-type="string">
            <text:p>الفِرْجار بكسر الفاء يستعمل لرسم الدوائر والأقواس</text:p>
          </table:table-cell>
          <table:table-cell table:style-name="ce4" table:formula="of:=[.A225]&amp;&quot;=&quot;&amp;[.B225]&amp;&quot;###&quot;&amp;[.C225]" office:value-type="string" office:string-value="فرجار=فِرْجار###الفِرْجار بكسر الفاء يستعمل لرسم الدوائر والأقواس" calcext:value-type="string">
            <text:p>فرجار=فِرْجار###الفِرْجار بكسر الفاء يستعمل لرسم الدوائر والأقواس</text:p>
          </table:table-cell>
        </table:table-row>
        <table:table-row table:style-name="ro1">
          <table:table-cell office:value-type="string" calcext:value-type="string">
            <text:p>الفرجار</text:p>
          </table:table-cell>
          <table:table-cell office:value-type="string" calcext:value-type="string">
            <text:p>الفِرْجار</text:p>
          </table:table-cell>
          <table:table-cell office:value-type="string" calcext:value-type="string">
            <text:p>الفِرْجار بكسر الفاء يستعمل لرسم الدوائر والأقواس</text:p>
          </table:table-cell>
          <table:table-cell table:style-name="ce4" table:formula="of:=[.A226]&amp;&quot;=&quot;&amp;[.B226]&amp;&quot;###&quot;&amp;[.C226]" office:value-type="string" office:string-value="الفرجار=الفِرْجار###الفِرْجار بكسر الفاء يستعمل لرسم الدوائر والأقواس" calcext:value-type="string">
            <text:p>الفرجار=الفِرْجار###الفِرْجار بكسر الفاء يستعمل لرسم الدوائر والأقواس</text:p>
          </table:table-cell>
        </table:table-row>
        <table:table-row table:style-name="ro1">
          <table:table-cell office:value-type="string" calcext:value-type="string">
            <text:p>فهرس</text:p>
          </table:table-cell>
          <table:table-cell office:value-type="string" calcext:value-type="string">
            <text:p>فِهْرِس|فِهْرِست</text:p>
          </table:table-cell>
          <table:table-cell office:value-type="string" calcext:value-type="string">
            <text:p>الفِهْرِس بكسر الفاء والراء، كلمة فارسية أصلها الفِهْرِست وعُرِّبت إلى "الفِهْرس"</text:p>
          </table:table-cell>
          <table:table-cell table:style-name="ce4" table:formula="of:=[.A227]&amp;&quot;=&quot;&amp;[.B227]&amp;&quot;###&quot;&amp;[.C227]" office:value-type="string" office:string-value="فهرس=فِهْرِس|فِهْرِست###الفِهْرِس بكسر الفاء والراء، كلمة فارسية أصلها الفِهْرِست وعُرِّبت إلى &quot;الفِهْرس&quot;" calcext:value-type="string">
            <text:p>فهرس=فِهْرِس|فِهْرِست###الفِهْرِس بكسر الفاء والراء، كلمة فارسية أصلها الفِهْرِست وعُرِّبت إلى "الفِهْرس"</text:p>
          </table:table-cell>
        </table:table-row>
        <table:table-row table:style-name="ro1">
          <table:table-cell office:value-type="string" calcext:value-type="string">
            <text:p>الفهرس</text:p>
          </table:table-cell>
          <table:table-cell office:value-type="string" calcext:value-type="string">
            <text:p>الفِهْرِس|الفِهْرِست</text:p>
          </table:table-cell>
          <table:table-cell office:value-type="string" calcext:value-type="string">
            <text:p>الفِهْرِس بكسر الفاء والراء، كلمة فارسية أصلها الفِهْرِست وعُرِّبت إلى "الفِهْرس"</text:p>
          </table:table-cell>
          <table:table-cell table:style-name="ce4" table:formula="of:=[.A228]&amp;&quot;=&quot;&amp;[.B228]&amp;&quot;###&quot;&amp;[.C228]" office:value-type="string" office:string-value="الفهرس=الفِهْرِس|الفِهْرِست###الفِهْرِس بكسر الفاء والراء، كلمة فارسية أصلها الفِهْرِست وعُرِّبت إلى &quot;الفِهْرس&quot;" calcext:value-type="string">
            <text:p>الفهرس=الفِهْرِس|الفِهْرِست###الفِهْرِس بكسر الفاء والراء، كلمة فارسية أصلها الفِهْرِست وعُرِّبت إلى "الفِهْرس"</text:p>
          </table:table-cell>
        </table:table-row>
        <table:table-row table:style-name="ro1">
          <table:table-cell office:value-type="string" calcext:value-type="string">
            <text:p>قبول</text:p>
          </table:table-cell>
          <table:table-cell office:value-type="string" calcext:value-type="string">
            <text:p>قَبُول</text:p>
          </table:table-cell>
          <table:table-cell office:value-type="string" calcext:value-type="string">
            <text:p>القَبول بفتح القاف، كقوله تعالى: "قَبولًا حسنًا"</text:p>
          </table:table-cell>
          <table:table-cell table:style-name="ce4" table:formula="of:=[.A229]&amp;&quot;=&quot;&amp;[.B229]&amp;&quot;###&quot;&amp;[.C229]" office:value-type="string" office:string-value="قبول=قَبُول###القَبول بفتح القاف، كقوله تعالى: &quot;قَبولًا حسنًا&quot;" calcext:value-type="string">
            <text:p>قبول=قَبُول###القَبول بفتح القاف، كقوله تعالى: "قَبولًا حسنًا"</text:p>
          </table:table-cell>
        </table:table-row>
        <table:table-row table:style-name="ro1">
          <table:table-cell office:value-type="string" calcext:value-type="string">
            <text:p>قرميد</text:p>
          </table:table-cell>
          <table:table-cell office:value-type="string" calcext:value-type="string">
            <text:p>قِرميد</text:p>
          </table:table-cell>
          <table:table-cell office:value-type="string" calcext:value-type="string">
            <text:p>القِرميد بكسر القاف هو الآجر أو الخزف</text:p>
          </table:table-cell>
          <table:table-cell table:style-name="ce4" table:formula="of:=[.A230]&amp;&quot;=&quot;&amp;[.B230]&amp;&quot;###&quot;&amp;[.C230]" office:value-type="string" office:string-value="قرميد=قِرميد###القِرميد بكسر القاف هو الآجر أو الخزف" calcext:value-type="string">
            <text:p>قرميد=قِرميد###القِرميد بكسر القاف هو الآجر أو الخزف</text:p>
          </table:table-cell>
        </table:table-row>
        <table:table-row table:style-name="ro1">
          <table:table-cell office:value-type="string" calcext:value-type="string">
            <text:p>القرميد</text:p>
          </table:table-cell>
          <table:table-cell office:value-type="string" calcext:value-type="string">
            <text:p>القِرميد</text:p>
          </table:table-cell>
          <table:table-cell office:value-type="string" calcext:value-type="string">
            <text:p>القِرميد بكسر القاف هو الآجر أو الخزف</text:p>
          </table:table-cell>
          <table:table-cell table:style-name="ce4" table:formula="of:=[.A231]&amp;&quot;=&quot;&amp;[.B231]&amp;&quot;###&quot;&amp;[.C231]" office:value-type="string" office:string-value="القرميد=القِرميد###القِرميد بكسر القاف هو الآجر أو الخزف" calcext:value-type="string">
            <text:p>القرميد=القِرميد###القِرميد بكسر القاف هو الآجر أو الخزف</text:p>
          </table:table-cell>
        </table:table-row>
        <table:table-row table:style-name="ro1">
          <table:table-cell office:value-type="string" calcext:value-type="string">
            <text:p>قفل</text:p>
          </table:table-cell>
          <table:table-cell office:value-type="string" calcext:value-type="string">
            <text:p>قُفْل</text:p>
          </table:table-cell>
          <table:table-cell office:value-type="string" calcext:value-type="string">
            <text:p>القُفْل بالضم قفل الباب</text:p>
          </table:table-cell>
          <table:table-cell table:style-name="ce4" table:formula="of:=[.A232]&amp;&quot;=&quot;&amp;[.B232]&amp;&quot;###&quot;&amp;[.C232]" office:value-type="string" office:string-value="قفل=قُفْل###القُفْل بالضم قفل الباب" calcext:value-type="string">
            <text:p>قفل=قُفْل###القُفْل بالضم قفل الباب</text:p>
          </table:table-cell>
        </table:table-row>
        <table:table-row table:style-name="ro1">
          <table:table-cell office:value-type="string" calcext:value-type="string">
            <text:p>القفل</text:p>
          </table:table-cell>
          <table:table-cell office:value-type="string" calcext:value-type="string">
            <text:p>القُفْل</text:p>
          </table:table-cell>
          <table:table-cell office:value-type="string" calcext:value-type="string">
            <text:p>القُفْل بالضم قفل الباب</text:p>
          </table:table-cell>
          <table:table-cell table:style-name="ce4" table:formula="of:=[.A233]&amp;&quot;=&quot;&amp;[.B233]&amp;&quot;###&quot;&amp;[.C233]" office:value-type="string" office:string-value="القفل=القُفْل###القُفْل بالضم قفل الباب" calcext:value-type="string">
            <text:p>القفل=القُفْل###القُفْل بالضم قفل الباب</text:p>
          </table:table-cell>
        </table:table-row>
        <table:table-row table:style-name="ro1">
          <table:table-cell office:value-type="string" calcext:value-type="string">
            <text:p>قرنبيط</text:p>
          </table:table-cell>
          <table:table-cell office:value-type="string" calcext:value-type="string">
            <text:p>قُنَّبِيط</text:p>
          </table:table-cell>
          <table:table-cell office:value-type="string" calcext:value-type="string">
            <text:p>القُنَّبِيط بضمّ القاف بَقْلة</text:p>
          </table:table-cell>
          <table:table-cell table:style-name="ce4" table:formula="of:=[.A234]&amp;&quot;=&quot;&amp;[.B234]&amp;&quot;###&quot;&amp;[.C234]" office:value-type="string" office:string-value="قرنبيط=قُنَّبِيط###القُنَّبِيط بضمّ القاف بَقْلة" calcext:value-type="string">
            <text:p>قرنبيط=قُنَّبِيط###القُنَّبِيط بضمّ القاف بَقْلة</text:p>
          </table:table-cell>
        </table:table-row>
        <table:table-row table:style-name="ro1">
          <table:table-cell office:value-type="string" calcext:value-type="string">
            <text:p>قنبيط</text:p>
          </table:table-cell>
          <table:table-cell office:value-type="string" calcext:value-type="string">
            <text:p>قُنَّبِيط</text:p>
          </table:table-cell>
          <table:table-cell office:value-type="string" calcext:value-type="string">
            <text:p>القُنَّبِيط بضمّ القاف بَقْلة</text:p>
          </table:table-cell>
          <table:table-cell table:style-name="ce4" table:formula="of:=[.A235]&amp;&quot;=&quot;&amp;[.B235]&amp;&quot;###&quot;&amp;[.C235]" office:value-type="string" office:string-value="قنبيط=قُنَّبِيط###القُنَّبِيط بضمّ القاف بَقْلة" calcext:value-type="string">
            <text:p>قنبيط=قُنَّبِيط###القُنَّبِيط بضمّ القاف بَقْلة</text:p>
          </table:table-cell>
        </table:table-row>
        <table:table-row table:style-name="ro1">
          <table:table-cell office:value-type="string" calcext:value-type="string">
            <text:p>القرنبيط</text:p>
          </table:table-cell>
          <table:table-cell office:value-type="string" calcext:value-type="string">
            <text:p>القُنَّبِيط</text:p>
          </table:table-cell>
          <table:table-cell office:value-type="string" calcext:value-type="string">
            <text:p>القُنَّبِيط بضمّ القاف بَقْلة</text:p>
          </table:table-cell>
          <table:table-cell table:style-name="ce4" table:formula="of:=[.A236]&amp;&quot;=&quot;&amp;[.B236]&amp;&quot;###&quot;&amp;[.C236]" office:value-type="string" office:string-value="القرنبيط=القُنَّبِيط###القُنَّبِيط بضمّ القاف بَقْلة" calcext:value-type="string">
            <text:p>القرنبيط=القُنَّبِيط###القُنَّبِيط بضمّ القاف بَقْلة</text:p>
          </table:table-cell>
        </table:table-row>
        <table:table-row table:style-name="ro1">
          <table:table-cell office:value-type="string" calcext:value-type="string">
            <text:p>القنبيط</text:p>
          </table:table-cell>
          <table:table-cell office:value-type="string" calcext:value-type="string">
            <text:p>القُنَّبِيط</text:p>
          </table:table-cell>
          <table:table-cell office:value-type="string" calcext:value-type="string">
            <text:p>القُنَّبِيط بضمّ القاف بَقْلة</text:p>
          </table:table-cell>
          <table:table-cell table:style-name="ce4" table:formula="of:=[.A237]&amp;&quot;=&quot;&amp;[.B237]&amp;&quot;###&quot;&amp;[.C237]" office:value-type="string" office:string-value="القنبيط=القُنَّبِيط###القُنَّبِيط بضمّ القاف بَقْلة" calcext:value-type="string">
            <text:p>القنبيط=القُنَّبِيط###القُنَّبِيط بضمّ القاف بَقْلة</text:p>
          </table:table-cell>
        </table:table-row>
        <table:table-row table:style-name="ro1">
          <table:table-cell office:value-type="string" calcext:value-type="string">
            <text:p>قنديل</text:p>
          </table:table-cell>
          <table:table-cell office:value-type="string" calcext:value-type="string">
            <text:p>قِنْدِيل</text:p>
          </table:table-cell>
          <table:table-cell office:value-type="string" calcext:value-type="string">
            <text:p>القِنديل بكسر القاف</text:p>
          </table:table-cell>
          <table:table-cell table:style-name="ce4" table:formula="of:=[.A238]&amp;&quot;=&quot;&amp;[.B238]&amp;&quot;###&quot;&amp;[.C238]" office:value-type="string" office:string-value="قنديل=قِنْدِيل###القِنديل بكسر القاف" calcext:value-type="string">
            <text:p>قنديل=قِنْدِيل###القِنديل بكسر القاف</text:p>
          </table:table-cell>
        </table:table-row>
        <table:table-row table:style-name="ro1">
          <table:table-cell office:value-type="string" calcext:value-type="string">
            <text:p>كتان</text:p>
          </table:table-cell>
          <table:table-cell office:value-type="string" calcext:value-type="string">
            <text:p>كَتَّان</text:p>
          </table:table-cell>
          <table:table-cell office:value-type="string" calcext:value-type="string">
            <text:p>الكَتَّان بالفتح</text:p>
          </table:table-cell>
          <table:table-cell table:style-name="ce4" table:formula="of:=[.A239]&amp;&quot;=&quot;&amp;[.B239]&amp;&quot;###&quot;&amp;[.C239]" office:value-type="string" office:string-value="كتان=كَتَّان###الكَتَّان بالفتح" calcext:value-type="string">
            <text:p>كتان=كَتَّان###الكَتَّان بالفتح</text:p>
          </table:table-cell>
        </table:table-row>
        <table:table-row table:style-name="ro1">
          <table:table-cell office:value-type="string" calcext:value-type="string">
            <text:p>الكتان</text:p>
          </table:table-cell>
          <table:table-cell office:value-type="string" calcext:value-type="string">
            <text:p>الكَتَّان</text:p>
          </table:table-cell>
          <table:table-cell office:value-type="string" calcext:value-type="string">
            <text:p>الكَتَّان بالفتح</text:p>
          </table:table-cell>
          <table:table-cell table:style-name="ce4" table:formula="of:=[.A240]&amp;&quot;=&quot;&amp;[.B240]&amp;&quot;###&quot;&amp;[.C240]" office:value-type="string" office:string-value="الكتان=الكَتَّان###الكَتَّان بالفتح" calcext:value-type="string">
            <text:p>الكتان=الكَتَّان###الكَتَّان بالفتح</text:p>
          </table:table-cell>
        </table:table-row>
        <table:table-row table:style-name="ro1">
          <table:table-cell office:value-type="string" calcext:value-type="string">
            <text:p>كراس</text:p>
          </table:table-cell>
          <table:table-cell office:value-type="string" calcext:value-type="string">
            <text:p>كُرّاسَة|كُرّاس</text:p>
          </table:table-cell>
          <table:table-cell office:value-type="string" calcext:value-type="string">
            <text:p>الكُرّاسَة والكُرّاس بضم الكاف</text:p>
          </table:table-cell>
          <table:table-cell table:style-name="ce4" table:formula="of:=[.A241]&amp;&quot;=&quot;&amp;[.B241]&amp;&quot;###&quot;&amp;[.C241]" office:value-type="string" office:string-value="كراس=كُرّاسَة|كُرّاس###الكُرّاسَة والكُرّاس بضم الكاف" calcext:value-type="string">
            <text:p>كراس=كُرّاسَة|كُرّاس###الكُرّاسَة والكُرّاس بضم الكاف</text:p>
          </table:table-cell>
        </table:table-row>
        <table:table-row table:style-name="ro1">
          <table:table-cell office:value-type="string" calcext:value-type="string">
            <text:p>كراسة</text:p>
          </table:table-cell>
          <table:table-cell office:value-type="string" calcext:value-type="string">
            <text:p>كُرّاسَة|كُرّاس</text:p>
          </table:table-cell>
          <table:table-cell office:value-type="string" calcext:value-type="string">
            <text:p>الكُرّاسَة والكُرّاس بضم الكاف</text:p>
          </table:table-cell>
          <table:table-cell table:style-name="ce4" table:formula="of:=[.A242]&amp;&quot;=&quot;&amp;[.B242]&amp;&quot;###&quot;&amp;[.C242]" office:value-type="string" office:string-value="كراسة=كُرّاسَة|كُرّاس###الكُرّاسَة والكُرّاس بضم الكاف" calcext:value-type="string">
            <text:p>كراسة=كُرّاسَة|كُرّاس###الكُرّاسَة والكُرّاس بضم الكاف</text:p>
          </table:table-cell>
        </table:table-row>
        <table:table-row table:style-name="ro1">
          <table:table-cell office:value-type="string" calcext:value-type="string">
            <text:p>الكراس</text:p>
          </table:table-cell>
          <table:table-cell office:value-type="string" calcext:value-type="string">
            <text:p>الكُرّاسَة|الكُرّاس</text:p>
          </table:table-cell>
          <table:table-cell office:value-type="string" calcext:value-type="string">
            <text:p>الكُرّاسَة والكُرّاس بضم الكاف</text:p>
          </table:table-cell>
          <table:table-cell table:style-name="ce4" table:formula="of:=[.A243]&amp;&quot;=&quot;&amp;[.B243]&amp;&quot;###&quot;&amp;[.C243]" office:value-type="string" office:string-value="الكراس=الكُرّاسَة|الكُرّاس###الكُرّاسَة والكُرّاس بضم الكاف" calcext:value-type="string">
            <text:p>الكراس=الكُرّاسَة|الكُرّاس###الكُرّاسَة والكُرّاس بضم الكاف</text:p>
          </table:table-cell>
        </table:table-row>
        <table:table-row table:style-name="ro1">
          <table:table-cell office:value-type="string" calcext:value-type="string">
            <text:p>الكراسة</text:p>
          </table:table-cell>
          <table:table-cell office:value-type="string" calcext:value-type="string">
            <text:p>الكُرّاسَة|الكُرّاس</text:p>
          </table:table-cell>
          <table:table-cell office:value-type="string" calcext:value-type="string">
            <text:p>الكُرّاسَة والكُرّاس بضم الكاف</text:p>
          </table:table-cell>
          <table:table-cell table:style-name="ce4" table:formula="of:=[.A244]&amp;&quot;=&quot;&amp;[.B244]&amp;&quot;###&quot;&amp;[.C244]" office:value-type="string" office:string-value="الكراسة=الكُرّاسَة|الكُرّاس###الكُرّاسَة والكُرّاس بضم الكاف" calcext:value-type="string">
            <text:p>الكراسة=الكُرّاسَة|الكُرّاس###الكُرّاسَة والكُرّاس بضم الكاف</text:p>
          </table:table-cell>
        </table:table-row>
        <table:table-row table:style-name="ro1">
          <table:table-cell office:value-type="string" calcext:value-type="string">
            <text:p>كراهية</text:p>
          </table:table-cell>
          <table:table-cell office:value-type="string" calcext:value-type="string">
            <text:p>كراهيَة</text:p>
          </table:table-cell>
          <table:table-cell office:value-type="string" calcext:value-type="string">
            <text:p>الكراهيَة، دون تشديد الياء</text:p>
          </table:table-cell>
          <table:table-cell table:style-name="ce4" table:formula="of:=[.A245]&amp;&quot;=&quot;&amp;[.B245]&amp;&quot;###&quot;&amp;[.C245]" office:value-type="string" office:string-value="كراهية=كراهيَة###الكراهيَة، دون تشديد الياء" calcext:value-type="string">
            <text:p>كراهية=كراهيَة###الكراهيَة، دون تشديد الياء</text:p>
          </table:table-cell>
        </table:table-row>
        <table:table-row table:style-name="ro1">
          <table:table-cell office:value-type="string" calcext:value-type="string">
            <text:p>الكراهية</text:p>
          </table:table-cell>
          <table:table-cell office:value-type="string" calcext:value-type="string">
            <text:p>الكراهيَة</text:p>
          </table:table-cell>
          <table:table-cell office:value-type="string" calcext:value-type="string">
            <text:p>الكراهيَة، دون تشديد الياء</text:p>
          </table:table-cell>
          <table:table-cell table:style-name="ce4" table:formula="of:=[.A246]&amp;&quot;=&quot;&amp;[.B246]&amp;&quot;###&quot;&amp;[.C246]" office:value-type="string" office:string-value="الكراهية=الكراهيَة###الكراهيَة، دون تشديد الياء" calcext:value-type="string">
            <text:p>الكراهية=الكراهيَة###الكراهيَة، دون تشديد الياء</text:p>
          </table:table-cell>
        </table:table-row>
        <table:table-row table:style-name="ro1">
          <table:table-cell office:value-type="string" calcext:value-type="string">
            <text:p>كفة</text:p>
          </table:table-cell>
          <table:table-cell office:value-type="string" calcext:value-type="string">
            <text:p>كِفّة</text:p>
          </table:table-cell>
          <table:table-cell office:value-type="string" calcext:value-type="string">
            <text:p>الكِفّة بكسر الكاف</text:p>
          </table:table-cell>
          <table:table-cell table:style-name="ce4" table:formula="of:=[.A247]&amp;&quot;=&quot;&amp;[.B247]&amp;&quot;###&quot;&amp;[.C247]" office:value-type="string" office:string-value="كفة=كِفّة###الكِفّة بكسر الكاف" calcext:value-type="string">
            <text:p>كفة=كِفّة###الكِفّة بكسر الكاف</text:p>
          </table:table-cell>
        </table:table-row>
        <table:table-row table:style-name="ro1">
          <table:table-cell office:value-type="string" calcext:value-type="string">
            <text:p>الكفة</text:p>
          </table:table-cell>
          <table:table-cell office:value-type="string" calcext:value-type="string">
            <text:p>الكِفّة</text:p>
          </table:table-cell>
          <table:table-cell office:value-type="string" calcext:value-type="string">
            <text:p>الكِفّة بكسر الكاف</text:p>
          </table:table-cell>
          <table:table-cell table:style-name="ce4" table:formula="of:=[.A248]&amp;&quot;=&quot;&amp;[.B248]&amp;&quot;###&quot;&amp;[.C248]" office:value-type="string" office:string-value="الكفة=الكِفّة###الكِفّة بكسر الكاف" calcext:value-type="string">
            <text:p>الكفة=الكِفّة###الكِفّة بكسر الكاف</text:p>
          </table:table-cell>
        </table:table-row>
        <table:table-row table:style-name="ro1">
          <table:table-cell office:value-type="string" calcext:value-type="string">
            <text:p>كمية</text:p>
          </table:table-cell>
          <table:table-cell office:value-type="string" calcext:value-type="string">
            <text:p>كَمّيَّة|كَمَيَّة</text:p>
          </table:table-cell>
          <table:table-cell office:value-type="string" calcext:value-type="string">
            <text:p>الكَمّيَّة|الكَمَيَّة بالفتح لأنها نسبة إلى كَمّ</text:p>
          </table:table-cell>
          <table:table-cell table:style-name="ce4" table:formula="of:=[.A249]&amp;&quot;=&quot;&amp;[.B249]&amp;&quot;###&quot;&amp;[.C249]" office:value-type="string" office:string-value="كمية=كَمّيَّة|كَمَيَّة###الكَمّيَّة|الكَمَيَّة بالفتح لأنها نسبة إلى كَمّ" calcext:value-type="string">
            <text:p>كمية=كَمّيَّة|كَمَيَّة###الكَمّيَّة|الكَمَيَّة بالفتح لأنها نسبة إلى كَمّ</text:p>
          </table:table-cell>
        </table:table-row>
        <table:table-row table:style-name="ro1">
          <table:table-cell office:value-type="string" calcext:value-type="string">
            <text:p>الكمية</text:p>
          </table:table-cell>
          <table:table-cell office:value-type="string" calcext:value-type="string">
            <text:p>الكَمّيَّة|الكَمَيَّة</text:p>
          </table:table-cell>
          <table:table-cell office:value-type="string" calcext:value-type="string">
            <text:p>الكَمّيَّة|الكَمَيَّة بالفتح لأنها نسبة إلى كَمّ</text:p>
          </table:table-cell>
          <table:table-cell table:style-name="ce4" table:formula="of:=[.A250]&amp;&quot;=&quot;&amp;[.B250]&amp;&quot;###&quot;&amp;[.C250]" office:value-type="string" office:string-value="الكمية=الكَمّيَّة|الكَمَيَّة###الكَمّيَّة|الكَمَيَّة بالفتح لأنها نسبة إلى كَمّ" calcext:value-type="string">
            <text:p>الكمية=الكَمّيَّة|الكَمَيَّة###الكَمّيَّة|الكَمَيَّة بالفتح لأنها نسبة إلى كَمّ</text:p>
          </table:table-cell>
        </table:table-row>
        <table:table-row table:style-name="ro1">
          <table:table-cell office:value-type="string" calcext:value-type="string">
            <text:p>لثة</text:p>
          </table:table-cell>
          <table:table-cell office:value-type="string" calcext:value-type="string">
            <text:p>لِثَة</text:p>
          </table:table-cell>
          <table:table-cell office:value-type="string" calcext:value-type="string">
            <text:p>اللِّثَةُ دون تشديد الثاء: ما حول الأسنان من اللَّحم وفيه مغارزُها</text:p>
          </table:table-cell>
          <table:table-cell table:style-name="ce4" table:formula="of:=[.A251]&amp;&quot;=&quot;&amp;[.B251]&amp;&quot;###&quot;&amp;[.C251]" office:value-type="string" office:string-value="لثة=لِثَة###اللِّثَةُ دون تشديد الثاء: ما حول الأسنان من اللَّحم وفيه مغارزُها" calcext:value-type="string">
            <text:p>لثة=لِثَة###اللِّثَةُ دون تشديد الثاء: ما حول الأسنان من اللَّحم وفيه مغارزُها</text:p>
          </table:table-cell>
        </table:table-row>
        <table:table-row table:style-name="ro1">
          <table:table-cell office:value-type="string" calcext:value-type="string">
            <text:p>اللثة</text:p>
          </table:table-cell>
          <table:table-cell office:value-type="string" calcext:value-type="string">
            <text:p>اللثَة</text:p>
          </table:table-cell>
          <table:table-cell office:value-type="string" calcext:value-type="string">
            <text:p>اللِّثَةُ دون تشديد الثاء: ما حول الأسنان من اللَّحم وفيه مغارزُها</text:p>
          </table:table-cell>
          <table:table-cell table:style-name="ce4" table:formula="of:=[.A252]&amp;&quot;=&quot;&amp;[.B252]&amp;&quot;###&quot;&amp;[.C252]" office:value-type="string" office:string-value="اللثة=اللثَة###اللِّثَةُ دون تشديد الثاء: ما حول الأسنان من اللَّحم وفيه مغارزُها" calcext:value-type="string">
            <text:p>اللثة=اللثَة###اللِّثَةُ دون تشديد الثاء: ما حول الأسنان من اللَّحم وفيه مغارزُها</text:p>
          </table:table-cell>
        </table:table-row>
        <table:table-row table:style-name="ro1">
          <table:table-cell office:value-type="string" calcext:value-type="string">
            <text:p>لعبة</text:p>
          </table:table-cell>
          <table:table-cell office:value-type="string" calcext:value-type="string">
            <text:p>لُعْبَة</text:p>
          </table:table-cell>
          <table:table-cell office:value-type="string" calcext:value-type="string">
            <text:p>اللُعبة بضم اللام</text:p>
          </table:table-cell>
          <table:table-cell table:style-name="ce4" table:formula="of:=[.A253]&amp;&quot;=&quot;&amp;[.B253]&amp;&quot;###&quot;&amp;[.C253]" office:value-type="string" office:string-value="لعبة=لُعْبَة###اللُعبة بضم اللام" calcext:value-type="string">
            <text:p>لعبة=لُعْبَة###اللُعبة بضم اللام</text:p>
          </table:table-cell>
        </table:table-row>
        <table:table-row table:style-name="ro1">
          <table:table-cell office:value-type="string" calcext:value-type="string">
            <text:p>لكنة</text:p>
          </table:table-cell>
          <table:table-cell office:value-type="string" calcext:value-type="string">
            <text:p>لُكْنَة</text:p>
          </table:table-cell>
          <table:table-cell office:value-type="string" calcext:value-type="string">
            <text:p>اللُّكْنَة بضم اللام معناها عجمة في اللسان</text:p>
          </table:table-cell>
          <table:table-cell table:style-name="ce4" table:formula="of:=[.A254]&amp;&quot;=&quot;&amp;[.B254]&amp;&quot;###&quot;&amp;[.C254]" office:value-type="string" office:string-value="لكنة=لُكْنَة###اللُّكْنَة بضم اللام معناها عجمة في اللسان" calcext:value-type="string">
            <text:p>لكنة=لُكْنَة###اللُّكْنَة بضم اللام معناها عجمة في اللسان</text:p>
          </table:table-cell>
        </table:table-row>
        <table:table-row table:style-name="ro1">
          <table:table-cell office:value-type="string" calcext:value-type="string">
            <text:p>اللكنة</text:p>
          </table:table-cell>
          <table:table-cell office:value-type="string" calcext:value-type="string">
            <text:p>اللُكْنَة</text:p>
          </table:table-cell>
          <table:table-cell office:value-type="string" calcext:value-type="string">
            <text:p>اللُّكْنَة بضم اللام معناها عجمة في اللسان</text:p>
          </table:table-cell>
          <table:table-cell table:style-name="ce4" table:formula="of:=[.A255]&amp;&quot;=&quot;&amp;[.B255]&amp;&quot;###&quot;&amp;[.C255]" office:value-type="string" office:string-value="اللكنة=اللُكْنَة###اللُّكْنَة بضم اللام معناها عجمة في اللسان" calcext:value-type="string">
            <text:p>اللكنة=اللُكْنَة###اللُّكْنَة بضم اللام معناها عجمة في اللسان</text:p>
          </table:table-cell>
        </table:table-row>
        <table:table-row table:style-name="ro1">
          <table:table-cell office:value-type="string" calcext:value-type="string">
            <text:p>لياقة</text:p>
          </table:table-cell>
          <table:table-cell office:value-type="string" calcext:value-type="string">
            <text:p>لِيَاقَة</text:p>
          </table:table-cell>
          <table:table-cell office:value-type="string" calcext:value-type="string">
            <text:p>اللِّيَاقَة بكسر اللام</text:p>
          </table:table-cell>
          <table:table-cell table:style-name="ce4" table:formula="of:=[.A256]&amp;&quot;=&quot;&amp;[.B256]&amp;&quot;###&quot;&amp;[.C256]" office:value-type="string" office:string-value="لياقة=لِيَاقَة###اللِّيَاقَة بكسر اللام" calcext:value-type="string">
            <text:p>لياقة=لِيَاقَة###اللِّيَاقَة بكسر اللام</text:p>
          </table:table-cell>
        </table:table-row>
        <table:table-row table:style-name="ro1">
          <table:table-cell office:value-type="string" calcext:value-type="string">
            <text:p>اللياقة</text:p>
          </table:table-cell>
          <table:table-cell office:value-type="string" calcext:value-type="string">
            <text:p>اللِّيَاقَة</text:p>
          </table:table-cell>
          <table:table-cell office:value-type="string" calcext:value-type="string">
            <text:p>اللِّيَاقَة بكسر اللام</text:p>
          </table:table-cell>
          <table:table-cell table:style-name="ce4" table:formula="of:=[.A257]&amp;&quot;=&quot;&amp;[.B257]&amp;&quot;###&quot;&amp;[.C257]" office:value-type="string" office:string-value="اللياقة=اللِّيَاقَة###اللِّيَاقَة بكسر اللام" calcext:value-type="string">
            <text:p>اللياقة=اللِّيَاقَة###اللِّيَاقَة بكسر اللام</text:p>
          </table:table-cell>
        </table:table-row>
        <table:table-row table:style-name="ro1">
          <table:table-cell office:value-type="string" calcext:value-type="string">
            <text:p>مأثرة</text:p>
          </table:table-cell>
          <table:table-cell office:value-type="string" calcext:value-type="string">
            <text:p>مأثُرة</text:p>
          </table:table-cell>
          <table:table-cell office:value-type="string" calcext:value-type="string">
            <text:p>المأثُرة بضم الثاء بمعنى المَكْرُمَة المتوارثة</text:p>
          </table:table-cell>
          <table:table-cell table:style-name="ce4" table:formula="of:=[.A258]&amp;&quot;=&quot;&amp;[.B258]&amp;&quot;###&quot;&amp;[.C258]" office:value-type="string" office:string-value="مأثرة=مأثُرة###المأثُرة بضم الثاء بمعنى المَكْرُمَة المتوارثة" calcext:value-type="string">
            <text:p>مأثرة=مأثُرة###المأثُرة بضم الثاء بمعنى المَكْرُمَة المتوارثة</text:p>
          </table:table-cell>
        </table:table-row>
        <table:table-row table:style-name="ro1">
          <table:table-cell office:value-type="string" calcext:value-type="string">
            <text:p>مأزق</text:p>
          </table:table-cell>
          <table:table-cell office:value-type="string" calcext:value-type="string">
            <text:p>مأزِق</text:p>
          </table:table-cell>
          <table:table-cell office:value-type="string" calcext:value-type="string">
            <text:p>المأزِق بكسر الزاي هو المضيق الحرج</text:p>
          </table:table-cell>
          <table:table-cell table:style-name="ce4" table:formula="of:=[.A259]&amp;&quot;=&quot;&amp;[.B259]&amp;&quot;###&quot;&amp;[.C259]" office:value-type="string" office:string-value="مأزق=مأزِق###المأزِق بكسر الزاي هو المضيق الحرج" calcext:value-type="string">
            <text:p>مأزق=مأزِق###المأزِق بكسر الزاي هو المضيق الحرج</text:p>
          </table:table-cell>
        </table:table-row>
        <table:table-row table:style-name="ro1">
          <table:table-cell office:value-type="string" calcext:value-type="string">
            <text:p>مجرفة</text:p>
          </table:table-cell>
          <table:table-cell office:value-type="string" calcext:value-type="string">
            <text:p>مِجْرَفَة</text:p>
          </table:table-cell>
          <table:table-cell office:value-type="string" calcext:value-type="string">
            <text:p>المِجْرَفَة بكسر الميم اسم آلة على وزن "مِفْعَلَة"</text:p>
          </table:table-cell>
          <table:table-cell table:style-name="ce4" table:formula="of:=[.A260]&amp;&quot;=&quot;&amp;[.B260]&amp;&quot;###&quot;&amp;[.C260]" office:value-type="string" office:string-value="مجرفة=مِجْرَفَة###المِجْرَفَة بكسر الميم اسم آلة على وزن &quot;مِفْعَلَة&quot;" calcext:value-type="string">
            <text:p>مجرفة=مِجْرَفَة###المِجْرَفَة بكسر الميم اسم آلة على وزن "مِفْعَلَة"</text:p>
          </table:table-cell>
        </table:table-row>
        <table:table-row table:style-name="ro1">
          <table:table-cell office:value-type="string" calcext:value-type="string">
            <text:p>المجرفة</text:p>
          </table:table-cell>
          <table:table-cell office:value-type="string" calcext:value-type="string">
            <text:p>المِجْرَفَة</text:p>
          </table:table-cell>
          <table:table-cell office:value-type="string" calcext:value-type="string">
            <text:p>المِجْرَفَة بكسر الميم اسم آلة على وزن "مِفْعَلَة"</text:p>
          </table:table-cell>
          <table:table-cell table:style-name="ce4" table:formula="of:=[.A261]&amp;&quot;=&quot;&amp;[.B261]&amp;&quot;###&quot;&amp;[.C261]" office:value-type="string" office:string-value="المجرفة=المِجْرَفَة###المِجْرَفَة بكسر الميم اسم آلة على وزن &quot;مِفْعَلَة&quot;" calcext:value-type="string">
            <text:p>المجرفة=المِجْرَفَة###المِجْرَفَة بكسر الميم اسم آلة على وزن "مِفْعَلَة"</text:p>
          </table:table-cell>
        </table:table-row>
        <table:table-row table:style-name="ro1">
          <table:table-cell office:value-type="string" calcext:value-type="string">
            <text:p>مذي</text:p>
          </table:table-cell>
          <table:table-cell office:value-type="string" calcext:value-type="string">
            <text:p>مَذْي</text:p>
          </table:table-cell>
          <table:table-cell office:value-type="string" calcext:value-type="string">
            <text:p>المَذْيُ بفتح الميم وسكون الذال، ما يخرج من قُبُل الإنسان عند نشاط أو مداعبة أهل</text:p>
          </table:table-cell>
          <table:table-cell table:style-name="ce4" table:formula="of:=[.A262]&amp;&quot;=&quot;&amp;[.B262]&amp;&quot;###&quot;&amp;[.C262]" office:value-type="string" office:string-value="مذي=مَذْي###المَذْيُ بفتح الميم وسكون الذال، ما يخرج من قُبُل الإنسان عند نشاط أو مداعبة أهل" calcext:value-type="string">
            <text:p>مذي=مَذْي###المَذْيُ بفتح الميم وسكون الذال، ما يخرج من قُبُل الإنسان عند نشاط أو مداعبة أهل</text:p>
          </table:table-cell>
        </table:table-row>
        <table:table-row table:style-name="ro1">
          <table:table-cell office:value-type="string" calcext:value-type="string">
            <text:p>المذي</text:p>
          </table:table-cell>
          <table:table-cell office:value-type="string" calcext:value-type="string">
            <text:p>المَذْيَ</text:p>
          </table:table-cell>
          <table:table-cell office:value-type="string" calcext:value-type="string">
            <text:p>المَذْيَ بفتح الميم وسكون الذال، ما يخرج من قُبُل الإنسان عند نشاط أو مداعبة أهل</text:p>
          </table:table-cell>
          <table:table-cell table:style-name="ce4" table:formula="of:=[.A263]&amp;&quot;=&quot;&amp;[.B263]&amp;&quot;###&quot;&amp;[.C263]" office:value-type="string" office:string-value="المذي=المَذْيَ###المَذْيَ بفتح الميم وسكون الذال، ما يخرج من قُبُل الإنسان عند نشاط أو مداعبة أهل" calcext:value-type="string">
            <text:p>المذي=المَذْيَ###المَذْيَ بفتح الميم وسكون الذال، ما يخرج من قُبُل الإنسان عند نشاط أو مداعبة أهل</text:p>
          </table:table-cell>
        </table:table-row>
        <table:table-row table:style-name="ro1">
          <table:table-cell office:value-type="string" calcext:value-type="string">
            <text:p>مرتزقة</text:p>
          </table:table-cell>
          <table:table-cell office:value-type="string" calcext:value-type="string">
            <text:p>مُرْتَزِقَة|مُرْتَزِقُون</text:p>
          </table:table-cell>
          <table:table-cell office:value-type="string" calcext:value-type="string">
            <text:p>المُرْتَزِقَة بكسر الزاي، لأنه طالب الرزق</text:p>
          </table:table-cell>
          <table:table-cell table:style-name="ce4" table:formula="of:=[.A264]&amp;&quot;=&quot;&amp;[.B264]&amp;&quot;###&quot;&amp;[.C264]" office:value-type="string" office:string-value="مرتزقة=مُرْتَزِقَة|مُرْتَزِقُون###المُرْتَزِقَة بكسر الزاي، لأنه طالب الرزق" calcext:value-type="string">
            <text:p>مرتزقة=مُرْتَزِقَة|مُرْتَزِقُون###المُرْتَزِقَة بكسر الزاي، لأنه طالب الرزق</text:p>
          </table:table-cell>
        </table:table-row>
        <table:table-row table:style-name="ro1">
          <table:table-cell office:value-type="string" calcext:value-type="string">
            <text:p>مرتزقون</text:p>
          </table:table-cell>
          <table:table-cell office:value-type="string" calcext:value-type="string">
            <text:p>مُرْتَزِقَة|مُرْتَزِقُون</text:p>
          </table:table-cell>
          <table:table-cell office:value-type="string" calcext:value-type="string">
            <text:p>المُرْتَزِقَة بكسر الزاي، لأنه طالب الرزق</text:p>
          </table:table-cell>
          <table:table-cell table:style-name="ce4" table:formula="of:=[.A265]&amp;&quot;=&quot;&amp;[.B265]&amp;&quot;###&quot;&amp;[.C265]" office:value-type="string" office:string-value="مرتزقون=مُرْتَزِقَة|مُرْتَزِقُون###المُرْتَزِقَة بكسر الزاي، لأنه طالب الرزق" calcext:value-type="string">
            <text:p>مرتزقون=مُرْتَزِقَة|مُرْتَزِقُون###المُرْتَزِقَة بكسر الزاي، لأنه طالب الرزق</text:p>
          </table:table-cell>
        </table:table-row>
        <table:table-row table:style-name="ro1">
          <table:table-cell office:value-type="string" calcext:value-type="string">
            <text:p>المرتزقة</text:p>
          </table:table-cell>
          <table:table-cell office:value-type="string" calcext:value-type="string">
            <text:p>المُرْتَزِقَة|المُرْتَزِقُون</text:p>
          </table:table-cell>
          <table:table-cell office:value-type="string" calcext:value-type="string">
            <text:p>المُرْتَزِقَة بكسر الزاي، لأنه طالب الرزق</text:p>
          </table:table-cell>
          <table:table-cell table:style-name="ce4" table:formula="of:=[.A266]&amp;&quot;=&quot;&amp;[.B266]&amp;&quot;###&quot;&amp;[.C266]" office:value-type="string" office:string-value="المرتزقة=المُرْتَزِقَة|المُرْتَزِقُون###المُرْتَزِقَة بكسر الزاي، لأنه طالب الرزق" calcext:value-type="string">
            <text:p>المرتزقة=المُرْتَزِقَة|المُرْتَزِقُون###المُرْتَزِقَة بكسر الزاي، لأنه طالب الرزق</text:p>
          </table:table-cell>
        </table:table-row>
        <table:table-row table:style-name="ro1">
          <table:table-cell office:value-type="string" calcext:value-type="string">
            <text:p>المرتزقون</text:p>
          </table:table-cell>
          <table:table-cell office:value-type="string" calcext:value-type="string">
            <text:p>المُرْتَزِقَة|المُرْتَزِقُون</text:p>
          </table:table-cell>
          <table:table-cell office:value-type="string" calcext:value-type="string">
            <text:p>المُرْتَزِقَة بكسر الزاي، لأنه طالب الرزق</text:p>
          </table:table-cell>
          <table:table-cell table:style-name="ce4" table:formula="of:=[.A267]&amp;&quot;=&quot;&amp;[.B267]&amp;&quot;###&quot;&amp;[.C267]" office:value-type="string" office:string-value="المرتزقون=المُرْتَزِقَة|المُرْتَزِقُون###المُرْتَزِقَة بكسر الزاي، لأنه طالب الرزق" calcext:value-type="string">
            <text:p>المرتزقون=المُرْتَزِقَة|المُرْتَزِقُون###المُرْتَزِقَة بكسر الزاي، لأنه طالب الرزق</text:p>
          </table:table-cell>
        </table:table-row>
        <table:table-row table:style-name="ro1">
          <table:table-cell office:value-type="string" calcext:value-type="string">
            <text:p>مروحة</text:p>
          </table:table-cell>
          <table:table-cell office:value-type="string" calcext:value-type="string">
            <text:p>مِرْوَحَة</text:p>
          </table:table-cell>
          <table:table-cell office:value-type="string" calcext:value-type="string">
            <text:p>المِرْوَحَة بكسر الميم اسم آلة على وزن "مِفْعَلَة"</text:p>
          </table:table-cell>
          <table:table-cell table:style-name="ce4" table:formula="of:=[.A268]&amp;&quot;=&quot;&amp;[.B268]&amp;&quot;###&quot;&amp;[.C268]" office:value-type="string" office:string-value="مروحة=مِرْوَحَة###المِرْوَحَة بكسر الميم اسم آلة على وزن &quot;مِفْعَلَة&quot;" calcext:value-type="string">
            <text:p>مروحة=مِرْوَحَة###المِرْوَحَة بكسر الميم اسم آلة على وزن "مِفْعَلَة"</text:p>
          </table:table-cell>
        </table:table-row>
        <table:table-row table:style-name="ro1">
          <table:table-cell office:value-type="string" calcext:value-type="string">
            <text:p>المروحة</text:p>
          </table:table-cell>
          <table:table-cell office:value-type="string" calcext:value-type="string">
            <text:p>المِرْوَحَة</text:p>
          </table:table-cell>
          <table:table-cell office:value-type="string" calcext:value-type="string">
            <text:p>المِرْوَحَة بكسر الميم اسم آلة على وزن "مِفْعَلَة"</text:p>
          </table:table-cell>
          <table:table-cell table:style-name="ce4" table:formula="of:=[.A269]&amp;&quot;=&quot;&amp;[.B269]&amp;&quot;###&quot;&amp;[.C269]" office:value-type="string" office:string-value="المروحة=المِرْوَحَة###المِرْوَحَة بكسر الميم اسم آلة على وزن &quot;مِفْعَلَة&quot;" calcext:value-type="string">
            <text:p>المروحة=المِرْوَحَة###المِرْوَحَة بكسر الميم اسم آلة على وزن "مِفْعَلَة"</text:p>
          </table:table-cell>
        </table:table-row>
        <table:table-row table:style-name="ro1">
          <table:table-cell office:value-type="string" calcext:value-type="string">
            <text:p>مريخ</text:p>
          </table:table-cell>
          <table:table-cell office:value-type="string" calcext:value-type="string">
            <text:p>مِرِّيخ</text:p>
          </table:table-cell>
          <table:table-cell office:value-type="string" calcext:value-type="string">
            <text:p>المِرِّيخ بالكسر</text:p>
          </table:table-cell>
          <table:table-cell table:style-name="ce4" table:formula="of:=[.A270]&amp;&quot;=&quot;&amp;[.B270]&amp;&quot;###&quot;&amp;[.C270]" office:value-type="string" office:string-value="مريخ=مِرِّيخ###المِرِّيخ بالكسر" calcext:value-type="string">
            <text:p>مريخ=مِرِّيخ###المِرِّيخ بالكسر</text:p>
          </table:table-cell>
        </table:table-row>
        <table:table-row table:style-name="ro1">
          <table:table-cell office:value-type="string" calcext:value-type="string">
            <text:p>المريخ</text:p>
          </table:table-cell>
          <table:table-cell office:value-type="string" calcext:value-type="string">
            <text:p>المِرِّيخ</text:p>
          </table:table-cell>
          <table:table-cell office:value-type="string" calcext:value-type="string">
            <text:p>المِرِّيخ بالكسر</text:p>
          </table:table-cell>
          <table:table-cell table:style-name="ce4" table:formula="of:=[.A271]&amp;&quot;=&quot;&amp;[.B271]&amp;&quot;###&quot;&amp;[.C271]" office:value-type="string" office:string-value="المريخ=المِرِّيخ###المِرِّيخ بالكسر" calcext:value-type="string">
            <text:p>المريخ=المِرِّيخ###المِرِّيخ بالكسر</text:p>
          </table:table-cell>
        </table:table-row>
        <table:table-row table:style-name="ro1">
          <table:table-cell office:value-type="string" calcext:value-type="string">
            <text:p>مزاج</text:p>
          </table:table-cell>
          <table:table-cell office:value-type="string" calcext:value-type="string">
            <text:p>مِزَاج</text:p>
          </table:table-cell>
          <table:table-cell office:value-type="string" calcext:value-type="string">
            <text:p>المِزَاج بكسر الميم</text:p>
          </table:table-cell>
          <table:table-cell table:style-name="ce4" table:formula="of:=[.A272]&amp;&quot;=&quot;&amp;[.B272]&amp;&quot;###&quot;&amp;[.C272]" office:value-type="string" office:string-value="مزاج=مِزَاج###المِزَاج بكسر الميم" calcext:value-type="string">
            <text:p>مزاج=مِزَاج###المِزَاج بكسر الميم</text:p>
          </table:table-cell>
        </table:table-row>
        <table:table-row table:style-name="ro1">
          <table:table-cell office:value-type="string" calcext:value-type="string">
            <text:p>المزاج</text:p>
          </table:table-cell>
          <table:table-cell office:value-type="string" calcext:value-type="string">
            <text:p>المِزَاج</text:p>
          </table:table-cell>
          <table:table-cell office:value-type="string" calcext:value-type="string">
            <text:p>المِزَاج بكسر الميم</text:p>
          </table:table-cell>
          <table:table-cell table:style-name="ce4" table:formula="of:=[.A273]&amp;&quot;=&quot;&amp;[.B273]&amp;&quot;###&quot;&amp;[.C273]" office:value-type="string" office:string-value="المزاج=المِزَاج###المِزَاج بكسر الميم" calcext:value-type="string">
            <text:p>المزاج=المِزَاج###المِزَاج بكسر الميم</text:p>
          </table:table-cell>
        </table:table-row>
        <table:table-row table:style-name="ro1">
          <table:table-cell office:value-type="string" calcext:value-type="string">
            <text:p>مسحة</text:p>
          </table:table-cell>
          <table:table-cell office:value-type="string" calcext:value-type="string">
            <text:p>مَسْحَة</text:p>
          </table:table-cell>
          <table:table-cell office:value-type="string" calcext:value-type="string">
            <text:p>المَسْحَة بكسر الميم هي الأثر الظاهر</text:p>
          </table:table-cell>
          <table:table-cell table:style-name="ce4" table:formula="of:=[.A274]&amp;&quot;=&quot;&amp;[.B274]&amp;&quot;###&quot;&amp;[.C274]" office:value-type="string" office:string-value="مسحة=مَسْحَة###المَسْحَة بكسر الميم هي الأثر الظاهر" calcext:value-type="string">
            <text:p>مسحة=مَسْحَة###المَسْحَة بكسر الميم هي الأثر الظاهر</text:p>
          </table:table-cell>
        </table:table-row>
        <table:table-row table:style-name="ro1">
          <table:table-cell office:value-type="string" calcext:value-type="string">
            <text:p>المسحة</text:p>
          </table:table-cell>
          <table:table-cell office:value-type="string" calcext:value-type="string">
            <text:p>المَسْحَة</text:p>
          </table:table-cell>
          <table:table-cell office:value-type="string" calcext:value-type="string">
            <text:p>المَسْحَة بكسر الميم هي الأثر الظاهر</text:p>
          </table:table-cell>
          <table:table-cell table:style-name="ce4" table:formula="of:=[.A275]&amp;&quot;=&quot;&amp;[.B275]&amp;&quot;###&quot;&amp;[.C275]" office:value-type="string" office:string-value="المسحة=المَسْحَة###المَسْحَة بكسر الميم هي الأثر الظاهر" calcext:value-type="string">
            <text:p>المسحة=المَسْحَة###المَسْحَة بكسر الميم هي الأثر الظاهر</text:p>
          </table:table-cell>
        </table:table-row>
        <table:table-row table:style-name="ro1">
          <table:table-cell office:value-type="string" calcext:value-type="string">
            <text:p>مسمار</text:p>
          </table:table-cell>
          <table:table-cell office:value-type="string" calcext:value-type="string">
            <text:p>مِسْمَار</text:p>
          </table:table-cell>
          <table:table-cell office:value-type="string" calcext:value-type="string">
            <text:p>المِسمار بكسر الميم</text:p>
          </table:table-cell>
          <table:table-cell table:style-name="ce4" table:formula="of:=[.A276]&amp;&quot;=&quot;&amp;[.B276]&amp;&quot;###&quot;&amp;[.C276]" office:value-type="string" office:string-value="مسمار=مِسْمَار###المِسمار بكسر الميم" calcext:value-type="string">
            <text:p>مسمار=مِسْمَار###المِسمار بكسر الميم</text:p>
          </table:table-cell>
        </table:table-row>
        <table:table-row table:style-name="ro1">
          <table:table-cell office:value-type="string" calcext:value-type="string">
            <text:p>المسمار</text:p>
          </table:table-cell>
          <table:table-cell office:value-type="string" calcext:value-type="string">
            <text:p>المِسْمَار</text:p>
          </table:table-cell>
          <table:table-cell office:value-type="string" calcext:value-type="string">
            <text:p>المِسمار بكسر الميم</text:p>
          </table:table-cell>
          <table:table-cell table:style-name="ce4" table:formula="of:=[.A277]&amp;&quot;=&quot;&amp;[.B277]&amp;&quot;###&quot;&amp;[.C277]" office:value-type="string" office:string-value="المسمار=المِسْمَار###المِسمار بكسر الميم" calcext:value-type="string">
            <text:p>المسمار=المِسْمَار###المِسمار بكسر الميم</text:p>
          </table:table-cell>
        </table:table-row>
        <table:table-row table:style-name="ro1">
          <table:table-cell office:value-type="string" calcext:value-type="string">
            <text:p>مصقع</text:p>
          </table:table-cell>
          <table:table-cell office:value-type="string" calcext:value-type="string">
            <text:p>مِصْقَع</text:p>
          </table:table-cell>
          <table:table-cell office:value-type="string" calcext:value-type="string">
            <text:p>المِصْقَع بكسر الميم هو البليغ وعالي الصوت</text:p>
          </table:table-cell>
          <table:table-cell table:style-name="ce4" table:formula="of:=[.A278]&amp;&quot;=&quot;&amp;[.B278]&amp;&quot;###&quot;&amp;[.C278]" office:value-type="string" office:string-value="مصقع=مِصْقَع###المِصْقَع بكسر الميم هو البليغ وعالي الصوت" calcext:value-type="string">
            <text:p>مصقع=مِصْقَع###المِصْقَع بكسر الميم هو البليغ وعالي الصوت</text:p>
          </table:table-cell>
        </table:table-row>
        <table:table-row table:style-name="ro1">
          <table:table-cell office:value-type="string" calcext:value-type="string">
            <text:p>المصقع</text:p>
          </table:table-cell>
          <table:table-cell office:value-type="string" calcext:value-type="string">
            <text:p>المِصْقَع</text:p>
          </table:table-cell>
          <table:table-cell office:value-type="string" calcext:value-type="string">
            <text:p>المِصْقَع بكسر الميم هو البليغ وعالي الصوت</text:p>
          </table:table-cell>
          <table:table-cell table:style-name="ce4" table:formula="of:=[.A279]&amp;&quot;=&quot;&amp;[.B279]&amp;&quot;###&quot;&amp;[.C279]" office:value-type="string" office:string-value="المصقع=المِصْقَع###المِصْقَع بكسر الميم هو البليغ وعالي الصوت" calcext:value-type="string">
            <text:p>المصقع=المِصْقَع###المِصْقَع بكسر الميم هو البليغ وعالي الصوت</text:p>
          </table:table-cell>
        </table:table-row>
        <table:table-row table:style-name="ro1">
          <table:table-cell office:value-type="string" calcext:value-type="string">
            <text:p>مطران</text:p>
          </table:table-cell>
          <table:table-cell office:value-type="string" calcext:value-type="string">
            <text:p>مَطْرَان|مِطْرَان</text:p>
          </table:table-cell>
          <table:table-cell office:value-type="string" calcext:value-type="string">
            <text:p>المَطْرَان|المِطْرَان بفتح الميم وكسرها رئيس ديني عند النصارى</text:p>
          </table:table-cell>
          <table:table-cell table:style-name="ce4" table:formula="of:=[.A280]&amp;&quot;=&quot;&amp;[.B280]&amp;&quot;###&quot;&amp;[.C280]" office:value-type="string" office:string-value="مطران=مَطْرَان|مِطْرَان###المَطْرَان|المِطْرَان بفتح الميم وكسرها رئيس ديني عند النصارى" calcext:value-type="string">
            <text:p>مطران=مَطْرَان|مِطْرَان###المَطْرَان|المِطْرَان بفتح الميم وكسرها رئيس ديني عند النصارى</text:p>
          </table:table-cell>
        </table:table-row>
        <table:table-row table:style-name="ro1">
          <table:table-cell office:value-type="string" calcext:value-type="string">
            <text:p>المطران</text:p>
          </table:table-cell>
          <table:table-cell office:value-type="string" calcext:value-type="string">
            <text:p>المَطْرَان|المِطْرَان</text:p>
          </table:table-cell>
          <table:table-cell office:value-type="string" calcext:value-type="string">
            <text:p>المَطْرَان|المِطْرَان بفتح الميم وكسرها رئيس ديني عند النصارى</text:p>
          </table:table-cell>
          <table:table-cell table:style-name="ce4" table:formula="of:=[.A281]&amp;&quot;=&quot;&amp;[.B281]&amp;&quot;###&quot;&amp;[.C281]" office:value-type="string" office:string-value="المطران=المَطْرَان|المِطْرَان###المَطْرَان|المِطْرَان بفتح الميم وكسرها رئيس ديني عند النصارى" calcext:value-type="string">
            <text:p>المطران=المَطْرَان|المِطْرَان###المَطْرَان|المِطْرَان بفتح الميم وكسرها رئيس ديني عند النصارى</text:p>
          </table:table-cell>
        </table:table-row>
        <table:table-row table:style-name="ro1">
          <table:table-cell office:value-type="string" calcext:value-type="string">
            <text:p>معوذتين</text:p>
          </table:table-cell>
          <table:table-cell office:value-type="string" calcext:value-type="string">
            <text:p>مُعَوِّذَتين</text:p>
          </table:table-cell>
          <table:table-cell office:value-type="string" calcext:value-type="string">
            <text:p>المُعَوِّذَتين بكسر الواو لأنها اسم فاعل</text:p>
          </table:table-cell>
          <table:table-cell table:style-name="ce4" table:formula="of:=[.A282]&amp;&quot;=&quot;&amp;[.B282]&amp;&quot;###&quot;&amp;[.C282]" office:value-type="string" office:string-value="معوذتين=مُعَوِّذَتين###المُعَوِّذَتين بكسر الواو لأنها اسم فاعل" calcext:value-type="string">
            <text:p>معوذتين=مُعَوِّذَتين###المُعَوِّذَتين بكسر الواو لأنها اسم فاعل</text:p>
          </table:table-cell>
        </table:table-row>
        <table:table-row table:style-name="ro1">
          <table:table-cell office:value-type="string" calcext:value-type="string">
            <text:p>المعوذتين</text:p>
          </table:table-cell>
          <table:table-cell office:value-type="string" calcext:value-type="string">
            <text:p>المُعَوِّذَتين</text:p>
          </table:table-cell>
          <table:table-cell office:value-type="string" calcext:value-type="string">
            <text:p>المُعَوِّذَتين بكسر الواو لأنها اسم فاعل</text:p>
          </table:table-cell>
          <table:table-cell table:style-name="ce4" table:formula="of:=[.A283]&amp;&quot;=&quot;&amp;[.B283]&amp;&quot;###&quot;&amp;[.C283]" office:value-type="string" office:string-value="المعوذتين=المُعَوِّذَتين###المُعَوِّذَتين بكسر الواو لأنها اسم فاعل" calcext:value-type="string">
            <text:p>المعوذتين=المُعَوِّذَتين###المُعَوِّذَتين بكسر الواو لأنها اسم فاعل</text:p>
          </table:table-cell>
        </table:table-row>
        <table:table-row table:style-name="ro1">
          <table:table-cell office:value-type="string" calcext:value-type="string">
            <text:p>مقعد</text:p>
          </table:table-cell>
          <table:table-cell office:value-type="string" calcext:value-type="string">
            <text:p>مَقْعَد</text:p>
          </table:table-cell>
          <table:table-cell office:value-type="string" calcext:value-type="string">
            <text:p>المَقْعَد بفتح الميم كقوله تعالى: "فرح المخلفون بمقعدهم خلاف رسول الله"</text:p>
          </table:table-cell>
          <table:table-cell table:style-name="ce4" table:formula="of:=[.A284]&amp;&quot;=&quot;&amp;[.B284]&amp;&quot;###&quot;&amp;[.C284]" office:value-type="string" office:string-value="مقعد=مَقْعَد###المَقْعَد بفتح الميم كقوله تعالى: &quot;فرح المخلفون بمقعدهم خلاف رسول الله&quot;" calcext:value-type="string">
            <text:p>مقعد=مَقْعَد###المَقْعَد بفتح الميم كقوله تعالى: "فرح المخلفون بمقعدهم خلاف رسول الله"</text:p>
          </table:table-cell>
        </table:table-row>
        <table:table-row table:style-name="ro1">
          <table:table-cell office:value-type="string" calcext:value-type="string">
            <text:p>المقعد</text:p>
          </table:table-cell>
          <table:table-cell office:value-type="string" calcext:value-type="string">
            <text:p>المَقْعَد</text:p>
          </table:table-cell>
          <table:table-cell office:value-type="string" calcext:value-type="string">
            <text:p>المَقْعَد بفتح الميم كقوله تعالى: "فرح المخلفون بمقعدهم خلاف رسول الله"</text:p>
          </table:table-cell>
          <table:table-cell table:style-name="ce4" table:formula="of:=[.A285]&amp;&quot;=&quot;&amp;[.B285]&amp;&quot;###&quot;&amp;[.C285]" office:value-type="string" office:string-value="المقعد=المَقْعَد###المَقْعَد بفتح الميم كقوله تعالى: &quot;فرح المخلفون بمقعدهم خلاف رسول الله&quot;" calcext:value-type="string">
            <text:p>المقعد=المَقْعَد###المَقْعَد بفتح الميم كقوله تعالى: "فرح المخلفون بمقعدهم خلاف رسول الله"</text:p>
          </table:table-cell>
        </table:table-row>
        <table:table-row table:style-name="ro1">
          <table:table-cell office:value-type="string" calcext:value-type="string">
            <text:p>مكنسة</text:p>
          </table:table-cell>
          <table:table-cell office:value-type="string" calcext:value-type="string">
            <text:p>مِكْنَسَة</text:p>
          </table:table-cell>
          <table:table-cell office:value-type="string" calcext:value-type="string">
            <text:p>المِكنسة بكسر الميم اسم آلة على وزن مِفْعَلَة</text:p>
          </table:table-cell>
          <table:table-cell table:style-name="ce4" table:formula="of:=[.A286]&amp;&quot;=&quot;&amp;[.B286]&amp;&quot;###&quot;&amp;[.C286]" office:value-type="string" office:string-value="مكنسة=مِكْنَسَة###المِكنسة بكسر الميم اسم آلة على وزن مِفْعَلَة" calcext:value-type="string">
            <text:p>مكنسة=مِكْنَسَة###المِكنسة بكسر الميم اسم آلة على وزن مِفْعَلَة</text:p>
          </table:table-cell>
        </table:table-row>
        <table:table-row table:style-name="ro1">
          <table:table-cell office:value-type="string" calcext:value-type="string">
            <text:p>المكنسة</text:p>
          </table:table-cell>
          <table:table-cell office:value-type="string" calcext:value-type="string">
            <text:p>المِكْنَسَة</text:p>
          </table:table-cell>
          <table:table-cell office:value-type="string" calcext:value-type="string">
            <text:p>المِكنسة بكسر الميم اسم آلة على وزن مِفْعَلَة</text:p>
          </table:table-cell>
          <table:table-cell table:style-name="ce4" table:formula="of:=[.A287]&amp;&quot;=&quot;&amp;[.B287]&amp;&quot;###&quot;&amp;[.C287]" office:value-type="string" office:string-value="المكنسة=المِكْنَسَة###المِكنسة بكسر الميم اسم آلة على وزن مِفْعَلَة" calcext:value-type="string">
            <text:p>المكنسة=المِكْنَسَة###المِكنسة بكسر الميم اسم آلة على وزن مِفْعَلَة</text:p>
          </table:table-cell>
        </table:table-row>
        <table:table-row table:style-name="ro1">
          <table:table-cell office:value-type="string" calcext:value-type="string">
            <text:p>ملف</text:p>
          </table:table-cell>
          <table:table-cell office:value-type="string" calcext:value-type="string">
            <text:p>مِلَفّ</text:p>
          </table:table-cell>
          <table:table-cell office:value-type="string" calcext:value-type="string">
            <text:p>المِلَفّ بكسر الميم</text:p>
          </table:table-cell>
          <table:table-cell table:style-name="ce4" table:formula="of:=[.A288]&amp;&quot;=&quot;&amp;[.B288]&amp;&quot;###&quot;&amp;[.C288]" office:value-type="string" office:string-value="ملف=مِلَفّ###المِلَفّ بكسر الميم" calcext:value-type="string">
            <text:p>ملف=مِلَفّ###المِلَفّ بكسر الميم</text:p>
          </table:table-cell>
        </table:table-row>
        <table:table-row table:style-name="ro1">
          <table:table-cell office:value-type="string" calcext:value-type="string">
            <text:p>الملف</text:p>
          </table:table-cell>
          <table:table-cell office:value-type="string" calcext:value-type="string">
            <text:p>المِلَفّ</text:p>
          </table:table-cell>
          <table:table-cell office:value-type="string" calcext:value-type="string">
            <text:p>المِلَفّ بكسر الميم</text:p>
          </table:table-cell>
          <table:table-cell table:style-name="ce4" table:formula="of:=[.A289]&amp;&quot;=&quot;&amp;[.B289]&amp;&quot;###&quot;&amp;[.C289]" office:value-type="string" office:string-value="الملف=المِلَفّ###المِلَفّ بكسر الميم" calcext:value-type="string">
            <text:p>الملف=المِلَفّ###المِلَفّ بكسر الميم</text:p>
          </table:table-cell>
        </table:table-row>
        <table:table-row table:style-name="ro1">
          <table:table-cell office:value-type="string" calcext:value-type="string">
            <text:p>منشفة</text:p>
          </table:table-cell>
          <table:table-cell office:value-type="string" calcext:value-type="string">
            <text:p>مِنْشَفَة</text:p>
          </table:table-cell>
          <table:table-cell office:value-type="string" calcext:value-type="string">
            <text:p>المِنْشَفَة بكسر الميم اسم آلة على وزن "مِفْعَلَة"</text:p>
          </table:table-cell>
          <table:table-cell table:style-name="ce4" table:formula="of:=[.A290]&amp;&quot;=&quot;&amp;[.B290]&amp;&quot;###&quot;&amp;[.C290]" office:value-type="string" office:string-value="منشفة=مِنْشَفَة###المِنْشَفَة بكسر الميم اسم آلة على وزن &quot;مِفْعَلَة&quot;" calcext:value-type="string">
            <text:p>منشفة=مِنْشَفَة###المِنْشَفَة بكسر الميم اسم آلة على وزن "مِفْعَلَة"</text:p>
          </table:table-cell>
        </table:table-row>
        <table:table-row table:style-name="ro1">
          <table:table-cell office:value-type="string" calcext:value-type="string">
            <text:p>المنشفة</text:p>
          </table:table-cell>
          <table:table-cell office:value-type="string" calcext:value-type="string">
            <text:p>المِنْشَفَة</text:p>
          </table:table-cell>
          <table:table-cell office:value-type="string" calcext:value-type="string">
            <text:p>المِنْشَفَة بكسر الميم اسم آلة على وزن "مِفْعَلَة"</text:p>
          </table:table-cell>
          <table:table-cell table:style-name="ce4" table:formula="of:=[.A291]&amp;&quot;=&quot;&amp;[.B291]&amp;&quot;###&quot;&amp;[.C291]" office:value-type="string" office:string-value="المنشفة=المِنْشَفَة###المِنْشَفَة بكسر الميم اسم آلة على وزن &quot;مِفْعَلَة&quot;" calcext:value-type="string">
            <text:p>المنشفة=المِنْشَفَة###المِنْشَفَة بكسر الميم اسم آلة على وزن "مِفْعَلَة"</text:p>
          </table:table-cell>
        </table:table-row>
        <table:table-row table:style-name="ro1">
          <table:table-cell office:value-type="string" calcext:value-type="string">
            <text:p>مهبل</text:p>
          </table:table-cell>
          <table:table-cell office:value-type="string" calcext:value-type="string">
            <text:p>مَهْبِل</text:p>
          </table:table-cell>
          <table:table-cell office:value-type="string" calcext:value-type="string">
            <text:p>المَهْبِل بكسر الباء عضو التناسل عند المرأة</text:p>
          </table:table-cell>
          <table:table-cell table:style-name="ce4" table:formula="of:=[.A292]&amp;&quot;=&quot;&amp;[.B292]&amp;&quot;###&quot;&amp;[.C292]" office:value-type="string" office:string-value="مهبل=مَهْبِل###المَهْبِل بكسر الباء عضو التناسل عند المرأة" calcext:value-type="string">
            <text:p>مهبل=مَهْبِل###المَهْبِل بكسر الباء عضو التناسل عند المرأة</text:p>
          </table:table-cell>
        </table:table-row>
        <table:table-row table:style-name="ro1">
          <table:table-cell office:value-type="string" calcext:value-type="string">
            <text:p>المهبل</text:p>
          </table:table-cell>
          <table:table-cell office:value-type="string" calcext:value-type="string">
            <text:p>المَهْبِل</text:p>
          </table:table-cell>
          <table:table-cell office:value-type="string" calcext:value-type="string">
            <text:p>المَهْبِل بكسر الباء عضو التناسل عند المرأة</text:p>
          </table:table-cell>
          <table:table-cell table:style-name="ce4" table:formula="of:=[.A293]&amp;&quot;=&quot;&amp;[.B293]&amp;&quot;###&quot;&amp;[.C293]" office:value-type="string" office:string-value="المهبل=المَهْبِل###المَهْبِل بكسر الباء عضو التناسل عند المرأة" calcext:value-type="string">
            <text:p>المهبل=المَهْبِل###المَهْبِل بكسر الباء عضو التناسل عند المرأة</text:p>
          </table:table-cell>
        </table:table-row>
        <table:table-row table:style-name="ro1">
          <table:table-cell office:value-type="string" calcext:value-type="string">
            <text:p>نحوية</text:p>
          </table:table-cell>
          <table:table-cell office:value-type="string" calcext:value-type="string">
            <text:p>نَحْوِيّة</text:p>
          </table:table-cell>
          <table:table-cell office:value-type="string" calcext:value-type="string">
            <text:p>النحْوية بتسكين الحاء لأنها منسوبة إلى "نَحْو"</text:p>
          </table:table-cell>
          <table:table-cell table:style-name="ce4" table:formula="of:=[.A294]&amp;&quot;=&quot;&amp;[.B294]&amp;&quot;###&quot;&amp;[.C294]" office:value-type="string" office:string-value="نحوية=نَحْوِيّة###النحْوية بتسكين الحاء لأنها منسوبة إلى &quot;نَحْو&quot;" calcext:value-type="string">
            <text:p>نحوية=نَحْوِيّة###النحْوية بتسكين الحاء لأنها منسوبة إلى "نَحْو"</text:p>
          </table:table-cell>
        </table:table-row>
        <table:table-row table:style-name="ro1">
          <table:table-cell office:value-type="string" calcext:value-type="string">
            <text:p>النحوية</text:p>
          </table:table-cell>
          <table:table-cell office:value-type="string" calcext:value-type="string">
            <text:p>النَحْوِيّة</text:p>
          </table:table-cell>
          <table:table-cell office:value-type="string" calcext:value-type="string">
            <text:p>النحْوية بتسكين الحاء لأنها منسوبة إلى "نَحْو"</text:p>
          </table:table-cell>
          <table:table-cell table:style-name="ce4" table:formula="of:=[.A295]&amp;&quot;=&quot;&amp;[.B295]&amp;&quot;###&quot;&amp;[.C295]" office:value-type="string" office:string-value="النحوية=النَحْوِيّة###النحْوية بتسكين الحاء لأنها منسوبة إلى &quot;نَحْو&quot;" calcext:value-type="string">
            <text:p>النحوية=النَحْوِيّة###النحْوية بتسكين الحاء لأنها منسوبة إلى "نَحْو"</text:p>
          </table:table-cell>
        </table:table-row>
        <table:table-row table:style-name="ro1">
          <table:table-cell office:value-type="string" calcext:value-type="string">
            <text:p>الند للند</text:p>
          </table:table-cell>
          <table:table-cell office:value-type="string" calcext:value-type="string">
            <text:p>النِّدّ للنِّدّ</text:p>
          </table:table-cell>
          <table:table-cell office:value-type="string" calcext:value-type="string">
            <text:p>النِّد بالكسر هو المثل والنظير، أما النَّدّ فضرب من النبات يُتبخَّر بعوده</text:p>
          </table:table-cell>
          <table:table-cell table:style-name="ce4" table:formula="of:=[.A296]&amp;&quot;=&quot;&amp;[.B296]&amp;&quot;###&quot;&amp;[.C296]" office:value-type="string" office:string-value="الند للند=النِّدّ للنِّدّ###النِّد بالكسر هو المثل والنظير، أما النَّدّ فضرب من النبات يُتبخَّر بعوده" calcext:value-type="string">
            <text:p>الند للند=النِّدّ للنِّدّ###النِّد بالكسر هو المثل والنظير، أما النَّدّ فضرب من النبات يُتبخَّر بعوده</text:p>
          </table:table-cell>
        </table:table-row>
        <table:table-row table:style-name="ro1">
          <table:table-cell office:value-type="string" calcext:value-type="string">
            <text:p>نشادر</text:p>
          </table:table-cell>
          <table:table-cell office:value-type="string" calcext:value-type="string">
            <text:p>نُشادر</text:p>
          </table:table-cell>
          <table:table-cell office:value-type="string" calcext:value-type="string">
            <text:p>النُّشادر بضم النون</text:p>
          </table:table-cell>
          <table:table-cell table:style-name="ce4" table:formula="of:=[.A297]&amp;&quot;=&quot;&amp;[.B297]&amp;&quot;###&quot;&amp;[.C297]" office:value-type="string" office:string-value="نشادر=نُشادر###النُّشادر بضم النون" calcext:value-type="string">
            <text:p>نشادر=نُشادر###النُّشادر بضم النون</text:p>
          </table:table-cell>
        </table:table-row>
        <table:table-row table:style-name="ro1">
          <table:table-cell office:value-type="string" calcext:value-type="string">
            <text:p>النشادر</text:p>
          </table:table-cell>
          <table:table-cell office:value-type="string" calcext:value-type="string">
            <text:p>النُّشادر</text:p>
          </table:table-cell>
          <table:table-cell office:value-type="string" calcext:value-type="string">
            <text:p>النُّشادر بضم النون</text:p>
          </table:table-cell>
          <table:table-cell table:style-name="ce4" table:formula="of:=[.A298]&amp;&quot;=&quot;&amp;[.B298]&amp;&quot;###&quot;&amp;[.C298]" office:value-type="string" office:string-value="النشادر=النُّشادر###النُّشادر بضم النون" calcext:value-type="string">
            <text:p>النشادر=النُّشادر###النُّشادر بضم النون</text:p>
          </table:table-cell>
        </table:table-row>
        <table:table-row table:style-name="ro1">
          <table:table-cell office:value-type="string" calcext:value-type="string">
            <text:p>نغمة</text:p>
          </table:table-cell>
          <table:table-cell office:value-type="string" calcext:value-type="string">
            <text:p>نَغْمَة</text:p>
          </table:table-cell>
          <table:table-cell office:value-type="string" calcext:value-type="string">
            <text:p>النَّغْمَة بفتح النون وسكون الغين</text:p>
          </table:table-cell>
          <table:table-cell table:style-name="ce4" table:formula="of:=[.A299]&amp;&quot;=&quot;&amp;[.B299]&amp;&quot;###&quot;&amp;[.C299]" office:value-type="string" office:string-value="نغمة=نَغْمَة###النَّغْمَة بفتح النون وسكون الغين" calcext:value-type="string">
            <text:p>نغمة=نَغْمَة###النَّغْمَة بفتح النون وسكون الغين</text:p>
          </table:table-cell>
        </table:table-row>
        <table:table-row table:style-name="ro1">
          <table:table-cell office:value-type="string" calcext:value-type="string">
            <text:p>النغمة</text:p>
          </table:table-cell>
          <table:table-cell office:value-type="string" calcext:value-type="string">
            <text:p>النَّغْمَة</text:p>
          </table:table-cell>
          <table:table-cell office:value-type="string" calcext:value-type="string">
            <text:p>النَّغْمَة بفتح النون وسكون الغين</text:p>
          </table:table-cell>
          <table:table-cell table:style-name="ce4" table:formula="of:=[.A300]&amp;&quot;=&quot;&amp;[.B300]&amp;&quot;###&quot;&amp;[.C300]" office:value-type="string" office:string-value="النغمة=النَّغْمَة###النَّغْمَة بفتح النون وسكون الغين" calcext:value-type="string">
            <text:p>النغمة=النَّغْمَة###النَّغْمَة بفتح النون وسكون الغين</text:p>
          </table:table-cell>
        </table:table-row>
        <table:table-row table:style-name="ro1">
          <table:table-cell office:value-type="string" calcext:value-type="string">
            <text:p>نمر</text:p>
          </table:table-cell>
          <table:table-cell office:value-type="string" calcext:value-type="string">
            <text:p>نَمِر</text:p>
          </table:table-cell>
          <table:table-cell office:value-type="string" calcext:value-type="string">
            <text:p>النَّمِر بكسر الميم</text:p>
          </table:table-cell>
          <table:table-cell table:style-name="ce4" table:formula="of:=[.A301]&amp;&quot;=&quot;&amp;[.B301]&amp;&quot;###&quot;&amp;[.C301]" office:value-type="string" office:string-value="نمر=نَمِر###النَّمِر بكسر الميم" calcext:value-type="string">
            <text:p>نمر=نَمِر###النَّمِر بكسر الميم</text:p>
          </table:table-cell>
        </table:table-row>
        <table:table-row table:style-name="ro1">
          <table:table-cell office:value-type="string" calcext:value-type="string">
            <text:p>النمر</text:p>
          </table:table-cell>
          <table:table-cell office:value-type="string" calcext:value-type="string">
            <text:p>النَّمِر</text:p>
          </table:table-cell>
          <table:table-cell office:value-type="string" calcext:value-type="string">
            <text:p>النَّمِر بكسر الميم</text:p>
          </table:table-cell>
          <table:table-cell table:style-name="ce4" table:formula="of:=[.A302]&amp;&quot;=&quot;&amp;[.B302]&amp;&quot;###&quot;&amp;[.C302]" office:value-type="string" office:string-value="النمر=النَّمِر###النَّمِر بكسر الميم" calcext:value-type="string">
            <text:p>النمر=النَّمِر###النَّمِر بكسر الميم</text:p>
          </table:table-cell>
        </table:table-row>
        <table:table-row table:style-name="ro1">
          <table:table-cell office:value-type="string" calcext:value-type="string">
            <text:p>وديان</text:p>
          </table:table-cell>
          <table:table-cell office:value-type="string" calcext:value-type="string">
            <text:p>وُدْيَان</text:p>
          </table:table-cell>
          <table:table-cell office:value-type="string" calcext:value-type="string">
            <text:p>الوُدْيَان بضم الواو جمع وادٍ.</text:p>
          </table:table-cell>
          <table:table-cell table:style-name="ce4" table:formula="of:=[.A303]&amp;&quot;=&quot;&amp;[.B303]&amp;&quot;###&quot;&amp;[.C303]" office:value-type="string" office:string-value="وديان=وُدْيَان###الوُدْيَان بضم الواو جمع وادٍ." calcext:value-type="string">
            <text:p>وديان=وُدْيَان###الوُدْيَان بضم الواو جمع وادٍ.</text:p>
          </table:table-cell>
        </table:table-row>
        <table:table-row table:style-name="ro1">
          <table:table-cell office:value-type="string" calcext:value-type="string">
            <text:p>الوديان</text:p>
          </table:table-cell>
          <table:table-cell office:value-type="string" calcext:value-type="string">
            <text:p>الوُدْيَان</text:p>
          </table:table-cell>
          <table:table-cell office:value-type="string" calcext:value-type="string">
            <text:p>الوُدْيَان بضم الواو جمع وادٍ.</text:p>
          </table:table-cell>
          <table:table-cell table:style-name="ce4" table:formula="of:=[.A304]&amp;&quot;=&quot;&amp;[.B304]&amp;&quot;###&quot;&amp;[.C304]" office:value-type="string" office:string-value="الوديان=الوُدْيَان###الوُدْيَان بضم الواو جمع وادٍ." calcext:value-type="string">
            <text:p>الوديان=الوُدْيَان###الوُدْيَان بضم الواو جمع وادٍ.</text:p>
          </table:table-cell>
        </table:table-row>
        <table:table-row table:style-name="ro1">
          <table:table-cell office:value-type="string" calcext:value-type="string">
            <text:p>أنطاكية</text:p>
          </table:table-cell>
          <table:table-cell office:value-type="string" calcext:value-type="string">
            <text:p>أنطاكيَة</text:p>
          </table:table-cell>
          <table:table-cell office:value-type="string" calcext:value-type="string">
            <text:p>أنطاكيَة دون تشديد الياء</text:p>
          </table:table-cell>
          <table:table-cell table:style-name="ce4" table:formula="of:=[.A305]&amp;&quot;=&quot;&amp;[.B305]&amp;&quot;###&quot;&amp;[.C305]" office:value-type="string" office:string-value="أنطاكية=أنطاكيَة###أنطاكيَة دون تشديد الياء" calcext:value-type="string">
            <text:p>أنطاكية=أنطاكيَة###أنطاكيَة دون تشديد الياء</text:p>
          </table:table-cell>
        </table:table-row>
        <table:table-row table:style-name="ro1">
          <table:table-cell office:value-type="string" calcext:value-type="string">
            <text:p>تارة</text:p>
          </table:table-cell>
          <table:table-cell office:value-type="string" calcext:value-type="string">
            <text:p>تارَة</text:p>
          </table:table-cell>
          <table:table-cell office:value-type="string" calcext:value-type="string">
            <text:p>بتخفيف الراء، فمعنى تارة: الحين والمرة</text:p>
          </table:table-cell>
          <table:table-cell table:style-name="ce4" table:formula="of:=[.A306]&amp;&quot;=&quot;&amp;[.B306]&amp;&quot;###&quot;&amp;[.C306]" office:value-type="string" office:string-value="تارة=تارَة###بتخفيف الراء، فمعنى تارة: الحين والمرة" calcext:value-type="string">
            <text:p>تارة=تارَة###بتخفيف الراء، فمعنى تارة: الحين والمرة</text:p>
          </table:table-cell>
        </table:table-row>
        <table:table-row table:style-name="ro1">
          <table:table-cell office:value-type="string" calcext:value-type="string">
            <text:p>بمؤخر عينه</text:p>
          </table:table-cell>
          <table:table-cell office:value-type="string" calcext:value-type="string">
            <text:p>بمُؤْخِر عينه</text:p>
          </table:table-cell>
          <table:table-cell office:value-type="string" calcext:value-type="string">
            <text:p>بتشديد الخاء لأن "المُؤَخِّر" اسم فاعل من أخّر</text:p>
          </table:table-cell>
          <table:table-cell table:style-name="ce4" table:formula="of:=[.A307]&amp;&quot;=&quot;&amp;[.B307]&amp;&quot;###&quot;&amp;[.C307]" office:value-type="string" office:string-value="بمؤخر عينه=بمُؤْخِر عينه###بتشديد الخاء لأن &quot;المُؤَخِّر&quot; اسم فاعل من أخّر" calcext:value-type="string">
            <text:p>بمؤخر عينه=بمُؤْخِر عينه###بتشديد الخاء لأن "المُؤَخِّر" اسم فاعل من أخّر</text:p>
          </table:table-cell>
        </table:table-row>
        <table:table-row table:style-name="ro1">
          <table:table-cell office:value-type="string" calcext:value-type="string">
            <text:p>بحبوحة</text:p>
          </table:table-cell>
          <table:table-cell office:value-type="string" calcext:value-type="string">
            <text:p>بُحْبُوحَة</text:p>
          </table:table-cell>
          <table:table-cell office:value-type="string" calcext:value-type="string">
            <text:p>بُحبوحة بضم الباء الأولى</text:p>
          </table:table-cell>
          <table:table-cell table:style-name="ce4" table:formula="of:=[.A308]&amp;&quot;=&quot;&amp;[.B308]&amp;&quot;###&quot;&amp;[.C308]" office:value-type="string" office:string-value="بحبوحة=بُحْبُوحَة###بُحبوحة بضم الباء الأولى" calcext:value-type="string">
            <text:p>بحبوحة=بُحْبُوحَة###بُحبوحة بضم الباء الأولى</text:p>
          </table:table-cell>
        </table:table-row>
        <table:table-row table:style-name="ro1">
          <table:table-cell office:value-type="string" calcext:value-type="string">
            <text:p>البحبوحة</text:p>
          </table:table-cell>
          <table:table-cell office:value-type="string" calcext:value-type="string">
            <text:p>البُحْبُوحَة</text:p>
          </table:table-cell>
          <table:table-cell office:value-type="string" calcext:value-type="string">
            <text:p>بُحبوحة بضم الباء الأولى</text:p>
          </table:table-cell>
          <table:table-cell table:style-name="ce4" table:formula="of:=[.A309]&amp;&quot;=&quot;&amp;[.B309]&amp;&quot;###&quot;&amp;[.C309]" office:value-type="string" office:string-value="البحبوحة=البُحْبُوحَة###بُحبوحة بضم الباء الأولى" calcext:value-type="string">
            <text:p>البحبوحة=البُحْبُوحَة###بُحبوحة بضم الباء الأولى</text:p>
          </table:table-cell>
        </table:table-row>
        <table:table-row table:style-name="ro1">
          <table:table-cell office:value-type="string" calcext:value-type="string">
            <text:p>هل ترى</text:p>
          </table:table-cell>
          <table:table-cell office:value-type="string" calcext:value-type="string">
            <text:p>هل تُرَى|يا تُرَى</text:p>
          </table:table-cell>
          <table:table-cell office:value-type="string" calcext:value-type="string">
            <text:p>بضم التاء، بمعنى يا رجل، أتُرَى؟</text:p>
          </table:table-cell>
          <table:table-cell table:style-name="ce4" table:formula="of:=[.A310]&amp;&quot;=&quot;&amp;[.B310]&amp;&quot;###&quot;&amp;[.C310]" office:value-type="string" office:string-value="هل ترى=هل تُرَى|يا تُرَى###بضم التاء، بمعنى يا رجل، أتُرَى؟" calcext:value-type="string">
            <text:p>هل ترى=هل تُرَى|يا تُرَى###بضم التاء، بمعنى يا رجل، أتُرَى؟</text:p>
          </table:table-cell>
        </table:table-row>
        <table:table-row table:style-name="ro1">
          <table:table-cell office:value-type="string" calcext:value-type="string">
            <text:p>يا ترى</text:p>
          </table:table-cell>
          <table:table-cell office:value-type="string" calcext:value-type="string">
            <text:p>هل تُرَى|يا تُرَى</text:p>
          </table:table-cell>
          <table:table-cell office:value-type="string" calcext:value-type="string">
            <text:p>بضم التاء، بمعنى يا رجل، أتُرَى؟</text:p>
          </table:table-cell>
          <table:table-cell table:style-name="ce4" table:formula="of:=[.A311]&amp;&quot;=&quot;&amp;[.B311]&amp;&quot;###&quot;&amp;[.C311]" office:value-type="string" office:string-value="يا ترى=هل تُرَى|يا تُرَى###بضم التاء، بمعنى يا رجل، أتُرَى؟" calcext:value-type="string">
            <text:p>يا ترى=هل تُرَى|يا تُرَى###بضم التاء، بمعنى يا رجل، أتُرَى؟</text:p>
          </table:table-cell>
        </table:table-row>
        <table:table-row table:style-name="ro1">
          <table:table-cell office:value-type="string" calcext:value-type="string">
            <text:p>نصب عينيه</text:p>
          </table:table-cell>
          <table:table-cell office:value-type="string" calcext:value-type="string">
            <text:p>نُصْبَ عينيه</text:p>
          </table:table-cell>
          <table:table-cell office:value-type="string" calcext:value-type="string">
            <text:p>بضم الصاد "نُصب عينيه" أي أمامه</text:p>
          </table:table-cell>
          <table:table-cell table:style-name="ce4" table:formula="of:=[.A312]&amp;&quot;=&quot;&amp;[.B312]&amp;&quot;###&quot;&amp;[.C312]" office:value-type="string" office:string-value="نصب عينيه=نُصْبَ عينيه###بضم الصاد &quot;نُصب عينيه&quot; أي أمامه" calcext:value-type="string">
            <text:p>نصب عينيه=نُصْبَ عينيه###بضم الصاد "نُصب عينيه" أي أمامه</text:p>
          </table:table-cell>
        </table:table-row>
        <table:table-row table:style-name="ro1">
          <table:table-cell office:value-type="string" calcext:value-type="string">
            <text:p>بلقيس</text:p>
          </table:table-cell>
          <table:table-cell office:value-type="string" calcext:value-type="string">
            <text:p>بِلْقِيس</text:p>
          </table:table-cell>
          <table:table-cell office:value-type="string" calcext:value-type="string">
            <text:p>بِلْقِيس بكسر الباء ملكة سبأ</text:p>
          </table:table-cell>
          <table:table-cell table:style-name="ce4" table:formula="of:=[.A313]&amp;&quot;=&quot;&amp;[.B313]&amp;&quot;###&quot;&amp;[.C313]" office:value-type="string" office:string-value="بلقيس=بِلْقِيس###بِلْقِيس بكسر الباء ملكة سبأ" calcext:value-type="string">
            <text:p>بلقيس=بِلْقِيس###بِلْقِيس بكسر الباء ملكة سبأ</text:p>
          </table:table-cell>
        </table:table-row>
        <table:table-row table:style-name="ro1">
          <table:table-cell office:value-type="string" calcext:value-type="string">
            <text:p>بناء على ذلك</text:p>
          </table:table-cell>
          <table:table-cell office:value-type="string" calcext:value-type="string">
            <text:p>بِناءً على ذلك</text:p>
          </table:table-cell>
          <table:table-cell office:value-type="string" calcext:value-type="string">
            <text:p>بِناءً بكسر بالباء مصدر "بنى" بناءً، وليس بُناءً</text:p>
          </table:table-cell>
          <table:table-cell table:style-name="ce4" table:formula="of:=[.A314]&amp;&quot;=&quot;&amp;[.B314]&amp;&quot;###&quot;&amp;[.C314]" office:value-type="string" office:string-value="بناء على ذلك=بِناءً على ذلك###بِناءً بكسر بالباء مصدر &quot;بنى&quot; بناءً، وليس بُناءً" calcext:value-type="string">
            <text:p>بناء على ذلك=بِناءً على ذلك###بِناءً بكسر بالباء مصدر "بنى" بناءً، وليس بُناءً</text:p>
          </table:table-cell>
        </table:table-row>
        <table:table-row table:style-name="ro1">
          <table:table-cell office:value-type="string" calcext:value-type="string">
            <text:p>تذكرة</text:p>
          </table:table-cell>
          <table:table-cell office:value-type="string" calcext:value-type="string">
            <text:p>تَذْكِرَة</text:p>
          </table:table-cell>
          <table:table-cell office:value-type="string" calcext:value-type="string">
            <text:p>تَذْكِرَة بكسر الكاف</text:p>
          </table:table-cell>
          <table:table-cell table:style-name="ce4" table:formula="of:=[.A315]&amp;&quot;=&quot;&amp;[.B315]&amp;&quot;###&quot;&amp;[.C315]" office:value-type="string" office:string-value="تذكرة=تَذْكِرَة###تَذْكِرَة بكسر الكاف" calcext:value-type="string">
            <text:p>تذكرة=تَذْكِرَة###تَذْكِرَة بكسر الكاف</text:p>
          </table:table-cell>
        </table:table-row>
        <table:table-row table:style-name="ro1">
          <table:table-cell office:value-type="string" calcext:value-type="string">
            <text:p>التذكرة</text:p>
          </table:table-cell>
          <table:table-cell office:value-type="string" calcext:value-type="string">
            <text:p>التَّذْكِرَة</text:p>
          </table:table-cell>
          <table:table-cell office:value-type="string" calcext:value-type="string">
            <text:p>تَذْكِرَة بكسر الكاف</text:p>
          </table:table-cell>
          <table:table-cell table:style-name="ce4" table:formula="of:=[.A316]&amp;&quot;=&quot;&amp;[.B316]&amp;&quot;###&quot;&amp;[.C316]" office:value-type="string" office:string-value="التذكرة=التَّذْكِرَة###تَذْكِرَة بكسر الكاف" calcext:value-type="string">
            <text:p>التذكرة=التَّذْكِرَة###تَذْكِرَة بكسر الكاف</text:p>
          </table:table-cell>
        </table:table-row>
        <table:table-row table:style-name="ro1">
          <table:table-cell office:value-type="string" calcext:value-type="string">
            <text:p>ترجمة</text:p>
          </table:table-cell>
          <table:table-cell office:value-type="string" calcext:value-type="string">
            <text:p>تَرْجَمَة</text:p>
          </table:table-cell>
          <table:table-cell office:value-type="string" calcext:value-type="string">
            <text:p>ترجَمة بفتح الجيم</text:p>
          </table:table-cell>
          <table:table-cell table:style-name="ce4" table:formula="of:=[.A317]&amp;&quot;=&quot;&amp;[.B317]&amp;&quot;###&quot;&amp;[.C317]" office:value-type="string" office:string-value="ترجمة=تَرْجَمَة###ترجَمة بفتح الجيم" calcext:value-type="string">
            <text:p>ترجمة=تَرْجَمَة###ترجَمة بفتح الجيم</text:p>
          </table:table-cell>
        </table:table-row>
        <table:table-row table:style-name="ro1">
          <table:table-cell office:value-type="string" calcext:value-type="string">
            <text:p>الترجمة</text:p>
          </table:table-cell>
          <table:table-cell office:value-type="string" calcext:value-type="string">
            <text:p>التَّرْجَمَةً</text:p>
          </table:table-cell>
          <table:table-cell office:value-type="string" calcext:value-type="string">
            <text:p>ترجَمة بفتح الجيم</text:p>
          </table:table-cell>
          <table:table-cell table:style-name="ce4" table:formula="of:=[.A318]&amp;&quot;=&quot;&amp;[.B318]&amp;&quot;###&quot;&amp;[.C318]" office:value-type="string" office:string-value="الترجمة=التَّرْجَمَةً###ترجَمة بفتح الجيم" calcext:value-type="string">
            <text:p>الترجمة=التَّرْجَمَةً###ترجَمة بفتح الجيم</text:p>
          </table:table-cell>
        </table:table-row>
        <table:table-row table:style-name="ro1">
          <table:table-cell office:value-type="string" calcext:value-type="string">
            <text:p>تلقائيا</text:p>
          </table:table-cell>
          <table:table-cell office:value-type="string" calcext:value-type="string">
            <text:p>تِلْقائيًا</text:p>
          </table:table-cell>
          <table:table-cell office:value-type="string" calcext:value-type="string">
            <text:p>تِلْقائيًا بكسر التاء</text:p>
          </table:table-cell>
          <table:table-cell table:style-name="ce4" table:formula="of:=[.A319]&amp;&quot;=&quot;&amp;[.B319]&amp;&quot;###&quot;&amp;[.C319]" office:value-type="string" office:string-value="تلقائيا=تِلْقائيًا###تِلْقائيًا بكسر التاء" calcext:value-type="string">
            <text:p>تلقائيا=تِلْقائيًا###تِلْقائيًا بكسر التاء</text:p>
          </table:table-cell>
        </table:table-row>
        <table:table-row table:style-name="ro1">
          <table:table-cell office:value-type="string" calcext:value-type="string">
            <text:p>ثبت المراجع</text:p>
          </table:table-cell>
          <table:table-cell office:value-type="string" calcext:value-type="string">
            <text:p>ثَبَت المصادر|ثَبَت المراجع</text:p>
          </table:table-cell>
          <table:table-cell office:value-type="string" calcext:value-type="string">
            <text:p>ثَبَت المصادر بفتح الثاء والباء لأن الثّبْت هو الشجاع الثابت القلب</text:p>
          </table:table-cell>
          <table:table-cell table:style-name="ce4" table:formula="of:=[.A320]&amp;&quot;=&quot;&amp;[.B320]&amp;&quot;###&quot;&amp;[.C320]" office:value-type="string" office:string-value="ثبت المراجع=ثَبَت المصادر|ثَبَت المراجع###ثَبَت المصادر بفتح الثاء والباء لأن الثّبْت هو الشجاع الثابت القلب" calcext:value-type="string">
            <text:p>ثبت المراجع=ثَبَت المصادر|ثَبَت المراجع###ثَبَت المصادر بفتح الثاء والباء لأن الثّبْت هو الشجاع الثابت القلب</text:p>
          </table:table-cell>
        </table:table-row>
        <table:table-row table:style-name="ro1">
          <table:table-cell office:value-type="string" calcext:value-type="string">
            <text:p>ثبت المصادر</text:p>
          </table:table-cell>
          <table:table-cell office:value-type="string" calcext:value-type="string">
            <text:p>ثَبَت المصادر|ثَبَت المراجع</text:p>
          </table:table-cell>
          <table:table-cell office:value-type="string" calcext:value-type="string">
            <text:p>ثَبَت المصادر بفتح الثاء والباء لأن الثّبْت هو الشجاع الثابت القلب</text:p>
          </table:table-cell>
          <table:table-cell table:style-name="ce4" table:formula="of:=[.A321]&amp;&quot;=&quot;&amp;[.B321]&amp;&quot;###&quot;&amp;[.C321]" office:value-type="string" office:string-value="ثبت المصادر=ثَبَت المصادر|ثَبَت المراجع###ثَبَت المصادر بفتح الثاء والباء لأن الثّبْت هو الشجاع الثابت القلب" calcext:value-type="string">
            <text:p>ثبت المصادر=ثَبَت المصادر|ثَبَت المراجع###ثَبَت المصادر بفتح الثاء والباء لأن الثّبْت هو الشجاع الثابت القلب</text:p>
          </table:table-cell>
        </table:table-row>
        <table:table-row table:style-name="ro1">
          <table:table-cell office:value-type="string" calcext:value-type="string">
            <text:p>حلويات</text:p>
          </table:table-cell>
          <table:table-cell office:value-type="string" calcext:value-type="string">
            <text:p>حَلْوَيَات</text:p>
          </table:table-cell>
          <table:table-cell office:value-type="string" calcext:value-type="string">
            <text:p>جمع حلوى "حَلْوَيَات" على غرار نَجْوَى نَجْوَيَات، وسلوى سلويات</text:p>
          </table:table-cell>
          <table:table-cell table:style-name="ce4" table:formula="of:=[.A322]&amp;&quot;=&quot;&amp;[.B322]&amp;&quot;###&quot;&amp;[.C322]" office:value-type="string" office:string-value="حلويات=حَلْوَيَات###جمع حلوى &quot;حَلْوَيَات&quot; على غرار نَجْوَى نَجْوَيَات، وسلوى سلويات" calcext:value-type="string">
            <text:p>حلويات=حَلْوَيَات###جمع حلوى "حَلْوَيَات" على غرار نَجْوَى نَجْوَيَات، وسلوى سلويات</text:p>
          </table:table-cell>
        </table:table-row>
        <table:table-row table:style-name="ro1">
          <table:table-cell office:value-type="string" calcext:value-type="string">
            <text:p>الحلويات</text:p>
          </table:table-cell>
          <table:table-cell office:value-type="string" calcext:value-type="string">
            <text:p>الحَلْوَيَات</text:p>
          </table:table-cell>
          <table:table-cell office:value-type="string" calcext:value-type="string">
            <text:p>جمع حلوى "حَلْوَيَات" على غرار نَجْوَى نَجْوَيَات، وسلوى سلويات</text:p>
          </table:table-cell>
          <table:table-cell table:style-name="ce4" table:formula="of:=[.A323]&amp;&quot;=&quot;&amp;[.B323]&amp;&quot;###&quot;&amp;[.C323]" office:value-type="string" office:string-value="الحلويات=الحَلْوَيَات###جمع حلوى &quot;حَلْوَيَات&quot; على غرار نَجْوَى نَجْوَيَات، وسلوى سلويات" calcext:value-type="string">
            <text:p>الحلويات=الحَلْوَيَات###جمع حلوى "حَلْوَيَات" على غرار نَجْوَى نَجْوَيَات، وسلوى سلويات</text:p>
          </table:table-cell>
        </table:table-row>
        <table:table-row table:style-name="ro1">
          <table:table-cell office:value-type="string" calcext:value-type="string">
            <text:p>حرب الفجار</text:p>
          </table:table-cell>
          <table:table-cell office:value-type="string" calcext:value-type="string">
            <text:p>حرب الفِجَار</text:p>
          </table:table-cell>
          <table:table-cell office:value-type="string" calcext:value-type="string">
            <text:p>حربالفِجار بالكسر وقعت بين قريش وحلفائها وبين هوازن</text:p>
          </table:table-cell>
          <table:table-cell table:style-name="ce4" table:formula="of:=[.A324]&amp;&quot;=&quot;&amp;[.B324]&amp;&quot;###&quot;&amp;[.C324]" office:value-type="string" office:string-value="حرب الفجار=حرب الفِجَار###حربالفِجار بالكسر وقعت بين قريش وحلفائها وبين هوازن" calcext:value-type="string">
            <text:p>حرب الفجار=حرب الفِجَار###حربالفِجار بالكسر وقعت بين قريش وحلفائها وبين هوازن</text:p>
          </table:table-cell>
        </table:table-row>
        <table:table-row table:style-name="ro1">
          <table:table-cell office:value-type="string" calcext:value-type="string">
            <text:p>حزيران</text:p>
          </table:table-cell>
          <table:table-cell office:value-type="string" calcext:value-type="string">
            <text:p>حَزِيران</text:p>
          </table:table-cell>
          <table:table-cell office:value-type="string" calcext:value-type="string">
            <text:p>حَزِيران بفتح الحاء</text:p>
          </table:table-cell>
          <table:table-cell table:style-name="ce4" table:formula="of:=[.A325]&amp;&quot;=&quot;&amp;[.B325]&amp;&quot;###&quot;&amp;[.C325]" office:value-type="string" office:string-value="حزيران=حَزِيران###حَزِيران بفتح الحاء" calcext:value-type="string">
            <text:p>حزيران=حَزِيران###حَزِيران بفتح الحاء</text:p>
          </table:table-cell>
        </table:table-row>
        <table:table-row table:style-name="ro1">
          <table:table-cell office:value-type="string" calcext:value-type="string">
            <text:p>أحمد الصباح</text:p>
          </table:table-cell>
          <table:table-cell office:value-type="string" calcext:value-type="string">
            <text:p>أحمد الصُّبَاح</text:p>
          </table:table-cell>
          <table:table-cell office:value-type="string" calcext:value-type="string">
            <text:p>حكام الكويت من آل الصُّبَاح بضم الصاد.</text:p>
          </table:table-cell>
          <table:table-cell table:style-name="ce4" table:formula="of:=[.A326]&amp;&quot;=&quot;&amp;[.B326]&amp;&quot;###&quot;&amp;[.C326]" office:value-type="string" office:string-value="أحمد الصباح=أحمد الصُّبَاح###حكام الكويت من آل الصُّبَاح بضم الصاد." calcext:value-type="string">
            <text:p>أحمد الصباح=أحمد الصُّبَاح###حكام الكويت من آل الصُّبَاح بضم الصاد.</text:p>
          </table:table-cell>
        </table:table-row>
        <table:table-row table:style-name="ro1">
          <table:table-cell office:value-type="string" calcext:value-type="string">
            <text:p>آل الصباح</text:p>
          </table:table-cell>
          <table:table-cell office:value-type="string" calcext:value-type="string">
            <text:p>الأحمد الصُّبَاح|أحمد الصُّبَاح|آل الصُّبَاح</text:p>
          </table:table-cell>
          <table:table-cell office:value-type="string" calcext:value-type="string">
            <text:p>حكام الكويت من آل الصُّبَاح بضم الصاد.</text:p>
          </table:table-cell>
          <table:table-cell table:style-name="ce4" table:formula="of:=[.A327]&amp;&quot;=&quot;&amp;[.B327]&amp;&quot;###&quot;&amp;[.C327]" office:value-type="string" office:string-value="آل الصباح=الأحمد الصُّبَاح|أحمد الصُّبَاح|آل الصُّبَاح###حكام الكويت من آل الصُّبَاح بضم الصاد." calcext:value-type="string">
            <text:p>آل الصباح=الأحمد الصُّبَاح|أحمد الصُّبَاح|آل الصُّبَاح###حكام الكويت من آل الصُّبَاح بضم الصاد.</text:p>
          </table:table-cell>
        </table:table-row>
        <table:table-row table:style-name="ro1">
          <table:table-cell office:value-type="string" calcext:value-type="string">
            <text:p>أحمد الصباح</text:p>
          </table:table-cell>
          <table:table-cell office:value-type="string" calcext:value-type="string">
            <text:p>الأحمد الصُّبَاح|أحمد الصُّبَاح|آل الصُّبَاح</text:p>
          </table:table-cell>
          <table:table-cell office:value-type="string" calcext:value-type="string">
            <text:p>حكام الكويت من آل الصُّبَاح بضم الصاد.</text:p>
          </table:table-cell>
          <table:table-cell table:style-name="ce4" table:formula="of:=[.A328]&amp;&quot;=&quot;&amp;[.B328]&amp;&quot;###&quot;&amp;[.C328]" office:value-type="string" office:string-value="أحمد الصباح=الأحمد الصُّبَاح|أحمد الصُّبَاح|آل الصُّبَاح###حكام الكويت من آل الصُّبَاح بضم الصاد." calcext:value-type="string">
            <text:p>أحمد الصباح=الأحمد الصُّبَاح|أحمد الصُّبَاح|آل الصُّبَاح###حكام الكويت من آل الصُّبَاح بضم الصاد.</text:p>
          </table:table-cell>
        </table:table-row>
        <table:table-row table:style-name="ro1">
          <table:table-cell office:value-type="string" calcext:value-type="string">
            <text:p>الأحمد الصباح</text:p>
          </table:table-cell>
          <table:table-cell office:value-type="string" calcext:value-type="string">
            <text:p>الأحمد الصُّبَاح|أحمد الصُّبَاح|آل الصُّبَاح</text:p>
          </table:table-cell>
          <table:table-cell office:value-type="string" calcext:value-type="string">
            <text:p>حكام الكويت من آل الصُّبَاح بضم الصاد.</text:p>
          </table:table-cell>
          <table:table-cell table:style-name="ce4" table:formula="of:=[.A329]&amp;&quot;=&quot;&amp;[.B329]&amp;&quot;###&quot;&amp;[.C329]" office:value-type="string" office:string-value="الأحمد الصباح=الأحمد الصُّبَاح|أحمد الصُّبَاح|آل الصُّبَاح###حكام الكويت من آل الصُّبَاح بضم الصاد." calcext:value-type="string">
            <text:p>الأحمد الصباح=الأحمد الصُّبَاح|أحمد الصُّبَاح|آل الصُّبَاح###حكام الكويت من آل الصُّبَاح بضم الصاد.</text:p>
          </table:table-cell>
        </table:table-row>
        <table:table-row table:style-name="ro1">
          <table:table-cell office:value-type="string" calcext:value-type="string">
            <text:p>حيي بن أخطب</text:p>
          </table:table-cell>
          <table:table-cell office:value-type="string" calcext:value-type="string">
            <text:p>حُيَيّ بن أخطب</text:p>
          </table:table-cell>
          <table:table-cell office:value-type="string" calcext:value-type="string">
            <text:p>حُيَيّ بن أخطب من يهود يثرب</text:p>
          </table:table-cell>
          <table:table-cell table:style-name="ce4" table:formula="of:=[.A330]&amp;&quot;=&quot;&amp;[.B330]&amp;&quot;###&quot;&amp;[.C330]" office:value-type="string" office:string-value="حيي بن أخطب=حُيَيّ بن أخطب###حُيَيّ بن أخطب من يهود يثرب" calcext:value-type="string">
            <text:p>حيي بن أخطب=حُيَيّ بن أخطب###حُيَيّ بن أخطب من يهود يثرب</text:p>
          </table:table-cell>
        </table:table-row>
        <table:table-row table:style-name="ro1">
          <table:table-cell office:value-type="string" calcext:value-type="string">
            <text:p>شمالية</text:p>
          </table:table-cell>
          <table:table-cell office:value-type="string" calcext:value-type="string">
            <text:p>شِمالية</text:p>
          </table:table-cell>
          <table:table-cell office:value-type="string" calcext:value-type="string">
            <text:p>ذلك ما أثبتته المعجمات؛ لقوله تعالى: "وأصحاب الشمال ما أصحاب الشمال"</text:p>
          </table:table-cell>
          <table:table-cell table:style-name="ce4" table:formula="of:=[.A331]&amp;&quot;=&quot;&amp;[.B331]&amp;&quot;###&quot;&amp;[.C331]" office:value-type="string" office:string-value="شمالية=شِمالية###ذلك ما أثبتته المعجمات؛ لقوله تعالى: &quot;وأصحاب الشمال ما أصحاب الشمال&quot;" calcext:value-type="string">
            <text:p>شمالية=شِمالية###ذلك ما أثبتته المعجمات؛ لقوله تعالى: "وأصحاب الشمال ما أصحاب الشمال"</text:p>
          </table:table-cell>
        </table:table-row>
        <table:table-row table:style-name="ro1">
          <table:table-cell office:value-type="string" calcext:value-type="string">
            <text:p>الشمالية</text:p>
          </table:table-cell>
          <table:table-cell office:value-type="string" calcext:value-type="string">
            <text:p>الشِّمالية</text:p>
          </table:table-cell>
          <table:table-cell office:value-type="string" calcext:value-type="string">
            <text:p>ذلك ما أثبتته المعجمات؛ لقوله تعالى: "وأصحاب الشمال ما أصحاب الشمال"</text:p>
          </table:table-cell>
          <table:table-cell table:style-name="ce4" table:formula="of:=[.A332]&amp;&quot;=&quot;&amp;[.B332]&amp;&quot;###&quot;&amp;[.C332]" office:value-type="string" office:string-value="الشمالية=الشِّمالية###ذلك ما أثبتته المعجمات؛ لقوله تعالى: &quot;وأصحاب الشمال ما أصحاب الشمال&quot;" calcext:value-type="string">
            <text:p>الشمالية=الشِّمالية###ذلك ما أثبتته المعجمات؛ لقوله تعالى: "وأصحاب الشمال ما أصحاب الشمال"</text:p>
          </table:table-cell>
        </table:table-row>
        <table:table-row table:style-name="ro1">
          <table:table-cell office:value-type="string" calcext:value-type="string">
            <text:p>رباطة الجأش</text:p>
          </table:table-cell>
          <table:table-cell office:value-type="string" calcext:value-type="string">
            <text:p>رِباطَة الجأش</text:p>
          </table:table-cell>
          <table:table-cell office:value-type="string" calcext:value-type="string">
            <text:p>رِباطة الجأش بكسر الرّاء معناها الشجاعة وشدة القلب وقوته</text:p>
          </table:table-cell>
          <table:table-cell table:style-name="ce4" table:formula="of:=[.A333]&amp;&quot;=&quot;&amp;[.B333]&amp;&quot;###&quot;&amp;[.C333]" office:value-type="string" office:string-value="رباطة الجأش=رِباطَة الجأش###رِباطة الجأش بكسر الرّاء معناها الشجاعة وشدة القلب وقوته" calcext:value-type="string">
            <text:p>رباطة الجأش=رِباطَة الجأش###رِباطة الجأش بكسر الرّاء معناها الشجاعة وشدة القلب وقوته</text:p>
          </table:table-cell>
        </table:table-row>
        <table:table-row table:style-name="ro1">
          <table:table-cell office:value-type="string" calcext:value-type="string">
            <text:p>رتل من الدبابات</text:p>
          </table:table-cell>
          <table:table-cell office:value-type="string" calcext:value-type="string">
            <text:p>رَتَل من السيارات|رتَل من الشاحنات|رَتَل من الدبابات</text:p>
          </table:table-cell>
          <table:table-cell office:value-type="string" calcext:value-type="string">
            <text:p>رتَل بفتح التاء</text:p>
          </table:table-cell>
          <table:table-cell table:style-name="ce4" table:formula="of:=[.A334]&amp;&quot;=&quot;&amp;[.B334]&amp;&quot;###&quot;&amp;[.C334]" office:value-type="string" office:string-value="رتل من الدبابات=رَتَل من السيارات|رتَل من الشاحنات|رَتَل من الدبابات###رتَل بفتح التاء" calcext:value-type="string">
            <text:p>رتل من الدبابات=رَتَل من السيارات|رتَل من الشاحنات|رَتَل من الدبابات###رتَل بفتح التاء</text:p>
          </table:table-cell>
        </table:table-row>
        <table:table-row table:style-name="ro1">
          <table:table-cell office:value-type="string" calcext:value-type="string">
            <text:p>رتل من السيارات</text:p>
          </table:table-cell>
          <table:table-cell office:value-type="string" calcext:value-type="string">
            <text:p>رَتَل من السيارات|رتَل من الشاحنات|رَتَل من الدبابات</text:p>
          </table:table-cell>
          <table:table-cell office:value-type="string" calcext:value-type="string">
            <text:p>رتَل بفتح التاء</text:p>
          </table:table-cell>
          <table:table-cell table:style-name="ce4" table:formula="of:=[.A335]&amp;&quot;=&quot;&amp;[.B335]&amp;&quot;###&quot;&amp;[.C335]" office:value-type="string" office:string-value="رتل من السيارات=رَتَل من السيارات|رتَل من الشاحنات|رَتَل من الدبابات###رتَل بفتح التاء" calcext:value-type="string">
            <text:p>رتل من السيارات=رَتَل من السيارات|رتَل من الشاحنات|رَتَل من الدبابات###رتَل بفتح التاء</text:p>
          </table:table-cell>
        </table:table-row>
        <table:table-row table:style-name="ro1">
          <table:table-cell office:value-type="string" calcext:value-type="string">
            <text:p>رتل من الشاحنات</text:p>
          </table:table-cell>
          <table:table-cell office:value-type="string" calcext:value-type="string">
            <text:p>رَتَل من السيارات|رتَل من الشاحنات|رَتَل من الدبابات</text:p>
          </table:table-cell>
          <table:table-cell office:value-type="string" calcext:value-type="string">
            <text:p>رتَل بفتح التاء</text:p>
          </table:table-cell>
          <table:table-cell table:style-name="ce4" table:formula="of:=[.A336]&amp;&quot;=&quot;&amp;[.B336]&amp;&quot;###&quot;&amp;[.C336]" office:value-type="string" office:string-value="رتل من الشاحنات=رَتَل من السيارات|رتَل من الشاحنات|رَتَل من الدبابات###رتَل بفتح التاء" calcext:value-type="string">
            <text:p>رتل من الشاحنات=رَتَل من السيارات|رتَل من الشاحنات|رَتَل من الدبابات###رتَل بفتح التاء</text:p>
          </table:table-cell>
        </table:table-row>
        <table:table-row table:style-name="ro1">
          <table:table-cell office:value-type="string" calcext:value-type="string">
            <text:p>رزم</text:p>
          </table:table-cell>
          <table:table-cell office:value-type="string" calcext:value-type="string">
            <text:p>رِزْمَة|رِزَم</text:p>
          </table:table-cell>
          <table:table-cell office:value-type="string" calcext:value-type="string">
            <text:p>رِزْمة ورِزَم بكسر الراء</text:p>
          </table:table-cell>
          <table:table-cell table:style-name="ce4" table:formula="of:=[.A337]&amp;&quot;=&quot;&amp;[.B337]&amp;&quot;###&quot;&amp;[.C337]" office:value-type="string" office:string-value="رزم=رِزْمَة|رِزَم###رِزْمة ورِزَم بكسر الراء" calcext:value-type="string">
            <text:p>رزم=رِزْمَة|رِزَم###رِزْمة ورِزَم بكسر الراء</text:p>
          </table:table-cell>
        </table:table-row>
        <table:table-row table:style-name="ro1">
          <table:table-cell office:value-type="string" calcext:value-type="string">
            <text:p>رزمة</text:p>
          </table:table-cell>
          <table:table-cell office:value-type="string" calcext:value-type="string">
            <text:p>رِزْمَة|رِزَم</text:p>
          </table:table-cell>
          <table:table-cell office:value-type="string" calcext:value-type="string">
            <text:p>رِزْمة ورِزَم بكسر الراء</text:p>
          </table:table-cell>
          <table:table-cell table:style-name="ce4" table:formula="of:=[.A338]&amp;&quot;=&quot;&amp;[.B338]&amp;&quot;###&quot;&amp;[.C338]" office:value-type="string" office:string-value="رزمة=رِزْمَة|رِزَم###رِزْمة ورِزَم بكسر الراء" calcext:value-type="string">
            <text:p>رزمة=رِزْمَة|رِزَم###رِزْمة ورِزَم بكسر الراء</text:p>
          </table:table-cell>
        </table:table-row>
        <table:table-row table:style-name="ro1">
          <table:table-cell office:value-type="string" calcext:value-type="string">
            <text:p>زغلول</text:p>
          </table:table-cell>
          <table:table-cell office:value-type="string" calcext:value-type="string">
            <text:p>زُغلُول</text:p>
          </table:table-cell>
          <table:table-cell office:value-type="string" calcext:value-type="string">
            <text:p>زُغلُول بضم الغين</text:p>
          </table:table-cell>
          <table:table-cell table:style-name="ce4" table:formula="of:=[.A339]&amp;&quot;=&quot;&amp;[.B339]&amp;&quot;###&quot;&amp;[.C339]" office:value-type="string" office:string-value="زغلول=زُغلُول###زُغلُول بضم الغين" calcext:value-type="string">
            <text:p>زغلول=زُغلُول###زُغلُول بضم الغين</text:p>
          </table:table-cell>
        </table:table-row>
        <table:table-row table:style-name="ro1">
          <table:table-cell office:value-type="string" calcext:value-type="string">
            <text:p>سنمار</text:p>
          </table:table-cell>
          <table:table-cell office:value-type="string" calcext:value-type="string">
            <text:p>سِنِمَّار</text:p>
          </table:table-cell>
          <table:table-cell office:value-type="string" calcext:value-type="string">
            <text:p>سِنِمَّار اسم بناء رومي</text:p>
          </table:table-cell>
          <table:table-cell table:style-name="ce4" table:formula="of:=[.A340]&amp;&quot;=&quot;&amp;[.B340]&amp;&quot;###&quot;&amp;[.C340]" office:value-type="string" office:string-value="سنمار=سِنِمَّار###سِنِمَّار اسم بناء رومي" calcext:value-type="string">
            <text:p>سنمار=سِنِمَّار###سِنِمَّار اسم بناء رومي</text:p>
          </table:table-cell>
        </table:table-row>
        <table:table-row table:style-name="ro1">
          <table:table-cell table:number-columns-repeated="2" office:value-type="string" calcext:value-type="string">
            <text:p>سني عمره</text:p>
          </table:table-cell>
          <table:table-cell office:value-type="string" calcext:value-type="string">
            <text:p>سني عمره دون شدة، جمع المذكر السالم وما يلحق به تحذف نونه عند الإضافة دون تشديد الياء</text:p>
          </table:table-cell>
          <table:table-cell table:style-name="ce4" table:formula="of:=[.A341]&amp;&quot;=&quot;&amp;[.B341]&amp;&quot;###&quot;&amp;[.C341]" office:value-type="string" office:string-value="سني عمره=سني عمره###سني عمره دون شدة، جمع المذكر السالم وما يلحق به تحذف نونه عند الإضافة دون تشديد الياء" calcext:value-type="string">
            <text:p>سني عمره=سني عمره###سني عمره دون شدة، جمع المذكر السالم وما يلحق به تحذف نونه عند الإضافة دون تشديد الياء</text:p>
          </table:table-cell>
        </table:table-row>
        <table:table-row table:style-name="ro1">
          <table:table-cell office:value-type="string" calcext:value-type="string">
            <text:p>شغاف القلب</text:p>
          </table:table-cell>
          <table:table-cell office:value-type="string" calcext:value-type="string">
            <text:p>شَغاف القلب</text:p>
          </table:table-cell>
          <table:table-cell office:value-type="string" calcext:value-type="string">
            <text:p>شَغاف بفتح الشين</text:p>
          </table:table-cell>
          <table:table-cell table:style-name="ce4" table:formula="of:=[.A342]&amp;&quot;=&quot;&amp;[.B342]&amp;&quot;###&quot;&amp;[.C342]" office:value-type="string" office:string-value="شغاف القلب=شَغاف القلب###شَغاف بفتح الشين" calcext:value-type="string">
            <text:p>شغاف القلب=شَغاف القلب###شَغاف بفتح الشين</text:p>
          </table:table-cell>
        </table:table-row>
        <table:table-row table:style-name="ro1">
          <table:table-cell office:value-type="string" calcext:value-type="string">
            <text:p>صلاحية</text:p>
          </table:table-cell>
          <table:table-cell office:value-type="string" calcext:value-type="string">
            <text:p>صَلاحِيَة</text:p>
          </table:table-cell>
          <table:table-cell office:value-type="string" calcext:value-type="string">
            <text:p>صلاحِيَة دون تشديد الياء</text:p>
          </table:table-cell>
          <table:table-cell table:style-name="ce4" table:formula="of:=[.A343]&amp;&quot;=&quot;&amp;[.B343]&amp;&quot;###&quot;&amp;[.C343]" office:value-type="string" office:string-value="صلاحية=صَلاحِيَة###صلاحِيَة دون تشديد الياء" calcext:value-type="string">
            <text:p>صلاحية=صَلاحِيَة###صلاحِيَة دون تشديد الياء</text:p>
          </table:table-cell>
        </table:table-row>
        <table:table-row table:style-name="ro1">
          <table:table-cell office:value-type="string" calcext:value-type="string">
            <text:p>الصلاحية</text:p>
          </table:table-cell>
          <table:table-cell office:value-type="string" calcext:value-type="string">
            <text:p>الصَّلاحِيَة</text:p>
          </table:table-cell>
          <table:table-cell office:value-type="string" calcext:value-type="string">
            <text:p>صلاحِيَة دون تشديد الياء</text:p>
          </table:table-cell>
          <table:table-cell table:style-name="ce4" table:formula="of:=[.A344]&amp;&quot;=&quot;&amp;[.B344]&amp;&quot;###&quot;&amp;[.C344]" office:value-type="string" office:string-value="الصلاحية=الصَّلاحِيَة###صلاحِيَة دون تشديد الياء" calcext:value-type="string">
            <text:p>الصلاحية=الصَّلاحِيَة###صلاحِيَة دون تشديد الياء</text:p>
          </table:table-cell>
        </table:table-row>
        <table:table-row table:style-name="ro1">
          <table:table-cell office:value-type="string" calcext:value-type="string">
            <text:p>صلب</text:p>
          </table:table-cell>
          <table:table-cell office:value-type="string" calcext:value-type="string">
            <text:p>صُلْب</text:p>
          </table:table-cell>
          <table:table-cell office:value-type="string" calcext:value-type="string">
            <text:p>صُلْب بضم الصاد كقوله صلب الرأي</text:p>
          </table:table-cell>
          <table:table-cell table:style-name="ce4" table:formula="of:=[.A345]&amp;&quot;=&quot;&amp;[.B345]&amp;&quot;###&quot;&amp;[.C345]" office:value-type="string" office:string-value="صلب=صُلْب###صُلْب بضم الصاد كقوله صلب الرأي" calcext:value-type="string">
            <text:p>صلب=صُلْب###صُلْب بضم الصاد كقوله صلب الرأي</text:p>
          </table:table-cell>
        </table:table-row>
        <table:table-row table:style-name="ro1">
          <table:table-cell office:value-type="string" calcext:value-type="string">
            <text:p>الصلب</text:p>
          </table:table-cell>
          <table:table-cell office:value-type="string" calcext:value-type="string">
            <text:p>الصُّلْب</text:p>
          </table:table-cell>
          <table:table-cell office:value-type="string" calcext:value-type="string">
            <text:p>صُلْب بضم الصاد كقوله صلب الرأي</text:p>
          </table:table-cell>
          <table:table-cell table:style-name="ce4" table:formula="of:=[.A346]&amp;&quot;=&quot;&amp;[.B346]&amp;&quot;###&quot;&amp;[.C346]" office:value-type="string" office:string-value="الصلب=الصُّلْب###صُلْب بضم الصاد كقوله صلب الرأي" calcext:value-type="string">
            <text:p>الصلب=الصُّلْب###صُلْب بضم الصاد كقوله صلب الرأي</text:p>
          </table:table-cell>
        </table:table-row>
        <table:table-row table:style-name="ro1">
          <table:table-cell office:value-type="string" calcext:value-type="string">
            <text:p>طوال عمري</text:p>
          </table:table-cell>
          <table:table-cell office:value-type="string" calcext:value-type="string">
            <text:p>طَوال عمري</text:p>
          </table:table-cell>
          <table:table-cell office:value-type="string" calcext:value-type="string">
            <text:p>طَوَال عمري بالفتح، لأن طِوال بالكسر جمع طويل</text:p>
          </table:table-cell>
          <table:table-cell table:style-name="ce4" table:formula="of:=[.A347]&amp;&quot;=&quot;&amp;[.B347]&amp;&quot;###&quot;&amp;[.C347]" office:value-type="string" office:string-value="طوال عمري=طَوال عمري###طَوَال عمري بالفتح، لأن طِوال بالكسر جمع طويل" calcext:value-type="string">
            <text:p>طوال عمري=طَوال عمري###طَوَال عمري بالفتح، لأن طِوال بالكسر جمع طويل</text:p>
          </table:table-cell>
        </table:table-row>
        <table:table-row table:style-name="ro1">
          <table:table-cell office:value-type="string" calcext:value-type="string">
            <text:p>ظهرانينا</text:p>
          </table:table-cell>
          <table:table-cell office:value-type="string" calcext:value-type="string">
            <text:p>ظهرانَينا</text:p>
          </table:table-cell>
          <table:table-cell office:value-type="string" calcext:value-type="string">
            <text:p>ظهرانينا بفتح النون</text:p>
          </table:table-cell>
          <table:table-cell table:style-name="ce4" table:formula="of:=[.A348]&amp;&quot;=&quot;&amp;[.B348]&amp;&quot;###&quot;&amp;[.C348]" office:value-type="string" office:string-value="ظهرانينا=ظهرانَينا###ظهرانينا بفتح النون" calcext:value-type="string">
            <text:p>ظهرانينا=ظهرانَينا###ظهرانينا بفتح النون</text:p>
          </table:table-cell>
        </table:table-row>
        <table:table-row table:style-name="ro1">
          <table:table-cell office:value-type="string" calcext:value-type="string">
            <text:p>عرق النسا</text:p>
          </table:table-cell>
          <table:table-cell office:value-type="string" calcext:value-type="string">
            <text:p>عرق النَّسا</text:p>
          </table:table-cell>
          <table:table-cell office:value-type="string" calcext:value-type="string">
            <text:p>عرق النَّسا بفتح النون</text:p>
          </table:table-cell>
          <table:table-cell table:style-name="ce4" table:formula="of:=[.A349]&amp;&quot;=&quot;&amp;[.B349]&amp;&quot;###&quot;&amp;[.C349]" office:value-type="string" office:string-value="عرق النسا=عرق النَّسا###عرق النَّسا بفتح النون" calcext:value-type="string">
            <text:p>عرق النسا=عرق النَّسا###عرق النَّسا بفتح النون</text:p>
          </table:table-cell>
        </table:table-row>
        <table:table-row table:style-name="ro1">
          <table:table-cell office:value-type="string" calcext:value-type="string">
            <text:p>من الآن</text:p>
          </table:table-cell>
          <table:table-cell office:value-type="string" calcext:value-type="string">
            <text:p>من الْآنَ</text:p>
          </table:table-cell>
          <table:table-cell office:value-type="string" calcext:value-type="string">
            <text:p>ف "الآنَ" مبني على الظرفية</text:p>
          </table:table-cell>
          <table:table-cell table:style-name="ce4" table:formula="of:=[.A350]&amp;&quot;=&quot;&amp;[.B350]&amp;&quot;###&quot;&amp;[.C350]" office:value-type="string" office:string-value="من الآن=من الْآنَ###ف &quot;الآنَ&quot; مبني على الظرفية" calcext:value-type="string">
            <text:p>من الآن=من الْآنَ###ف "الآنَ" مبني على الظرفية</text:p>
          </table:table-cell>
        </table:table-row>
        <table:table-row table:style-name="ro1">
          <table:table-cell office:value-type="string" calcext:value-type="string">
            <text:p>برنامج</text:p>
          </table:table-cell>
          <table:table-cell office:value-type="string" calcext:value-type="string">
            <text:p>برنامَج</text:p>
          </table:table-cell>
          <table:table-cell office:value-type="string" calcext:value-type="string">
            <text:p>فارسية "برنامة" عُرِّبت إلى برنامَج بفتح الميم</text:p>
          </table:table-cell>
          <table:table-cell table:style-name="ce4" table:formula="of:=[.A351]&amp;&quot;=&quot;&amp;[.B351]&amp;&quot;###&quot;&amp;[.C351]" office:value-type="string" office:string-value="برنامج=برنامَج###فارسية &quot;برنامة&quot; عُرِّبت إلى برنامَج بفتح الميم" calcext:value-type="string">
            <text:p>برنامج=برنامَج###فارسية "برنامة" عُرِّبت إلى برنامَج بفتح الميم</text:p>
          </table:table-cell>
        </table:table-row>
        <table:table-row table:style-name="ro1">
          <table:table-cell office:value-type="string" calcext:value-type="string">
            <text:p>البرنامج</text:p>
          </table:table-cell>
          <table:table-cell office:value-type="string" calcext:value-type="string">
            <text:p>البرنامَج</text:p>
          </table:table-cell>
          <table:table-cell office:value-type="string" calcext:value-type="string">
            <text:p>فارسية "برنامة" عُرِّبت إلى برنامَج بفتح الميم</text:p>
          </table:table-cell>
          <table:table-cell table:style-name="ce4" table:formula="of:=[.A352]&amp;&quot;=&quot;&amp;[.B352]&amp;&quot;###&quot;&amp;[.C352]" office:value-type="string" office:string-value="البرنامج=البرنامَج###فارسية &quot;برنامة&quot; عُرِّبت إلى برنامَج بفتح الميم" calcext:value-type="string">
            <text:p>البرنامج=البرنامَج###فارسية "برنامة" عُرِّبت إلى برنامَج بفتح الميم</text:p>
          </table:table-cell>
        </table:table-row>
        <table:table-row table:style-name="ro1">
          <table:table-cell office:value-type="string" calcext:value-type="string">
            <text:p>بنج</text:p>
          </table:table-cell>
          <table:table-cell office:value-type="string" calcext:value-type="string">
            <text:p>بَنْج|مخدّر</text:p>
          </table:table-cell>
          <table:table-cell office:value-type="string" calcext:value-type="string">
            <text:p>فالبَنج بفتح الباء نبات مخدر</text:p>
          </table:table-cell>
          <table:table-cell table:style-name="ce4" table:formula="of:=[.A353]&amp;&quot;=&quot;&amp;[.B353]&amp;&quot;###&quot;&amp;[.C353]" office:value-type="string" office:string-value="بنج=بَنْج|مخدّر###فالبَنج بفتح الباء نبات مخدر" calcext:value-type="string">
            <text:p>بنج=بَنْج|مخدّر###فالبَنج بفتح الباء نبات مخدر</text:p>
          </table:table-cell>
        </table:table-row>
        <table:table-row table:style-name="ro1">
          <table:table-cell office:value-type="string" calcext:value-type="string">
            <text:p>البنج</text:p>
          </table:table-cell>
          <table:table-cell office:value-type="string" calcext:value-type="string">
            <text:p>البَنْج|المخدّر</text:p>
          </table:table-cell>
          <table:table-cell office:value-type="string" calcext:value-type="string">
            <text:p>فالبَنج بفتح الباء نبات مخدر</text:p>
          </table:table-cell>
          <table:table-cell table:style-name="ce4" table:formula="of:=[.A354]&amp;&quot;=&quot;&amp;[.B354]&amp;&quot;###&quot;&amp;[.C354]" office:value-type="string" office:string-value="البنج=البَنْج|المخدّر###فالبَنج بفتح الباء نبات مخدر" calcext:value-type="string">
            <text:p>البنج=البَنْج|المخدّر###فالبَنج بفتح الباء نبات مخدر</text:p>
          </table:table-cell>
        </table:table-row>
        <table:table-row table:style-name="ro1">
          <table:table-cell office:value-type="string" calcext:value-type="string">
            <text:p>السهل والحزن</text:p>
          </table:table-cell>
          <table:table-cell office:value-type="string" calcext:value-type="string">
            <text:p>السَّهْل والحَزْن</text:p>
          </table:table-cell>
          <table:table-cell office:value-type="string" calcext:value-type="string">
            <text:p>فالحَزَن والحُزْن هو الهم والغم</text:p>
          </table:table-cell>
          <table:table-cell table:style-name="ce4" table:formula="of:=[.A355]&amp;&quot;=&quot;&amp;[.B355]&amp;&quot;###&quot;&amp;[.C355]" office:value-type="string" office:string-value="السهل والحزن=السَّهْل والحَزْن###فالحَزَن والحُزْن هو الهم والغم" calcext:value-type="string">
            <text:p>السهل والحزن=السَّهْل والحَزْن###فالحَزَن والحُزْن هو الهم والغم</text:p>
          </table:table-cell>
        </table:table-row>
        <table:table-row table:style-name="ro1">
          <table:table-cell office:value-type="string" calcext:value-type="string">
            <text:p>صنعة محكمة</text:p>
          </table:table-cell>
          <table:table-cell office:value-type="string" calcext:value-type="string">
            <text:p>صنعة مُحْكَمَة</text:p>
          </table:table-cell>
          <table:table-cell office:value-type="string" calcext:value-type="string">
            <text:p>فالفعل "أحكم" بمعنى "أتقن" أما الفعل "حكّم" فليس من معانيه أتقن وأجاد</text:p>
          </table:table-cell>
          <table:table-cell table:style-name="ce4" table:formula="of:=[.A356]&amp;&quot;=&quot;&amp;[.B356]&amp;&quot;###&quot;&amp;[.C356]" office:value-type="string" office:string-value="صنعة محكمة=صنعة مُحْكَمَة###فالفعل &quot;أحكم&quot; بمعنى &quot;أتقن&quot; أما الفعل &quot;حكّم&quot; فليس من معانيه أتقن وأجاد" calcext:value-type="string">
            <text:p>صنعة محكمة=صنعة مُحْكَمَة###فالفعل "أحكم" بمعنى "أتقن" أما الفعل "حكّم" فليس من معانيه أتقن وأجاد</text:p>
          </table:table-cell>
        </table:table-row>
        <table:table-row table:style-name="ro1">
          <table:table-cell office:value-type="string" calcext:value-type="string">
            <text:p>مركب</text:p>
          </table:table-cell>
          <table:table-cell office:value-type="string" calcext:value-type="string">
            <text:p>مركَب</text:p>
          </table:table-cell>
          <table:table-cell office:value-type="string" calcext:value-type="string">
            <text:p>فالمركَب بفتح الكاف ما يركب عليه في البر والبحر</text:p>
          </table:table-cell>
          <table:table-cell table:style-name="ce4" table:formula="of:=[.A357]&amp;&quot;=&quot;&amp;[.B357]&amp;&quot;###&quot;&amp;[.C357]" office:value-type="string" office:string-value="مركب=مركَب###فالمركَب بفتح الكاف ما يركب عليه في البر والبحر" calcext:value-type="string">
            <text:p>مركب=مركَب###فالمركَب بفتح الكاف ما يركب عليه في البر والبحر</text:p>
          </table:table-cell>
        </table:table-row>
        <table:table-row table:style-name="ro1">
          <table:table-cell office:value-type="string" calcext:value-type="string">
            <text:p>المركب</text:p>
          </table:table-cell>
          <table:table-cell office:value-type="string" calcext:value-type="string">
            <text:p>المركَب</text:p>
          </table:table-cell>
          <table:table-cell office:value-type="string" calcext:value-type="string">
            <text:p>فالمركَب بفتح الكاف ما يركب عليه في البر والبحر</text:p>
          </table:table-cell>
          <table:table-cell table:style-name="ce4" table:formula="of:=[.A358]&amp;&quot;=&quot;&amp;[.B358]&amp;&quot;###&quot;&amp;[.C358]" office:value-type="string" office:string-value="المركب=المركَب###فالمركَب بفتح الكاف ما يركب عليه في البر والبحر" calcext:value-type="string">
            <text:p>المركب=المركَب###فالمركَب بفتح الكاف ما يركب عليه في البر والبحر</text:p>
          </table:table-cell>
        </table:table-row>
        <table:table-row table:style-name="ro1">
          <table:table-cell office:value-type="string" calcext:value-type="string">
            <text:p>معمر</text:p>
          </table:table-cell>
          <table:table-cell office:value-type="string" calcext:value-type="string">
            <text:p>مُعَمَّر</text:p>
          </table:table-cell>
          <table:table-cell office:value-type="string" calcext:value-type="string">
            <text:p>فالمعمِّر (بكسر الميم) هو الله، والمعمَّر هو (بفتح) الإنسان؛ كقوله تعالى: "وما يعمر من معمر ولا ينقص من عمره إلا في كتاب" </text:p>
          </table:table-cell>
          <table:table-cell table:style-name="ce4" table:formula="of:=[.A359]&amp;&quot;=&quot;&amp;[.B359]&amp;&quot;###&quot;&amp;[.C359]" office:value-type="string" office:string-value="معمر=مُعَمَّر###فالمعمِّر (بكسر الميم) هو الله، والمعمَّر هو (بفتح) الإنسان؛ كقوله تعالى: &quot;وما يعمر من معمر ولا ينقص من عمره إلا في كتاب&quot; " calcext:value-type="string">
            <text:p>معمر=مُعَمَّر###فالمعمِّر (بكسر الميم) هو الله، والمعمَّر هو (بفتح) الإنسان؛ كقوله تعالى: "وما يعمر من معمر ولا ينقص من عمره إلا في كتاب" </text:p>
          </table:table-cell>
        </table:table-row>
        <table:table-row table:style-name="ro1">
          <table:table-cell office:value-type="string" calcext:value-type="string">
            <text:p>المعمر</text:p>
          </table:table-cell>
          <table:table-cell office:value-type="string" calcext:value-type="string">
            <text:p>المُعَمَّر</text:p>
          </table:table-cell>
          <table:table-cell office:value-type="string" calcext:value-type="string">
            <text:p>فالمعمِّر (بكسر الميم) هو الله، والمعمَّر هو (بفتح) الإنسان؛ كقوله تعالى: "وما يعمر من معمر ولا ينقص من عمره إلا في كتاب" </text:p>
          </table:table-cell>
          <table:table-cell table:style-name="ce4" table:formula="of:=[.A360]&amp;&quot;=&quot;&amp;[.B360]&amp;&quot;###&quot;&amp;[.C360]" office:value-type="string" office:string-value="المعمر=المُعَمَّر###فالمعمِّر (بكسر الميم) هو الله، والمعمَّر هو (بفتح) الإنسان؛ كقوله تعالى: &quot;وما يعمر من معمر ولا ينقص من عمره إلا في كتاب&quot; " calcext:value-type="string">
            <text:p>المعمر=المُعَمَّر###فالمعمِّر (بكسر الميم) هو الله، والمعمَّر هو (بفتح) الإنسان؛ كقوله تعالى: "وما يعمر من معمر ولا ينقص من عمره إلا في كتاب" </text:p>
          </table:table-cell>
        </table:table-row>
        <table:table-row table:style-name="ro1">
          <table:table-cell office:value-type="string" calcext:value-type="string">
            <text:p>فبها ونعمت</text:p>
          </table:table-cell>
          <table:table-cell office:value-type="string" calcext:value-type="string">
            <text:p>فبها ونِعْمَتْ</text:p>
          </table:table-cell>
          <table:table-cell office:value-type="string" calcext:value-type="string">
            <text:p>فالمقصود فعل المدح "نِعْمَ" أي نِعْمَتْ الخلَّة</text:p>
          </table:table-cell>
          <table:table-cell table:style-name="ce4" table:formula="of:=[.A361]&amp;&quot;=&quot;&amp;[.B361]&amp;&quot;###&quot;&amp;[.C361]" office:value-type="string" office:string-value="فبها ونعمت=فبها ونِعْمَتْ###فالمقصود فعل المدح &quot;نِعْمَ&quot; أي نِعْمَتْ الخلَّة" calcext:value-type="string">
            <text:p>فبها ونعمت=فبها ونِعْمَتْ###فالمقصود فعل المدح "نِعْمَ" أي نِعْمَتْ الخلَّة</text:p>
          </table:table-cell>
        </table:table-row>
        <table:table-row table:style-name="ro1">
          <table:table-cell office:value-type="string" calcext:value-type="string">
            <text:p>ملقط</text:p>
          </table:table-cell>
          <table:table-cell office:value-type="string" calcext:value-type="string">
            <text:p>مِلْقَط|مِلْقَاط</text:p>
          </table:table-cell>
          <table:table-cell office:value-type="string" calcext:value-type="string">
            <text:p>فالمَلْقَط بفتح الميم هو المعدن أو المطب، والمِلقط بكسر الميم اسم آلة على وز مِفعلة</text:p>
          </table:table-cell>
          <table:table-cell table:style-name="ce4" table:formula="of:=[.A362]&amp;&quot;=&quot;&amp;[.B362]&amp;&quot;###&quot;&amp;[.C362]" office:value-type="string" office:string-value="ملقط=مِلْقَط|مِلْقَاط###فالمَلْقَط بفتح الميم هو المعدن أو المطب، والمِلقط بكسر الميم اسم آلة على وز مِفعلة" calcext:value-type="string">
            <text:p>ملقط=مِلْقَط|مِلْقَاط###فالمَلْقَط بفتح الميم هو المعدن أو المطب، والمِلقط بكسر الميم اسم آلة على وز مِفعلة</text:p>
          </table:table-cell>
        </table:table-row>
        <table:table-row table:style-name="ro1">
          <table:table-cell office:value-type="string" calcext:value-type="string">
            <text:p>الملقط</text:p>
          </table:table-cell>
          <table:table-cell office:value-type="string" calcext:value-type="string">
            <text:p>المِلْقَط|المِلْقَاط</text:p>
          </table:table-cell>
          <table:table-cell office:value-type="string" calcext:value-type="string">
            <text:p>فالمَلْقَط بفتح الميم هو المعدن أو المطب، والمِلقط بكسر الميم اسم آلة على وز مِفعلة</text:p>
          </table:table-cell>
          <table:table-cell table:style-name="ce4" table:formula="of:=[.A363]&amp;&quot;=&quot;&amp;[.B363]&amp;&quot;###&quot;&amp;[.C363]" office:value-type="string" office:string-value="الملقط=المِلْقَط|المِلْقَاط###فالمَلْقَط بفتح الميم هو المعدن أو المطب، والمِلقط بكسر الميم اسم آلة على وز مِفعلة" calcext:value-type="string">
            <text:p>الملقط=المِلْقَط|المِلْقَاط###فالمَلْقَط بفتح الميم هو المعدن أو المطب، والمِلقط بكسر الميم اسم آلة على وز مِفعلة</text:p>
          </table:table-cell>
        </table:table-row>
        <table:table-row table:style-name="ro1">
          <table:table-cell office:value-type="string" calcext:value-type="string">
            <text:p>أحادي اللغة</text:p>
          </table:table-cell>
          <table:table-cell office:value-type="string" calcext:value-type="string">
            <text:p>أُحادِيّ اللغة|أُحَادِيّة اللغة</text:p>
          </table:table-cell>
          <table:table-cell office:value-type="string" calcext:value-type="string">
            <text:p>فالنسب هنا إلى أُحَاد، ف "فُعَالِيّ وفُعَالِيّة" فنقول: ثُنائِيّ وثُنَائِيّة، ثُلَاثِيّ وثُلَاثِيّة، رُبَاعِيّ ورُبَاعِيّة، خُمَاسِيّ وخُمَاسِيّة... عُشَارِيّ وعُشَارِيّ</text:p>
          </table:table-cell>
          <table:table-cell table:style-name="ce4" table:formula="of:=[.A364]&amp;&quot;=&quot;&amp;[.B364]&amp;&quot;###&quot;&amp;[.C364]" office:value-type="string" office:string-value="أحادي اللغة=أُحادِيّ اللغة|أُحَادِيّة اللغة###فالنسب هنا إلى أُحَاد، ف &quot;فُعَالِيّ وفُعَالِيّة&quot; فنقول: ثُنائِيّ وثُنَائِيّة، ثُلَاثِيّ وثُلَاثِيّة، رُبَاعِيّ ورُبَاعِيّة، خُمَاسِيّ وخُمَاسِيّة... عُشَارِيّ وعُشَارِيّ" calcext:value-type="string">
            <text:p>أحادي اللغة=أُحادِيّ اللغة|أُحَادِيّة اللغة###فالنسب هنا إلى أُحَاد، ف "فُعَالِيّ وفُعَالِيّة" فنقول: ثُنائِيّ وثُنَائِيّة، ثُلَاثِيّ وثُلَاثِيّة، رُبَاعِيّ ورُبَاعِيّة، خُمَاسِيّ وخُمَاسِيّة... عُشَارِيّ وعُشَارِيّ</text:p>
          </table:table-cell>
        </table:table-row>
        <table:table-row table:style-name="ro1">
          <table:table-cell office:value-type="string" calcext:value-type="string">
            <text:p>أحادية اللغة</text:p>
          </table:table-cell>
          <table:table-cell office:value-type="string" calcext:value-type="string">
            <text:p>أُحادِيّ اللغة|أُحَادِيّة اللغة</text:p>
          </table:table-cell>
          <table:table-cell office:value-type="string" calcext:value-type="string">
            <text:p>فالنسب هنا إلى أُحَاد، ف "فُعَالِيّ وفُعَالِيّة" فنقول: ثُنائِيّ وثُنَائِيّة، ثُلَاثِيّ وثُلَاثِيّة، رُبَاعِيّ ورُبَاعِيّة، خُمَاسِيّ وخُمَاسِيّة... عُشَارِيّ وعُشَارِيّ</text:p>
          </table:table-cell>
          <table:table-cell table:style-name="ce4" table:formula="of:=[.A365]&amp;&quot;=&quot;&amp;[.B365]&amp;&quot;###&quot;&amp;[.C365]" office:value-type="string" office:string-value="أحادية اللغة=أُحادِيّ اللغة|أُحَادِيّة اللغة###فالنسب هنا إلى أُحَاد، ف &quot;فُعَالِيّ وفُعَالِيّة&quot; فنقول: ثُنائِيّ وثُنَائِيّة، ثُلَاثِيّ وثُلَاثِيّة، رُبَاعِيّ ورُبَاعِيّة، خُمَاسِيّ وخُمَاسِيّة... عُشَارِيّ وعُشَارِيّ" calcext:value-type="string">
            <text:p>أحادية اللغة=أُحادِيّ اللغة|أُحَادِيّة اللغة###فالنسب هنا إلى أُحَاد، ف "فُعَالِيّ وفُعَالِيّة" فنقول: ثُنائِيّ وثُنَائِيّة، ثُلَاثِيّ وثُلَاثِيّة، رُبَاعِيّ ورُبَاعِيّة، خُمَاسِيّ وخُمَاسِيّة... عُشَارِيّ وعُشَارِيّ</text:p>
          </table:table-cell>
        </table:table-row>
        <table:table-row table:style-name="ro1">
          <table:table-cell office:value-type="string" calcext:value-type="string">
            <text:p>رجحان</text:p>
          </table:table-cell>
          <table:table-cell office:value-type="string" calcext:value-type="string">
            <text:p>رُجْحَان</text:p>
          </table:table-cell>
          <table:table-cell office:value-type="string" calcext:value-type="string">
            <text:p>فلم يرد في مصدر "رَجَحَ" رَجَحَان، بل رُجُوحًا، رُجْحَان، رَجَاحَة</text:p>
          </table:table-cell>
          <table:table-cell table:style-name="ce4" table:formula="of:=[.A366]&amp;&quot;=&quot;&amp;[.B366]&amp;&quot;###&quot;&amp;[.C366]" office:value-type="string" office:string-value="رجحان=رُجْحَان###فلم يرد في مصدر &quot;رَجَحَ&quot; رَجَحَان، بل رُجُوحًا، رُجْحَان، رَجَاحَة" calcext:value-type="string">
            <text:p>رجحان=رُجْحَان###فلم يرد في مصدر "رَجَحَ" رَجَحَان، بل رُجُوحًا، رُجْحَان، رَجَاحَة</text:p>
          </table:table-cell>
        </table:table-row>
        <table:table-row table:style-name="ro1">
          <table:table-cell office:value-type="string" calcext:value-type="string">
            <text:p>الرجحان</text:p>
          </table:table-cell>
          <table:table-cell office:value-type="string" calcext:value-type="string">
            <text:p>الرُّجْحَان</text:p>
          </table:table-cell>
          <table:table-cell office:value-type="string" calcext:value-type="string">
            <text:p>فلم يرد في مصدر "رَجَحَ" رَجَحَان، بل رُجُوحًا، رُجْحَان، رَجَاحَة</text:p>
          </table:table-cell>
          <table:table-cell table:style-name="ce4" table:formula="of:=[.A367]&amp;&quot;=&quot;&amp;[.B367]&amp;&quot;###&quot;&amp;[.C367]" office:value-type="string" office:string-value="الرجحان=الرُّجْحَان###فلم يرد في مصدر &quot;رَجَحَ&quot; رَجَحَان، بل رُجُوحًا، رُجْحَان، رَجَاحَة" calcext:value-type="string">
            <text:p>الرجحان=الرُّجْحَان###فلم يرد في مصدر "رَجَحَ" رَجَحَان، بل رُجُوحًا، رُجْحَان، رَجَاحَة</text:p>
          </table:table-cell>
        </table:table-row>
        <table:table-row table:style-name="ro1">
          <table:table-cell office:value-type="string" calcext:value-type="string">
            <text:p>قرمزي</text:p>
          </table:table-cell>
          <table:table-cell office:value-type="string" calcext:value-type="string">
            <text:p>قِرْمزي</text:p>
          </table:table-cell>
          <table:table-cell office:value-type="string" calcext:value-type="string">
            <text:p>قِرْمزي بكسر القاف</text:p>
          </table:table-cell>
          <table:table-cell table:style-name="ce4" table:formula="of:=[.A368]&amp;&quot;=&quot;&amp;[.B368]&amp;&quot;###&quot;&amp;[.C368]" office:value-type="string" office:string-value="قرمزي=قِرْمزي###قِرْمزي بكسر القاف" calcext:value-type="string">
            <text:p>قرمزي=قِرْمزي###قِرْمزي بكسر القاف</text:p>
          </table:table-cell>
        </table:table-row>
        <table:table-row table:style-name="ro1">
          <table:table-cell office:value-type="string" calcext:value-type="string">
            <text:p>قصارى</text:p>
          </table:table-cell>
          <table:table-cell office:value-type="string" calcext:value-type="string">
            <text:p>قُصَارَى</text:p>
          </table:table-cell>
          <table:table-cell office:value-type="string" calcext:value-type="string">
            <text:p>قُصَارَى بضم القاف</text:p>
          </table:table-cell>
          <table:table-cell table:style-name="ce4" table:formula="of:=[.A369]&amp;&quot;=&quot;&amp;[.B369]&amp;&quot;###&quot;&amp;[.C369]" office:value-type="string" office:string-value="قصارى=قُصَارَى###قُصَارَى بضم القاف" calcext:value-type="string">
            <text:p>قصارى=قُصَارَى###قُصَارَى بضم القاف</text:p>
          </table:table-cell>
        </table:table-row>
        <table:table-row table:style-name="ro1">
          <table:table-cell office:value-type="string" calcext:value-type="string">
            <text:p>قيد أنملة</text:p>
          </table:table-cell>
          <table:table-cell office:value-type="string" calcext:value-type="string">
            <text:p>قِيد أنملة</text:p>
          </table:table-cell>
          <table:table-cell office:value-type="string" calcext:value-type="string">
            <text:p>قِيد بكسر القاف معناه المقدار.</text:p>
          </table:table-cell>
          <table:table-cell table:style-name="ce4" table:formula="of:=[.A370]&amp;&quot;=&quot;&amp;[.B370]&amp;&quot;###&quot;&amp;[.C370]" office:value-type="string" office:string-value="قيد أنملة=قِيد أنملة###قِيد بكسر القاف معناه المقدار." calcext:value-type="string">
            <text:p>قيد أنملة=قِيد أنملة###قِيد بكسر القاف معناه المقدار.</text:p>
          </table:table-cell>
        </table:table-row>
        <table:table-row table:style-name="ro1">
          <table:table-cell office:value-type="string" calcext:value-type="string">
            <text:p>كذبة إبريل</text:p>
          </table:table-cell>
          <table:table-cell office:value-type="string" calcext:value-type="string">
            <text:p>كَذْبَة إبريل</text:p>
          </table:table-cell>
          <table:table-cell office:value-type="string" calcext:value-type="string">
            <text:p>كذبة بكسر الكاف، أما بفتحها كَذْبة فهي المرة من الكذب</text:p>
          </table:table-cell>
          <table:table-cell table:style-name="ce4" table:formula="of:=[.A371]&amp;&quot;=&quot;&amp;[.B371]&amp;&quot;###&quot;&amp;[.C371]" office:value-type="string" office:string-value="كذبة إبريل=كَذْبَة إبريل###كذبة بكسر الكاف، أما بفتحها كَذْبة فهي المرة من الكذب" calcext:value-type="string">
            <text:p>كذبة إبريل=كَذْبَة إبريل###كذبة بكسر الكاف، أما بفتحها كَذْبة فهي المرة من الكذب</text:p>
          </table:table-cell>
        </table:table-row>
        <table:table-row table:style-name="ro1">
          <table:table-cell office:value-type="string" calcext:value-type="string">
            <text:p>كروية</text:p>
          </table:table-cell>
          <table:table-cell office:value-type="string" calcext:value-type="string">
            <text:p>كُرَوِيّة</text:p>
          </table:table-cell>
          <table:table-cell office:value-type="string" calcext:value-type="string">
            <text:p>كُروية بضم الكاف لأنها منسوبة إلى "كُرَة"</text:p>
          </table:table-cell>
          <table:table-cell table:style-name="ce4" table:formula="of:=[.A372]&amp;&quot;=&quot;&amp;[.B372]&amp;&quot;###&quot;&amp;[.C372]" office:value-type="string" office:string-value="كروية=كُرَوِيّة###كُروية بضم الكاف لأنها منسوبة إلى &quot;كُرَة&quot;" calcext:value-type="string">
            <text:p>كروية=كُرَوِيّة###كُروية بضم الكاف لأنها منسوبة إلى "كُرَة"</text:p>
          </table:table-cell>
        </table:table-row>
        <table:table-row table:style-name="ro1">
          <table:table-cell office:value-type="string" calcext:value-type="string">
            <text:p>الكروية</text:p>
          </table:table-cell>
          <table:table-cell office:value-type="string" calcext:value-type="string">
            <text:p>الكُرَوِيّة</text:p>
          </table:table-cell>
          <table:table-cell office:value-type="string" calcext:value-type="string">
            <text:p>كُروية بضم الكاف لأنها منسوبة إلى "كُرَة"</text:p>
          </table:table-cell>
          <table:table-cell table:style-name="ce4" table:formula="of:=[.A373]&amp;&quot;=&quot;&amp;[.B373]&amp;&quot;###&quot;&amp;[.C373]" office:value-type="string" office:string-value="الكروية=الكُرَوِيّة###كُروية بضم الكاف لأنها منسوبة إلى &quot;كُرَة&quot;" calcext:value-type="string">
            <text:p>الكروية=الكُرَوِيّة###كُروية بضم الكاف لأنها منسوبة إلى "كُرَة"</text:p>
          </table:table-cell>
        </table:table-row>
        <table:table-row table:style-name="ro1">
          <table:table-cell office:value-type="string" calcext:value-type="string">
            <text:p>كوكب الزهرة</text:p>
          </table:table-cell>
          <table:table-cell office:value-type="string" calcext:value-type="string">
            <text:p>كوكب الزُّهَرَة</text:p>
          </table:table-cell>
          <table:table-cell office:value-type="string" calcext:value-type="string">
            <text:p>كوكب الزُّهَرَة بضم الزاي</text:p>
          </table:table-cell>
          <table:table-cell table:style-name="ce4" table:formula="of:=[.A374]&amp;&quot;=&quot;&amp;[.B374]&amp;&quot;###&quot;&amp;[.C374]" office:value-type="string" office:string-value="كوكب الزهرة=كوكب الزُّهَرَة###كوكب الزُّهَرَة بضم الزاي" calcext:value-type="string">
            <text:p>كوكب الزهرة=كوكب الزُّهَرَة###كوكب الزُّهَرَة بضم الزاي</text:p>
          </table:table-cell>
        </table:table-row>
        <table:table-row table:style-name="ro1">
          <table:table-cell office:value-type="string" calcext:value-type="string">
            <text:p>هرج ومرج</text:p>
          </table:table-cell>
          <table:table-cell office:value-type="string" calcext:value-type="string">
            <text:p>هَرْج ومَرْج</text:p>
          </table:table-cell>
          <table:table-cell office:value-type="string" calcext:value-type="string">
            <text:p>لأن "هَرْج" هو الفتنة والاختلاط، و"مَرَج" هو الفتنة والاختلاط أيضًا، وقد سُكِّنت راء "المَرَج" لمناسبة راء "الهَرْج"</text:p>
          </table:table-cell>
          <table:table-cell table:style-name="ce4" table:formula="of:=[.A375]&amp;&quot;=&quot;&amp;[.B375]&amp;&quot;###&quot;&amp;[.C375]" office:value-type="string" office:string-value="هرج ومرج=هَرْج ومَرْج###لأن &quot;هَرْج&quot; هو الفتنة والاختلاط، و&quot;مَرَج&quot; هو الفتنة والاختلاط أيضًا، وقد سُكِّنت راء &quot;المَرَج&quot; لمناسبة راء &quot;الهَرْج&quot;" calcext:value-type="string">
            <text:p>هرج ومرج=هَرْج ومَرْج###لأن "هَرْج" هو الفتنة والاختلاط، و"مَرَج" هو الفتنة والاختلاط أيضًا، وقد سُكِّنت راء "المَرَج" لمناسبة راء "الهَرْج"</text:p>
          </table:table-cell>
        </table:table-row>
        <table:table-row table:style-name="ro1">
          <table:table-cell office:value-type="string" calcext:value-type="string">
            <text:p>استووا يرحمكم الله</text:p>
          </table:table-cell>
          <table:table-cell office:value-type="string" calcext:value-type="string">
            <text:p>استووا يرْحَمْكم الله</text:p>
          </table:table-cell>
          <table:table-cell office:value-type="string" calcext:value-type="string">
            <text:p>لأن "يرحمْكم" مجزوم في جواب الطلب </text:p>
          </table:table-cell>
          <table:table-cell table:style-name="ce4" table:formula="of:=[.A376]&amp;&quot;=&quot;&amp;[.B376]&amp;&quot;###&quot;&amp;[.C376]" office:value-type="string" office:string-value="استووا يرحمكم الله=استووا يرْحَمْكم الله###لأن &quot;يرحمْكم&quot; مجزوم في جواب الطلب " calcext:value-type="string">
            <text:p>استووا يرحمكم الله=استووا يرْحَمْكم الله###لأن "يرحمْكم" مجزوم في جواب الطلب </text:p>
          </table:table-cell>
        </table:table-row>
        <table:table-row table:style-name="ro1">
          <table:table-cell office:value-type="string" calcext:value-type="string">
            <text:p>أمس</text:p>
          </table:table-cell>
          <table:table-cell office:value-type="string" calcext:value-type="string">
            <text:p>أمسِ</text:p>
          </table:table-cell>
          <table:table-cell office:value-type="string" calcext:value-type="string">
            <text:p>لأن الظرف "أمس" مبني على الكسر</text:p>
          </table:table-cell>
          <table:table-cell table:style-name="ce4" table:formula="of:=[.A377]&amp;&quot;=&quot;&amp;[.B377]&amp;&quot;###&quot;&amp;[.C377]" office:value-type="string" office:string-value="أمس=أمسِ###لأن الظرف &quot;أمس&quot; مبني على الكسر" calcext:value-type="string">
            <text:p>أمس=أمسِ###لأن الظرف "أمس" مبني على الكسر</text:p>
          </table:table-cell>
        </table:table-row>
        <table:table-row table:style-name="ro1">
          <table:table-cell office:value-type="string" calcext:value-type="string">
            <text:p>حلقات</text:p>
          </table:table-cell>
          <table:table-cell office:value-type="string" calcext:value-type="string">
            <text:p>حلَقات</text:p>
          </table:table-cell>
          <table:table-cell office:value-type="string" calcext:value-type="string">
            <text:p>لأن الكلمة المفردة التي على وزن فَعْلَة "حَلْقة" صحيحة العين، فإنها عند جمعها جمع مؤنث سالمًا يجب تحريك عين الكلمة بالفتح إتباعًا لفائها </text:p>
          </table:table-cell>
          <table:table-cell table:style-name="ce4" table:formula="of:=[.A378]&amp;&quot;=&quot;&amp;[.B378]&amp;&quot;###&quot;&amp;[.C378]" office:value-type="string" office:string-value="حلقات=حلَقات###لأن الكلمة المفردة التي على وزن فَعْلَة &quot;حَلْقة&quot; صحيحة العين، فإنها عند جمعها جمع مؤنث سالمًا يجب تحريك عين الكلمة بالفتح إتباعًا لفائها " calcext:value-type="string">
            <text:p>حلقات=حلَقات###لأن الكلمة المفردة التي على وزن فَعْلَة "حَلْقة" صحيحة العين، فإنها عند جمعها جمع مؤنث سالمًا يجب تحريك عين الكلمة بالفتح إتباعًا لفائها </text:p>
          </table:table-cell>
        </table:table-row>
        <table:table-row table:style-name="ro1">
          <table:table-cell office:value-type="string" calcext:value-type="string">
            <text:p>الحلقات</text:p>
          </table:table-cell>
          <table:table-cell office:value-type="string" calcext:value-type="string">
            <text:p>الحلَقات</text:p>
          </table:table-cell>
          <table:table-cell office:value-type="string" calcext:value-type="string">
            <text:p>لأن الكلمة المفردة التي على وزن فَعْلَة "حَلْقة" صحيحة العين، فإنها عند جمعها جمع مؤنث سالمًا يجب تحريك عين الكلمة بالفتح إتباعًا لفائها </text:p>
          </table:table-cell>
          <table:table-cell table:style-name="ce4" table:formula="of:=[.A379]&amp;&quot;=&quot;&amp;[.B379]&amp;&quot;###&quot;&amp;[.C379]" office:value-type="string" office:string-value="الحلقات=الحلَقات###لأن الكلمة المفردة التي على وزن فَعْلَة &quot;حَلْقة&quot; صحيحة العين، فإنها عند جمعها جمع مؤنث سالمًا يجب تحريك عين الكلمة بالفتح إتباعًا لفائها " calcext:value-type="string">
            <text:p>الحلقات=الحلَقات###لأن الكلمة المفردة التي على وزن فَعْلَة "حَلْقة" صحيحة العين، فإنها عند جمعها جمع مؤنث سالمًا يجب تحريك عين الكلمة بالفتح إتباعًا لفائها </text:p>
          </table:table-cell>
        </table:table-row>
        <table:table-row table:style-name="ro1">
          <table:table-cell office:value-type="string" calcext:value-type="string">
            <text:p>نخالة</text:p>
          </table:table-cell>
          <table:table-cell office:value-type="string" calcext:value-type="string">
            <text:p>نُخالة</text:p>
          </table:table-cell>
          <table:table-cell office:value-type="string" calcext:value-type="string">
            <text:p>لأن النُّخالة بضم النون ما يبقى من المُنْخُل بعد النخل</text:p>
          </table:table-cell>
          <table:table-cell table:style-name="ce4" table:formula="of:=[.A380]&amp;&quot;=&quot;&amp;[.B380]&amp;&quot;###&quot;&amp;[.C380]" office:value-type="string" office:string-value="نخالة=نُخالة###لأن النُّخالة بضم النون ما يبقى من المُنْخُل بعد النخل" calcext:value-type="string">
            <text:p>نخالة=نُخالة###لأن النُّخالة بضم النون ما يبقى من المُنْخُل بعد النخل</text:p>
          </table:table-cell>
        </table:table-row>
        <table:table-row table:style-name="ro1">
          <table:table-cell office:value-type="string" calcext:value-type="string">
            <text:p>النخالة</text:p>
          </table:table-cell>
          <table:table-cell office:value-type="string" calcext:value-type="string">
            <text:p>النُّخالة</text:p>
          </table:table-cell>
          <table:table-cell office:value-type="string" calcext:value-type="string">
            <text:p>لأن النُّخالة بضم النون ما يبقى من المُنْخُل بعد النخل</text:p>
          </table:table-cell>
          <table:table-cell table:style-name="ce4" table:formula="of:=[.A381]&amp;&quot;=&quot;&amp;[.B381]&amp;&quot;###&quot;&amp;[.C381]" office:value-type="string" office:string-value="النخالة=النُّخالة###لأن النُّخالة بضم النون ما يبقى من المُنْخُل بعد النخل" calcext:value-type="string">
            <text:p>النخالة=النُّخالة###لأن النُّخالة بضم النون ما يبقى من المُنْخُل بعد النخل</text:p>
          </table:table-cell>
        </table:table-row>
        <table:table-row table:style-name="ro1">
          <table:table-cell office:value-type="string" calcext:value-type="string">
            <text:p>علمانية</text:p>
          </table:table-cell>
          <table:table-cell office:value-type="string" calcext:value-type="string">
            <text:p>عَلمانية</text:p>
          </table:table-cell>
          <table:table-cell office:value-type="string" calcext:value-type="string">
            <text:p>لأنها منسوبة إلى "العَلم" بمعنى العالم </text:p>
          </table:table-cell>
          <table:table-cell table:style-name="ce4" table:formula="of:=[.A382]&amp;&quot;=&quot;&amp;[.B382]&amp;&quot;###&quot;&amp;[.C382]" office:value-type="string" office:string-value="علمانية=عَلمانية###لأنها منسوبة إلى &quot;العَلم&quot; بمعنى العالم " calcext:value-type="string">
            <text:p>علمانية=عَلمانية###لأنها منسوبة إلى "العَلم" بمعنى العالم </text:p>
          </table:table-cell>
        </table:table-row>
        <table:table-row table:style-name="ro1">
          <table:table-cell office:value-type="string" calcext:value-type="string">
            <text:p>العلمانية</text:p>
          </table:table-cell>
          <table:table-cell office:value-type="string" calcext:value-type="string">
            <text:p>العَلمانية</text:p>
          </table:table-cell>
          <table:table-cell office:value-type="string" calcext:value-type="string">
            <text:p>لأنها منسوبة إلى "العَلم" بمعنى العالم </text:p>
          </table:table-cell>
          <table:table-cell table:style-name="ce4" table:formula="of:=[.A383]&amp;&quot;=&quot;&amp;[.B383]&amp;&quot;###&quot;&amp;[.C383]" office:value-type="string" office:string-value="العلمانية=العَلمانية###لأنها منسوبة إلى &quot;العَلم&quot; بمعنى العالم " calcext:value-type="string">
            <text:p>العلمانية=العَلمانية###لأنها منسوبة إلى "العَلم" بمعنى العالم </text:p>
          </table:table-cell>
        </table:table-row>
        <table:table-row table:style-name="ro1">
          <table:table-cell office:value-type="string" calcext:value-type="string">
            <text:p>ظفر</text:p>
          </table:table-cell>
          <table:table-cell office:value-type="string" calcext:value-type="string">
            <text:p>ظُفُر</text:p>
          </table:table-cell>
          <table:table-cell office:value-type="string" calcext:value-type="string">
            <text:p>لقوله تعالى: "حرمنا كل ذي ظفر" </text:p>
          </table:table-cell>
          <table:table-cell table:style-name="ce4" table:formula="of:=[.A384]&amp;&quot;=&quot;&amp;[.B384]&amp;&quot;###&quot;&amp;[.C384]" office:value-type="string" office:string-value="ظفر=ظُفُر###لقوله تعالى: &quot;حرمنا كل ذي ظفر&quot; " calcext:value-type="string">
            <text:p>ظفر=ظُفُر###لقوله تعالى: "حرمنا كل ذي ظفر" </text:p>
          </table:table-cell>
        </table:table-row>
        <table:table-row table:style-name="ro1">
          <table:table-cell office:value-type="string" calcext:value-type="string">
            <text:p>الظفر</text:p>
          </table:table-cell>
          <table:table-cell office:value-type="string" calcext:value-type="string">
            <text:p>الظُّفُر</text:p>
          </table:table-cell>
          <table:table-cell office:value-type="string" calcext:value-type="string">
            <text:p>لقوله تعالى: "حرمنا كل ذي ظفر" </text:p>
          </table:table-cell>
          <table:table-cell table:style-name="ce4" table:formula="of:=[.A385]&amp;&quot;=&quot;&amp;[.B385]&amp;&quot;###&quot;&amp;[.C385]" office:value-type="string" office:string-value="الظفر=الظُّفُر###لقوله تعالى: &quot;حرمنا كل ذي ظفر&quot; " calcext:value-type="string">
            <text:p>الظفر=الظُّفُر###لقوله تعالى: "حرمنا كل ذي ظفر" </text:p>
          </table:table-cell>
        </table:table-row>
        <table:table-row table:style-name="ro1">
          <table:table-cell office:value-type="string" calcext:value-type="string">
            <text:p>المسودة</text:p>
          </table:table-cell>
          <table:table-cell office:value-type="string" calcext:value-type="string">
            <text:p>مُبَيَّضَة الكتاب|المُسَوَّدَة</text:p>
          </table:table-cell>
          <table:table-cell office:value-type="string" calcext:value-type="string">
            <text:p>مُبَيَّضَة الكتاب اسم مفعول من الفعل: "بَيّض" مُسوّدة الكتاب اسم مفعول من الفعل "سَوّد"</text:p>
          </table:table-cell>
          <table:table-cell table:style-name="ce4" table:formula="of:=[.A386]&amp;&quot;=&quot;&amp;[.B386]&amp;&quot;###&quot;&amp;[.C386]" office:value-type="string" office:string-value="المسودة=مُبَيَّضَة الكتاب|المُسَوَّدَة###مُبَيَّضَة الكتاب اسم مفعول من الفعل: &quot;بَيّض&quot; مُسوّدة الكتاب اسم مفعول من الفعل &quot;سَوّد&quot;" calcext:value-type="string">
            <text:p>المسودة=مُبَيَّضَة الكتاب|المُسَوَّدَة###مُبَيَّضَة الكتاب اسم مفعول من الفعل: "بَيّض" مُسوّدة الكتاب اسم مفعول من الفعل "سَوّد"</text:p>
          </table:table-cell>
        </table:table-row>
        <table:table-row table:style-name="ro1">
          <table:table-cell office:value-type="string" calcext:value-type="string">
            <text:p>مبيضة الكتاب</text:p>
          </table:table-cell>
          <table:table-cell office:value-type="string" calcext:value-type="string">
            <text:p>مُبَيَّضَة الكتاب|المُسَوَّدَة</text:p>
          </table:table-cell>
          <table:table-cell office:value-type="string" calcext:value-type="string">
            <text:p>مُبَيَّضَة الكتاب اسم مفعول من الفعل: "بَيّض" مُسوّدة الكتاب اسم مفعول من الفعل "سَوّد"</text:p>
          </table:table-cell>
          <table:table-cell table:style-name="ce4" table:formula="of:=[.A387]&amp;&quot;=&quot;&amp;[.B387]&amp;&quot;###&quot;&amp;[.C387]" office:value-type="string" office:string-value="مبيضة الكتاب=مُبَيَّضَة الكتاب|المُسَوَّدَة###مُبَيَّضَة الكتاب اسم مفعول من الفعل: &quot;بَيّض&quot; مُسوّدة الكتاب اسم مفعول من الفعل &quot;سَوّد&quot;" calcext:value-type="string">
            <text:p>مبيضة الكتاب=مُبَيَّضَة الكتاب|المُسَوَّدَة###مُبَيَّضَة الكتاب اسم مفعول من الفعل: "بَيّض" مُسوّدة الكتاب اسم مفعول من الفعل "سَوّد"</text:p>
          </table:table-cell>
        </table:table-row>
        <table:table-row table:style-name="ro1">
          <table:table-cell office:value-type="string" calcext:value-type="string">
            <text:p>تعليم مختلط</text:p>
          </table:table-cell>
          <table:table-cell office:value-type="string" calcext:value-type="string">
            <text:p>تعليم مختلِط</text:p>
          </table:table-cell>
          <table:table-cell office:value-type="string" calcext:value-type="string">
            <text:p>مختلِط بكسر اللام ف "تعليم" هو المتلبس بالاختلاط، وليس الاختلاط واقعًا عليه</text:p>
          </table:table-cell>
          <table:table-cell table:style-name="ce4" table:formula="of:=[.A388]&amp;&quot;=&quot;&amp;[.B388]&amp;&quot;###&quot;&amp;[.C388]" office:value-type="string" office:string-value="تعليم مختلط=تعليم مختلِط###مختلِط بكسر اللام ف &quot;تعليم&quot; هو المتلبس بالاختلاط، وليس الاختلاط واقعًا عليه" calcext:value-type="string">
            <text:p>تعليم مختلط=تعليم مختلِط###مختلِط بكسر اللام ف "تعليم" هو المتلبس بالاختلاط، وليس الاختلاط واقعًا عليه</text:p>
          </table:table-cell>
        </table:table-row>
        <table:table-row table:style-name="ro1">
          <table:table-cell office:value-type="string" calcext:value-type="string">
            <text:p>مختلف البلاد</text:p>
          </table:table-cell>
          <table:table-cell office:value-type="string" calcext:value-type="string">
            <text:p>مُخْتَلِف البلاد</text:p>
          </table:table-cell>
          <table:table-cell office:value-type="string" calcext:value-type="string">
            <text:p>مُخْتَلِف البلاد لأنه اسم الفاعل من الفعل (اختلف)</text:p>
          </table:table-cell>
          <table:table-cell table:style-name="ce4" table:formula="of:=[.A389]&amp;&quot;=&quot;&amp;[.B389]&amp;&quot;###&quot;&amp;[.C389]" office:value-type="string" office:string-value="مختلف البلاد=مُخْتَلِف البلاد###مُخْتَلِف البلاد لأنه اسم الفاعل من الفعل (اختلف)" calcext:value-type="string">
            <text:p>مختلف البلاد=مُخْتَلِف البلاد###مُخْتَلِف البلاد لأنه اسم الفاعل من الفعل (اختلف)</text:p>
          </table:table-cell>
        </table:table-row>
        <table:table-row table:style-name="ro1">
          <table:table-cell office:value-type="string" calcext:value-type="string">
            <text:p>مخلب</text:p>
          </table:table-cell>
          <table:table-cell office:value-type="string" calcext:value-type="string">
            <text:p>مِخْلَب</text:p>
          </table:table-cell>
          <table:table-cell office:value-type="string" calcext:value-type="string">
            <text:p>مِخْلَب بكسر الميم</text:p>
          </table:table-cell>
          <table:table-cell table:style-name="ce4" table:formula="of:=[.A390]&amp;&quot;=&quot;&amp;[.B390]&amp;&quot;###&quot;&amp;[.C390]" office:value-type="string" office:string-value="مخلب=مِخْلَب###مِخْلَب بكسر الميم" calcext:value-type="string">
            <text:p>مخلب=مِخْلَب###مِخْلَب بكسر الميم</text:p>
          </table:table-cell>
        </table:table-row>
        <table:table-row table:style-name="ro1">
          <table:table-cell office:value-type="string" calcext:value-type="string">
            <text:p>مدينة الموصل</text:p>
          </table:table-cell>
          <table:table-cell office:value-type="string" calcext:value-type="string">
            <text:p>مدينة المَوصِل</text:p>
          </table:table-cell>
          <table:table-cell office:value-type="string" calcext:value-type="string">
            <text:p>مدينة الموصل بفتح الميم</text:p>
          </table:table-cell>
          <table:table-cell table:style-name="ce4" table:formula="of:=[.A391]&amp;&quot;=&quot;&amp;[.B391]&amp;&quot;###&quot;&amp;[.C391]" office:value-type="string" office:string-value="مدينة الموصل=مدينة المَوصِل###مدينة الموصل بفتح الميم" calcext:value-type="string">
            <text:p>مدينة الموصل=مدينة المَوصِل###مدينة الموصل بفتح الميم</text:p>
          </table:table-cell>
        </table:table-row>
        <table:table-row table:style-name="ro1">
          <table:table-cell office:value-type="string" calcext:value-type="string">
            <text:p>مشين</text:p>
          </table:table-cell>
          <table:table-cell office:value-type="string" calcext:value-type="string">
            <text:p>مَشِين</text:p>
          </table:table-cell>
          <table:table-cell office:value-type="string" calcext:value-type="string">
            <text:p>مَشِين بفتح الميم لأنه اسم مفعول من الفعل: "شان" </text:p>
          </table:table-cell>
          <table:table-cell table:style-name="ce4" table:formula="of:=[.A392]&amp;&quot;=&quot;&amp;[.B392]&amp;&quot;###&quot;&amp;[.C392]" office:value-type="string" office:string-value="مشين=مَشِين###مَشِين بفتح الميم لأنه اسم مفعول من الفعل: &quot;شان&quot; " calcext:value-type="string">
            <text:p>مشين=مَشِين###مَشِين بفتح الميم لأنه اسم مفعول من الفعل: "شان" </text:p>
          </table:table-cell>
        </table:table-row>
        <table:table-row table:style-name="ro1">
          <table:table-cell office:value-type="string" calcext:value-type="string">
            <text:p>مصرف</text:p>
          </table:table-cell>
          <table:table-cell office:value-type="string" calcext:value-type="string">
            <text:p>مَصْرِف</text:p>
          </table:table-cell>
          <table:table-cell office:value-type="string" calcext:value-type="string">
            <text:p>مَصْرِف لأن الفعل مكسور العين في المضارع "يصرِف"</text:p>
          </table:table-cell>
          <table:table-cell table:style-name="ce4" table:formula="of:=[.A393]&amp;&quot;=&quot;&amp;[.B393]&amp;&quot;###&quot;&amp;[.C393]" office:value-type="string" office:string-value="مصرف=مَصْرِف###مَصْرِف لأن الفعل مكسور العين في المضارع &quot;يصرِف&quot;" calcext:value-type="string">
            <text:p>مصرف=مَصْرِف###مَصْرِف لأن الفعل مكسور العين في المضارع "يصرِف"</text:p>
          </table:table-cell>
        </table:table-row>
        <table:table-row table:style-name="ro1">
          <table:table-cell office:value-type="string" calcext:value-type="string">
            <text:p>مصلت</text:p>
          </table:table-cell>
          <table:table-cell office:value-type="string" calcext:value-type="string">
            <text:p>مُصْلَت</text:p>
          </table:table-cell>
          <table:table-cell office:value-type="string" calcext:value-type="string">
            <text:p>مُصْلَت ومعناه مُجرّد اسم مفعول من الفعل (أصلت)</text:p>
          </table:table-cell>
          <table:table-cell table:style-name="ce4" table:formula="of:=[.A394]&amp;&quot;=&quot;&amp;[.B394]&amp;&quot;###&quot;&amp;[.C394]" office:value-type="string" office:string-value="مصلت=مُصْلَت###مُصْلَت ومعناه مُجرّد اسم مفعول من الفعل (أصلت)" calcext:value-type="string">
            <text:p>مصلت=مُصْلَت###مُصْلَت ومعناه مُجرّد اسم مفعول من الفعل (أصلت)</text:p>
          </table:table-cell>
        </table:table-row>
        <table:table-row table:style-name="ro1">
          <table:table-cell office:value-type="string" calcext:value-type="string">
            <text:p>المصلت</text:p>
          </table:table-cell>
          <table:table-cell office:value-type="string" calcext:value-type="string">
            <text:p>المُصْلَت</text:p>
          </table:table-cell>
          <table:table-cell office:value-type="string" calcext:value-type="string">
            <text:p>مُصْلَت ومعناه مُجرّد اسم مفعول من الفعل (أصلت)</text:p>
          </table:table-cell>
          <table:table-cell table:style-name="ce4" table:formula="of:=[.A395]&amp;&quot;=&quot;&amp;[.B395]&amp;&quot;###&quot;&amp;[.C395]" office:value-type="string" office:string-value="المصلت=المُصْلَت###مُصْلَت ومعناه مُجرّد اسم مفعول من الفعل (أصلت)" calcext:value-type="string">
            <text:p>المصلت=المُصْلَت###مُصْلَت ومعناه مُجرّد اسم مفعول من الفعل (أصلت)</text:p>
          </table:table-cell>
        </table:table-row>
        <table:table-row table:style-name="ro1">
          <table:table-cell office:value-type="string" calcext:value-type="string">
            <text:p>مصلى</text:p>
          </table:table-cell>
          <table:table-cell office:value-type="string" calcext:value-type="string">
            <text:p>مُصَلَّى</text:p>
          </table:table-cell>
          <table:table-cell office:value-type="string" calcext:value-type="string">
            <text:p>مُصلّى بالضم والتشديد كقوله تعالى: "واتخذوا من مقام إبراهيم مصلى"</text:p>
          </table:table-cell>
          <table:table-cell table:style-name="ce4" table:formula="of:=[.A396]&amp;&quot;=&quot;&amp;[.B396]&amp;&quot;###&quot;&amp;[.C396]" office:value-type="string" office:string-value="مصلى=مُصَلَّى###مُصلّى بالضم والتشديد كقوله تعالى: &quot;واتخذوا من مقام إبراهيم مصلى&quot;" calcext:value-type="string">
            <text:p>مصلى=مُصَلَّى###مُصلّى بالضم والتشديد كقوله تعالى: "واتخذوا من مقام إبراهيم مصلى"</text:p>
          </table:table-cell>
        </table:table-row>
        <table:table-row table:style-name="ro1">
          <table:table-cell office:value-type="string" calcext:value-type="string">
            <text:p>مطبعة</text:p>
          </table:table-cell>
          <table:table-cell office:value-type="string" calcext:value-type="string">
            <text:p>مِطْبَعَة</text:p>
          </table:table-cell>
          <table:table-cell office:value-type="string" calcext:value-type="string">
            <text:p>مِطْبَعَة" اسم آلة على وزن "مِفْعَلَة"</text:p>
          </table:table-cell>
          <table:table-cell table:style-name="ce4" table:formula="of:=[.A397]&amp;&quot;=&quot;&amp;[.B397]&amp;&quot;###&quot;&amp;[.C397]" office:value-type="string" office:string-value="مطبعة=مِطْبَعَة###مِطْبَعَة&quot; اسم آلة على وزن &quot;مِفْعَلَة&quot;" calcext:value-type="string">
            <text:p>مطبعة=مِطْبَعَة###مِطْبَعَة" اسم آلة على وزن "مِفْعَلَة"</text:p>
          </table:table-cell>
        </table:table-row>
        <table:table-row table:style-name="ro1">
          <table:table-cell office:value-type="string" calcext:value-type="string">
            <text:p>المطبعة</text:p>
          </table:table-cell>
          <table:table-cell office:value-type="string" calcext:value-type="string">
            <text:p>المِطْبَعَة</text:p>
          </table:table-cell>
          <table:table-cell office:value-type="string" calcext:value-type="string">
            <text:p>مِطْبَعَة" اسم آلة على وزن "مِفْعَلَة"</text:p>
          </table:table-cell>
          <table:table-cell table:style-name="ce4" table:formula="of:=[.A398]&amp;&quot;=&quot;&amp;[.B398]&amp;&quot;###&quot;&amp;[.C398]" office:value-type="string" office:string-value="المطبعة=المِطْبَعَة###مِطْبَعَة&quot; اسم آلة على وزن &quot;مِفْعَلَة&quot;" calcext:value-type="string">
            <text:p>المطبعة=المِطْبَعَة###مِطْبَعَة" اسم آلة على وزن "مِفْعَلَة"</text:p>
          </table:table-cell>
        </table:table-row>
        <table:table-row table:style-name="ro1">
          <table:table-cell office:value-type="string" calcext:value-type="string">
            <text:p>معرض</text:p>
          </table:table-cell>
          <table:table-cell office:value-type="string" calcext:value-type="string">
            <text:p>مَعْرِض</text:p>
          </table:table-cell>
          <table:table-cell office:value-type="string" calcext:value-type="string">
            <text:p>مَعْرِض بكسر الراء اسم المكان من "عرض، يَعْرِض" على وزن "مَفْعِل"</text:p>
          </table:table-cell>
          <table:table-cell table:style-name="ce4" table:formula="of:=[.A399]&amp;&quot;=&quot;&amp;[.B399]&amp;&quot;###&quot;&amp;[.C399]" office:value-type="string" office:string-value="معرض=مَعْرِض###مَعْرِض بكسر الراء اسم المكان من &quot;عرض، يَعْرِض&quot; على وزن &quot;مَفْعِل&quot;" calcext:value-type="string">
            <text:p>معرض=مَعْرِض###مَعْرِض بكسر الراء اسم المكان من "عرض، يَعْرِض" على وزن "مَفْعِل"</text:p>
          </table:table-cell>
        </table:table-row>
        <table:table-row table:style-name="ro1">
          <table:table-cell office:value-type="string" calcext:value-type="string">
            <text:p>المعرض</text:p>
          </table:table-cell>
          <table:table-cell office:value-type="string" calcext:value-type="string">
            <text:p>المَعْرِض</text:p>
          </table:table-cell>
          <table:table-cell office:value-type="string" calcext:value-type="string">
            <text:p>مَعْرِض بكسر الراء اسم المكان من "عرض، يَعْرِض" على وزن "مَفْعِل"</text:p>
          </table:table-cell>
          <table:table-cell table:style-name="ce4" table:formula="of:=[.A400]&amp;&quot;=&quot;&amp;[.B400]&amp;&quot;###&quot;&amp;[.C400]" office:value-type="string" office:string-value="المعرض=المَعْرِض###مَعْرِض بكسر الراء اسم المكان من &quot;عرض، يَعْرِض&quot; على وزن &quot;مَفْعِل&quot;" calcext:value-type="string">
            <text:p>المعرض=المَعْرِض###مَعْرِض بكسر الراء اسم المكان من "عرض، يَعْرِض" على وزن "مَفْعِل"</text:p>
          </table:table-cell>
        </table:table-row>
        <table:table-row table:style-name="ro1">
          <table:table-cell office:value-type="string" calcext:value-type="string">
            <text:p>معزل</text:p>
          </table:table-cell>
          <table:table-cell office:value-type="string" calcext:value-type="string">
            <text:p>معزِل</text:p>
          </table:table-cell>
          <table:table-cell office:value-type="string" calcext:value-type="string">
            <text:p>معزِل بكسر الزاي كقوله تعالى: (ونادى نوح ابنه وكان في معزل)</text:p>
          </table:table-cell>
          <table:table-cell table:style-name="ce4" table:formula="of:=[.A401]&amp;&quot;=&quot;&amp;[.B401]&amp;&quot;###&quot;&amp;[.C401]" office:value-type="string" office:string-value="معزل=معزِل###معزِل بكسر الزاي كقوله تعالى: (ونادى نوح ابنه وكان في معزل)" calcext:value-type="string">
            <text:p>معزل=معزِل###معزِل بكسر الزاي كقوله تعالى: (ونادى نوح ابنه وكان في معزل)</text:p>
          </table:table-cell>
        </table:table-row>
        <table:table-row table:style-name="ro1">
          <table:table-cell office:value-type="string" calcext:value-type="string">
            <text:p>المعزل</text:p>
          </table:table-cell>
          <table:table-cell office:value-type="string" calcext:value-type="string">
            <text:p>المعزِل</text:p>
          </table:table-cell>
          <table:table-cell office:value-type="string" calcext:value-type="string">
            <text:p>معزِل بكسر الزاي كقوله تعالى: (ونادى نوح ابنه وكان في معزل)</text:p>
          </table:table-cell>
          <table:table-cell table:style-name="ce4" table:formula="of:=[.A402]&amp;&quot;=&quot;&amp;[.B402]&amp;&quot;###&quot;&amp;[.C402]" office:value-type="string" office:string-value="المعزل=المعزِل###معزِل بكسر الزاي كقوله تعالى: (ونادى نوح ابنه وكان في معزل)" calcext:value-type="string">
            <text:p>المعزل=المعزِل###معزِل بكسر الزاي كقوله تعالى: (ونادى نوح ابنه وكان في معزل)</text:p>
          </table:table-cell>
        </table:table-row>
        <table:table-row table:style-name="ro1">
          <table:table-cell office:value-type="string" calcext:value-type="string">
            <text:p>معيب</text:p>
          </table:table-cell>
          <table:table-cell office:value-type="string" calcext:value-type="string">
            <text:p>مَعِيب</text:p>
          </table:table-cell>
          <table:table-cell office:value-type="string" calcext:value-type="string">
            <text:p>مَعِيب بفتح الميم من الفعل "عاب" وليس فيها "أعاب"</text:p>
          </table:table-cell>
          <table:table-cell table:style-name="ce4" table:formula="of:=[.A403]&amp;&quot;=&quot;&amp;[.B403]&amp;&quot;###&quot;&amp;[.C403]" office:value-type="string" office:string-value="معيب=مَعِيب###مَعِيب بفتح الميم من الفعل &quot;عاب&quot; وليس فيها &quot;أعاب&quot;" calcext:value-type="string">
            <text:p>معيب=مَعِيب###مَعِيب بفتح الميم من الفعل "عاب" وليس فيها "أعاب"</text:p>
          </table:table-cell>
        </table:table-row>
        <table:table-row table:style-name="ro1">
          <table:table-cell office:value-type="string" calcext:value-type="string">
            <text:p>مفاد</text:p>
          </table:table-cell>
          <table:table-cell office:value-type="string" calcext:value-type="string">
            <text:p>مُفَاد</text:p>
          </table:table-cell>
          <table:table-cell office:value-type="string" calcext:value-type="string">
            <text:p>مُفاد بضم الميم اسم المفعول من "أفاد".</text:p>
          </table:table-cell>
          <table:table-cell table:style-name="ce4" table:formula="of:=[.A404]&amp;&quot;=&quot;&amp;[.B404]&amp;&quot;###&quot;&amp;[.C404]" office:value-type="string" office:string-value="مفاد=مُفَاد###مُفاد بضم الميم اسم المفعول من &quot;أفاد&quot;." calcext:value-type="string">
            <text:p>مفاد=مُفَاد###مُفاد بضم الميم اسم المفعول من "أفاد".</text:p>
          </table:table-cell>
        </table:table-row>
        <table:table-row table:style-name="ro1">
          <table:table-cell office:value-type="string" calcext:value-type="string">
            <text:p>خط الرقعة</text:p>
          </table:table-cell>
          <table:table-cell office:value-type="string" calcext:value-type="string">
            <text:p>خطّ الرُّقْعَة</text:p>
          </table:table-cell>
          <table:table-cell office:value-type="string" calcext:value-type="string">
            <text:p>منسوبة إلى الرُّقْعَة -بالضم- وهي قطعة الورق أو الجلد التي كان يكتب عليها</text:p>
          </table:table-cell>
          <table:table-cell table:style-name="ce4" table:formula="of:=[.A405]&amp;&quot;=&quot;&amp;[.B405]&amp;&quot;###&quot;&amp;[.C405]" office:value-type="string" office:string-value="خط الرقعة=خطّ الرُّقْعَة###منسوبة إلى الرُّقْعَة -بالضم- وهي قطعة الورق أو الجلد التي كان يكتب عليها" calcext:value-type="string">
            <text:p>خط الرقعة=خطّ الرُّقْعَة###منسوبة إلى الرُّقْعَة -بالضم- وهي قطعة الورق أو الجلد التي كان يكتب عليها</text:p>
          </table:table-cell>
        </table:table-row>
        <table:table-row table:style-name="ro1">
          <table:table-cell office:value-type="string" calcext:value-type="string">
            <text:p>أما وقد</text:p>
          </table:table-cell>
          <table:table-cell office:value-type="string" calcext:value-type="string">
            <text:p>أمَا وقد</text:p>
          </table:table-cell>
          <table:table-cell office:value-type="string" calcext:value-type="string">
            <text:p>ميم (أمَا) لا تُشدّد؛ لأنها حرف تنبيه بتخفيف الميم المفتوحة</text:p>
          </table:table-cell>
          <table:table-cell table:style-name="ce4" table:formula="of:=[.A406]&amp;&quot;=&quot;&amp;[.B406]&amp;&quot;###&quot;&amp;[.C406]" office:value-type="string" office:string-value="أما وقد=أمَا وقد###ميم (أمَا) لا تُشدّد؛ لأنها حرف تنبيه بتخفيف الميم المفتوحة" calcext:value-type="string">
            <text:p>أما وقد=أمَا وقد###ميم (أمَا) لا تُشدّد؛ لأنها حرف تنبيه بتخفيف الميم المفتوحة</text:p>
          </table:table-cell>
        </table:table-row>
        <table:table-row table:style-name="ro1">
          <table:table-cell office:value-type="string" calcext:value-type="string">
            <text:p>نصراني</text:p>
          </table:table-cell>
          <table:table-cell office:value-type="string" calcext:value-type="string">
            <text:p>نَصْرَانِيّ</text:p>
          </table:table-cell>
          <table:table-cell office:value-type="string" calcext:value-type="string">
            <text:p>نَصْرَانِيّ بفتح النون نسبة إلى الناصرة على غير قياس</text:p>
          </table:table-cell>
          <table:table-cell table:style-name="ce4" table:formula="of:=[.A407]&amp;&quot;=&quot;&amp;[.B407]&amp;&quot;###&quot;&amp;[.C407]" office:value-type="string" office:string-value="نصراني=نَصْرَانِيّ###نَصْرَانِيّ بفتح النون نسبة إلى الناصرة على غير قياس" calcext:value-type="string">
            <text:p>نصراني=نَصْرَانِيّ###نَصْرَانِيّ بفتح النون نسبة إلى الناصرة على غير قياس</text:p>
          </table:table-cell>
        </table:table-row>
        <table:table-row table:style-name="ro1">
          <table:table-cell office:value-type="string" calcext:value-type="string">
            <text:p>نقابة</text:p>
          </table:table-cell>
          <table:table-cell office:value-type="string" calcext:value-type="string">
            <text:p>نِقابة</text:p>
          </table:table-cell>
          <table:table-cell office:value-type="string" calcext:value-type="string">
            <text:p>نِقابة بكسر النون</text:p>
          </table:table-cell>
          <table:table-cell table:style-name="ce4" table:formula="of:=[.A408]&amp;&quot;=&quot;&amp;[.B408]&amp;&quot;###&quot;&amp;[.C408]" office:value-type="string" office:string-value="نقابة=نِقابة###نِقابة بكسر النون" calcext:value-type="string">
            <text:p>نقابة=نِقابة###نِقابة بكسر النون</text:p>
          </table:table-cell>
        </table:table-row>
        <table:table-row table:style-name="ro1">
          <table:table-cell office:value-type="string" calcext:value-type="string">
            <text:p>النقابة</text:p>
          </table:table-cell>
          <table:table-cell office:value-type="string" calcext:value-type="string">
            <text:p>النِّقابة</text:p>
          </table:table-cell>
          <table:table-cell office:value-type="string" calcext:value-type="string">
            <text:p>نِقابة بكسر النون</text:p>
          </table:table-cell>
          <table:table-cell table:style-name="ce4" table:formula="of:=[.A409]&amp;&quot;=&quot;&amp;[.B409]&amp;&quot;###&quot;&amp;[.C409]" office:value-type="string" office:string-value="النقابة=النِّقابة###نِقابة بكسر النون" calcext:value-type="string">
            <text:p>النقابة=النِّقابة###نِقابة بكسر النون</text:p>
          </table:table-cell>
        </table:table-row>
        <table:table-row table:style-name="ro1">
          <table:table-cell office:value-type="string" calcext:value-type="string">
            <text:p>نقاط</text:p>
          </table:table-cell>
          <table:table-cell office:value-type="string" calcext:value-type="string">
            <text:p>نُقَط|نِقَاط</text:p>
          </table:table-cell>
          <table:table-cell office:value-type="string" calcext:value-type="string">
            <text:p>نُقَط بضم النون|نِقَاط بكسر النون</text:p>
          </table:table-cell>
          <table:table-cell table:style-name="ce4" table:formula="of:=[.A410]&amp;&quot;=&quot;&amp;[.B410]&amp;&quot;###&quot;&amp;[.C410]" office:value-type="string" office:string-value="نقاط=نُقَط|نِقَاط###نُقَط بضم النون|نِقَاط بكسر النون" calcext:value-type="string">
            <text:p>نقاط=نُقَط|نِقَاط###نُقَط بضم النون|نِقَاط بكسر النون</text:p>
          </table:table-cell>
        </table:table-row>
        <table:table-row table:style-name="ro1">
          <table:table-cell office:value-type="string" calcext:value-type="string">
            <text:p>النقاط</text:p>
          </table:table-cell>
          <table:table-cell office:value-type="string" calcext:value-type="string">
            <text:p>النُّقَط|النِّقَاط</text:p>
          </table:table-cell>
          <table:table-cell office:value-type="string" calcext:value-type="string">
            <text:p>نُقَط بضم النون|نِقَاط بكسر النون</text:p>
          </table:table-cell>
          <table:table-cell table:style-name="ce4" table:formula="of:=[.A411]&amp;&quot;=&quot;&amp;[.B411]&amp;&quot;###&quot;&amp;[.C411]" office:value-type="string" office:string-value="النقاط=النُّقَط|النِّقَاط###نُقَط بضم النون|نِقَاط بكسر النون" calcext:value-type="string">
            <text:p>النقاط=النُّقَط|النِّقَاط###نُقَط بضم النون|نِقَاط بكسر النون</text:p>
          </table:table-cell>
        </table:table-row>
        <table:table-row table:style-name="ro1">
          <table:table-cell office:value-type="string" calcext:value-type="string">
            <text:p>أردن</text:p>
          </table:table-cell>
          <table:table-cell office:value-type="string" calcext:value-type="string">
            <text:p>أرْدُنّ</text:p>
          </table:table-cell>
          <table:table-cell office:value-type="string" calcext:value-type="string">
            <text:p>نون الأردن مضعفة، وليست مخففة</text:p>
          </table:table-cell>
          <table:table-cell table:style-name="ce4" table:formula="of:=[.A412]&amp;&quot;=&quot;&amp;[.B412]&amp;&quot;###&quot;&amp;[.C412]" office:value-type="string" office:string-value="أردن=أرْدُنّ###نون الأردن مضعفة، وليست مخففة" calcext:value-type="string">
            <text:p>أردن=أرْدُنّ###نون الأردن مضعفة، وليست مخففة</text:p>
          </table:table-cell>
        </table:table-row>
        <table:table-row table:style-name="ro1">
          <table:table-cell office:value-type="string" calcext:value-type="string">
            <text:p>أردني</text:p>
          </table:table-cell>
          <table:table-cell office:value-type="string" calcext:value-type="string">
            <text:p>أُرْدُنّيّ</text:p>
          </table:table-cell>
          <table:table-cell office:value-type="string" calcext:value-type="string">
            <text:p>نون الأردن مضعفة، وليست مخففة</text:p>
          </table:table-cell>
          <table:table-cell table:style-name="ce4" table:formula="of:=[.A413]&amp;&quot;=&quot;&amp;[.B413]&amp;&quot;###&quot;&amp;[.C413]" office:value-type="string" office:string-value="أردني=أُرْدُنّيّ###نون الأردن مضعفة، وليست مخففة" calcext:value-type="string">
            <text:p>أردني=أُرْدُنّيّ###نون الأردن مضعفة، وليست مخففة</text:p>
          </table:table-cell>
        </table:table-row>
        <table:table-row table:style-name="ro1">
          <table:table-cell office:value-type="string" calcext:value-type="string">
            <text:p>الأردن</text:p>
          </table:table-cell>
          <table:table-cell office:value-type="string" calcext:value-type="string">
            <text:p>الأُرْدُنّيّ|الأرْدُنّ</text:p>
          </table:table-cell>
          <table:table-cell office:value-type="string" calcext:value-type="string">
            <text:p>نون الأردن مضعفة، وليست مخففة</text:p>
          </table:table-cell>
          <table:table-cell table:style-name="ce4" table:formula="of:=[.A414]&amp;&quot;=&quot;&amp;[.B414]&amp;&quot;###&quot;&amp;[.C414]" office:value-type="string" office:string-value="الأردن=الأُرْدُنّيّ|الأرْدُنّ###نون الأردن مضعفة، وليست مخففة" calcext:value-type="string">
            <text:p>الأردن=الأُرْدُنّيّ|الأرْدُنّ###نون الأردن مضعفة، وليست مخففة</text:p>
          </table:table-cell>
        </table:table-row>
        <table:table-row table:style-name="ro1">
          <table:table-cell office:value-type="string" calcext:value-type="string">
            <text:p>الأردني</text:p>
          </table:table-cell>
          <table:table-cell office:value-type="string" calcext:value-type="string">
            <text:p>الأُرْدُنّيّ|الأرْدُنّ</text:p>
          </table:table-cell>
          <table:table-cell office:value-type="string" calcext:value-type="string">
            <text:p>نون الأردن مضعفة، وليست مخففة</text:p>
          </table:table-cell>
          <table:table-cell table:style-name="ce4" table:formula="of:=[.A415]&amp;&quot;=&quot;&amp;[.B415]&amp;&quot;###&quot;&amp;[.C415]" office:value-type="string" office:string-value="الأردني=الأُرْدُنّيّ|الأرْدُنّ###نون الأردن مضعفة، وليست مخففة" calcext:value-type="string">
            <text:p>الأردني=الأُرْدُنّيّ|الأرْدُنّ###نون الأردن مضعفة، وليست مخففة</text:p>
          </table:table-cell>
        </table:table-row>
        <table:table-row table:style-name="ro1">
          <table:table-cell office:value-type="string" calcext:value-type="string">
            <text:p>هواية</text:p>
          </table:table-cell>
          <table:table-cell office:value-type="string" calcext:value-type="string">
            <text:p>هِواية</text:p>
          </table:table-cell>
          <table:table-cell office:value-type="string" calcext:value-type="string">
            <text:p>هِواية بكسر الهاء، فليس لكلمة "هَواية" و"هُواية" دلالة لغوية</text:p>
          </table:table-cell>
          <table:table-cell table:style-name="ce4" table:formula="of:=[.A416]&amp;&quot;=&quot;&amp;[.B416]&amp;&quot;###&quot;&amp;[.C416]" office:value-type="string" office:string-value="هواية=هِواية###هِواية بكسر الهاء، فليس لكلمة &quot;هَواية&quot; و&quot;هُواية&quot; دلالة لغوية" calcext:value-type="string">
            <text:p>هواية=هِواية###هِواية بكسر الهاء، فليس لكلمة "هَواية" و"هُواية" دلالة لغوية</text:p>
          </table:table-cell>
        </table:table-row>
        <table:table-row table:style-name="ro1">
          <table:table-cell office:value-type="string" calcext:value-type="string">
            <text:p>الهواية</text:p>
          </table:table-cell>
          <table:table-cell office:value-type="string" calcext:value-type="string">
            <text:p>الهِواية</text:p>
          </table:table-cell>
          <table:table-cell office:value-type="string" calcext:value-type="string">
            <text:p>هِواية بكسر الهاء، فليس لكلمة "هَواية" و"هُواية" دلالة لغوية</text:p>
          </table:table-cell>
          <table:table-cell table:style-name="ce4" table:formula="of:=[.A417]&amp;&quot;=&quot;&amp;[.B417]&amp;&quot;###&quot;&amp;[.C417]" office:value-type="string" office:string-value="الهواية=الهِواية###هِواية بكسر الهاء، فليس لكلمة &quot;هَواية&quot; و&quot;هُواية&quot; دلالة لغوية" calcext:value-type="string">
            <text:p>الهواية=الهِواية###هِواية بكسر الهاء، فليس لكلمة "هَواية" و"هُواية" دلالة لغوية</text:p>
          </table:table-cell>
        </table:table-row>
        <table:table-row table:style-name="ro1">
          <table:table-cell office:value-type="string" calcext:value-type="string">
            <text:p>هوية</text:p>
          </table:table-cell>
          <table:table-cell office:value-type="string" calcext:value-type="string">
            <text:p>هُوِيَّة</text:p>
          </table:table-cell>
          <table:table-cell office:value-type="string" calcext:value-type="string">
            <text:p>هُوِيّة بالضم لأن النسب إلى "هُو"</text:p>
          </table:table-cell>
          <table:table-cell table:style-name="ce4" table:formula="of:=[.A418]&amp;&quot;=&quot;&amp;[.B418]&amp;&quot;###&quot;&amp;[.C418]" office:value-type="string" office:string-value="هوية=هُوِيَّة###هُوِيّة بالضم لأن النسب إلى &quot;هُو&quot;" calcext:value-type="string">
            <text:p>هوية=هُوِيَّة###هُوِيّة بالضم لأن النسب إلى "هُو"</text:p>
          </table:table-cell>
        </table:table-row>
        <table:table-row table:style-name="ro1">
          <table:table-cell office:value-type="string" calcext:value-type="string">
            <text:p>الهوية</text:p>
          </table:table-cell>
          <table:table-cell office:value-type="string" calcext:value-type="string">
            <text:p>الهُوِيَّة</text:p>
          </table:table-cell>
          <table:table-cell office:value-type="string" calcext:value-type="string">
            <text:p>هُوِيّة بالضم لأن النسب إلى "هُو"</text:p>
          </table:table-cell>
          <table:table-cell table:style-name="ce4" table:formula="of:=[.A419]&amp;&quot;=&quot;&amp;[.B419]&amp;&quot;###&quot;&amp;[.C419]" office:value-type="string" office:string-value="الهوية=الهُوِيَّة###هُوِيّة بالضم لأن النسب إلى &quot;هُو&quot;" calcext:value-type="string">
            <text:p>الهوية=الهُوِيَّة###هُوِيّة بالضم لأن النسب إلى "هُو"</text:p>
          </table:table-cell>
        </table:table-row>
        <table:table-row table:style-name="ro1">
          <table:table-cell office:value-type="string" calcext:value-type="string">
            <text:p>ورق البردي</text:p>
          </table:table-cell>
          <table:table-cell office:value-type="string" calcext:value-type="string">
            <text:p>ورق البَرْدِيّ</text:p>
          </table:table-cell>
          <table:table-cell office:value-type="string" calcext:value-type="string">
            <text:p>ورق البَرْدي بفتح الباء</text:p>
          </table:table-cell>
          <table:table-cell table:style-name="ce4" table:formula="of:=[.A420]&amp;&quot;=&quot;&amp;[.B420]&amp;&quot;###&quot;&amp;[.C420]" office:value-type="string" office:string-value="ورق البردي=ورق البَرْدِيّ###ورق البَرْدي بفتح الباء" calcext:value-type="string">
            <text:p>ورق البردي=ورق البَرْدِيّ###ورق البَرْدي بفتح الباء</text:p>
          </table:table-cell>
        </table:table-row>
        <table:table-row table:style-name="ro1">
          <table:table-cell office:value-type="string" calcext:value-type="string">
            <text:p>وفقا للتعليمات</text:p>
          </table:table-cell>
          <table:table-cell office:value-type="string" calcext:value-type="string">
            <text:p>وَفْقًا للتعليمات</text:p>
          </table:table-cell>
          <table:table-cell office:value-type="string" calcext:value-type="string">
            <text:p>وَفْقًا للتعليمات بفتح الواو</text:p>
          </table:table-cell>
          <table:table-cell table:style-name="ce4" table:formula="of:=[.A421]&amp;&quot;=&quot;&amp;[.B421]&amp;&quot;###&quot;&amp;[.C421]" office:value-type="string" office:string-value="وفقا للتعليمات=وَفْقًا للتعليمات###وَفْقًا للتعليمات بفتح الواو" calcext:value-type="string">
            <text:p>وفقا للتعليمات=وَفْقًا للتعليمات###وَفْقًا للتعليمات بفتح الواو</text:p>
          </table:table-cell>
        </table:table-row>
        <table:table-row table:style-name="ro1">
          <table:table-cell office:value-type="string" calcext:value-type="string">
            <text:p>يوسف</text:p>
          </table:table-cell>
          <table:table-cell office:value-type="string" calcext:value-type="string">
            <text:p>يُوسُف</text:p>
          </table:table-cell>
          <table:table-cell office:value-type="string" calcext:value-type="string">
            <text:p>يُوسُف ورد في القرآن الكريم سبعًا وعشرين مرة بضم السين</text:p>
          </table:table-cell>
          <table:table-cell table:style-name="ce4" table:formula="of:=[.A422]&amp;&quot;=&quot;&amp;[.B422]&amp;&quot;###&quot;&amp;[.C422]" office:value-type="string" office:string-value="يوسف=يُوسُف###يُوسُف ورد في القرآن الكريم سبعًا وعشرين مرة بضم السين" calcext:value-type="string">
            <text:p>يوسف=يُوسُف###يُوسُف ورد في القرآن الكريم سبعًا وعشرين مرة بضم السين</text:p>
          </table:table-cell>
        </table:table-row>
        <table:table-row table:style-name="ro1" table:number-rows-repeated="10481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raditional Arabic" svg:font-family="'Traditional Arabic'" style:font-family-generic="roman"/>
    <style:font-face style:name="Amiri Typewriter" svg:font-family="'Amiri Typewriter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ar" number:country="DZ">
      <number:text>د.ج. </number:text>
      <number:number number:decimal-places="0" loext:min-decimal-places="0" number:min-integer-digits="1" number:grouping="true"/>
      <number:text> </number:text>
    </number:number-style>
    <number:number-style style:name="N10111" number:language="ar" number:country="DZ">
      <number:text>د.ج. </number:text>
      <number:number number:decimal-places="0" loext:min-decimal-places="0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ar" number:country="DZ">
      <number:text>د.ج. </number:text>
      <number:number number:decimal-places="0" loext:min-decimal-places="0" number:min-integer-digits="1" number:grouping="true"/>
      <number:text> </number:text>
    </number:number-style>
    <number:number-style style:name="N10112" number:language="ar" number:country="DZ">
      <style:text-properties fo:color="#ff0000"/>
      <number:text>د.ج. </number:text>
      <number:number number:decimal-places="0" loext:min-decimal-places="0" number:min-integer-digits="1" number:grouping="true"/>
      <number:text>-</number:text>
      <style:map style:condition="value()&gt;=0" style:apply-style-name="N10112P0"/>
    </number:number-style>
    <number:number-style style:name="N10113P0" style:volatile="true" number:language="ar" number:country="DZ">
      <number:text>د.ج. </number:text>
      <number:number number:decimal-places="2" loext:min-decimal-places="2" number:min-integer-digits="1" number:grouping="true"/>
      <number:text> </number:text>
    </number:number-style>
    <number:number-style style:name="N10113" number:language="ar" number:country="DZ">
      <number:text>د.ج. </number:text>
      <number:number number:decimal-places="2" loext:min-decimal-places="2" number:min-integer-digits="1" number:grouping="true"/>
      <number:text>-</number:text>
      <style:map style:condition="value()&gt;=0" style:apply-style-name="N10113P0"/>
    </number:number-style>
    <number:number-style style:name="N10114P0" style:volatile="true" number:language="ar" number:country="DZ">
      <number:text>د.ج. </number:text>
      <number:number number:decimal-places="2" loext:min-decimal-places="2" number:min-integer-digits="1" number:grouping="true"/>
      <number:text> </number:text>
    </number:number-style>
    <number:number-style style:name="N10114" number:language="ar" number:country="DZ">
      <style:text-properties fo:color="#ff0000"/>
      <number:text>د.ج. </number:text>
      <number:number number:decimal-places="2" loext:min-decimal-places="2" number:min-integer-digits="1" number:grouping="true"/>
      <number:text>-</number:text>
      <style:map style:condition="value()&gt;=0" style:apply-style-name="N10114P0"/>
    </number:number-style>
    <number:date-style style:name="N10115" number:language="ar" number:country="DZ">
      <number:day number:style="long"/>
      <number:text>-</number:text>
      <number:month number:style="long"/>
      <number:text>-</number:text>
      <number:year number:style="long"/>
    </number:date-style>
    <number:date-style style:name="N10116" number:language="ar" number:country="DZ">
      <number:day number:style="long"/>
      <number:text>-</number:text>
      <number:month number:textual="true"/>
      <number:text>-</number:text>
      <number:year/>
    </number:date-style>
    <number:date-style style:name="N10117" number:language="ar" number:country="DZ">
      <number:day number:style="long"/>
      <number:text>-</number:text>
      <number:month number:textual="true"/>
    </number:date-style>
    <number:date-style style:name="N10118" number:language="ar" number:country="DZ">
      <number:month number:textual="true"/>
      <number:text>-</number:text>
      <number:year/>
    </number:date-style>
    <number:time-style style:name="N10119" number:language="ar" number:country="DZ">
      <number:hours/>
      <number:text>:</number:text>
      <number:minutes number:style="long"/>
      <number:text> </number:text>
      <number:am-pm/>
    </number:time-style>
    <number:time-style style:name="N10120" number:language="ar" number:country="D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ar" number:country="DZ">
      <number:hours/>
      <number:text>:</number:text>
      <number:minutes number:style="long"/>
    </number:time-style>
    <number:time-style style:name="N10122" number:language="ar" number:country="DZ">
      <number:hours/>
      <number:text>:</number:text>
      <number:minutes number:style="long"/>
      <number:text>:</number:text>
      <number:seconds number:style="long"/>
    </number:time-style>
    <number:date-style style:name="N10123" number:language="ar" number:country="DZ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ar" number:country="DZ">
      <number:number number:decimal-places="0" loext:min-decimal-places="0" number:min-integer-digits="1" number:grouping="true"/>
      <number:text> </number:text>
    </number:number-style>
    <number:number-style style:name="N10124" number:language="ar" number:country="DZ"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5P0" style:volatile="true" number:language="ar" number:country="DZ">
      <number:number number:decimal-places="0" loext:min-decimal-places="0" number:min-integer-digits="1" number:grouping="true"/>
      <number:text> </number:text>
    </number:number-style>
    <number:number-style style:name="N10125" number:language="ar" number:country="DZ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5P0"/>
    </number:number-style>
    <number:number-style style:name="N10126P0" style:volatile="true" number:language="ar" number:country="DZ">
      <number:number number:decimal-places="2" loext:min-decimal-places="2" number:min-integer-digits="1" number:grouping="true"/>
      <number:text> </number:text>
    </number:number-style>
    <number:number-style style:name="N10126" number:language="ar" number:country="DZ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ar" number:country="DZ">
      <number:number number:decimal-places="2" loext:min-decimal-places="2" number:min-integer-digits="1" number:grouping="true"/>
      <number:text> </number:text>
    </number:number-style>
    <number:number-style style:name="N10127" number:language="ar" number:country="DZ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28P0" style:volatile="true" number:language="ar" number:country="D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ar" number:country="DZ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8P2" style:volatile="true" number:language="ar" number:country="DZ">
      <loext:text> </loext:text>
      <loext:fill-character> </loext:fill-character>
      <number:text>- </number:text>
    </number:number-style>
    <number:text-style style:name="N10128" number:language="ar" number:country="DZ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ar" number:country="DZ">
      <loext:text> د.ج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ar" number:country="DZ">
      <loext:text> د.ج.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9P2" style:volatile="true" number:language="ar" number:country="DZ">
      <loext:text> د.ج. </loext:text>
      <loext:fill-character> </loext:fill-character>
      <number:text>- </number:text>
    </number:number-style>
    <number:text-style style:name="N10129" number:language="ar" number:country="D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ar" number:country="D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0P1" style:volatile="true" number:language="ar" number:country="DZ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0P2" style:volatile="true" number:language="ar" number:country="D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0" number:language="ar" number:country="DZ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ar" number:country="DZ">
      <loext:text> د.ج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ar" number:country="DZ">
      <loext:text> د.ج.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1P2" style:volatile="true" number:language="ar" number:country="DZ">
      <loext:text> د.ج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1" number:language="ar" number:country="D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zerrouki</meta:initial-creator>
    <meta:creation-date>2020-06-10T00:40:40.565216254</meta:creation-date>
    <dc:date>2020-06-10T01:19:37.843632924</dc:date>
    <dc:creator>zerrouki</dc:creator>
    <meta:editing-duration>PT28M44S</meta:editing-duration>
    <meta:editing-cycles>4</meta:editing-cycles>
    <meta:generator>LibreOffice/6.3.6.2$Linux_X86_64 LibreOffice_project/2196df99b074d8a661f4036fca8fa0cbfa33a497</meta:generator>
    <meta:document-statistic meta:table-count="1" meta:cell-count="1686" meta:object-count="0"/>
  </office:meta>
</office:document-meta>
</file>